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lav kl3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elav BG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l3 inap mean</text:p>
          </table:table-cell>
          <table:table-cell office:value-type="float" office:value="1143.56745533333" calcext:value-type="float">
            <text:p>1143.56745533333</text:p>
          </table:table-cell>
          <table:table-cell office:value-type="float" office:value="1379.468806" calcext:value-type="float">
            <text:p>1379.468806</text:p>
          </table:table-cell>
          <table:table-cell office:value-type="float" office:value="2070.46324133333" calcext:value-type="float">
            <text:p>2070.46324133333</text:p>
          </table:table-cell>
          <table:table-cell office:value-type="float" office:value="2056.55176733333" calcext:value-type="float">
            <text:p>2056.55176733333</text:p>
          </table:table-cell>
          <table:table-cell office:value-type="float" office:value="1963.32076066667" calcext:value-type="float">
            <text:p>1963.32076066667</text:p>
          </table:table-cell>
          <table:table-cell office:value-type="float" office:value="1388.60688333333" calcext:value-type="float">
            <text:p>1388.60688333333</text:p>
          </table:table-cell>
          <table:table-cell office:value-type="float" office:value="2046.22808466667" calcext:value-type="float">
            <text:p>2046.22808466667</text:p>
          </table:table-cell>
          <table:table-cell office:value-type="float" office:value="1900.47085" calcext:value-type="float">
            <text:p>1900.47085</text:p>
          </table:table-cell>
          <table:table-cell office:value-type="float" office:value="1751.712696" calcext:value-type="float">
            <text:p>1751.712696</text:p>
          </table:table-cell>
          <table:table-cell office:value-type="float" office:value="1559.62056333333" calcext:value-type="float">
            <text:p>1559.62056333333</text:p>
          </table:table-cell>
          <table:table-cell office:value-type="float" office:value="1681.524928" calcext:value-type="float">
            <text:p>1681.524928</text:p>
          </table:table-cell>
          <table:table-cell office:value-type="float" office:value="1514.64489" calcext:value-type="float">
            <text:p>1514.64489</text:p>
          </table:table-cell>
          <table:table-cell office:value-type="float" office:value="1694.36332266667" calcext:value-type="float">
            <text:p>1694.36332266667</text:p>
          </table:table-cell>
          <table:table-cell office:value-type="float" office:value="1196.82811666667" calcext:value-type="float">
            <text:p>1196.82811666667</text:p>
          </table:table-cell>
          <table:table-cell office:value-type="float" office:value="664.415052" calcext:value-type="float">
            <text:p>664.415052</text:p>
          </table:table-cell>
          <table:table-cell office:value-type="float" office:value="949.723587333333" calcext:value-type="float">
            <text:p>949.723587333333</text:p>
          </table:table-cell>
          <table:table-cell office:value-type="float" office:value="1894.644848" calcext:value-type="float">
            <text:p>1894.644848</text:p>
          </table:table-cell>
          <table:table-cell office:value-type="float" office:value="1493.40837266667" calcext:value-type="float">
            <text:p>1493.40837266667</text:p>
          </table:table-cell>
          <table:table-cell office:value-type="float" office:value="3041.36928733333" calcext:value-type="float">
            <text:p>3041.36928733333</text:p>
          </table:table-cell>
          <table:table-cell office:value-type="float" office:value="2508.19362" calcext:value-type="float">
            <text:p>2508.19362</text:p>
          </table:table-cell>
          <table:table-cell office:value-type="float" office:value="1198.05168333333" calcext:value-type="float">
            <text:p>1198.05168333333</text:p>
          </table:table-cell>
          <table:table-cell office:value-type="float" office:value="1711.42749933333" calcext:value-type="float">
            <text:p>1711.42749933333</text:p>
          </table:table-cell>
          <table:table-cell office:value-type="float" office:value="2279.40065933333" calcext:value-type="float">
            <text:p>2279.40065933333</text:p>
          </table:table-cell>
          <table:table-cell office:value-type="float" office:value="2009.23431866667" calcext:value-type="float">
            <text:p>2009.23431866667</text:p>
          </table:table-cell>
          <table:table-cell office:value-type="float" office:value="2037.00670666667" calcext:value-type="float">
            <text:p>2037.00670666667</text:p>
          </table:table-cell>
          <table:table-cell office:value-type="float" office:value="2090.42341266667" calcext:value-type="float">
            <text:p>2090.42341266667</text:p>
          </table:table-cell>
          <table:table-cell office:value-type="float" office:value="1950.88413866667" calcext:value-type="float">
            <text:p>1950.88413866667</text:p>
          </table:table-cell>
          <table:table-cell office:value-type="float" office:value="2474.52353533333" calcext:value-type="float">
            <text:p>2474.52353533333</text:p>
          </table:table-cell>
        </table:table-row>
        <table:table-row table:style-name="ro1">
          <table:table-cell office:value-type="string" calcext:value-type="string">
            <text:p>kl3 hyper mean</text:p>
          </table:table-cell>
          <table:table-cell office:value-type="float" office:value="464.78768" calcext:value-type="float">
            <text:p>464.78768</text:p>
          </table:table-cell>
          <table:table-cell office:value-type="float" office:value="902.601038" calcext:value-type="float">
            <text:p>902.601038</text:p>
          </table:table-cell>
          <table:table-cell office:value-type="float" office:value="796.120157333333" calcext:value-type="float">
            <text:p>796.120157333333</text:p>
          </table:table-cell>
          <table:table-cell office:value-type="float" office:value="1278.07595666667" calcext:value-type="float">
            <text:p>1278.07595666667</text:p>
          </table:table-cell>
          <table:table-cell office:value-type="float" office:value="1077.22959066667" calcext:value-type="float">
            <text:p>1077.22959066667</text:p>
          </table:table-cell>
          <table:table-cell office:value-type="float" office:value="729.00628" calcext:value-type="float">
            <text:p>729.00628</text:p>
          </table:table-cell>
          <table:table-cell office:value-type="float" office:value="189.659280666667" calcext:value-type="float">
            <text:p>189.659280666667</text:p>
          </table:table-cell>
          <table:table-cell office:value-type="float" office:value="211.231466" calcext:value-type="float">
            <text:p>211.231466</text:p>
          </table:table-cell>
          <table:table-cell office:value-type="float" office:value="1217.14952866667" calcext:value-type="float">
            <text:p>1217.14952866667</text:p>
          </table:table-cell>
          <table:table-cell office:value-type="float" office:value="1336.06523533333" calcext:value-type="float">
            <text:p>1336.06523533333</text:p>
          </table:table-cell>
          <table:table-cell office:value-type="float" office:value="815.842374666667" calcext:value-type="float">
            <text:p>815.842374666667</text:p>
          </table:table-cell>
          <table:table-cell office:value-type="float" office:value="615.502935333333" calcext:value-type="float">
            <text:p>615.502935333333</text:p>
          </table:table-cell>
          <table:table-cell office:value-type="float" office:value="1392.860514" calcext:value-type="float">
            <text:p>1392.860514</text:p>
          </table:table-cell>
          <table:table-cell office:value-type="float" office:value="497.294067333333" calcext:value-type="float">
            <text:p>497.294067333333</text:p>
          </table:table-cell>
          <table:table-cell office:value-type="float" office:value="325.763884666667" calcext:value-type="float">
            <text:p>325.763884666667</text:p>
          </table:table-cell>
          <table:table-cell office:value-type="float" office:value="1013.41986" calcext:value-type="float">
            <text:p>1013.41986</text:p>
          </table:table-cell>
          <table:table-cell office:value-type="float" office:value="1839.67481266667" calcext:value-type="float">
            <text:p>1839.67481266667</text:p>
          </table:table-cell>
          <table:table-cell office:value-type="float" office:value="1392.56441266667" calcext:value-type="float">
            <text:p>1392.56441266667</text:p>
          </table:table-cell>
          <table:table-cell office:value-type="float" office:value="1381.835084" calcext:value-type="float">
            <text:p>1381.835084</text:p>
          </table:table-cell>
          <table:table-cell office:value-type="float" office:value="1019.54134866667" calcext:value-type="float">
            <text:p>1019.54134866667</text:p>
          </table:table-cell>
          <table:table-cell office:value-type="float" office:value="417.05014" calcext:value-type="float">
            <text:p>417.05014</text:p>
          </table:table-cell>
          <table:table-cell office:value-type="float" office:value="910.536491333333" calcext:value-type="float">
            <text:p>910.536491333333</text:p>
          </table:table-cell>
          <table:table-cell office:value-type="float" office:value="873.323632" calcext:value-type="float">
            <text:p>873.323632</text:p>
          </table:table-cell>
          <table:table-cell office:value-type="float" office:value="1202.76879933333" calcext:value-type="float">
            <text:p>1202.76879933333</text:p>
          </table:table-cell>
          <table:table-cell office:value-type="float" office:value="1314.20267" calcext:value-type="float">
            <text:p>1314.20267</text:p>
          </table:table-cell>
          <table:table-cell office:value-type="float" office:value="1249.19805533333" calcext:value-type="float">
            <text:p>1249.19805533333</text:p>
          </table:table-cell>
          <table:table-cell office:value-type="float" office:value="1068.425854" calcext:value-type="float">
            <text:p>1068.425854</text:p>
          </table:table-cell>
          <table:table-cell office:value-type="float" office:value="1148.82038" calcext:value-type="float">
            <text:p>1148.82038</text:p>
          </table:table-cell>
        </table:table-row>
        <table:table-row table:style-name="ro1">
          <table:table-cell office:value-type="string" calcext:value-type="string">
            <text:p>kl3 inap median</text:p>
          </table:table-cell>
          <table:table-cell office:value-type="float" office:value="1105.69189" calcext:value-type="float">
            <text:p>1105.69189</text:p>
          </table:table-cell>
          <table:table-cell office:value-type="float" office:value="1374.7627" calcext:value-type="float">
            <text:p>1374.7627</text:p>
          </table:table-cell>
          <table:table-cell office:value-type="float" office:value="2054.33276" calcext:value-type="float">
            <text:p>2054.33276</text:p>
          </table:table-cell>
          <table:table-cell office:value-type="float" office:value="2060.78516" calcext:value-type="float">
            <text:p>2060.78516</text:p>
          </table:table-cell>
          <table:table-cell office:value-type="float" office:value="1978.16602" calcext:value-type="float">
            <text:p>1978.16602</text:p>
          </table:table-cell>
          <table:table-cell office:value-type="float" office:value="1394.03699" calcext:value-type="float">
            <text:p>1394.03699</text:p>
          </table:table-cell>
          <table:table-cell office:value-type="float" office:value="2060.57373" calcext:value-type="float">
            <text:p>2060.57373</text:p>
          </table:table-cell>
          <table:table-cell office:value-type="float" office:value="1911.81372" calcext:value-type="float">
            <text:p>1911.81372</text:p>
          </table:table-cell>
          <table:table-cell office:value-type="float" office:value="1733.42432" calcext:value-type="float">
            <text:p>1733.42432</text:p>
          </table:table-cell>
          <table:table-cell office:value-type="float" office:value="1541.79895" calcext:value-type="float">
            <text:p>1541.79895</text:p>
          </table:table-cell>
          <table:table-cell office:value-type="float" office:value="1674.95947" calcext:value-type="float">
            <text:p>1674.95947</text:p>
          </table:table-cell>
          <table:table-cell office:value-type="float" office:value="1512.39319" calcext:value-type="float">
            <text:p>1512.39319</text:p>
          </table:table-cell>
          <table:table-cell office:value-type="float" office:value="1684.88574" calcext:value-type="float">
            <text:p>1684.88574</text:p>
          </table:table-cell>
          <table:table-cell office:value-type="float" office:value="1190.67407" calcext:value-type="float">
            <text:p>1190.67407</text:p>
          </table:table-cell>
          <table:table-cell office:value-type="float" office:value="690.59003" calcext:value-type="float">
            <text:p>690.59003</text:p>
          </table:table-cell>
          <table:table-cell office:value-type="float" office:value="952.25079" calcext:value-type="float">
            <text:p>952.25079</text:p>
          </table:table-cell>
          <table:table-cell office:value-type="float" office:value="1884.60522" calcext:value-type="float">
            <text:p>1884.60522</text:p>
          </table:table-cell>
          <table:table-cell office:value-type="float" office:value="1481.46777" calcext:value-type="float">
            <text:p>1481.46777</text:p>
          </table:table-cell>
          <table:table-cell office:value-type="float" office:value="2958.03711" calcext:value-type="float">
            <text:p>2958.03711</text:p>
          </table:table-cell>
          <table:table-cell office:value-type="float" office:value="2466.67456" calcext:value-type="float">
            <text:p>2466.67456</text:p>
          </table:table-cell>
          <table:table-cell office:value-type="float" office:value="1194.63403" calcext:value-type="float">
            <text:p>1194.63403</text:p>
          </table:table-cell>
          <table:table-cell office:value-type="float" office:value="1711.67615" calcext:value-type="float">
            <text:p>1711.67615</text:p>
          </table:table-cell>
          <table:table-cell office:value-type="float" office:value="2221.3606" calcext:value-type="float">
            <text:p>2221.3606</text:p>
          </table:table-cell>
          <table:table-cell office:value-type="float" office:value="2008.92847" calcext:value-type="float">
            <text:p>2008.92847</text:p>
          </table:table-cell>
          <table:table-cell office:value-type="float" office:value="2043.17175" calcext:value-type="float">
            <text:p>2043.17175</text:p>
          </table:table-cell>
          <table:table-cell office:value-type="float" office:value="2078.76782" calcext:value-type="float">
            <text:p>2078.76782</text:p>
          </table:table-cell>
          <table:table-cell office:value-type="float" office:value="1869.54431" calcext:value-type="float">
            <text:p>1869.54431</text:p>
          </table:table-cell>
          <table:table-cell office:value-type="float" office:value="2498.72266" calcext:value-type="float">
            <text:p>2498.72266</text:p>
          </table:table-cell>
        </table:table-row>
        <table:table-row table:style-name="ro1">
          <table:table-cell office:value-type="string" calcext:value-type="string">
            <text:p>kl3 hyper median</text:p>
          </table:table-cell>
          <table:table-cell office:value-type="float" office:value="469.58917" calcext:value-type="float">
            <text:p>469.58917</text:p>
          </table:table-cell>
          <table:table-cell office:value-type="float" office:value="902.91797" calcext:value-type="float">
            <text:p>902.91797</text:p>
          </table:table-cell>
          <table:table-cell office:value-type="float" office:value="797.37164" calcext:value-type="float">
            <text:p>797.37164</text:p>
          </table:table-cell>
          <table:table-cell office:value-type="float" office:value="1253.98682" calcext:value-type="float">
            <text:p>1253.98682</text:p>
          </table:table-cell>
          <table:table-cell office:value-type="float" office:value="1077.84802" calcext:value-type="float">
            <text:p>1077.84802</text:p>
          </table:table-cell>
          <table:table-cell office:value-type="float" office:value="710.98615" calcext:value-type="float">
            <text:p>710.98615</text:p>
          </table:table-cell>
          <table:table-cell office:value-type="float" office:value="184.44046" calcext:value-type="float">
            <text:p>184.44046</text:p>
          </table:table-cell>
          <table:table-cell office:value-type="float" office:value="194.60217" calcext:value-type="float">
            <text:p>194.60217</text:p>
          </table:table-cell>
          <table:table-cell office:value-type="float" office:value="1210.64819" calcext:value-type="float">
            <text:p>1210.64819</text:p>
          </table:table-cell>
          <table:table-cell office:value-type="float" office:value="1300.31958" calcext:value-type="float">
            <text:p>1300.31958</text:p>
          </table:table-cell>
          <table:table-cell office:value-type="float" office:value="807.25641" calcext:value-type="float">
            <text:p>807.25641</text:p>
          </table:table-cell>
          <table:table-cell office:value-type="float" office:value="590.8114" calcext:value-type="float">
            <text:p>590.8114</text:p>
          </table:table-cell>
          <table:table-cell office:value-type="float" office:value="1393.08203" calcext:value-type="float">
            <text:p>1393.08203</text:p>
          </table:table-cell>
          <table:table-cell office:value-type="float" office:value="503.53751" calcext:value-type="float">
            <text:p>503.53751</text:p>
          </table:table-cell>
          <table:table-cell office:value-type="float" office:value="305.8273" calcext:value-type="float">
            <text:p>305.8273</text:p>
          </table:table-cell>
          <table:table-cell office:value-type="float" office:value="1024.54028" calcext:value-type="float">
            <text:p>1024.54028</text:p>
          </table:table-cell>
          <table:table-cell office:value-type="float" office:value="1839.06763" calcext:value-type="float">
            <text:p>1839.06763</text:p>
          </table:table-cell>
          <table:table-cell office:value-type="float" office:value="1388.6134" calcext:value-type="float">
            <text:p>1388.6134</text:p>
          </table:table-cell>
          <table:table-cell office:value-type="float" office:value="1385.65527" calcext:value-type="float">
            <text:p>1385.65527</text:p>
          </table:table-cell>
          <table:table-cell office:value-type="float" office:value="1013.92328" calcext:value-type="float">
            <text:p>1013.92328</text:p>
          </table:table-cell>
          <table:table-cell office:value-type="float" office:value="427.78467" calcext:value-type="float">
            <text:p>427.78467</text:p>
          </table:table-cell>
          <table:table-cell office:value-type="float" office:value="922.94147" calcext:value-type="float">
            <text:p>922.94147</text:p>
          </table:table-cell>
          <table:table-cell office:value-type="float" office:value="876.57397" calcext:value-type="float">
            <text:p>876.57397</text:p>
          </table:table-cell>
          <table:table-cell office:value-type="float" office:value="1212.26331" calcext:value-type="float">
            <text:p>1212.26331</text:p>
          </table:table-cell>
          <table:table-cell office:value-type="float" office:value="1329.09558" calcext:value-type="float">
            <text:p>1329.09558</text:p>
          </table:table-cell>
          <table:table-cell office:value-type="float" office:value="1289.19971" calcext:value-type="float">
            <text:p>1289.19971</text:p>
          </table:table-cell>
          <table:table-cell office:value-type="float" office:value="1077.55066" calcext:value-type="float">
            <text:p>1077.55066</text:p>
          </table:table-cell>
          <table:table-cell office:value-type="float" office:value="1165.57983" calcext:value-type="float">
            <text:p>1165.57983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mean kl3 inap</text:p>
          </table:table-cell>
          <table:table-cell table:formula="of:=AVERAGE([.B2:.AD2])" office:value-type="float" office:value="1773.2171102381" calcext:value-type="float">
            <text:p>1773.2171102381</text:p>
          </table:table-cell>
          <table:table-cell table:formula="of:=STDEV([.B2:.AC2])" office:value-type="float" office:value="507.130640074664" calcext:value-type="float">
            <text:p>507.1306400746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 kl3 hyper</text:p>
          </table:table-cell>
          <table:table-cell table:formula="of:=AVERAGE([.B3:.AD3])" office:value-type="float" office:value="952.876840333334" calcext:value-type="float">
            <text:p>952.876840333334</text:p>
          </table:table-cell>
          <table:table-cell table:formula="of:=STDEV([.B3:.AC3])" office:value-type="float" office:value="408.816159763843" calcext:value-type="float">
            <text:p>408.8161597638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 kl3 inap</text:p>
          </table:table-cell>
          <table:table-cell table:formula="of:=MEDIAN([.B4:.AD4])" office:value-type="float" office:value="1801.484315" calcext:value-type="float">
            <text:p>1801.4843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dian kl3 hyper</text:p>
          </table:table-cell>
          <table:table-cell table:formula="of:=MEDIAN([.B5:.AD5])" office:value-type="float" office:value="1019.23178" calcext:value-type="float">
            <text:p>1019.23178</text:p>
          </table:table-cell>
          <table:table-cell table:number-columns-repeated="27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2]/[.B3]" office:value-type="float" office:value="2.46040827789009" calcext:value-type="float">
            <text:p>2.46040827789009</text:p>
          </table:table-cell>
          <table:table-cell table:formula="of:=[.C2]/[.C3]" office:value-type="float" office:value="1.52832619055774" calcext:value-type="float">
            <text:p>1.52832619055774</text:p>
          </table:table-cell>
          <table:table-cell table:formula="of:=[.D2]/[.D3]" office:value-type="float" office:value="2.60069189589234" calcext:value-type="float">
            <text:p>2.60069189589234</text:p>
          </table:table-cell>
          <table:table-cell table:formula="of:=[.E2]/[.E3]" office:value-type="float" office:value="1.60909980084203" calcext:value-type="float">
            <text:p>1.60909980084203</text:p>
          </table:table-cell>
          <table:table-cell table:formula="of:=[.F2]/[.F3]" office:value-type="float" office:value="1.8225648252492" calcext:value-type="float">
            <text:p>1.8225648252492</text:p>
          </table:table-cell>
          <table:table-cell table:formula="of:=[.G2]/[.G3]" office:value-type="float" office:value="1.90479413062577" calcext:value-type="float">
            <text:p>1.90479413062577</text:p>
          </table:table-cell>
          <table:table-cell table:formula="of:=[.H2]/[.H3]" office:value-type="float" office:value="10.788968920867" calcext:value-type="float">
            <text:p>10.788968920867</text:p>
          </table:table-cell>
          <table:table-cell table:formula="of:=[.I2]/[.I3]" office:value-type="float" office:value="8.99710107584066" calcext:value-type="float">
            <text:p>8.99710107584066</text:p>
          </table:table-cell>
          <table:table-cell table:formula="of:=[.J2]/[.J3]" office:value-type="float" office:value="1.4391926831857" calcext:value-type="float">
            <text:p>1.4391926831857</text:p>
          </table:table-cell>
          <table:table-cell table:formula="of:=[.K2]/[.K3]" office:value-type="float" office:value="1.16732366211462" calcext:value-type="float">
            <text:p>1.16732366211462</text:p>
          </table:table-cell>
          <table:table-cell table:formula="of:=[.L2]/[.L3]" office:value-type="float" office:value="2.06109045106542" calcext:value-type="float">
            <text:p>2.06109045106542</text:p>
          </table:table-cell>
          <table:table-cell table:formula="of:=[.M2]/[.M3]" office:value-type="float" office:value="2.46082480367007" calcext:value-type="float">
            <text:p>2.46082480367007</text:p>
          </table:table-cell>
          <table:table-cell table:formula="of:=[.N2]/[.N3]" office:value-type="float" office:value="1.21646303103303" calcext:value-type="float">
            <text:p>1.21646303103303</text:p>
          </table:table-cell>
          <table:table-cell table:formula="of:=[.O2]/[.O3]" office:value-type="float" office:value="2.40668086608088" calcext:value-type="float">
            <text:p>2.40668086608088</text:p>
          </table:table-cell>
          <table:table-cell table:formula="of:=[.P2]/[.P3]" office:value-type="float" office:value="2.0395601945865" calcext:value-type="float">
            <text:p>2.0395601945865</text:p>
          </table:table-cell>
          <table:table-cell table:formula="of:=[.Q2]/[.Q3]" office:value-type="float" office:value="0.937147203068759" calcext:value-type="float">
            <text:p>0.937147203068759</text:p>
          </table:table-cell>
          <table:table-cell table:formula="of:=[.R2]/[.R3]" office:value-type="float" office:value="1.02988030001544" calcext:value-type="float">
            <text:p>1.02988030001544</text:p>
          </table:table-cell>
          <table:table-cell table:formula="of:=[.S2]/[.S3]" office:value-type="float" office:value="1.07241601112504" calcext:value-type="float">
            <text:p>1.07241601112504</text:p>
          </table:table-cell>
          <table:table-cell table:formula="of:=[.T2]/[.T3]" office:value-type="float" office:value="2.20096400977856" calcext:value-type="float">
            <text:p>2.20096400977856</text:p>
          </table:table-cell>
          <table:table-cell table:formula="of:=[.U2]/[.U3]" office:value-type="float" office:value="2.46011956580295" calcext:value-type="float">
            <text:p>2.46011956580295</text:p>
          </table:table-cell>
          <table:table-cell table:formula="of:=[.V2]/[.V3]" office:value-type="float" office:value="2.87268020898717" calcext:value-type="float">
            <text:p>2.87268020898717</text:p>
          </table:table-cell>
          <table:table-cell table:formula="of:=[.W2]/[.W3]" office:value-type="float" office:value="1.87958145074144" calcext:value-type="float">
            <text:p>1.87958145074144</text:p>
          </table:table-cell>
          <table:table-cell table:formula="of:=[.X2]/[.X3]" office:value-type="float" office:value="2.61002974820831" calcext:value-type="float">
            <text:p>2.61002974820831</text:p>
          </table:table-cell>
          <table:table-cell table:formula="of:=[.Y2]/[.Y3]" office:value-type="float" office:value="1.67050751547625" calcext:value-type="float">
            <text:p>1.67050751547625</text:p>
          </table:table-cell>
          <table:table-cell table:formula="of:=[.Z2]/[.Z3]" office:value-type="float" office:value="1.54999434498689" calcext:value-type="float">
            <text:p>1.54999434498689</text:p>
          </table:table-cell>
          <table:table-cell table:formula="of:=[.AA2]/[.AA3]" office:value-type="float" office:value="1.6734123173998" calcext:value-type="float">
            <text:p>1.6734123173998</text:p>
          </table:table-cell>
          <table:table-cell table:formula="of:=[.AB2]/[.AB3]" office:value-type="float" office:value="1.8259424660709" calcext:value-type="float">
            <text:p>1.8259424660709</text:p>
          </table:table-cell>
          <table:table-cell table:formula="of:=[.AC2]/[.AC3]" office:value-type="float" office:value="2.15396904373626" calcext:value-type="float">
            <text:p>2.15396904373626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4]/[.B5]" office:value-type="float" office:value="2.35459410190401" calcext:value-type="float">
            <text:p>2.35459410190401</text:p>
          </table:table-cell>
          <table:table-cell table:formula="of:=[.C4]/[.C5]" office:value-type="float" office:value="1.52257762684688" calcext:value-type="float">
            <text:p>1.52257762684688</text:p>
          </table:table-cell>
          <table:table-cell table:formula="of:=[.D4]/[.D5]" office:value-type="float" office:value="2.57638051937739" calcext:value-type="float">
            <text:p>2.57638051937739</text:p>
          </table:table-cell>
          <table:table-cell table:formula="of:=[.E4]/[.E5]" office:value-type="float" office:value="1.6433866186887" calcext:value-type="float">
            <text:p>1.6433866186887</text:p>
          </table:table-cell>
          <table:table-cell table:formula="of:=[.F4]/[.F5]" office:value-type="float" office:value="1.83529215927863" calcext:value-type="float">
            <text:p>1.83529215927863</text:p>
          </table:table-cell>
          <table:table-cell table:formula="of:=[.G4]/[.G5]" office:value-type="float" office:value="1.96070906585171" calcext:value-type="float">
            <text:p>1.96070906585171</text:p>
          </table:table-cell>
          <table:table-cell table:formula="of:=[.H4]/[.H5]" office:value-type="float" office:value="11.1720266258282" calcext:value-type="float">
            <text:p>11.1720266258282</text:p>
          </table:table-cell>
          <table:table-cell table:formula="of:=[.I4]/[.I5]" office:value-type="float" office:value="9.82421583479773" calcext:value-type="float">
            <text:p>9.82421583479773</text:p>
          </table:table-cell>
          <table:table-cell table:formula="of:=[.J4]/[.J5]" office:value-type="float" office:value="1.43181506759614" calcext:value-type="float">
            <text:p>1.43181506759614</text:p>
          </table:table-cell>
          <table:table-cell table:formula="of:=[.K4]/[.K5]" office:value-type="float" office:value="1.18570770886954" calcext:value-type="float">
            <text:p>1.18570770886954</text:p>
          </table:table-cell>
          <table:table-cell table:formula="of:=[.L4]/[.L5]" office:value-type="float" office:value="2.0748791205015" calcext:value-type="float">
            <text:p>2.0748791205015</text:p>
          </table:table-cell>
          <table:table-cell table:formula="of:=[.M4]/[.M5]" office:value-type="float" office:value="2.55985783280417" calcext:value-type="float">
            <text:p>2.55985783280417</text:p>
          </table:table-cell>
          <table:table-cell table:formula="of:=[.N4]/[.N5]" office:value-type="float" office:value="1.20946627959877" calcext:value-type="float">
            <text:p>1.20946627959877</text:p>
          </table:table-cell>
          <table:table-cell table:formula="of:=[.O4]/[.O5]" office:value-type="float" office:value="2.36461841740449" calcext:value-type="float">
            <text:p>2.36461841740449</text:p>
          </table:table-cell>
          <table:table-cell table:formula="of:=[.P4]/[.P5]" office:value-type="float" office:value="2.25810459040118" calcext:value-type="float">
            <text:p>2.25810459040118</text:p>
          </table:table-cell>
          <table:table-cell table:formula="of:=[.Q4]/[.Q5]" office:value-type="float" office:value="0.929442022523507" calcext:value-type="float">
            <text:p>0.929442022523507</text:p>
          </table:table-cell>
          <table:table-cell table:formula="of:=[.R4]/[.R5]" office:value-type="float" office:value="1.02476123730153" calcext:value-type="float">
            <text:p>1.02476123730153</text:p>
          </table:table-cell>
          <table:table-cell table:formula="of:=[.S4]/[.S5]" office:value-type="float" office:value="1.06686840988284" calcext:value-type="float">
            <text:p>1.06686840988284</text:p>
          </table:table-cell>
          <table:table-cell table:formula="of:=[.T4]/[.T5]" office:value-type="float" office:value="2.13475687210427" calcext:value-type="float">
            <text:p>2.13475687210427</text:p>
          </table:table-cell>
          <table:table-cell table:formula="of:=[.U4]/[.U5]" office:value-type="float" office:value="2.43280197689119" calcext:value-type="float">
            <text:p>2.43280197689119</text:p>
          </table:table-cell>
          <table:table-cell table:formula="of:=[.V4]/[.V5]" office:value-type="float" office:value="2.79260598562356" calcext:value-type="float">
            <text:p>2.79260598562356</text:p>
          </table:table-cell>
          <table:table-cell table:formula="of:=[.W4]/[.W5]" office:value-type="float" office:value="1.85458797295131" calcext:value-type="float">
            <text:p>1.85458797295131</text:p>
          </table:table-cell>
          <table:table-cell table:formula="of:=[.X4]/[.X5]" office:value-type="float" office:value="2.5341393607661" calcext:value-type="float">
            <text:p>2.5341393607661</text:p>
          </table:table-cell>
          <table:table-cell table:formula="of:=[.Y4]/[.Y5]" office:value-type="float" office:value="1.65717171626682" calcext:value-type="float">
            <text:p>1.65717171626682</text:p>
          </table:table-cell>
          <table:table-cell table:formula="of:=[.Z4]/[.Z5]" office:value-type="float" office:value="1.53726472403136" calcext:value-type="float">
            <text:p>1.53726472403136</text:p>
          </table:table-cell>
          <table:table-cell table:formula="of:=[.AA4]/[.AA5]" office:value-type="float" office:value="1.61244825287775" calcext:value-type="float">
            <text:p>1.61244825287775</text:p>
          </table:table-cell>
          <table:table-cell table:formula="of:=[.AB4]/[.AB5]" office:value-type="float" office:value="1.73499435284091" calcext:value-type="float">
            <text:p>1.73499435284091</text:p>
          </table:table-cell>
          <table:table-cell table:formula="of:=[.AC4]/[.AC5]" office:value-type="float" office:value="2.14375935108623" calcext:value-type="float">
            <text:p>2.14375935108623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mean kl3</text:p>
          </table:table-cell>
          <table:table-cell table:formula="of:=AVERAGE([.B14:.AC14])" office:value-type="float" office:value="2.44427624981782" calcext:value-type="float">
            <text:p>2.4442762498178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dian kl3</text:p>
          </table:table-cell>
          <table:table-cell table:formula="of:=MEDIAN([.B15:.AC15])" office:value-type="float" office:value="1.90764851940151" calcext:value-type="float">
            <text:p>1.90764851940151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elav no BG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l3 inap mean</text:p>
          </table:table-cell>
          <table:table-cell office:value-type="float" office:value="2025.21684333333" calcext:value-type="float">
            <text:p>2025.21684333333</text:p>
          </table:table-cell>
          <table:table-cell office:value-type="float" office:value="2371.92134266667" calcext:value-type="float">
            <text:p>2371.92134266667</text:p>
          </table:table-cell>
          <table:table-cell office:value-type="float" office:value="4599.93268533333" calcext:value-type="float">
            <text:p>4599.93268533333</text:p>
          </table:table-cell>
          <table:table-cell office:value-type="float" office:value="4081.20923333333" calcext:value-type="float">
            <text:p>4081.20923333333</text:p>
          </table:table-cell>
          <table:table-cell office:value-type="float" office:value="3834.11834933333" calcext:value-type="float">
            <text:p>3834.11834933333</text:p>
          </table:table-cell>
          <table:table-cell office:value-type="float" office:value="2838.216994" calcext:value-type="float">
            <text:p>2838.216994</text:p>
          </table:table-cell>
          <table:table-cell office:value-type="float" office:value="5421.05727533333" calcext:value-type="float">
            <text:p>5421.05727533333</text:p>
          </table:table-cell>
          <table:table-cell office:value-type="float" office:value="4295.88061266667" calcext:value-type="float">
            <text:p>4295.88061266667</text:p>
          </table:table-cell>
          <table:table-cell office:value-type="float" office:value="3608.887624" calcext:value-type="float">
            <text:p>3608.887624</text:p>
          </table:table-cell>
          <table:table-cell office:value-type="float" office:value="3055.17076266667" calcext:value-type="float">
            <text:p>3055.17076266667</text:p>
          </table:table-cell>
          <table:table-cell office:value-type="float" office:value="2599.86184333333" calcext:value-type="float">
            <text:p>2599.86184333333</text:p>
          </table:table-cell>
          <table:table-cell office:value-type="float" office:value="2825.110948" calcext:value-type="float">
            <text:p>2825.110948</text:p>
          </table:table-cell>
          <table:table-cell office:value-type="float" office:value="3924.71980666667" calcext:value-type="float">
            <text:p>3924.71980666667</text:p>
          </table:table-cell>
          <table:table-cell office:value-type="float" office:value="3316.17069" calcext:value-type="float">
            <text:p>3316.17069</text:p>
          </table:table-cell>
          <table:table-cell office:value-type="float" office:value="1766.35646333333" calcext:value-type="float">
            <text:p>1766.35646333333</text:p>
          </table:table-cell>
          <table:table-cell office:value-type="float" office:value="2944.948714" calcext:value-type="float">
            <text:p>2944.948714</text:p>
          </table:table-cell>
          <table:table-cell office:value-type="float" office:value="4116.827302" calcext:value-type="float">
            <text:p>4116.827302</text:p>
          </table:table-cell>
          <table:table-cell office:value-type="float" office:value="3300.280172" calcext:value-type="float">
            <text:p>3300.280172</text:p>
          </table:table-cell>
          <table:table-cell office:value-type="float" office:value="6313.52093066667" calcext:value-type="float">
            <text:p>6313.52093066667</text:p>
          </table:table-cell>
          <table:table-cell office:value-type="float" office:value="5482.806966" calcext:value-type="float">
            <text:p>5482.806966</text:p>
          </table:table-cell>
          <table:table-cell table:style-name="ce1" office:value-type="float" office:value="2799.285116" calcext:value-type="float">
            <text:p>2799.285116</text:p>
          </table:table-cell>
          <table:table-cell table:style-name="ce1" office:value-type="float" office:value="3401.73320466667" calcext:value-type="float">
            <text:p>3401.73320466667</text:p>
          </table:table-cell>
          <table:table-cell office:value-type="float" office:value="6154.840874" calcext:value-type="float">
            <text:p>6154.840874</text:p>
          </table:table-cell>
          <table:table-cell office:value-type="float" office:value="4023.639442" calcext:value-type="float">
            <text:p>4023.639442</text:p>
          </table:table-cell>
          <table:table-cell office:value-type="float" office:value="4387.49061666667" calcext:value-type="float">
            <text:p>4387.49061666667</text:p>
          </table:table-cell>
          <table:table-cell office:value-type="float" office:value="5322.07039066667" calcext:value-type="float">
            <text:p>5322.07039066667</text:p>
          </table:table-cell>
          <table:table-cell office:value-type="float" office:value="5406.925488" calcext:value-type="float">
            <text:p>5406.925488</text:p>
          </table:table-cell>
          <table:table-cell office:value-type="float" office:value="4302.96380266667" calcext:value-type="float">
            <text:p>4302.96380266667</text:p>
          </table:table-cell>
        </table:table-row>
        <table:table-row table:style-name="ro1">
          <table:table-cell office:value-type="string" calcext:value-type="string">
            <text:p>kl3 hyper mean</text:p>
          </table:table-cell>
          <table:table-cell office:value-type="float" office:value="1091.60723466667" calcext:value-type="float">
            <text:p>1091.60723466667</text:p>
          </table:table-cell>
          <table:table-cell office:value-type="float" office:value="1936.10455266667" calcext:value-type="float">
            <text:p>1936.10455266667</text:p>
          </table:table-cell>
          <table:table-cell office:value-type="float" office:value="2081.38261733333" calcext:value-type="float">
            <text:p>2081.38261733333</text:p>
          </table:table-cell>
          <table:table-cell office:value-type="float" office:value="2789.60602333333" calcext:value-type="float">
            <text:p>2789.60602333333</text:p>
          </table:table-cell>
          <table:table-cell office:value-type="float" office:value="1992.69791466667" calcext:value-type="float">
            <text:p>1992.69791466667</text:p>
          </table:table-cell>
          <table:table-cell office:value-type="float" office:value="1674.57817666667" calcext:value-type="float">
            <text:p>1674.57817666667</text:p>
          </table:table-cell>
          <table:table-cell office:value-type="float" office:value="1558.11586" calcext:value-type="float">
            <text:p>1558.11586</text:p>
          </table:table-cell>
          <table:table-cell office:value-type="float" office:value="1468.14843133333" calcext:value-type="float">
            <text:p>1468.14843133333</text:p>
          </table:table-cell>
          <table:table-cell office:value-type="float" office:value="2745.55707933333" calcext:value-type="float">
            <text:p>2745.55707933333</text:p>
          </table:table-cell>
          <table:table-cell office:value-type="float" office:value="2801.4662" calcext:value-type="float">
            <text:p>2801.4662</text:p>
          </table:table-cell>
          <table:table-cell office:value-type="float" office:value="1710.57091466667" calcext:value-type="float">
            <text:p>1710.57091466667</text:p>
          </table:table-cell>
          <table:table-cell office:value-type="float" office:value="1645.99019466667" calcext:value-type="float">
            <text:p>1645.99019466667</text:p>
          </table:table-cell>
          <table:table-cell office:value-type="float" office:value="3297.84587266667" calcext:value-type="float">
            <text:p>3297.84587266667</text:p>
          </table:table-cell>
          <table:table-cell office:value-type="float" office:value="2496.45222266667" calcext:value-type="float">
            <text:p>2496.45222266667</text:p>
          </table:table-cell>
          <table:table-cell office:value-type="float" office:value="1577.585764" calcext:value-type="float">
            <text:p>1577.585764</text:p>
          </table:table-cell>
          <table:table-cell office:value-type="float" office:value="3034.97685" calcext:value-type="float">
            <text:p>3034.97685</text:p>
          </table:table-cell>
          <table:table-cell office:value-type="float" office:value="3502.58806333333" calcext:value-type="float">
            <text:p>3502.58806333333</text:p>
          </table:table-cell>
          <table:table-cell office:value-type="float" office:value="2992.59549133333" calcext:value-type="float">
            <text:p>2992.59549133333</text:p>
          </table:table-cell>
          <table:table-cell office:value-type="float" office:value="3252.33409933333" calcext:value-type="float">
            <text:p>3252.33409933333</text:p>
          </table:table-cell>
          <table:table-cell office:value-type="float" office:value="3047.35227933333" calcext:value-type="float">
            <text:p>3047.35227933333</text:p>
          </table:table-cell>
          <table:table-cell table:style-name="ce1" office:value-type="float" office:value="1763.05180666667" calcext:value-type="float">
            <text:p>1763.05180666667</text:p>
          </table:table-cell>
          <table:table-cell table:style-name="ce1" office:value-type="float" office:value="2488.24889266667" calcext:value-type="float">
            <text:p>2488.24889266667</text:p>
          </table:table-cell>
          <table:table-cell office:value-type="float" office:value="2819.65142066667" calcext:value-type="float">
            <text:p>2819.65142066667</text:p>
          </table:table-cell>
          <table:table-cell office:value-type="float" office:value="2391.77040133333" calcext:value-type="float">
            <text:p>2391.77040133333</text:p>
          </table:table-cell>
          <table:table-cell office:value-type="float" office:value="2561.04505133333" calcext:value-type="float">
            <text:p>2561.04505133333</text:p>
          </table:table-cell>
          <table:table-cell office:value-type="float" office:value="3583.67531133333" calcext:value-type="float">
            <text:p>3583.67531133333</text:p>
          </table:table-cell>
          <table:table-cell office:value-type="float" office:value="3322.231788" calcext:value-type="float">
            <text:p>3322.231788</text:p>
          </table:table-cell>
          <table:table-cell office:value-type="float" office:value="2260.99247" calcext:value-type="float">
            <text:p>2260.99247</text:p>
          </table:table-cell>
        </table:table-row>
        <table:table-row table:style-name="ro1">
          <table:table-cell office:value-type="string" calcext:value-type="string">
            <text:p>kl3 inap median</text:p>
          </table:table-cell>
          <table:table-cell office:value-type="float" office:value="2000.91699" calcext:value-type="float">
            <text:p>2000.91699</text:p>
          </table:table-cell>
          <table:table-cell office:value-type="float" office:value="2389.15088" calcext:value-type="float">
            <text:p>2389.15088</text:p>
          </table:table-cell>
          <table:table-cell office:value-type="float" office:value="4611.71289" calcext:value-type="float">
            <text:p>4611.71289</text:p>
          </table:table-cell>
          <table:table-cell office:value-type="float" office:value="4088.34692" calcext:value-type="float">
            <text:p>4088.34692</text:p>
          </table:table-cell>
          <table:table-cell office:value-type="float" office:value="3867.14575" calcext:value-type="float">
            <text:p>3867.14575</text:p>
          </table:table-cell>
          <table:table-cell office:value-type="float" office:value="2831.66406" calcext:value-type="float">
            <text:p>2831.66406</text:p>
          </table:table-cell>
          <table:table-cell office:value-type="float" office:value="5431.22924" calcext:value-type="float">
            <text:p>5431.22924</text:p>
          </table:table-cell>
          <table:table-cell office:value-type="float" office:value="4288.23556" calcext:value-type="float">
            <text:p>4288.23556</text:p>
          </table:table-cell>
          <table:table-cell office:value-type="float" office:value="3603.39771" calcext:value-type="float">
            <text:p>3603.39771</text:p>
          </table:table-cell>
          <table:table-cell office:value-type="float" office:value="3017.18213" calcext:value-type="float">
            <text:p>3017.18213</text:p>
          </table:table-cell>
          <table:table-cell office:value-type="float" office:value="2594.14062" calcext:value-type="float">
            <text:p>2594.14062</text:p>
          </table:table-cell>
          <table:table-cell office:value-type="float" office:value="2794.85657" calcext:value-type="float">
            <text:p>2794.85657</text:p>
          </table:table-cell>
          <table:table-cell office:value-type="float" office:value="3911.9104" calcext:value-type="float">
            <text:p>3911.9104</text:p>
          </table:table-cell>
          <table:table-cell office:value-type="float" office:value="3312.01733" calcext:value-type="float">
            <text:p>3312.01733</text:p>
          </table:table-cell>
          <table:table-cell office:value-type="float" office:value="1802.76123" calcext:value-type="float">
            <text:p>1802.76123</text:p>
          </table:table-cell>
          <table:table-cell office:value-type="float" office:value="2956.47192" calcext:value-type="float">
            <text:p>2956.47192</text:p>
          </table:table-cell>
          <table:table-cell office:value-type="float" office:value="4103.10107" calcext:value-type="float">
            <text:p>4103.10107</text:p>
          </table:table-cell>
          <table:table-cell office:value-type="float" office:value="3290.61182" calcext:value-type="float">
            <text:p>3290.61182</text:p>
          </table:table-cell>
          <table:table-cell office:value-type="float" office:value="6244.48389" calcext:value-type="float">
            <text:p>6244.48389</text:p>
          </table:table-cell>
          <table:table-cell office:value-type="float" office:value="5447.8999" calcext:value-type="float">
            <text:p>5447.8999</text:p>
          </table:table-cell>
          <table:table-cell table:style-name="ce1" office:value-type="float" office:value="2798.96631" calcext:value-type="float">
            <text:p>2798.96631</text:p>
          </table:table-cell>
          <table:table-cell table:style-name="ce1" office:value-type="float" office:value="3397.84814" calcext:value-type="float">
            <text:p>3397.84814</text:p>
          </table:table-cell>
          <table:table-cell office:value-type="float" office:value="6105.08545" calcext:value-type="float">
            <text:p>6105.08545</text:p>
          </table:table-cell>
          <table:table-cell office:value-type="float" office:value="3980.94971" calcext:value-type="float">
            <text:p>3980.94971</text:p>
          </table:table-cell>
          <table:table-cell office:value-type="float" office:value="4397.2876" calcext:value-type="float">
            <text:p>4397.2876</text:p>
          </table:table-cell>
          <table:table-cell office:value-type="float" office:value="5226.04736" calcext:value-type="float">
            <text:p>5226.04736</text:p>
          </table:table-cell>
          <table:table-cell office:value-type="float" office:value="5280.98926" calcext:value-type="float">
            <text:p>5280.98926</text:p>
          </table:table-cell>
          <table:table-cell office:value-type="float" office:value="4257.74316" calcext:value-type="float">
            <text:p>4257.74316</text:p>
          </table:table-cell>
        </table:table-row>
        <table:table-row table:style-name="ro1">
          <table:table-cell office:value-type="string" calcext:value-type="string">
            <text:p>kl3 hyper median</text:p>
          </table:table-cell>
          <table:table-cell office:value-type="float" office:value="1098.04639" calcext:value-type="float">
            <text:p>1098.04639</text:p>
          </table:table-cell>
          <table:table-cell office:value-type="float" office:value="1941.49194" calcext:value-type="float">
            <text:p>1941.49194</text:p>
          </table:table-cell>
          <table:table-cell office:value-type="float" office:value="2082.55103" calcext:value-type="float">
            <text:p>2082.55103</text:p>
          </table:table-cell>
          <table:table-cell office:value-type="float" office:value="2764.91479" calcext:value-type="float">
            <text:p>2764.91479</text:p>
          </table:table-cell>
          <table:table-cell office:value-type="float" office:value="1993.57593" calcext:value-type="float">
            <text:p>1993.57593</text:p>
          </table:table-cell>
          <table:table-cell office:value-type="float" office:value="1652.52502" calcext:value-type="float">
            <text:p>1652.52502</text:p>
          </table:table-cell>
          <table:table-cell office:value-type="float" office:value="1535.15479" calcext:value-type="float">
            <text:p>1535.15479</text:p>
          </table:table-cell>
          <table:table-cell office:value-type="float" office:value="1431.92004" calcext:value-type="float">
            <text:p>1431.92004</text:p>
          </table:table-cell>
          <table:table-cell office:value-type="float" office:value="2740.18701" calcext:value-type="float">
            <text:p>2740.18701</text:p>
          </table:table-cell>
          <table:table-cell office:value-type="float" office:value="2758.66016" calcext:value-type="float">
            <text:p>2758.66016</text:p>
          </table:table-cell>
          <table:table-cell office:value-type="float" office:value="1696.271" calcext:value-type="float">
            <text:p>1696.271</text:p>
          </table:table-cell>
          <table:table-cell office:value-type="float" office:value="1615.48474" calcext:value-type="float">
            <text:p>1615.48474</text:p>
          </table:table-cell>
          <table:table-cell office:value-type="float" office:value="3304.42505" calcext:value-type="float">
            <text:p>3304.42505</text:p>
          </table:table-cell>
          <table:table-cell office:value-type="float" office:value="2485.3623" calcext:value-type="float">
            <text:p>2485.3623</text:p>
          </table:table-cell>
          <table:table-cell office:value-type="float" office:value="1548.91089" calcext:value-type="float">
            <text:p>1548.91089</text:p>
          </table:table-cell>
          <table:table-cell office:value-type="float" office:value="3045.70337" calcext:value-type="float">
            <text:p>3045.70337</text:p>
          </table:table-cell>
          <table:table-cell office:value-type="float" office:value="3502.93555" calcext:value-type="float">
            <text:p>3502.93555</text:p>
          </table:table-cell>
          <table:table-cell office:value-type="float" office:value="2992.27881" calcext:value-type="float">
            <text:p>2992.27881</text:p>
          </table:table-cell>
          <table:table-cell office:value-type="float" office:value="3212.31982" calcext:value-type="float">
            <text:p>3212.31982</text:p>
          </table:table-cell>
          <table:table-cell office:value-type="float" office:value="3036.67065" calcext:value-type="float">
            <text:p>3036.67065</text:p>
          </table:table-cell>
          <table:table-cell table:style-name="ce1" office:value-type="float" office:value="1771.9292" calcext:value-type="float">
            <text:p>1771.9292</text:p>
          </table:table-cell>
          <table:table-cell table:style-name="ce1" office:value-type="float" office:value="2514.7207" calcext:value-type="float">
            <text:p>2514.7207</text:p>
          </table:table-cell>
          <table:table-cell office:value-type="float" office:value="2832.91895" calcext:value-type="float">
            <text:p>2832.91895</text:p>
          </table:table-cell>
          <table:table-cell office:value-type="float" office:value="2415.34448" calcext:value-type="float">
            <text:p>2415.34448</text:p>
          </table:table-cell>
          <table:table-cell office:value-type="float" office:value="2579.15723" calcext:value-type="float">
            <text:p>2579.15723</text:p>
          </table:table-cell>
          <table:table-cell office:value-type="float" office:value="3605.33545" calcext:value-type="float">
            <text:p>3605.33545</text:p>
          </table:table-cell>
          <table:table-cell office:value-type="float" office:value="3357.25" calcext:value-type="float">
            <text:p>3357.25</text:p>
          </table:table-cell>
          <table:table-cell office:value-type="float" office:value="2237.36255" calcext:value-type="float">
            <text:p>2237.36255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mean kl3 inap</text:p>
          </table:table-cell>
          <table:table-cell table:formula="of:=AVERAGE([.B21:.AD21])" office:value-type="float" office:value="3875.7558747619" calcext:value-type="float">
            <text:p>3875.75587476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an kl3 hyper</text:p>
          </table:table-cell>
          <table:table-cell table:formula="of:=AVERAGE([.B22:.AD22])" office:value-type="float" office:value="2424.57939228571" calcext:value-type="float">
            <text:p>2424.579392285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dian kl3 inap</text:p>
          </table:table-cell>
          <table:table-cell table:formula="of:=MEDIAN([.B23:.AD23])" office:value-type="float" office:value="3889.528075" calcext:value-type="float">
            <text:p>3889.5280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dian kl3 hyper</text:p>
          </table:table-cell>
          <table:table-cell table:formula="of:=MEDIAN([.B24:.AD24])" office:value-type="float" office:value="2500.0415" calcext:value-type="float">
            <text:p>2500.0415</text:p>
          </table:table-cell>
          <table:table-cell table:number-columns-repeated="27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21]/[.B22]" office:value-type="float" office:value="1.85526147044248" calcext:value-type="float">
            <text:p>1.85526147044248</text:p>
          </table:table-cell>
          <table:table-cell table:formula="of:=[.C21]/[.C22]" office:value-type="float" office:value="1.22509982190772" calcext:value-type="float">
            <text:p>1.22509982190772</text:p>
          </table:table-cell>
          <table:table-cell table:formula="of:=[.D21]/[.D22]" office:value-type="float" office:value="2.21003704317795" calcext:value-type="float">
            <text:p>2.21003704317795</text:p>
          </table:table-cell>
          <table:table-cell table:formula="of:=[.E21]/[.E22]" office:value-type="float" office:value="1.46300559978597" calcext:value-type="float">
            <text:p>1.46300559978597</text:p>
          </table:table-cell>
          <table:table-cell table:formula="of:=[.F21]/[.F22]" office:value-type="float" office:value="1.92408408776535" calcext:value-type="float">
            <text:p>1.92408408776535</text:p>
          </table:table-cell>
          <table:table-cell table:formula="of:=[.G21]/[.G22]" office:value-type="float" office:value="1.6948847378685" calcext:value-type="float">
            <text:p>1.6948847378685</text:p>
          </table:table-cell>
          <table:table-cell table:formula="of:=[.H21]/[.H22]" office:value-type="float" office:value="3.4792388772253" calcext:value-type="float">
            <text:p>3.4792388772253</text:p>
          </table:table-cell>
          <table:table-cell table:formula="of:=[.I21]/[.I22]" office:value-type="float" office:value="2.9260533342431" calcext:value-type="float">
            <text:p>2.9260533342431</text:p>
          </table:table-cell>
          <table:table-cell table:formula="of:=[.J21]/[.J22]" office:value-type="float" office:value="1.31444640184873" calcext:value-type="float">
            <text:p>1.31444640184873</text:p>
          </table:table-cell>
          <table:table-cell table:formula="of:=[.K21]/[.K22]" office:value-type="float" office:value="1.09056135057659" calcext:value-type="float">
            <text:p>1.09056135057659</text:p>
          </table:table-cell>
          <table:table-cell table:formula="of:=[.L21]/[.L22]" office:value-type="float" office:value="1.51987960337789" calcext:value-type="float">
            <text:p>1.51987960337789</text:p>
          </table:table-cell>
          <table:table-cell table:formula="of:=[.M21]/[.M22]" office:value-type="float" office:value="1.71635952459128" calcext:value-type="float">
            <text:p>1.71635952459128</text:p>
          </table:table-cell>
          <table:table-cell table:formula="of:=[.N21]/[.N22]" office:value-type="float" office:value="1.19008587975432" calcext:value-type="float">
            <text:p>1.19008587975432</text:p>
          </table:table-cell>
          <table:table-cell table:formula="of:=[.O21]/[.O22]" office:value-type="float" office:value="1.32835335677192" calcext:value-type="float">
            <text:p>1.32835335677192</text:p>
          </table:table-cell>
          <table:table-cell table:formula="of:=[.P21]/[.P22]" office:value-type="float" office:value="1.11965796322521" calcext:value-type="float">
            <text:p>1.11965796322521</text:p>
          </table:table-cell>
          <table:table-cell table:formula="of:=[.Q21]/[.Q22]" office:value-type="float" office:value="0.970336466981618" calcext:value-type="float">
            <text:p>0.970336466981618</text:p>
          </table:table-cell>
          <table:table-cell table:formula="of:=[.R21]/[.R22]" office:value-type="float" office:value="1.17536725060443" calcext:value-type="float">
            <text:p>1.17536725060443</text:p>
          </table:table-cell>
          <table:table-cell table:formula="of:=[.S21]/[.S22]" office:value-type="float" office:value="1.1028153258794" calcext:value-type="float">
            <text:p>1.1028153258794</text:p>
          </table:table-cell>
          <table:table-cell table:formula="of:=[.T21]/[.T22]" office:value-type="float" office:value="1.94122766537449" calcext:value-type="float">
            <text:p>1.94122766537449</text:p>
          </table:table-cell>
          <table:table-cell table:formula="of:=[.U21]/[.U22]" office:value-type="float" office:value="1.79920352601947" calcext:value-type="float">
            <text:p>1.79920352601947</text:p>
          </table:table-cell>
          <table:table-cell table:formula="of:=[.V21]/[.V22]" office:value-type="float" office:value="1.58774977877281" calcext:value-type="float">
            <text:p>1.58774977877281</text:p>
          </table:table-cell>
          <table:table-cell table:formula="of:=[.W21]/[.W22]" office:value-type="float" office:value="1.36711934834663" calcext:value-type="float">
            <text:p>1.36711934834663</text:p>
          </table:table-cell>
          <table:table-cell table:formula="of:=[.X21]/[.X22]" office:value-type="float" office:value="2.18283750568883" calcext:value-type="float">
            <text:p>2.18283750568883</text:p>
          </table:table-cell>
          <table:table-cell table:formula="of:=[.Y21]/[.Y22]" office:value-type="float" office:value="1.68228498845749" calcext:value-type="float">
            <text:p>1.68228498845749</text:p>
          </table:table-cell>
          <table:table-cell table:formula="of:=[.Z21]/[.Z22]" office:value-type="float" office:value="1.71316416881556" calcext:value-type="float">
            <text:p>1.71316416881556</text:p>
          </table:table-cell>
          <table:table-cell table:formula="of:=[.AA21]/[.AA22]" office:value-type="float" office:value="1.48508721586347" calcext:value-type="float">
            <text:p>1.48508721586347</text:p>
          </table:table-cell>
          <table:table-cell table:formula="of:=[.AB21]/[.AB22]" office:value-type="float" office:value="1.62749796914531" calcext:value-type="float">
            <text:p>1.62749796914531</text:p>
          </table:table-cell>
          <table:table-cell table:formula="of:=[.AC21]/[.AC22]" office:value-type="float" office:value="1.90313053217142" calcext:value-type="float">
            <text:p>1.90313053217142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23]/[.B24]" office:value-type="float" office:value="1.82225178118385" calcext:value-type="float">
            <text:p>1.82225178118385</text:p>
          </table:table-cell>
          <table:table-cell table:formula="of:=[.C23]/[.C24]" office:value-type="float" office:value="1.23057470946802" calcext:value-type="float">
            <text:p>1.23057470946802</text:p>
          </table:table-cell>
          <table:table-cell table:formula="of:=[.D23]/[.D24]" office:value-type="float" office:value="2.21445372697542" calcext:value-type="float">
            <text:p>2.21445372697542</text:p>
          </table:table-cell>
          <table:table-cell table:formula="of:=[.E23]/[.E24]" office:value-type="float" office:value="1.47865204916496" calcext:value-type="float">
            <text:p>1.47865204916496</text:p>
          </table:table-cell>
          <table:table-cell table:formula="of:=[.F23]/[.F24]" office:value-type="float" office:value="1.93980359203073" calcext:value-type="float">
            <text:p>1.93980359203073</text:p>
          </table:table-cell>
          <table:table-cell table:formula="of:=[.G23]/[.G24]" office:value-type="float" office:value="1.71353778353081" calcext:value-type="float">
            <text:p>1.71353778353081</text:p>
          </table:table-cell>
          <table:table-cell table:formula="of:=[.H23]/[.H24]" office:value-type="float" office:value="3.53790332765076" calcext:value-type="float">
            <text:p>3.53790332765076</text:p>
          </table:table-cell>
          <table:table-cell table:formula="of:=[.I23]/[.I24]" office:value-type="float" office:value="2.99474512557279" calcext:value-type="float">
            <text:p>2.99474512557279</text:p>
          </table:table-cell>
          <table:table-cell table:formula="of:=[.J23]/[.J24]" office:value-type="float" office:value="1.31501890084502" calcext:value-type="float">
            <text:p>1.31501890084502</text:p>
          </table:table-cell>
          <table:table-cell table:formula="of:=[.K23]/[.K24]" office:value-type="float" office:value="1.09371287328121" calcext:value-type="float">
            <text:p>1.09371287328121</text:p>
          </table:table-cell>
          <table:table-cell table:formula="of:=[.L23]/[.L24]" office:value-type="float" office:value="1.52931967828254" calcext:value-type="float">
            <text:p>1.52931967828254</text:p>
          </table:table-cell>
          <table:table-cell table:formula="of:=[.M23]/[.M24]" office:value-type="float" office:value="1.73004207393503" calcext:value-type="float">
            <text:p>1.73004207393503</text:p>
          </table:table-cell>
          <table:table-cell table:formula="of:=[.N23]/[.N24]" office:value-type="float" office:value="1.1838399542456" calcext:value-type="float">
            <text:p>1.1838399542456</text:p>
          </table:table-cell>
          <table:table-cell table:formula="of:=[.O23]/[.O24]" office:value-type="float" office:value="1.33260946703827" calcext:value-type="float">
            <text:p>1.33260946703827</text:p>
          </table:table-cell>
          <table:table-cell table:formula="of:=[.P23]/[.P24]" office:value-type="float" office:value="1.16388957017405" calcext:value-type="float">
            <text:p>1.16388957017405</text:p>
          </table:table-cell>
          <table:table-cell table:formula="of:=[.Q23]/[.Q24]" office:value-type="float" office:value="0.970702514605025" calcext:value-type="float">
            <text:p>0.970702514605025</text:p>
          </table:table-cell>
          <table:table-cell table:formula="of:=[.R23]/[.R24]" office:value-type="float" office:value="1.17133216167794" calcext:value-type="float">
            <text:p>1.17133216167794</text:p>
          </table:table-cell>
          <table:table-cell table:formula="of:=[.S23]/[.S24]" office:value-type="float" office:value="1.09970093996689" calcext:value-type="float">
            <text:p>1.09970093996689</text:p>
          </table:table-cell>
          <table:table-cell table:formula="of:=[.T23]/[.T24]" office:value-type="float" office:value="1.94391724358255" calcext:value-type="float">
            <text:p>1.94391724358255</text:p>
          </table:table-cell>
          <table:table-cell table:formula="of:=[.U23]/[.U24]" office:value-type="float" office:value="1.79403713076359" calcext:value-type="float">
            <text:p>1.79403713076359</text:p>
          </table:table-cell>
          <table:table-cell table:formula="of:=[.V23]/[.V24]" office:value-type="float" office:value="1.57961520697328" calcext:value-type="float">
            <text:p>1.57961520697328</text:p>
          </table:table-cell>
          <table:table-cell table:formula="of:=[.W23]/[.W24]" office:value-type="float" office:value="1.35118311150817" calcext:value-type="float">
            <text:p>1.35118311150817</text:p>
          </table:table-cell>
          <table:table-cell table:formula="of:=[.X23]/[.X24]" office:value-type="float" office:value="2.15505122375633" calcext:value-type="float">
            <text:p>2.15505122375633</text:p>
          </table:table-cell>
          <table:table-cell table:formula="of:=[.Y23]/[.Y24]" office:value-type="float" office:value="1.64819127994529" calcext:value-type="float">
            <text:p>1.64819127994529</text:p>
          </table:table-cell>
          <table:table-cell table:formula="of:=[.Z23]/[.Z24]" office:value-type="float" office:value="1.70493196337627" calcext:value-type="float">
            <text:p>1.70493196337627</text:p>
          </table:table-cell>
          <table:table-cell table:formula="of:=[.AA23]/[.AA24]" office:value-type="float" office:value="1.44953151585382" calcext:value-type="float">
            <text:p>1.44953151585382</text:p>
          </table:table-cell>
          <table:table-cell table:formula="of:=[.AB23]/[.AB24]" office:value-type="float" office:value="1.57301042817782" calcext:value-type="float">
            <text:p>1.57301042817782</text:p>
          </table:table-cell>
          <table:table-cell table:formula="of:=[.AC23]/[.AC24]" office:value-type="float" office:value="1.90301887371808" calcext:value-type="float">
            <text:p>1.90301887371808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mean kl3</text:p>
          </table:table-cell>
          <table:table-cell table:formula="of:=AVERAGE([.B33:.AC33])" office:value-type="float" office:value="1.66410109981012" calcext:value-type="float">
            <text:p>1.664101099810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dian kl3</text:p>
          </table:table-cell>
          <table:table-cell table:formula="of:=MEDIAN([.B34:.AC34])" office:value-type="float" office:value="1.57631281757555" calcext:value-type="float">
            <text:p>1.57631281757555</text:p>
          </table:table-cell>
          <table:table-cell table:number-columns-repeated="27"/>
        </table:table-row>
      </table:table>
      <table:table table:name="elav G6GD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elav BG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6GD inap mean</text:p>
          </table:table-cell>
          <table:table-cell office:value-type="float" office:value="2141.53271466667" calcext:value-type="float">
            <text:p>2141.53271466667</text:p>
          </table:table-cell>
          <table:table-cell office:value-type="float" office:value="955.074812" calcext:value-type="float">
            <text:p>955.074812</text:p>
          </table:table-cell>
          <table:table-cell office:value-type="float" office:value="1912.36629066667" calcext:value-type="float">
            <text:p>1912.36629066667</text:p>
          </table:table-cell>
          <table:table-cell office:value-type="float" office:value="1626.573632" calcext:value-type="float">
            <text:p>1626.573632</text:p>
          </table:table-cell>
          <table:table-cell office:value-type="float" office:value="2807.604736" calcext:value-type="float">
            <text:p>2807.604736</text:p>
          </table:table-cell>
          <table:table-cell office:value-type="float" office:value="1183.62540733333" calcext:value-type="float">
            <text:p>1183.62540733333</text:p>
          </table:table-cell>
          <table:table-cell office:value-type="float" office:value="664.927062666667" calcext:value-type="float">
            <text:p>664.927062666667</text:p>
          </table:table-cell>
          <table:table-cell office:value-type="float" office:value="2401.57068666667" calcext:value-type="float">
            <text:p>2401.57068666667</text:p>
          </table:table-cell>
          <table:table-cell office:value-type="float" office:value="1339.871728" calcext:value-type="float">
            <text:p>1339.871728</text:p>
          </table:table-cell>
          <table:table-cell office:value-type="float" office:value="2076.08252733333" calcext:value-type="float">
            <text:p>2076.08252733333</text:p>
          </table:table-cell>
          <table:table-cell office:value-type="float" office:value="1717.31944133333" calcext:value-type="float">
            <text:p>1717.31944133333</text:p>
          </table:table-cell>
          <table:table-cell office:value-type="float" office:value="2321.23712733333" calcext:value-type="float">
            <text:p>2321.23712733333</text:p>
          </table:table-cell>
          <table:table-cell office:value-type="float" office:value="2307.13030666667" calcext:value-type="float">
            <text:p>2307.13030666667</text:p>
          </table:table-cell>
          <table:table-cell office:value-type="float" office:value="1432.195442" calcext:value-type="float">
            <text:p>1432.195442</text:p>
          </table:table-cell>
          <table:table-cell office:value-type="float" office:value="1156.6535" calcext:value-type="float">
            <text:p>1156.6535</text:p>
          </table:table-cell>
          <table:table-cell office:value-type="float" office:value="1780.70851133333" calcext:value-type="float">
            <text:p>1780.70851133333</text:p>
          </table:table-cell>
          <table:table-cell office:value-type="float" office:value="1134.78876" calcext:value-type="float">
            <text:p>1134.78876</text:p>
          </table:table-cell>
          <table:table-cell office:value-type="float" office:value="1992.280786" calcext:value-type="float">
            <text:p>1992.280786</text:p>
          </table:table-cell>
          <table:table-cell office:value-type="float" office:value="1453.48599533333" calcext:value-type="float">
            <text:p>1453.48599533333</text:p>
          </table:table-cell>
          <table:table-cell office:value-type="float" office:value="2272.860952" calcext:value-type="float">
            <text:p>2272.860952</text:p>
          </table:table-cell>
          <table:table-cell office:value-type="float" office:value="2470.703874" calcext:value-type="float">
            <text:p>2470.703874</text:p>
          </table:table-cell>
          <table:table-cell office:value-type="float" office:value="2726.85678666667" calcext:value-type="float">
            <text:p>2726.85678666667</text:p>
          </table:table-cell>
          <table:table-cell office:value-type="float" office:value="1867.77777333333" calcext:value-type="float">
            <text:p>1867.77777333333</text:p>
          </table:table-cell>
          <table:table-cell office:value-type="float" office:value="3660.35135133333" calcext:value-type="float">
            <text:p>3660.35135133333</text:p>
          </table:table-cell>
          <table:table-cell office:value-type="float" office:value="2756.79108133333" calcext:value-type="float">
            <text:p>2756.79108133333</text:p>
          </table:table-cell>
          <table:table-cell office:value-type="float" office:value="2052.24637066667" calcext:value-type="float">
            <text:p>2052.24637066667</text:p>
          </table:table-cell>
          <table:table-cell office:value-type="float" office:value="1605.74974" calcext:value-type="float">
            <text:p>1605.74974</text:p>
          </table:table-cell>
          <table:table-cell office:value-type="float" office:value="2271.56590333333" calcext:value-type="float">
            <text:p>2271.56590333333</text:p>
          </table:table-cell>
          <table:table-cell office:value-type="float" office:value="1398.60478533333" calcext:value-type="float">
            <text:p>1398.60478533333</text:p>
          </table:table-cell>
        </table:table-row>
        <table:table-row table:style-name="ro1">
          <table:table-cell office:value-type="string" calcext:value-type="string">
            <text:p>G6GD hyper mean</text:p>
          </table:table-cell>
          <table:table-cell office:value-type="float" office:value="747.748408666667" calcext:value-type="float">
            <text:p>747.748408666667</text:p>
          </table:table-cell>
          <table:table-cell office:value-type="float" office:value="561.973222666667" calcext:value-type="float">
            <text:p>561.973222666667</text:p>
          </table:table-cell>
          <table:table-cell office:value-type="float" office:value="1315.65434466667" calcext:value-type="float">
            <text:p>1315.65434466667</text:p>
          </table:table-cell>
          <table:table-cell office:value-type="float" office:value="1014.47139066667" calcext:value-type="float">
            <text:p>1014.47139066667</text:p>
          </table:table-cell>
          <table:table-cell office:value-type="float" office:value="881.444616" calcext:value-type="float">
            <text:p>881.444616</text:p>
          </table:table-cell>
          <table:table-cell office:value-type="float" office:value="1136.84386933333" calcext:value-type="float">
            <text:p>1136.84386933333</text:p>
          </table:table-cell>
          <table:table-cell office:value-type="float" office:value="628.512272" calcext:value-type="float">
            <text:p>628.512272</text:p>
          </table:table-cell>
          <table:table-cell office:value-type="float" office:value="1261.54164133333" calcext:value-type="float">
            <text:p>1261.54164133333</text:p>
          </table:table-cell>
          <table:table-cell office:value-type="float" office:value="692.927090666667" calcext:value-type="float">
            <text:p>692.927090666667</text:p>
          </table:table-cell>
          <table:table-cell office:value-type="float" office:value="1172.805912" calcext:value-type="float">
            <text:p>1172.805912</text:p>
          </table:table-cell>
          <table:table-cell office:value-type="float" office:value="504.463113333333" calcext:value-type="float">
            <text:p>504.463113333333</text:p>
          </table:table-cell>
          <table:table-cell office:value-type="float" office:value="724.581095333333" calcext:value-type="float">
            <text:p>724.581095333333</text:p>
          </table:table-cell>
          <table:table-cell office:value-type="float" office:value="1254.09530066667" calcext:value-type="float">
            <text:p>1254.09530066667</text:p>
          </table:table-cell>
          <table:table-cell office:value-type="float" office:value="694.978918666667" calcext:value-type="float">
            <text:p>694.978918666667</text:p>
          </table:table-cell>
          <table:table-cell office:value-type="float" office:value="654.161636666667" calcext:value-type="float">
            <text:p>654.161636666667</text:p>
          </table:table-cell>
          <table:table-cell office:value-type="float" office:value="1692.19865666667" calcext:value-type="float">
            <text:p>1692.19865666667</text:p>
          </table:table-cell>
          <table:table-cell office:value-type="float" office:value="1307.206212" calcext:value-type="float">
            <text:p>1307.206212</text:p>
          </table:table-cell>
          <table:table-cell office:value-type="float" office:value="1886.37242066667" calcext:value-type="float">
            <text:p>1886.37242066667</text:p>
          </table:table-cell>
          <table:table-cell office:value-type="float" office:value="1218.892106" calcext:value-type="float">
            <text:p>1218.892106</text:p>
          </table:table-cell>
          <table:table-cell office:value-type="float" office:value="1036.90867133333" calcext:value-type="float">
            <text:p>1036.90867133333</text:p>
          </table:table-cell>
          <table:table-cell office:value-type="float" office:value="771.405562666667" calcext:value-type="float">
            <text:p>771.405562666667</text:p>
          </table:table-cell>
          <table:table-cell office:value-type="float" office:value="1015.87794533333" calcext:value-type="float">
            <text:p>1015.87794533333</text:p>
          </table:table-cell>
          <table:table-cell office:value-type="float" office:value="1506.89043733333" calcext:value-type="float">
            <text:p>1506.89043733333</text:p>
          </table:table-cell>
          <table:table-cell office:value-type="float" office:value="1574.95576266667" calcext:value-type="float">
            <text:p>1574.95576266667</text:p>
          </table:table-cell>
          <table:table-cell office:value-type="float" office:value="1506.82522866667" calcext:value-type="float">
            <text:p>1506.82522866667</text:p>
          </table:table-cell>
          <table:table-cell office:value-type="float" office:value="1494.35557533333" calcext:value-type="float">
            <text:p>1494.35557533333</text:p>
          </table:table-cell>
          <table:table-cell office:value-type="float" office:value="1569.23211266667" calcext:value-type="float">
            <text:p>1569.23211266667</text:p>
          </table:table-cell>
          <table:table-cell office:value-type="float" office:value="1746.98012733333" calcext:value-type="float">
            <text:p>1746.98012733333</text:p>
          </table:table-cell>
          <table:table-cell office:value-type="float" office:value="1081.32160666667" calcext:value-type="float">
            <text:p>1081.32160666667</text:p>
          </table:table-cell>
        </table:table-row>
        <table:table-row table:style-name="ro1">
          <table:table-cell office:value-type="string" calcext:value-type="string">
            <text:p>G6GD inap median</text:p>
          </table:table-cell>
          <table:table-cell office:value-type="float" office:value="2153.88403" calcext:value-type="float">
            <text:p>2153.88403</text:p>
          </table:table-cell>
          <table:table-cell office:value-type="float" office:value="954.82574" calcext:value-type="float">
            <text:p>954.82574</text:p>
          </table:table-cell>
          <table:table-cell office:value-type="float" office:value="1916.83276" calcext:value-type="float">
            <text:p>1916.83276</text:p>
          </table:table-cell>
          <table:table-cell office:value-type="float" office:value="1638.07336" calcext:value-type="float">
            <text:p>1638.07336</text:p>
          </table:table-cell>
          <table:table-cell office:value-type="float" office:value="2760.42334" calcext:value-type="float">
            <text:p>2760.42334</text:p>
          </table:table-cell>
          <table:table-cell office:value-type="float" office:value="1167.23767" calcext:value-type="float">
            <text:p>1167.23767</text:p>
          </table:table-cell>
          <table:table-cell office:value-type="float" office:value="660.03973" calcext:value-type="float">
            <text:p>660.03973</text:p>
          </table:table-cell>
          <table:table-cell office:value-type="float" office:value="2400.86914" calcext:value-type="float">
            <text:p>2400.86914</text:p>
          </table:table-cell>
          <table:table-cell office:value-type="float" office:value="1333.55347" calcext:value-type="float">
            <text:p>1333.55347</text:p>
          </table:table-cell>
          <table:table-cell office:value-type="float" office:value="2060.25659" calcext:value-type="float">
            <text:p>2060.25659</text:p>
          </table:table-cell>
          <table:table-cell office:value-type="float" office:value="1714.09607" calcext:value-type="float">
            <text:p>1714.09607</text:p>
          </table:table-cell>
          <table:table-cell office:value-type="float" office:value="2298.21826" calcext:value-type="float">
            <text:p>2298.21826</text:p>
          </table:table-cell>
          <table:table-cell office:value-type="float" office:value="2319.16895" calcext:value-type="float">
            <text:p>2319.16895</text:p>
          </table:table-cell>
          <table:table-cell office:value-type="float" office:value="1448.07422" calcext:value-type="float">
            <text:p>1448.07422</text:p>
          </table:table-cell>
          <table:table-cell office:value-type="float" office:value="1125.15991" calcext:value-type="float">
            <text:p>1125.15991</text:p>
          </table:table-cell>
          <table:table-cell office:value-type="float" office:value="1766.64246" calcext:value-type="float">
            <text:p>1766.64246</text:p>
          </table:table-cell>
          <table:table-cell office:value-type="float" office:value="1150.83569" calcext:value-type="float">
            <text:p>1150.83569</text:p>
          </table:table-cell>
          <table:table-cell office:value-type="float" office:value="1999.91443" calcext:value-type="float">
            <text:p>1999.91443</text:p>
          </table:table-cell>
          <table:table-cell office:value-type="float" office:value="1441.34363" calcext:value-type="float">
            <text:p>1441.34363</text:p>
          </table:table-cell>
          <table:table-cell office:value-type="float" office:value="2253.97778" calcext:value-type="float">
            <text:p>2253.97778</text:p>
          </table:table-cell>
          <table:table-cell office:value-type="float" office:value="2470.63184" calcext:value-type="float">
            <text:p>2470.63184</text:p>
          </table:table-cell>
          <table:table-cell office:value-type="float" office:value="2734.16455" calcext:value-type="float">
            <text:p>2734.16455</text:p>
          </table:table-cell>
          <table:table-cell office:value-type="float" office:value="1861.86938" calcext:value-type="float">
            <text:p>1861.86938</text:p>
          </table:table-cell>
          <table:table-cell office:value-type="float" office:value="3670.25562" calcext:value-type="float">
            <text:p>3670.25562</text:p>
          </table:table-cell>
          <table:table-cell office:value-type="float" office:value="2761.98682" calcext:value-type="float">
            <text:p>2761.98682</text:p>
          </table:table-cell>
          <table:table-cell office:value-type="float" office:value="2039.97986" calcext:value-type="float">
            <text:p>2039.97986</text:p>
          </table:table-cell>
          <table:table-cell office:value-type="float" office:value="1613.63293" calcext:value-type="float">
            <text:p>1613.63293</text:p>
          </table:table-cell>
          <table:table-cell office:value-type="float" office:value="2311.86841" calcext:value-type="float">
            <text:p>2311.86841</text:p>
          </table:table-cell>
          <table:table-cell office:value-type="float" office:value="1388.60669" calcext:value-type="float">
            <text:p>1388.60669</text:p>
          </table:table-cell>
        </table:table-row>
        <table:table-row table:style-name="ro1">
          <table:table-cell office:value-type="string" calcext:value-type="string">
            <text:p>G6GD hyper median</text:p>
          </table:table-cell>
          <table:table-cell office:value-type="float" office:value="746.96997" calcext:value-type="float">
            <text:p>746.96997</text:p>
          </table:table-cell>
          <table:table-cell office:value-type="float" office:value="561.94452" calcext:value-type="float">
            <text:p>561.94452</text:p>
          </table:table-cell>
          <table:table-cell office:value-type="float" office:value="1318.17407" calcext:value-type="float">
            <text:p>1318.17407</text:p>
          </table:table-cell>
          <table:table-cell office:value-type="float" office:value="1026.75366" calcext:value-type="float">
            <text:p>1026.75366</text:p>
          </table:table-cell>
          <table:table-cell office:value-type="float" office:value="888.65576" calcext:value-type="float">
            <text:p>888.65576</text:p>
          </table:table-cell>
          <table:table-cell office:value-type="float" office:value="1092.88916" calcext:value-type="float">
            <text:p>1092.88916</text:p>
          </table:table-cell>
          <table:table-cell office:value-type="float" office:value="613.32721" calcext:value-type="float">
            <text:p>613.32721</text:p>
          </table:table-cell>
          <table:table-cell office:value-type="float" office:value="1243.00049" calcext:value-type="float">
            <text:p>1243.00049</text:p>
          </table:table-cell>
          <table:table-cell office:value-type="float" office:value="668.87512" calcext:value-type="float">
            <text:p>668.87512</text:p>
          </table:table-cell>
          <table:table-cell office:value-type="float" office:value="1175.34766" calcext:value-type="float">
            <text:p>1175.34766</text:p>
          </table:table-cell>
          <table:table-cell office:value-type="float" office:value="495.47086" calcext:value-type="float">
            <text:p>495.47086</text:p>
          </table:table-cell>
          <table:table-cell office:value-type="float" office:value="695.15692" calcext:value-type="float">
            <text:p>695.15692</text:p>
          </table:table-cell>
          <table:table-cell office:value-type="float" office:value="1242.60925" calcext:value-type="float">
            <text:p>1242.60925</text:p>
          </table:table-cell>
          <table:table-cell office:value-type="float" office:value="673.53119" calcext:value-type="float">
            <text:p>673.53119</text:p>
          </table:table-cell>
          <table:table-cell office:value-type="float" office:value="586.13733" calcext:value-type="float">
            <text:p>586.13733</text:p>
          </table:table-cell>
          <table:table-cell office:value-type="float" office:value="1681.72974" calcext:value-type="float">
            <text:p>1681.72974</text:p>
          </table:table-cell>
          <table:table-cell office:value-type="float" office:value="1272.08777" calcext:value-type="float">
            <text:p>1272.08777</text:p>
          </table:table-cell>
          <table:table-cell office:value-type="float" office:value="1859.81677" calcext:value-type="float">
            <text:p>1859.81677</text:p>
          </table:table-cell>
          <table:table-cell office:value-type="float" office:value="1195.72754" calcext:value-type="float">
            <text:p>1195.72754</text:p>
          </table:table-cell>
          <table:table-cell office:value-type="float" office:value="1006.9787" calcext:value-type="float">
            <text:p>1006.9787</text:p>
          </table:table-cell>
          <table:table-cell office:value-type="float" office:value="749.63397" calcext:value-type="float">
            <text:p>749.63397</text:p>
          </table:table-cell>
          <table:table-cell office:value-type="float" office:value="1009.68805" calcext:value-type="float">
            <text:p>1009.68805</text:p>
          </table:table-cell>
          <table:table-cell office:value-type="float" office:value="1497.00281" calcext:value-type="float">
            <text:p>1497.00281</text:p>
          </table:table-cell>
          <table:table-cell office:value-type="float" office:value="1572.43042" calcext:value-type="float">
            <text:p>1572.43042</text:p>
          </table:table-cell>
          <table:table-cell office:value-type="float" office:value="1471.35718" calcext:value-type="float">
            <text:p>1471.35718</text:p>
          </table:table-cell>
          <table:table-cell office:value-type="float" office:value="1454.61926" calcext:value-type="float">
            <text:p>1454.61926</text:p>
          </table:table-cell>
          <table:table-cell office:value-type="float" office:value="1560.65002" calcext:value-type="float">
            <text:p>1560.65002</text:p>
          </table:table-cell>
          <table:table-cell office:value-type="float" office:value="1731.81677" calcext:value-type="float">
            <text:p>1731.81677</text:p>
          </table:table-cell>
          <table:table-cell office:value-type="float" office:value="1075.35376" calcext:value-type="float">
            <text:p>1075.35376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an G6GD inap</text:p>
          </table:table-cell>
          <table:table-cell table:formula="of:=AVERAGE([.B2:.AD2])" office:value-type="float" office:value="1913.39786501149" calcext:value-type="float">
            <text:p>1913.39786501149</text:p>
          </table:table-cell>
          <table:table-cell table:formula="of:=STDEV([.B2:.AD2])" office:value-type="float" office:value="652.381523935435" calcext:value-type="float">
            <text:p>652.3815239354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an G6GD hyper</text:p>
          </table:table-cell>
          <table:table-cell table:formula="of:=AVERAGE([.B3:.AD3])" office:value-type="float" office:value="1126.05604337931" calcext:value-type="float">
            <text:p>1126.05604337931</text:p>
          </table:table-cell>
          <table:table-cell table:formula="of:=STDEV([.B3:.AD3])" office:value-type="float" office:value="391.646627710028" calcext:value-type="float">
            <text:p>391.6466277100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dian G6GD inap</text:p>
          </table:table-cell>
          <table:table-cell table:formula="of:=MEDIAN([.B4:.AD4])" office:value-type="float" office:value="1916.83276" calcext:value-type="float">
            <text:p>1916.8327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dian G6GD hyper</text:p>
          </table:table-cell>
          <table:table-cell table:formula="of:=MEDIAN([.B5:.AD5])" office:value-type="float" office:value="1092.88916" calcext:value-type="float">
            <text:p>1092.88916</text:p>
          </table:table-cell>
          <table:table-cell table:number-columns-repeated="28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2]/[.B3]" office:value-type="float" office:value="2.86397495447072" calcext:value-type="float">
            <text:p>2.86397495447072</text:p>
          </table:table-cell>
          <table:table-cell table:formula="of:=[.C2]/[.C3]" office:value-type="float" office:value="1.69950234900516" calcext:value-type="float">
            <text:p>1.69950234900516</text:p>
          </table:table-cell>
          <table:table-cell table:formula="of:=[.D2]/[.D3]" office:value-type="float" office:value="1.45354765742151" calcext:value-type="float">
            <text:p>1.45354765742151</text:p>
          </table:table-cell>
          <table:table-cell table:formula="of:=[.E2]/[.E3]" office:value-type="float" office:value="1.60337062924079" calcext:value-type="float">
            <text:p>1.60337062924079</text:p>
          </table:table-cell>
          <table:table-cell table:formula="of:=[.F2]/[.F3]" office:value-type="float" office:value="3.18523102306861" calcext:value-type="float">
            <text:p>3.18523102306861</text:p>
          </table:table-cell>
          <table:table-cell table:formula="of:=[.G2]/[.G3]" office:value-type="float" office:value="1.04115036309026" calcext:value-type="float">
            <text:p>1.04115036309026</text:p>
          </table:table-cell>
          <table:table-cell table:formula="of:=[.H2]/[.H3]" office:value-type="float" office:value="1.05793807422533" calcext:value-type="float">
            <text:p>1.05793807422533</text:p>
          </table:table-cell>
          <table:table-cell table:formula="of:=[.I2]/[.I3]" office:value-type="float" office:value="1.90367928253913" calcext:value-type="float">
            <text:p>1.90367928253913</text:p>
          </table:table-cell>
          <table:table-cell table:formula="of:=[.J2]/[.J3]" office:value-type="float" office:value="1.93364027189485" calcext:value-type="float">
            <text:p>1.93364027189485</text:p>
          </table:table-cell>
          <table:table-cell table:formula="of:=[.K2]/[.K3]" office:value-type="float" office:value="1.77018422749333" calcext:value-type="float">
            <text:p>1.77018422749333</text:p>
          </table:table-cell>
          <table:table-cell table:formula="of:=[.L2]/[.L3]" office:value-type="float" office:value="3.40425175982804" calcext:value-type="float">
            <text:p>3.40425175982804</text:p>
          </table:table-cell>
          <table:table-cell table:formula="of:=[.M2]/[.M3]" office:value-type="float" office:value="3.20355739651954" calcext:value-type="float">
            <text:p>3.20355739651954</text:p>
          </table:table-cell>
          <table:table-cell table:formula="of:=[.N2]/[.N3]" office:value-type="float" office:value="1.83967702090919" calcext:value-type="float">
            <text:p>1.83967702090919</text:p>
          </table:table-cell>
          <table:table-cell table:formula="of:=[.O2]/[.O3]" office:value-type="float" office:value="2.06077537538505" calcext:value-type="float">
            <text:p>2.06077537538505</text:p>
          </table:table-cell>
          <table:table-cell table:formula="of:=[.P2]/[.P3]" office:value-type="float" office:value="1.76814633443474" calcext:value-type="float">
            <text:p>1.76814633443474</text:p>
          </table:table-cell>
          <table:table-cell table:formula="of:=[.Q2]/[.Q3]" office:value-type="float" office:value="1.05230464775395" calcext:value-type="float">
            <text:p>1.05230464775395</text:p>
          </table:table-cell>
          <table:table-cell table:formula="of:=[.R2]/[.R3]" office:value-type="float" office:value="0.868102331202814" calcext:value-type="float">
            <text:p>0.868102331202814</text:p>
          </table:table-cell>
          <table:table-cell table:formula="of:=[.S2]/[.S3]" office:value-type="float" office:value="1.05614393222304" calcext:value-type="float">
            <text:p>1.05614393222304</text:p>
          </table:table-cell>
          <table:table-cell table:formula="of:=[.T2]/[.T3]" office:value-type="float" office:value="1.19246485244965" calcext:value-type="float">
            <text:p>1.19246485244965</text:p>
          </table:table-cell>
          <table:table-cell table:formula="of:=[.U2]/[.U3]" office:value-type="float" office:value="2.19195866987726" calcext:value-type="float">
            <text:p>2.19195866987726</text:p>
          </table:table-cell>
          <table:table-cell table:formula="of:=[.V2]/[.V3]" office:value-type="float" office:value="3.20285981016139" calcext:value-type="float">
            <text:p>3.20285981016139</text:p>
          </table:table-cell>
          <table:table-cell table:formula="of:=[.W2]/[.W3]" office:value-type="float" office:value="2.68423662428456" calcext:value-type="float">
            <text:p>2.68423662428456</text:p>
          </table:table-cell>
          <table:table-cell table:formula="of:=[.X2]/[.X3]" office:value-type="float" office:value="1.23949142356935" calcext:value-type="float">
            <text:p>1.23949142356935</text:p>
          </table:table-cell>
          <table:table-cell table:formula="of:=[.Y2]/[.Y3]" office:value-type="float" office:value="2.32409788141333" calcext:value-type="float">
            <text:p>2.32409788141333</text:p>
          </table:table-cell>
          <table:table-cell table:formula="of:=[.Z2]/[.Z3]" office:value-type="float" office:value="1.82953605294537" calcext:value-type="float">
            <text:p>1.82953605294537</text:p>
          </table:table-cell>
          <table:table-cell table:formula="of:=[.AA2]/[.AA3]" office:value-type="float" office:value="1.37333202655526" calcext:value-type="float">
            <text:p>1.37333202655526</text:p>
          </table:table-cell>
          <table:table-cell table:formula="of:=[.AB2]/[.AB3]" office:value-type="float" office:value="1.02327101710357" calcext:value-type="float">
            <text:p>1.02327101710357</text:p>
          </table:table-cell>
          <table:table-cell table:formula="of:=[.AC2]/[.AC3]" office:value-type="float" office:value="1.30028147876001" calcext:value-type="float">
            <text:p>1.30028147876001</text:p>
          </table:table-cell>
          <table:table-cell table:formula="of:=[.AD2]/[.AD3]" office:value-type="float" office:value="1.29342165800675" calcext:value-type="float">
            <text:p>1.29342165800675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4]/[.B5]" office:value-type="float" office:value="2.88349480769622" calcext:value-type="float">
            <text:p>2.88349480769622</text:p>
          </table:table-cell>
          <table:table-cell table:formula="of:=[.C4]/[.C5]" office:value-type="float" office:value="1.69914592280391" calcext:value-type="float">
            <text:p>1.69914592280391</text:p>
          </table:table-cell>
          <table:table-cell table:formula="of:=[.D4]/[.D5]" office:value-type="float" office:value="1.45415753778255" calcext:value-type="float">
            <text:p>1.45415753778255</text:p>
          </table:table-cell>
          <table:table-cell table:formula="of:=[.E4]/[.E5]" office:value-type="float" office:value="1.5953908165275" calcext:value-type="float">
            <text:p>1.5953908165275</text:p>
          </table:table-cell>
          <table:table-cell table:formula="of:=[.F4]/[.F5]" office:value-type="float" office:value="3.10629094442599" calcext:value-type="float">
            <text:p>3.10629094442599</text:p>
          </table:table-cell>
          <table:table-cell table:formula="of:=[.G4]/[.G5]" office:value-type="float" office:value="1.06802932330301" calcext:value-type="float">
            <text:p>1.06802932330301</text:p>
          </table:table-cell>
          <table:table-cell table:formula="of:=[.H4]/[.H5]" office:value-type="float" office:value="1.0761624777743" calcext:value-type="float">
            <text:p>1.0761624777743</text:p>
          </table:table-cell>
          <table:table-cell table:formula="of:=[.I4]/[.I5]" office:value-type="float" office:value="1.93151101654031" calcext:value-type="float">
            <text:p>1.93151101654031</text:p>
          </table:table-cell>
          <table:table-cell table:formula="of:=[.J4]/[.J5]" office:value-type="float" office:value="1.99372562998008" calcext:value-type="float">
            <text:p>1.99372562998008</text:p>
          </table:table-cell>
          <table:table-cell table:formula="of:=[.K4]/[.K5]" office:value-type="float" office:value="1.75289121688471" calcext:value-type="float">
            <text:p>1.75289121688471</text:p>
          </table:table-cell>
          <table:table-cell table:formula="of:=[.L4]/[.L5]" office:value-type="float" office:value="3.45952952712497" calcext:value-type="float">
            <text:p>3.45952952712497</text:p>
          </table:table-cell>
          <table:table-cell table:formula="of:=[.M4]/[.M5]" office:value-type="float" office:value="3.30604241125874" calcext:value-type="float">
            <text:p>3.30604241125874</text:p>
          </table:table-cell>
          <table:table-cell table:formula="of:=[.N4]/[.N5]" office:value-type="float" office:value="1.86637026080403" calcext:value-type="float">
            <text:p>1.86637026080403</text:p>
          </table:table-cell>
          <table:table-cell table:formula="of:=[.O4]/[.O5]" office:value-type="float" office:value="2.14997351496075" calcext:value-type="float">
            <text:p>2.14997351496075</text:p>
          </table:table-cell>
          <table:table-cell table:formula="of:=[.P4]/[.P5]" office:value-type="float" office:value="1.91961824031921" calcext:value-type="float">
            <text:p>1.91961824031921</text:p>
          </table:table-cell>
          <table:table-cell table:formula="of:=[.Q4]/[.Q5]" office:value-type="float" office:value="1.05049129951166" calcext:value-type="float">
            <text:p>1.05049129951166</text:p>
          </table:table-cell>
          <table:table-cell table:formula="of:=[.R4]/[.R5]" office:value-type="float" office:value="0.904682614785299" calcext:value-type="float">
            <text:p>0.904682614785299</text:p>
          </table:table-cell>
          <table:table-cell table:formula="of:=[.S4]/[.S5]" office:value-type="float" office:value="1.07532874327184" calcext:value-type="float">
            <text:p>1.07532874327184</text:p>
          </table:table-cell>
          <table:table-cell table:formula="of:=[.T4]/[.T5]" office:value-type="float" office:value="1.20541141839051" calcext:value-type="float">
            <text:p>1.20541141839051</text:p>
          </table:table-cell>
          <table:table-cell table:formula="of:=[.U4]/[.U5]" office:value-type="float" office:value="2.23835695829515" calcext:value-type="float">
            <text:p>2.23835695829515</text:p>
          </table:table-cell>
          <table:table-cell table:formula="of:=[.V4]/[.V5]" office:value-type="float" office:value="3.29578426121751" calcext:value-type="float">
            <text:p>3.29578426121751</text:p>
          </table:table-cell>
          <table:table-cell table:formula="of:=[.W4]/[.W5]" office:value-type="float" office:value="2.70792998887131" calcext:value-type="float">
            <text:p>2.70792998887131</text:p>
          </table:table-cell>
          <table:table-cell table:formula="of:=[.X4]/[.X5]" office:value-type="float" office:value="1.24373138618223" calcext:value-type="float">
            <text:p>1.24373138618223</text:p>
          </table:table-cell>
          <table:table-cell table:formula="of:=[.Y4]/[.Y5]" office:value-type="float" office:value="2.33412911205317" calcext:value-type="float">
            <text:p>2.33412911205317</text:p>
          </table:table-cell>
          <table:table-cell table:formula="of:=[.Z4]/[.Z5]" office:value-type="float" office:value="1.87716949870731" calcext:value-type="float">
            <text:p>1.87716949870731</text:p>
          </table:table-cell>
          <table:table-cell table:formula="of:=[.AA4]/[.AA5]" office:value-type="float" office:value="1.40241499346021" calcext:value-type="float">
            <text:p>1.40241499346021</text:p>
          </table:table-cell>
          <table:table-cell table:formula="of:=[.AB4]/[.AB5]" office:value-type="float" office:value="1.03394925788679" calcext:value-type="float">
            <text:p>1.03394925788679</text:p>
          </table:table-cell>
          <table:table-cell table:formula="of:=[.AC4]/[.AC5]" office:value-type="float" office:value="1.33493822790502" calcext:value-type="float">
            <text:p>1.33493822790502</text:p>
          </table:table-cell>
          <table:table-cell table:formula="of:=[.AD4]/[.AD5]" office:value-type="float" office:value="1.29130221295734" calcext:value-type="float">
            <text:p>1.2913022129573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an G6GD</text:p>
          </table:table-cell>
          <table:table-cell table:formula="of:=AVERAGE([.B14:.AD14])" office:value-type="float" office:value="1.84207341813216" calcext:value-type="float">
            <text:p>1.842073418132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dian G6GD</text:p>
          </table:table-cell>
          <table:table-cell table:formula="of:=MEDIAN([.B15:.AD15])" office:value-type="float" office:value="1.75289121688471" calcext:value-type="float">
            <text:p>1.75289121688471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elav no BG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6GD inap mean</text:p>
          </table:table-cell>
          <table:table-cell office:value-type="float" office:value="3828.717382" calcext:value-type="float">
            <text:p>3828.717382</text:p>
          </table:table-cell>
          <table:table-cell office:value-type="float" office:value="2142.341926" calcext:value-type="float">
            <text:p>2142.341926</text:p>
          </table:table-cell>
          <table:table-cell office:value-type="float" office:value="3992.742578" calcext:value-type="float">
            <text:p>3992.742578</text:p>
          </table:table-cell>
          <table:table-cell office:value-type="float" office:value="3154.71284266667" calcext:value-type="float">
            <text:p>3154.71284266667</text:p>
          </table:table-cell>
          <table:table-cell office:value-type="float" office:value="6390.526562" calcext:value-type="float">
            <text:p>6390.526562</text:p>
          </table:table-cell>
          <table:table-cell office:value-type="float" office:value="2131.54521533333" calcext:value-type="float">
            <text:p>2131.54521533333</text:p>
          </table:table-cell>
          <table:table-cell office:value-type="float" office:value="1564.183414" calcext:value-type="float">
            <text:p>1564.183414</text:p>
          </table:table-cell>
          <table:table-cell office:value-type="float" office:value="3925.55750333333" calcext:value-type="float">
            <text:p>3925.55750333333</text:p>
          </table:table-cell>
          <table:table-cell office:value-type="float" office:value="2597.27085" calcext:value-type="float">
            <text:p>2597.27085</text:p>
          </table:table-cell>
          <table:table-cell office:value-type="float" office:value="4133.82696933333" calcext:value-type="float">
            <text:p>4133.82696933333</text:p>
          </table:table-cell>
          <table:table-cell office:value-type="float" office:value="3347.07879133333" calcext:value-type="float">
            <text:p>3347.07879133333</text:p>
          </table:table-cell>
          <table:table-cell office:value-type="float" office:value="3876.44609333333" calcext:value-type="float">
            <text:p>3876.44609333333</text:p>
          </table:table-cell>
          <table:table-cell office:value-type="float" office:value="3731.54018533333" calcext:value-type="float">
            <text:p>3731.54018533333</text:p>
          </table:table-cell>
          <table:table-cell office:value-type="float" office:value="2549.85999333333" calcext:value-type="float">
            <text:p>2549.85999333333</text:p>
          </table:table-cell>
          <table:table-cell office:value-type="float" office:value="1938.18225" calcext:value-type="float">
            <text:p>1938.18225</text:p>
          </table:table-cell>
          <table:table-cell office:value-type="float" office:value="3215.24645066667" calcext:value-type="float">
            <text:p>3215.24645066667</text:p>
          </table:table-cell>
          <table:table-cell office:value-type="float" office:value="2354.14753333333" calcext:value-type="float">
            <text:p>2354.14753333333</text:p>
          </table:table-cell>
          <table:table-cell office:value-type="float" office:value="3573.20831666667" calcext:value-type="float">
            <text:p>3573.20831666667</text:p>
          </table:table-cell>
          <table:table-cell office:value-type="float" office:value="3430.59642066667" calcext:value-type="float">
            <text:p>3430.59642066667</text:p>
          </table:table-cell>
          <table:table-cell office:value-type="float" office:value="4900.32972066667" calcext:value-type="float">
            <text:p>4900.32972066667</text:p>
          </table:table-cell>
          <table:table-cell office:value-type="float" office:value="5000.63945133333" calcext:value-type="float">
            <text:p>5000.63945133333</text:p>
          </table:table-cell>
          <table:table-cell office:value-type="float" office:value="4847.71721933333" calcext:value-type="float">
            <text:p>4847.71721933333</text:p>
          </table:table-cell>
          <table:table-cell office:value-type="float" office:value="4013.316848" calcext:value-type="float">
            <text:p>4013.316848</text:p>
          </table:table-cell>
          <table:table-cell office:value-type="float" office:value="6183.31091666667" calcext:value-type="float">
            <text:p>6183.31091666667</text:p>
          </table:table-cell>
          <table:table-cell office:value-type="float" office:value="4887.254918" calcext:value-type="float">
            <text:p>4887.254918</text:p>
          </table:table-cell>
          <table:table-cell office:value-type="float" office:value="3526.89817466667" calcext:value-type="float">
            <text:p>3526.89817466667</text:p>
          </table:table-cell>
          <table:table-cell office:value-type="float" office:value="2914.65984733333" calcext:value-type="float">
            <text:p>2914.65984733333</text:p>
          </table:table-cell>
          <table:table-cell office:value-type="float" office:value="5053.64500466667" calcext:value-type="float">
            <text:p>5053.64500466667</text:p>
          </table:table-cell>
          <table:table-cell office:value-type="float" office:value="3605.54911266667" calcext:value-type="float">
            <text:p>3605.54911266667</text:p>
          </table:table-cell>
        </table:table-row>
        <table:table-row table:style-name="ro1">
          <table:table-cell office:value-type="string" calcext:value-type="string">
            <text:p>G6GD hyper mean</text:p>
          </table:table-cell>
          <table:table-cell office:value-type="float" office:value="1873.06113266667" calcext:value-type="float">
            <text:p>1873.06113266667</text:p>
          </table:table-cell>
          <table:table-cell office:value-type="float" office:value="1686.17222666667" calcext:value-type="float">
            <text:p>1686.17222666667</text:p>
          </table:table-cell>
          <table:table-cell office:value-type="float" office:value="2727.25099333333" calcext:value-type="float">
            <text:p>2727.25099333333</text:p>
          </table:table-cell>
          <table:table-cell office:value-type="float" office:value="2058.618774" calcext:value-type="float">
            <text:p>2058.618774</text:p>
          </table:table-cell>
          <table:table-cell office:value-type="float" office:value="3274.80305933333" calcext:value-type="float">
            <text:p>3274.80305933333</text:p>
          </table:table-cell>
          <table:table-cell office:value-type="float" office:value="2376.28648133333" calcext:value-type="float">
            <text:p>2376.28648133333</text:p>
          </table:table-cell>
          <table:table-cell office:value-type="float" office:value="1652.863696" calcext:value-type="float">
            <text:p>1652.863696</text:p>
          </table:table-cell>
          <table:table-cell office:value-type="float" office:value="2662.99809533333" calcext:value-type="float">
            <text:p>2662.99809533333</text:p>
          </table:table-cell>
          <table:table-cell office:value-type="float" office:value="1859.344328" calcext:value-type="float">
            <text:p>1859.344328</text:p>
          </table:table-cell>
          <table:table-cell office:value-type="float" office:value="2781.86989" calcext:value-type="float">
            <text:p>2781.86989</text:p>
          </table:table-cell>
          <table:table-cell office:value-type="float" office:value="1568.12552066667" calcext:value-type="float">
            <text:p>1568.12552066667</text:p>
          </table:table-cell>
          <table:table-cell office:value-type="float" office:value="1734.36328066667" calcext:value-type="float">
            <text:p>1734.36328066667</text:p>
          </table:table-cell>
          <table:table-cell office:value-type="float" office:value="2688.12301466667" calcext:value-type="float">
            <text:p>2688.12301466667</text:p>
          </table:table-cell>
          <table:table-cell office:value-type="float" office:value="1803.77066266667" calcext:value-type="float">
            <text:p>1803.77066266667</text:p>
          </table:table-cell>
          <table:table-cell office:value-type="float" office:value="1623.22966466667" calcext:value-type="float">
            <text:p>1623.22966466667</text:p>
          </table:table-cell>
          <table:table-cell office:value-type="float" office:value="3447.79562133333" calcext:value-type="float">
            <text:p>3447.79562133333</text:p>
          </table:table-cell>
          <table:table-cell office:value-type="float" office:value="2814.63258466667" calcext:value-type="float">
            <text:p>2814.63258466667</text:p>
          </table:table-cell>
          <table:table-cell office:value-type="float" office:value="3362.72049066667" calcext:value-type="float">
            <text:p>3362.72049066667</text:p>
          </table:table-cell>
          <table:table-cell office:value-type="float" office:value="2973.692658" calcext:value-type="float">
            <text:p>2973.692658</text:p>
          </table:table-cell>
          <table:table-cell office:value-type="float" office:value="2774.441194" calcext:value-type="float">
            <text:p>2774.441194</text:p>
          </table:table-cell>
          <table:table-cell office:value-type="float" office:value="2159.64097533333" calcext:value-type="float">
            <text:p>2159.64097533333</text:p>
          </table:table-cell>
          <table:table-cell office:value-type="float" office:value="2699.668654" calcext:value-type="float">
            <text:p>2699.668654</text:p>
          </table:table-cell>
          <table:table-cell office:value-type="float" office:value="3182.50627266667" calcext:value-type="float">
            <text:p>3182.50627266667</text:p>
          </table:table-cell>
          <table:table-cell office:value-type="float" office:value="3116.58469866667" calcext:value-type="float">
            <text:p>3116.58469866667</text:p>
          </table:table-cell>
          <table:table-cell office:value-type="float" office:value="2936.76294" calcext:value-type="float">
            <text:p>2936.76294</text:p>
          </table:table-cell>
          <table:table-cell office:value-type="float" office:value="2758.73174533333" calcext:value-type="float">
            <text:p>2758.73174533333</text:p>
          </table:table-cell>
          <table:table-cell office:value-type="float" office:value="2898.92921533333" calcext:value-type="float">
            <text:p>2898.92921533333</text:p>
          </table:table-cell>
          <table:table-cell office:value-type="float" office:value="3262.13113533333" calcext:value-type="float">
            <text:p>3262.13113533333</text:p>
          </table:table-cell>
          <table:table-cell office:value-type="float" office:value="2600.236564" calcext:value-type="float">
            <text:p>2600.236564</text:p>
          </table:table-cell>
        </table:table-row>
        <table:table-row table:style-name="ro1">
          <table:table-cell office:value-type="string" calcext:value-type="string">
            <text:p>G6GD inap median</text:p>
          </table:table-cell>
          <table:table-cell office:value-type="float" office:value="3834.4939" calcext:value-type="float">
            <text:p>3834.4939</text:p>
          </table:table-cell>
          <table:table-cell office:value-type="float" office:value="2146.95532" calcext:value-type="float">
            <text:p>2146.95532</text:p>
          </table:table-cell>
          <table:table-cell office:value-type="float" office:value="3995.84106" calcext:value-type="float">
            <text:p>3995.84106</text:p>
          </table:table-cell>
          <table:table-cell office:value-type="float" office:value="3161.93115" calcext:value-type="float">
            <text:p>3161.93115</text:p>
          </table:table-cell>
          <table:table-cell office:value-type="float" office:value="6285.98779" calcext:value-type="float">
            <text:p>6285.98779</text:p>
          </table:table-cell>
          <table:table-cell office:value-type="float" office:value="2119.52588" calcext:value-type="float">
            <text:p>2119.52588</text:p>
          </table:table-cell>
          <table:table-cell office:value-type="float" office:value="1560.95178" calcext:value-type="float">
            <text:p>1560.95178</text:p>
          </table:table-cell>
          <table:table-cell office:value-type="float" office:value="3924.52075" calcext:value-type="float">
            <text:p>3924.52075</text:p>
          </table:table-cell>
          <table:table-cell office:value-type="float" office:value="2576.53442" calcext:value-type="float">
            <text:p>2576.53442</text:p>
          </table:table-cell>
          <table:table-cell office:value-type="float" office:value="4115.14844" calcext:value-type="float">
            <text:p>4115.14844</text:p>
          </table:table-cell>
          <table:table-cell office:value-type="float" office:value="3346.45898" calcext:value-type="float">
            <text:p>3346.45898</text:p>
          </table:table-cell>
          <table:table-cell office:value-type="float" office:value="3864.70288" calcext:value-type="float">
            <text:p>3864.70288</text:p>
          </table:table-cell>
          <table:table-cell office:value-type="float" office:value="3717.26709" calcext:value-type="float">
            <text:p>3717.26709</text:p>
          </table:table-cell>
          <table:table-cell office:value-type="float" office:value="2563.32983" calcext:value-type="float">
            <text:p>2563.32983</text:p>
          </table:table-cell>
          <table:table-cell office:value-type="float" office:value="1944.83594" calcext:value-type="float">
            <text:p>1944.83594</text:p>
          </table:table-cell>
          <table:table-cell office:value-type="float" office:value="3209.05591" calcext:value-type="float">
            <text:p>3209.05591</text:p>
          </table:table-cell>
          <table:table-cell office:value-type="float" office:value="2375.40308" calcext:value-type="float">
            <text:p>2375.40308</text:p>
          </table:table-cell>
          <table:table-cell office:value-type="float" office:value="3583.24023" calcext:value-type="float">
            <text:p>3583.24023</text:p>
          </table:table-cell>
          <table:table-cell office:value-type="float" office:value="3444.07739" calcext:value-type="float">
            <text:p>3444.07739</text:p>
          </table:table-cell>
          <table:table-cell office:value-type="float" office:value="4890.87158" calcext:value-type="float">
            <text:p>4890.87158</text:p>
          </table:table-cell>
          <table:table-cell office:value-type="float" office:value="4958.87744" calcext:value-type="float">
            <text:p>4958.87744</text:p>
          </table:table-cell>
          <table:table-cell office:value-type="float" office:value="4838.70166" calcext:value-type="float">
            <text:p>4838.70166</text:p>
          </table:table-cell>
          <table:table-cell office:value-type="float" office:value="4040.3418" calcext:value-type="float">
            <text:p>4040.3418</text:p>
          </table:table-cell>
          <table:table-cell office:value-type="float" office:value="6191.32764" calcext:value-type="float">
            <text:p>6191.32764</text:p>
          </table:table-cell>
          <table:table-cell office:value-type="float" office:value="4904.39404" calcext:value-type="float">
            <text:p>4904.39404</text:p>
          </table:table-cell>
          <table:table-cell office:value-type="float" office:value="3511.28247" calcext:value-type="float">
            <text:p>3511.28247</text:p>
          </table:table-cell>
          <table:table-cell office:value-type="float" office:value="2926.99951" calcext:value-type="float">
            <text:p>2926.99951</text:p>
          </table:table-cell>
          <table:table-cell office:value-type="float" office:value="5094.49756" calcext:value-type="float">
            <text:p>5094.49756</text:p>
          </table:table-cell>
          <table:table-cell office:value-type="float" office:value="3602.18275" calcext:value-type="float">
            <text:p>3602.18275</text:p>
          </table:table-cell>
        </table:table-row>
        <table:table-row table:style-name="ro1">
          <table:table-cell office:value-type="string" calcext:value-type="string">
            <text:p>G6GD hyper median</text:p>
          </table:table-cell>
          <table:table-cell office:value-type="float" office:value="1869.6001" calcext:value-type="float">
            <text:p>1869.6001</text:p>
          </table:table-cell>
          <table:table-cell office:value-type="float" office:value="1685.68958" calcext:value-type="float">
            <text:p>1685.68958</text:p>
          </table:table-cell>
          <table:table-cell office:value-type="float" office:value="2733.5647" calcext:value-type="float">
            <text:p>2733.5647</text:p>
          </table:table-cell>
          <table:table-cell office:value-type="float" office:value="2064.95361" calcext:value-type="float">
            <text:p>2064.95361</text:p>
          </table:table-cell>
          <table:table-cell office:value-type="float" office:value="3300.24854" calcext:value-type="float">
            <text:p>3300.24854</text:p>
          </table:table-cell>
          <table:table-cell office:value-type="float" office:value="2334.43701" calcext:value-type="float">
            <text:p>2334.43701</text:p>
          </table:table-cell>
          <table:table-cell office:value-type="float" office:value="1639.77173" calcext:value-type="float">
            <text:p>1639.77173</text:p>
          </table:table-cell>
          <table:table-cell office:value-type="float" office:value="2640.54639" calcext:value-type="float">
            <text:p>2640.54639</text:p>
          </table:table-cell>
          <table:table-cell office:value-type="float" office:value="1820.15454" calcext:value-type="float">
            <text:p>1820.15454</text:p>
          </table:table-cell>
          <table:table-cell office:value-type="float" office:value="2787.00098" calcext:value-type="float">
            <text:p>2787.00098</text:p>
          </table:table-cell>
          <table:table-cell office:value-type="float" office:value="1559.19995" calcext:value-type="float">
            <text:p>1559.19995</text:p>
          </table:table-cell>
          <table:table-cell office:value-type="float" office:value="1704.81433" calcext:value-type="float">
            <text:p>1704.81433</text:p>
          </table:table-cell>
          <table:table-cell office:value-type="float" office:value="2681.44385" calcext:value-type="float">
            <text:p>2681.44385</text:p>
          </table:table-cell>
          <table:table-cell office:value-type="float" office:value="1780.97266" calcext:value-type="float">
            <text:p>1780.97266</text:p>
          </table:table-cell>
          <table:table-cell office:value-type="float" office:value="1593.23511" calcext:value-type="float">
            <text:p>1593.23511</text:p>
          </table:table-cell>
          <table:table-cell office:value-type="float" office:value="3442.69385" calcext:value-type="float">
            <text:p>3442.69385</text:p>
          </table:table-cell>
          <table:table-cell office:value-type="float" office:value="2770.02588" calcext:value-type="float">
            <text:p>2770.02588</text:p>
          </table:table-cell>
          <table:table-cell office:value-type="float" office:value="3332.552" calcext:value-type="float">
            <text:p>3332.552</text:p>
          </table:table-cell>
          <table:table-cell office:value-type="float" office:value="2957.82373" calcext:value-type="float">
            <text:p>2957.82373</text:p>
          </table:table-cell>
          <table:table-cell office:value-type="float" office:value="2731.43945" calcext:value-type="float">
            <text:p>2731.43945</text:p>
          </table:table-cell>
          <table:table-cell office:value-type="float" office:value="2133.90552" calcext:value-type="float">
            <text:p>2133.90552</text:p>
          </table:table-cell>
          <table:table-cell office:value-type="float" office:value="2691.31812" calcext:value-type="float">
            <text:p>2691.31812</text:p>
          </table:table-cell>
          <table:table-cell office:value-type="float" office:value="3170.51953" calcext:value-type="float">
            <text:p>3170.51953</text:p>
          </table:table-cell>
          <table:table-cell office:value-type="float" office:value="3112.5603" calcext:value-type="float">
            <text:p>3112.5603</text:p>
          </table:table-cell>
          <table:table-cell office:value-type="float" office:value="2899.80664" calcext:value-type="float">
            <text:p>2899.80664</text:p>
          </table:table-cell>
          <table:table-cell office:value-type="float" office:value="2708.93335" calcext:value-type="float">
            <text:p>2708.93335</text:p>
          </table:table-cell>
          <table:table-cell office:value-type="float" office:value="2883.17456" calcext:value-type="float">
            <text:p>2883.17456</text:p>
          </table:table-cell>
          <table:table-cell office:value-type="float" office:value="3252.67456" calcext:value-type="float">
            <text:p>3252.67456</text:p>
          </table:table-cell>
          <table:table-cell office:value-type="float" office:value="2596.2312" calcext:value-type="float">
            <text:p>2596.231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an G6GD inap</text:p>
          </table:table-cell>
          <table:table-cell table:formula="of:=AVERAGE([.B21:.AD21])" office:value-type="float" office:value="3683.13974105747" calcext:value-type="float">
            <text:p>3683.139741057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an G6GD hyper</text:p>
          </table:table-cell>
          <table:table-cell table:formula="of:=AVERAGE([.B22:.AD22])" office:value-type="float" office:value="2529.63295066667" calcext:value-type="float">
            <text:p>2529.6329506666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dian G6GD inap</text:p>
          </table:table-cell>
          <table:table-cell table:formula="of:=MEDIAN([.B23:.AD23])" office:value-type="float" office:value="3602.18275" calcext:value-type="float">
            <text:p>3602.182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dian G6GD hyper</text:p>
          </table:table-cell>
          <table:table-cell table:formula="of:=MEDIAN([.B24:.AD24])" office:value-type="float" office:value="2691.31812" calcext:value-type="float">
            <text:p>2691.31812</text:p>
          </table:table-cell>
          <table:table-cell table:number-columns-repeated="28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21]/[.B22]" office:value-type="float" office:value="2.04409632725071" calcext:value-type="float">
            <text:p>2.04409632725071</text:p>
          </table:table-cell>
          <table:table-cell table:formula="of:=[.C21]/[.C22]" office:value-type="float" office:value="1.27053564998821" calcext:value-type="float">
            <text:p>1.27053564998821</text:p>
          </table:table-cell>
          <table:table-cell table:formula="of:=[.D21]/[.D22]" office:value-type="float" office:value="1.4640172788497" calcext:value-type="float">
            <text:p>1.4640172788497</text:p>
          </table:table-cell>
          <table:table-cell table:formula="of:=[.E21]/[.E22]" office:value-type="float" office:value="1.53244150034487" calcext:value-type="float">
            <text:p>1.53244150034487</text:p>
          </table:table-cell>
          <table:table-cell table:formula="of:=[.F21]/[.F22]" office:value-type="float" office:value="1.9514231684213" calcext:value-type="float">
            <text:p>1.9514231684213</text:p>
          </table:table-cell>
          <table:table-cell table:formula="of:=[.G21]/[.G22]" office:value-type="float" office:value="0.897006834856597" calcext:value-type="float">
            <text:p>0.897006834856597</text:p>
          </table:table-cell>
          <table:table-cell table:formula="of:=[.H21]/[.H22]" office:value-type="float" office:value="0.9463474924069" calcext:value-type="float">
            <text:p>0.9463474924069</text:p>
          </table:table-cell>
          <table:table-cell table:formula="of:=[.I21]/[.I22]" office:value-type="float" office:value="1.47411202066292" calcext:value-type="float">
            <text:p>1.47411202066292</text:p>
          </table:table-cell>
          <table:table-cell table:formula="of:=[.J21]/[.J22]" office:value-type="float" office:value="1.39687459223529" calcext:value-type="float">
            <text:p>1.39687459223529</text:p>
          </table:table-cell>
          <table:table-cell table:formula="of:=[.K21]/[.K22]" office:value-type="float" office:value="1.4859886093858" calcext:value-type="float">
            <text:p>1.4859886093858</text:p>
          </table:table-cell>
          <table:table-cell table:formula="of:=[.L21]/[.L22]" office:value-type="float" office:value="2.13444571064079" calcext:value-type="float">
            <text:p>2.13444571064079</text:p>
          </table:table-cell>
          <table:table-cell table:formula="of:=[.M21]/[.M22]" office:value-type="float" office:value="2.23508312044249" calcext:value-type="float">
            <text:p>2.23508312044249</text:p>
          </table:table-cell>
          <table:table-cell table:formula="of:=[.N21]/[.N22]" office:value-type="float" office:value="1.38815826692963" calcext:value-type="float">
            <text:p>1.38815826692963</text:p>
          </table:table-cell>
          <table:table-cell table:formula="of:=[.O21]/[.O22]" office:value-type="float" office:value="1.41362760028686" calcext:value-type="float">
            <text:p>1.41362760028686</text:p>
          </table:table-cell>
          <table:table-cell table:formula="of:=[.P21]/[.P22]" office:value-type="float" office:value="1.19402835728609" calcext:value-type="float">
            <text:p>1.19402835728609</text:p>
          </table:table-cell>
          <table:table-cell table:formula="of:=[.Q21]/[.Q22]" office:value-type="float" office:value="0.932551346945348" calcext:value-type="float">
            <text:p>0.932551346945348</text:p>
          </table:table-cell>
          <table:table-cell table:formula="of:=[.R21]/[.R22]" office:value-type="float" office:value="0.836396034835263" calcext:value-type="float">
            <text:p>0.836396034835263</text:p>
          </table:table-cell>
          <table:table-cell table:formula="of:=[.S21]/[.S22]" office:value-type="float" office:value="1.06259450542625" calcext:value-type="float">
            <text:p>1.06259450542625</text:p>
          </table:table-cell>
          <table:table-cell table:formula="of:=[.T21]/[.T22]" office:value-type="float" office:value="1.15364861645587" calcext:value-type="float">
            <text:p>1.15364861645587</text:p>
          </table:table-cell>
          <table:table-cell table:formula="of:=[.U21]/[.U22]" office:value-type="float" office:value="1.76624025452913" calcext:value-type="float">
            <text:p>1.76624025452913</text:p>
          </table:table-cell>
          <table:table-cell table:formula="of:=[.V21]/[.V22]" office:value-type="float" office:value="2.31549572750698" calcext:value-type="float">
            <text:p>2.31549572750698</text:p>
          </table:table-cell>
          <table:table-cell table:formula="of:=[.W21]/[.W22]" office:value-type="float" office:value="1.79567118807363" calcext:value-type="float">
            <text:p>1.79567118807363</text:p>
          </table:table-cell>
          <table:table-cell table:formula="of:=[.X21]/[.X22]" office:value-type="float" office:value="1.26105544000615" calcext:value-type="float">
            <text:p>1.26105544000615</text:p>
          </table:table-cell>
          <table:table-cell table:formula="of:=[.Y21]/[.Y22]" office:value-type="float" office:value="1.98400220578379" calcext:value-type="float">
            <text:p>1.98400220578379</text:p>
          </table:table-cell>
          <table:table-cell table:formula="of:=[.Z21]/[.Z22]" office:value-type="float" office:value="1.66416391715976" calcext:value-type="float">
            <text:p>1.66416391715976</text:p>
          </table:table-cell>
          <table:table-cell table:formula="of:=[.AA21]/[.AA22]" office:value-type="float" office:value="1.2784491209168" calcext:value-type="float">
            <text:p>1.2784491209168</text:p>
          </table:table-cell>
          <table:table-cell table:formula="of:=[.AB21]/[.AB22]" office:value-type="float" office:value="1.00542635946983" calcext:value-type="float">
            <text:p>1.00542635946983</text:p>
          </table:table-cell>
          <table:table-cell table:formula="of:=[.AC21]/[.AC22]" office:value-type="float" office:value="1.54918511703248" calcext:value-type="float">
            <text:p>1.54918511703248</text:p>
          </table:table-cell>
          <table:table-cell table:formula="of:=[.AD21]/[.AD22]" office:value-type="float" office:value="1.38662349517929" calcext:value-type="float">
            <text:p>1.38662349517929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23]/[.B24]" office:value-type="float" office:value="2.05097009783001" calcext:value-type="float">
            <text:p>2.05097009783001</text:p>
          </table:table-cell>
          <table:table-cell table:formula="of:=[.C23]/[.C24]" office:value-type="float" office:value="1.27363622903809" calcext:value-type="float">
            <text:p>1.27363622903809</text:p>
          </table:table-cell>
          <table:table-cell table:formula="of:=[.D23]/[.D24]" office:value-type="float" office:value="1.46176933730524" calcext:value-type="float">
            <text:p>1.46176933730524</text:p>
          </table:table-cell>
          <table:table-cell table:formula="of:=[.E23]/[.E24]" office:value-type="float" office:value="1.53123592447193" calcext:value-type="float">
            <text:p>1.53123592447193</text:p>
          </table:table-cell>
          <table:table-cell table:formula="of:=[.F23]/[.F24]" office:value-type="float" office:value="1.90470133197908" calcext:value-type="float">
            <text:p>1.90470133197908</text:p>
          </table:table-cell>
          <table:table-cell table:formula="of:=[.G23]/[.G24]" office:value-type="float" office:value="0.907938775353806" calcext:value-type="float">
            <text:p>0.907938775353806</text:p>
          </table:table-cell>
          <table:table-cell table:formula="of:=[.H23]/[.H24]" office:value-type="float" office:value="0.951932364390744" calcext:value-type="float">
            <text:p>0.951932364390744</text:p>
          </table:table-cell>
          <table:table-cell table:formula="of:=[.I23]/[.I24]" office:value-type="float" office:value="1.48625328638896" calcext:value-type="float">
            <text:p>1.48625328638896</text:p>
          </table:table-cell>
          <table:table-cell table:formula="of:=[.J23]/[.J24]" office:value-type="float" office:value="1.41555805475726" calcext:value-type="float">
            <text:p>1.41555805475726</text:p>
          </table:table-cell>
          <table:table-cell table:formula="of:=[.K23]/[.K24]" office:value-type="float" office:value="1.47655076892007" calcext:value-type="float">
            <text:p>1.47655076892007</text:p>
          </table:table-cell>
          <table:table-cell table:formula="of:=[.L23]/[.L24]" office:value-type="float" office:value="2.14626673121687" calcext:value-type="float">
            <text:p>2.14626673121687</text:p>
          </table:table-cell>
          <table:table-cell table:formula="of:=[.M23]/[.M24]" office:value-type="float" office:value="2.26693476937163" calcext:value-type="float">
            <text:p>2.26693476937163</text:p>
          </table:table-cell>
          <table:table-cell table:formula="of:=[.N23]/[.N24]" office:value-type="float" office:value="1.38629309355107" calcext:value-type="float">
            <text:p>1.38629309355107</text:p>
          </table:table-cell>
          <table:table-cell table:formula="of:=[.O23]/[.O24]" office:value-type="float" office:value="1.43928645709811" calcext:value-type="float">
            <text:p>1.43928645709811</text:p>
          </table:table-cell>
          <table:table-cell table:formula="of:=[.P23]/[.P24]" office:value-type="float" office:value="1.22068358134538" calcext:value-type="float">
            <text:p>1.22068358134538</text:p>
          </table:table-cell>
          <table:table-cell table:formula="of:=[.Q23]/[.Q24]" office:value-type="float" office:value="0.932135138882593" calcext:value-type="float">
            <text:p>0.932135138882593</text:p>
          </table:table-cell>
          <table:table-cell table:formula="of:=[.R23]/[.R24]" office:value-type="float" office:value="0.857538226321553" calcext:value-type="float">
            <text:p>0.857538226321553</text:p>
          </table:table-cell>
          <table:table-cell table:formula="of:=[.S23]/[.S24]" office:value-type="float" office:value="1.0752241015294" calcext:value-type="float">
            <text:p>1.0752241015294</text:p>
          </table:table-cell>
          <table:table-cell table:formula="of:=[.T23]/[.T24]" office:value-type="float" office:value="1.16439575322496" calcext:value-type="float">
            <text:p>1.16439575322496</text:p>
          </table:table-cell>
          <table:table-cell table:formula="of:=[.U23]/[.U24]" office:value-type="float" office:value="1.79058392819215" calcext:value-type="float">
            <text:p>1.79058392819215</text:p>
          </table:table-cell>
          <table:table-cell table:formula="of:=[.V23]/[.V24]" office:value-type="float" office:value="2.32385051424395" calcext:value-type="float">
            <text:p>2.32385051424395</text:p>
          </table:table-cell>
          <table:table-cell table:formula="of:=[.W23]/[.W24]" office:value-type="float" office:value="1.79789287042737" calcext:value-type="float">
            <text:p>1.79789287042737</text:p>
          </table:table-cell>
          <table:table-cell table:formula="of:=[.X23]/[.X24]" office:value-type="float" office:value="1.27434692067644" calcext:value-type="float">
            <text:p>1.27434692067644</text:p>
          </table:table-cell>
          <table:table-cell table:formula="of:=[.Y23]/[.Y24]" office:value-type="float" office:value="1.98914303443374" calcext:value-type="float">
            <text:p>1.98914303443374</text:p>
          </table:table-cell>
          <table:table-cell table:formula="of:=[.Z23]/[.Z24]" office:value-type="float" office:value="1.69128312638114" calcext:value-type="float">
            <text:p>1.69128312638114</text:p>
          </table:table-cell>
          <table:table-cell table:formula="of:=[.AA23]/[.AA24]" office:value-type="float" office:value="1.29618636427508" calcext:value-type="float">
            <text:p>1.29618636427508</text:p>
          </table:table-cell>
          <table:table-cell table:formula="of:=[.AB23]/[.AB24]" office:value-type="float" office:value="1.0152002416392" calcext:value-type="float">
            <text:p>1.0152002416392</text:p>
          </table:table-cell>
          <table:table-cell table:formula="of:=[.AC23]/[.AC24]" office:value-type="float" office:value="1.56624877958894" calcext:value-type="float">
            <text:p>1.56624877958894</text:p>
          </table:table-cell>
          <table:table-cell table:formula="of:=[.AD23]/[.AD24]" office:value-type="float" office:value="1.38746608930668" calcext:value-type="float">
            <text:p>1.38746608930668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an G6GD</text:p>
          </table:table-cell>
          <table:table-cell table:formula="of:=AVERAGE([.B33:.AD33])" office:value-type="float" office:value="1.47654102963134" calcext:value-type="float">
            <text:p>1.476541029631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edian G6GD</text:p>
          </table:table-cell>
          <table:table-cell table:formula="of:=MEDIAN([.B34:.AD34])" office:value-type="float" office:value="1.43928645709811" calcext:value-type="float">
            <text:p>1.43928645709811</text:p>
          </table:table-cell>
          <table:table-cell table:number-columns-repeated="28"/>
        </table:table-row>
      </table:table>
      <table:table table:name="elav PgdTRIP" table:style-name="ta1">
        <table:table-column table:style-name="co1" table:default-cell-style-name="Default"/>
        <table:table-column table:style-name="co2" table:number-columns-repeated="27" table:default-cell-style-name="Default"/>
        <table:table-row table:style-name="ro1">
          <table:table-cell office:value-type="string" calcext:value-type="string">
            <text:p>elav BG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an PgdTRIP inap</text:p>
          </table:table-cell>
          <table:table-cell office:value-type="float" office:value="1113.37786333333" calcext:value-type="float">
            <text:p>1113.37786333333</text:p>
          </table:table-cell>
          <table:table-cell office:value-type="float" office:value="1064.825216" calcext:value-type="float">
            <text:p>1064.825216</text:p>
          </table:table-cell>
          <table:table-cell office:value-type="float" office:value="1280.584774" calcext:value-type="float">
            <text:p>1280.584774</text:p>
          </table:table-cell>
          <table:table-cell office:value-type="float" office:value="1942.811728" calcext:value-type="float">
            <text:p>1942.811728</text:p>
          </table:table-cell>
          <table:table-cell office:value-type="float" office:value="1869.71477066667" calcext:value-type="float">
            <text:p>1869.71477066667</text:p>
          </table:table-cell>
          <table:table-cell office:value-type="float" office:value="1629.06177666667" calcext:value-type="float">
            <text:p>1629.06177666667</text:p>
          </table:table-cell>
          <table:table-cell office:value-type="float" office:value="1505.30518466667" calcext:value-type="float">
            <text:p>1505.30518466667</text:p>
          </table:table-cell>
          <table:table-cell office:value-type="float" office:value="1406.81747333333" calcext:value-type="float">
            <text:p>1406.81747333333</text:p>
          </table:table-cell>
          <table:table-cell office:value-type="float" office:value="974.759814" calcext:value-type="float">
            <text:p>974.759814</text:p>
          </table:table-cell>
          <table:table-cell office:value-type="float" office:value="1244.709554" calcext:value-type="float">
            <text:p>1244.709554</text:p>
          </table:table-cell>
          <table:table-cell office:value-type="float" office:value="1075.18018333333" calcext:value-type="float">
            <text:p>1075.18018333333</text:p>
          </table:table-cell>
          <table:table-cell office:value-type="float" office:value="3443.97614" calcext:value-type="float">
            <text:p>3443.97614</text:p>
          </table:table-cell>
          <table:table-cell office:value-type="float" office:value="1859.10642" calcext:value-type="float">
            <text:p>1859.10642</text:p>
          </table:table-cell>
          <table:table-cell office:value-type="float" office:value="1408.376254" calcext:value-type="float">
            <text:p>1408.376254</text:p>
          </table:table-cell>
          <table:table-cell office:value-type="float" office:value="2600.02421866667" calcext:value-type="float">
            <text:p>2600.02421866667</text:p>
          </table:table-cell>
          <table:table-cell office:value-type="float" office:value="1844.96763533333" calcext:value-type="float">
            <text:p>1844.96763533333</text:p>
          </table:table-cell>
          <table:table-cell office:value-type="float" office:value="2434.34056" calcext:value-type="float">
            <text:p>2434.34056</text:p>
          </table:table-cell>
          <table:table-cell office:value-type="float" office:value="1147.837956" calcext:value-type="float">
            <text:p>1147.837956</text:p>
          </table:table-cell>
          <table:table-cell office:value-type="float" office:value="1090.229138" calcext:value-type="float">
            <text:p>1090.229138</text:p>
          </table:table-cell>
          <table:table-cell office:value-type="float" office:value="1301.76823866667" calcext:value-type="float">
            <text:p>1301.76823866667</text:p>
          </table:table-cell>
          <table:table-cell office:value-type="float" office:value="1331.99702066667" calcext:value-type="float">
            <text:p>1331.99702066667</text:p>
          </table:table-cell>
          <table:table-cell office:value-type="float" office:value="1174.16856666667" calcext:value-type="float">
            <text:p>1174.16856666667</text:p>
          </table:table-cell>
          <table:table-cell office:value-type="float" office:value="921.421570666667" calcext:value-type="float">
            <text:p>921.421570666667</text:p>
          </table:table-cell>
          <table:table-cell office:value-type="float" office:value="1008.77233066667" calcext:value-type="float">
            <text:p>1008.77233066667</text:p>
          </table:table-cell>
          <table:table-cell office:value-type="float" office:value="1582.96992266667" calcext:value-type="float">
            <text:p>1582.96992266667</text:p>
          </table:table-cell>
          <table:table-cell office:value-type="float" office:value="1305.60179066667" calcext:value-type="float">
            <text:p>1305.60179066667</text:p>
          </table:table-cell>
          <table:table-cell office:value-type="float" office:value="928.476782666667" calcext:value-type="float">
            <text:p>928.476782666667</text:p>
          </table:table-cell>
        </table:table-row>
        <table:table-row table:style-name="ro1">
          <table:table-cell office:value-type="string" calcext:value-type="string">
            <text:p>mean PgdTRIP hyper</text:p>
          </table:table-cell>
          <table:table-cell office:value-type="float" office:value="222.21375" calcext:value-type="float">
            <text:p>222.21375</text:p>
          </table:table-cell>
          <table:table-cell office:value-type="float" office:value="246.061618" calcext:value-type="float">
            <text:p>246.061618</text:p>
          </table:table-cell>
          <table:table-cell office:value-type="float" office:value="838.959233333333" calcext:value-type="float">
            <text:p>838.959233333333</text:p>
          </table:table-cell>
          <table:table-cell office:value-type="float" office:value="779.369988" calcext:value-type="float">
            <text:p>779.369988</text:p>
          </table:table-cell>
          <table:table-cell office:value-type="float" office:value="881.041203333333" calcext:value-type="float">
            <text:p>881.041203333333</text:p>
          </table:table-cell>
          <table:table-cell office:value-type="float" office:value="831.148876666667" calcext:value-type="float">
            <text:p>831.148876666667</text:p>
          </table:table-cell>
          <table:table-cell office:value-type="float" office:value="841.405152" calcext:value-type="float">
            <text:p>841.405152</text:p>
          </table:table-cell>
          <table:table-cell office:value-type="float" office:value="701.337418666667" calcext:value-type="float">
            <text:p>701.337418666667</text:p>
          </table:table-cell>
          <table:table-cell office:value-type="float" office:value="537.886796" calcext:value-type="float">
            <text:p>537.886796</text:p>
          </table:table-cell>
          <table:table-cell office:value-type="float" office:value="1005.51861533333" calcext:value-type="float">
            <text:p>1005.51861533333</text:p>
          </table:table-cell>
          <table:table-cell office:value-type="float" office:value="729.047949333333" calcext:value-type="float">
            <text:p>729.047949333333</text:p>
          </table:table-cell>
          <table:table-cell office:value-type="float" office:value="1191.13951" calcext:value-type="float">
            <text:p>1191.13951</text:p>
          </table:table-cell>
          <table:table-cell office:value-type="float" office:value="1068.95677133333" calcext:value-type="float">
            <text:p>1068.95677133333</text:p>
          </table:table-cell>
          <table:table-cell office:value-type="float" office:value="897.368386666667" calcext:value-type="float">
            <text:p>897.368386666667</text:p>
          </table:table-cell>
          <table:table-cell office:value-type="float" office:value="2102.73716733333" calcext:value-type="float">
            <text:p>2102.73716733333</text:p>
          </table:table-cell>
          <table:table-cell office:value-type="float" office:value="852.001872666667" calcext:value-type="float">
            <text:p>852.001872666667</text:p>
          </table:table-cell>
          <table:table-cell office:value-type="float" office:value="653.955765333333" calcext:value-type="float">
            <text:p>653.955765333333</text:p>
          </table:table-cell>
          <table:table-cell office:value-type="float" office:value="529.342601333333" calcext:value-type="float">
            <text:p>529.342601333333</text:p>
          </table:table-cell>
          <table:table-cell office:value-type="float" office:value="709.549108" calcext:value-type="float">
            <text:p>709.549108</text:p>
          </table:table-cell>
          <table:table-cell office:value-type="float" office:value="694.270123333333" calcext:value-type="float">
            <text:p>694.270123333333</text:p>
          </table:table-cell>
          <table:table-cell office:value-type="float" office:value="841.661389333333" calcext:value-type="float">
            <text:p>841.661389333333</text:p>
          </table:table-cell>
          <table:table-cell office:value-type="float" office:value="979.044727333333" calcext:value-type="float">
            <text:p>979.044727333333</text:p>
          </table:table-cell>
          <table:table-cell office:value-type="float" office:value="598.316129333333" calcext:value-type="float">
            <text:p>598.316129333333</text:p>
          </table:table-cell>
          <table:table-cell office:value-type="float" office:value="724.275794" calcext:value-type="float">
            <text:p>724.275794</text:p>
          </table:table-cell>
          <table:table-cell office:value-type="float" office:value="1226.50932533333" calcext:value-type="float">
            <text:p>1226.50932533333</text:p>
          </table:table-cell>
          <table:table-cell office:value-type="float" office:value="1477.049276" calcext:value-type="float">
            <text:p>1477.049276</text:p>
          </table:table-cell>
          <table:table-cell office:value-type="float" office:value="1230.37497466667" calcext:value-type="float">
            <text:p>1230.37497466667</text:p>
          </table:table-cell>
        </table:table-row>
        <table:table-row table:style-name="ro1">
          <table:table-cell office:value-type="string" calcext:value-type="string">
            <text:p>median PgdTRIP inap</text:p>
          </table:table-cell>
          <table:table-cell office:value-type="float" office:value="1109.526" calcext:value-type="float">
            <text:p>1109.526</text:p>
          </table:table-cell>
          <table:table-cell office:value-type="float" office:value="1065.22083" calcext:value-type="float">
            <text:p>1065.22083</text:p>
          </table:table-cell>
          <table:table-cell office:value-type="float" office:value="1270.4071" calcext:value-type="float">
            <text:p>1270.4071</text:p>
          </table:table-cell>
          <table:table-cell office:value-type="float" office:value="1949.42432" calcext:value-type="float">
            <text:p>1949.42432</text:p>
          </table:table-cell>
          <table:table-cell office:value-type="float" office:value="1874.63562" calcext:value-type="float">
            <text:p>1874.63562</text:p>
          </table:table-cell>
          <table:table-cell office:value-type="float" office:value="1622.06445" calcext:value-type="float">
            <text:p>1622.06445</text:p>
          </table:table-cell>
          <table:table-cell office:value-type="float" office:value="1489.37524" calcext:value-type="float">
            <text:p>1489.37524</text:p>
          </table:table-cell>
          <table:table-cell office:value-type="float" office:value="1411.30872" calcext:value-type="float">
            <text:p>1411.30872</text:p>
          </table:table-cell>
          <table:table-cell office:value-type="float" office:value="983.30902" calcext:value-type="float">
            <text:p>983.30902</text:p>
          </table:table-cell>
          <table:table-cell office:value-type="float" office:value="1199.93921" calcext:value-type="float">
            <text:p>1199.93921</text:p>
          </table:table-cell>
          <table:table-cell office:value-type="float" office:value="1070.76904" calcext:value-type="float">
            <text:p>1070.76904</text:p>
          </table:table-cell>
          <table:table-cell office:value-type="float" office:value="3457.11157" calcext:value-type="float">
            <text:p>3457.11157</text:p>
          </table:table-cell>
          <table:table-cell office:value-type="float" office:value="1832.80261" calcext:value-type="float">
            <text:p>1832.80261</text:p>
          </table:table-cell>
          <table:table-cell office:value-type="float" office:value="1407.98486" calcext:value-type="float">
            <text:p>1407.98486</text:p>
          </table:table-cell>
          <table:table-cell office:value-type="float" office:value="2668.45581" calcext:value-type="float">
            <text:p>2668.45581</text:p>
          </table:table-cell>
          <table:table-cell office:value-type="float" office:value="1833.65479" calcext:value-type="float">
            <text:p>1833.65479</text:p>
          </table:table-cell>
          <table:table-cell office:value-type="float" office:value="2425.71802" calcext:value-type="float">
            <text:p>2425.71802</text:p>
          </table:table-cell>
          <table:table-cell office:value-type="float" office:value="1137.45386" calcext:value-type="float">
            <text:p>1137.45386</text:p>
          </table:table-cell>
          <table:table-cell office:value-type="float" office:value="1113.94519" calcext:value-type="float">
            <text:p>1113.94519</text:p>
          </table:table-cell>
          <table:table-cell office:value-type="float" office:value="1314.47681" calcext:value-type="float">
            <text:p>1314.47681</text:p>
          </table:table-cell>
          <table:table-cell office:value-type="float" office:value="1346.38879" calcext:value-type="float">
            <text:p>1346.38879</text:p>
          </table:table-cell>
          <table:table-cell office:value-type="float" office:value="1187.04993" calcext:value-type="float">
            <text:p>1187.04993</text:p>
          </table:table-cell>
          <table:table-cell office:value-type="float" office:value="920.54327" calcext:value-type="float">
            <text:p>920.54327</text:p>
          </table:table-cell>
          <table:table-cell office:value-type="float" office:value="998.6405" calcext:value-type="float">
            <text:p>998.6405</text:p>
          </table:table-cell>
          <table:table-cell office:value-type="float" office:value="1589.4519" calcext:value-type="float">
            <text:p>1589.4519</text:p>
          </table:table-cell>
          <table:table-cell office:value-type="float" office:value="1311.17004" calcext:value-type="float">
            <text:p>1311.17004</text:p>
          </table:table-cell>
          <table:table-cell office:value-type="float" office:value="931.65247" calcext:value-type="float">
            <text:p>931.65247</text:p>
          </table:table-cell>
        </table:table-row>
        <table:table-row table:style-name="ro1">
          <table:table-cell office:value-type="string" calcext:value-type="string">
            <text:p>median PgdTRIP hyper</text:p>
          </table:table-cell>
          <table:table-cell office:value-type="float" office:value="217.81119" calcext:value-type="float">
            <text:p>217.81119</text:p>
          </table:table-cell>
          <table:table-cell office:value-type="float" office:value="241.80031" calcext:value-type="float">
            <text:p>241.80031</text:p>
          </table:table-cell>
          <table:table-cell office:value-type="float" office:value="825.86084" calcext:value-type="float">
            <text:p>825.86084</text:p>
          </table:table-cell>
          <table:table-cell office:value-type="float" office:value="777.86096" calcext:value-type="float">
            <text:p>777.86096</text:p>
          </table:table-cell>
          <table:table-cell office:value-type="float" office:value="869.26514" calcext:value-type="float">
            <text:p>869.26514</text:p>
          </table:table-cell>
          <table:table-cell office:value-type="float" office:value="832.53345" calcext:value-type="float">
            <text:p>832.53345</text:p>
          </table:table-cell>
          <table:table-cell office:value-type="float" office:value="835.13208" calcext:value-type="float">
            <text:p>835.13208</text:p>
          </table:table-cell>
          <table:table-cell office:value-type="float" office:value="671.57306" calcext:value-type="float">
            <text:p>671.57306</text:p>
          </table:table-cell>
          <table:table-cell office:value-type="float" office:value="514.46686" calcext:value-type="float">
            <text:p>514.46686</text:p>
          </table:table-cell>
          <table:table-cell office:value-type="float" office:value="1005.79266" calcext:value-type="float">
            <text:p>1005.79266</text:p>
          </table:table-cell>
          <table:table-cell office:value-type="float" office:value="733.8147" calcext:value-type="float">
            <text:p>733.8147</text:p>
          </table:table-cell>
          <table:table-cell office:value-type="float" office:value="1191.70459" calcext:value-type="float">
            <text:p>1191.70459</text:p>
          </table:table-cell>
          <table:table-cell office:value-type="float" office:value="1053.70166" calcext:value-type="float">
            <text:p>1053.70166</text:p>
          </table:table-cell>
          <table:table-cell office:value-type="float" office:value="906.14929" calcext:value-type="float">
            <text:p>906.14929</text:p>
          </table:table-cell>
          <table:table-cell office:value-type="float" office:value="2087.43237" calcext:value-type="float">
            <text:p>2087.43237</text:p>
          </table:table-cell>
          <table:table-cell office:value-type="float" office:value="847.78766" calcext:value-type="float">
            <text:p>847.78766</text:p>
          </table:table-cell>
          <table:table-cell office:value-type="float" office:value="651.81885" calcext:value-type="float">
            <text:p>651.81885</text:p>
          </table:table-cell>
          <table:table-cell office:value-type="float" office:value="508.24289" calcext:value-type="float">
            <text:p>508.24289</text:p>
          </table:table-cell>
          <table:table-cell office:value-type="float" office:value="687.19336" calcext:value-type="float">
            <text:p>687.19336</text:p>
          </table:table-cell>
          <table:table-cell office:value-type="float" office:value="673.33783" calcext:value-type="float">
            <text:p>673.33783</text:p>
          </table:table-cell>
          <table:table-cell office:value-type="float" office:value="826.59961" calcext:value-type="float">
            <text:p>826.59961</text:p>
          </table:table-cell>
          <table:table-cell office:value-type="float" office:value="962.74835" calcext:value-type="float">
            <text:p>962.74835</text:p>
          </table:table-cell>
          <table:table-cell office:value-type="float" office:value="603.99835" calcext:value-type="float">
            <text:p>603.99835</text:p>
          </table:table-cell>
          <table:table-cell office:value-type="float" office:value="733.71698" calcext:value-type="float">
            <text:p>733.71698</text:p>
          </table:table-cell>
          <table:table-cell office:value-type="float" office:value="1222.5083" calcext:value-type="float">
            <text:p>1222.5083</text:p>
          </table:table-cell>
          <table:table-cell office:value-type="float" office:value="1468.57764" calcext:value-type="float">
            <text:p>1468.57764</text:p>
          </table:table-cell>
          <table:table-cell office:value-type="float" office:value="1208.56445" calcext:value-type="float">
            <text:p>1208.5644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ean PgdTRIP inap</text:p>
          </table:table-cell>
          <table:table-cell table:formula="of:=AVERAGE([.B2:.AB2])" office:value-type="float" office:value="1499.67344012346" calcext:value-type="float">
            <text:p>1499.67344012346</text:p>
          </table:table-cell>
          <table:table-cell table:formula="of:=STDEV([.B2:.AB2])" office:value-type="float" office:value="581.711258028158" calcext:value-type="float">
            <text:p>581.71125802815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pan text:style-name="T1">mean PgdTRIP</text:span> hyper</text:p>
          </table:table-cell>
          <table:table-cell table:formula="of:=AVERAGE([.B3:.AB3])" office:value-type="float" office:value="866.316426765432" calcext:value-type="float">
            <text:p>866.316426765432</text:p>
          </table:table-cell>
          <table:table-cell table:formula="of:=STDEV([.B3:.AB3])" office:value-type="float" office:value="372.783746990115" calcext:value-type="float">
            <text:p>372.7837469901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pan text:style-name="T1">Median PgdTRIP </text:span>inap</text:p>
          </table:table-cell>
          <table:table-cell table:formula="of:=MEDIAN([.B4:.AB4])" office:value-type="float" office:value="1314.47681" calcext:value-type="float">
            <text:p>1314.476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span text:style-name="T1">median PgdTRIP</text:span> hyper</text:p>
          </table:table-cell>
          <table:table-cell table:formula="of:=MEDIAN([.B5:.AB5])" office:value-type="float" office:value="826.59961" calcext:value-type="float">
            <text:p>826.5996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2]/[.B3]" office:value-type="float" office:value="5.01039140617235" calcext:value-type="float">
            <text:p>5.01039140617235</text:p>
          </table:table-cell>
          <table:table-cell table:formula="of:=[.C2]/[.C3]" office:value-type="float" office:value="4.32747384437666" calcext:value-type="float">
            <text:p>4.32747384437666</text:p>
          </table:table-cell>
          <table:table-cell table:formula="of:=[.D2]/[.D3]" office:value-type="float" office:value="1.52639690120819" calcext:value-type="float">
            <text:p>1.52639690120819</text:p>
          </table:table-cell>
          <table:table-cell table:formula="of:=[.E2]/[.E3]" office:value-type="float" office:value="2.49279771855931" calcext:value-type="float">
            <text:p>2.49279771855931</text:p>
          </table:table-cell>
          <table:table-cell table:formula="of:=[.F2]/[.F3]" office:value-type="float" office:value="2.12216496072237" calcext:value-type="float">
            <text:p>2.12216496072237</text:p>
          </table:table-cell>
          <table:table-cell table:formula="of:=[.G2]/[.G3]" office:value-type="float" office:value="1.96001200555073" calcext:value-type="float">
            <text:p>1.96001200555073</text:p>
          </table:table-cell>
          <table:table-cell table:formula="of:=[.H2]/[.H3]" office:value-type="float" office:value="1.78903728018374" calcext:value-type="float">
            <text:p>1.78903728018374</text:p>
          </table:table-cell>
          <table:table-cell table:formula="of:=[.I2]/[.I3]" office:value-type="float" office:value="2.00590676597275" calcext:value-type="float">
            <text:p>2.00590676597275</text:p>
          </table:table-cell>
          <table:table-cell table:formula="of:=[.J2]/[.J3]" office:value-type="float" office:value="1.81220253266823" calcext:value-type="float">
            <text:p>1.81220253266823</text:p>
          </table:table-cell>
          <table:table-cell table:formula="of:=[.K2]/[.K3]" office:value-type="float" office:value="1.23787818049234" calcext:value-type="float">
            <text:p>1.23787818049234</text:p>
          </table:table-cell>
          <table:table-cell table:formula="of:=[.L2]/[.L3]" office:value-type="float" office:value="1.47477293409372" calcext:value-type="float">
            <text:p>1.47477293409372</text:p>
          </table:table-cell>
          <table:table-cell table:formula="of:=[.M2]/[.M3]" office:value-type="float" office:value="2.89132894265257" calcext:value-type="float">
            <text:p>2.89132894265257</text:p>
          </table:table-cell>
          <table:table-cell table:formula="of:=[.N2]/[.N3]" office:value-type="float" office:value="1.73917829968101" calcext:value-type="float">
            <text:p>1.73917829968101</text:p>
          </table:table-cell>
          <table:table-cell table:formula="of:=[.O2]/[.O3]" office:value-type="float" office:value="1.56945160418622" calcext:value-type="float">
            <text:p>1.56945160418622</text:p>
          </table:table-cell>
          <table:table-cell table:formula="of:=[.P2]/[.P3]" office:value-type="float" office:value="1.23649510697716" calcext:value-type="float">
            <text:p>1.23649510697716</text:p>
          </table:table-cell>
          <table:table-cell table:formula="of:=[.Q2]/[.Q3]" office:value-type="float" office:value="2.1654502114635" calcext:value-type="float">
            <text:p>2.1654502114635</text:p>
          </table:table-cell>
          <table:table-cell table:formula="of:=[.R2]/[.R3]" office:value-type="float" office:value="3.72248505028344" calcext:value-type="float">
            <text:p>3.72248505028344</text:p>
          </table:table-cell>
          <table:table-cell table:formula="of:=[.S2]/[.S3]" office:value-type="float" office:value="2.16842164811366" calcext:value-type="float">
            <text:p>2.16842164811366</text:p>
          </table:table-cell>
          <table:table-cell table:formula="of:=[.T2]/[.T3]" office:value-type="float" office:value="1.53650977178031" calcext:value-type="float">
            <text:p>1.53650977178031</text:p>
          </table:table-cell>
          <table:table-cell table:formula="of:=[.U2]/[.U3]" office:value-type="float" office:value="1.87501693493105" calcext:value-type="float">
            <text:p>1.87501693493105</text:p>
          </table:table-cell>
          <table:table-cell table:formula="of:=[.V2]/[.V3]" office:value-type="float" office:value="1.58258064056107" calcext:value-type="float">
            <text:p>1.58258064056107</text:p>
          </table:table-cell>
          <table:table-cell table:formula="of:=[.W2]/[.W3]" office:value-type="float" office:value="1.19930022999542" calcext:value-type="float">
            <text:p>1.19930022999542</text:p>
          </table:table-cell>
          <table:table-cell table:formula="of:=[.X2]/[.X3]" office:value-type="float" office:value="1.54002462158817" calcext:value-type="float">
            <text:p>1.54002462158817</text:p>
          </table:table-cell>
          <table:table-cell table:formula="of:=[.Y2]/[.Y3]" office:value-type="float" office:value="1.39280138729401" calcext:value-type="float">
            <text:p>1.39280138729401</text:p>
          </table:table-cell>
          <table:table-cell table:formula="of:=[.Z2]/[.Z3]" office:value-type="float" office:value="1.2906301566329" calcext:value-type="float">
            <text:p>1.2906301566329</text:p>
          </table:table-cell>
          <table:table-cell table:formula="of:=[.AA2]/[.AA3]" office:value-type="float" office:value="0.883925683374879" calcext:value-type="float">
            <text:p>0.883925683374879</text:p>
          </table:table-cell>
          <table:table-cell table:formula="of:=[.AB2]/[.AB3]" office:value-type="float" office:value="0.754629118588996" calcext:value-type="float">
            <text:p>0.754629118588996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4]/[.B5]" office:value-type="float" office:value="5.09398070870464" calcext:value-type="float">
            <text:p>5.09398070870464</text:p>
          </table:table-cell>
          <table:table-cell table:formula="of:=[.C4]/[.C5]" office:value-type="float" office:value="4.40537412875939" calcext:value-type="float">
            <text:p>4.40537412875939</text:p>
          </table:table-cell>
          <table:table-cell table:formula="of:=[.D4]/[.D5]" office:value-type="float" office:value="1.53828228494282" calcext:value-type="float">
            <text:p>1.53828228494282</text:p>
          </table:table-cell>
          <table:table-cell table:formula="of:=[.E4]/[.E5]" office:value-type="float" office:value="2.50613466962013" calcext:value-type="float">
            <text:p>2.50613466962013</text:p>
          </table:table-cell>
          <table:table-cell table:formula="of:=[.F4]/[.F5]" office:value-type="float" office:value="2.15657517337" calcext:value-type="float">
            <text:p>2.15657517337</text:p>
          </table:table-cell>
          <table:table-cell table:formula="of:=[.G4]/[.G5]" office:value-type="float" office:value="1.94834748081293" calcext:value-type="float">
            <text:p>1.94834748081293</text:p>
          </table:table-cell>
          <table:table-cell table:formula="of:=[.H4]/[.H5]" office:value-type="float" office:value="1.78340082445402" calcext:value-type="float">
            <text:p>1.78340082445402</text:p>
          </table:table-cell>
          <table:table-cell table:formula="of:=[.I4]/[.I5]" office:value-type="float" office:value="2.10149692425125" calcext:value-type="float">
            <text:p>2.10149692425125</text:p>
          </table:table-cell>
          <table:table-cell table:formula="of:=[.J4]/[.J5]" office:value-type="float" office:value="1.91131654233278" calcext:value-type="float">
            <text:p>1.91131654233278</text:p>
          </table:table-cell>
          <table:table-cell table:formula="of:=[.K4]/[.K5]" office:value-type="float" office:value="1.19302840209631" calcext:value-type="float">
            <text:p>1.19302840209631</text:p>
          </table:table-cell>
          <table:table-cell table:formula="of:=[.L4]/[.L5]" office:value-type="float" office:value="1.45918177981444" calcext:value-type="float">
            <text:p>1.45918177981444</text:p>
          </table:table-cell>
          <table:table-cell table:formula="of:=[.M4]/[.M5]" office:value-type="float" office:value="2.90098032600512" calcext:value-type="float">
            <text:p>2.90098032600512</text:p>
          </table:table-cell>
          <table:table-cell table:formula="of:=[.N4]/[.N5]" office:value-type="float" office:value="1.73939425131019" calcext:value-type="float">
            <text:p>1.73939425131019</text:p>
          </table:table-cell>
          <table:table-cell table:formula="of:=[.O4]/[.O5]" office:value-type="float" office:value="1.55381113855974" calcext:value-type="float">
            <text:p>1.55381113855974</text:p>
          </table:table-cell>
          <table:table-cell table:formula="of:=[.P4]/[.P5]" office:value-type="float" office:value="1.27834359970187" calcext:value-type="float">
            <text:p>1.27834359970187</text:p>
          </table:table-cell>
          <table:table-cell table:formula="of:=[.Q4]/[.Q5]" office:value-type="float" office:value="2.16287034656768" calcext:value-type="float">
            <text:p>2.16287034656768</text:p>
          </table:table-cell>
          <table:table-cell table:formula="of:=[.R4]/[.R5]" office:value-type="float" office:value="3.72146037200366" calcext:value-type="float">
            <text:p>3.72146037200366</text:p>
          </table:table-cell>
          <table:table-cell table:formula="of:=[.S4]/[.S5]" office:value-type="float" office:value="2.23801234091046" calcext:value-type="float">
            <text:p>2.23801234091046</text:p>
          </table:table-cell>
          <table:table-cell table:formula="of:=[.T4]/[.T5]" office:value-type="float" office:value="1.62100691717976" calcext:value-type="float">
            <text:p>1.62100691717976</text:p>
          </table:table-cell>
          <table:table-cell table:formula="of:=[.U4]/[.U5]" office:value-type="float" office:value="1.95218024509331" calcext:value-type="float">
            <text:p>1.95218024509331</text:p>
          </table:table-cell>
          <table:table-cell table:formula="of:=[.V4]/[.V5]" office:value-type="float" office:value="1.62882824249094" calcext:value-type="float">
            <text:p>1.62882824249094</text:p>
          </table:table-cell>
          <table:table-cell table:formula="of:=[.W4]/[.W5]" office:value-type="float" office:value="1.23298048758017" calcext:value-type="float">
            <text:p>1.23298048758017</text:p>
          </table:table-cell>
          <table:table-cell table:formula="of:=[.X4]/[.X5]" office:value-type="float" office:value="1.52408242505961" calcext:value-type="float">
            <text:p>1.52408242505961</text:p>
          </table:table-cell>
          <table:table-cell table:formula="of:=[.Y4]/[.Y5]" office:value-type="float" office:value="1.3610704498075" calcext:value-type="float">
            <text:p>1.3610704498075</text:p>
          </table:table-cell>
          <table:table-cell table:formula="of:=[.Z4]/[.Z5]" office:value-type="float" office:value="1.30015632613701" calcext:value-type="float">
            <text:p>1.30015632613701</text:p>
          </table:table-cell>
          <table:table-cell table:formula="of:=[.AA4]/[.AA5]" office:value-type="float" office:value="0.892816289917093" calcext:value-type="float">
            <text:p>0.892816289917093</text:p>
          </table:table-cell>
          <table:table-cell table:formula="of:=[.AB4]/[.AB5]" office:value-type="float" office:value="0.770875289273981" calcext:value-type="float">
            <text:p>0.770875289273981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ean PgdTRIP</text:p>
          </table:table-cell>
          <table:table-cell table:formula="of:=AVERAGE([.B13:.AB13])" office:value-type="float" office:value="1.9743431088187" calcext:value-type="float">
            <text:p>1.97434310881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 PgdTRIP</text:p>
          </table:table-cell>
          <table:table-cell table:formula="of:=MEDIAN([.B14:.AB14])" office:value-type="float" office:value="1.73939425131019" calcext:value-type="float">
            <text:p>1.73939425131019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lav no BG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an PgdTRIP inap</text:p>
          </table:table-cell>
          <table:table-cell office:value-type="float" office:value="2429.35636466667" calcext:value-type="float">
            <text:p>2429.35636466667</text:p>
          </table:table-cell>
          <table:table-cell office:value-type="float" office:value="2296.934894" calcext:value-type="float">
            <text:p>2296.934894</text:p>
          </table:table-cell>
          <table:table-cell office:value-type="float" office:value="3140.550586" calcext:value-type="float">
            <text:p>3140.550586</text:p>
          </table:table-cell>
          <table:table-cell office:value-type="float" office:value="2200.324576" calcext:value-type="float">
            <text:p>2200.324576</text:p>
          </table:table-cell>
          <table:table-cell office:value-type="float" office:value="2653.24456266667" calcext:value-type="float">
            <text:p>2653.24456266667</text:p>
          </table:table-cell>
          <table:table-cell office:value-type="float" office:value="2379.43753266667" calcext:value-type="float">
            <text:p>2379.43753266667</text:p>
          </table:table-cell>
          <table:table-cell office:value-type="float" office:value="3588.26653533333" calcext:value-type="float">
            <text:p>3588.26653533333</text:p>
          </table:table-cell>
          <table:table-cell office:value-type="float" office:value="2767.879086" calcext:value-type="float">
            <text:p>2767.879086</text:p>
          </table:table-cell>
          <table:table-cell office:value-type="float" office:value="2341.379296" calcext:value-type="float">
            <text:p>2341.379296</text:p>
          </table:table-cell>
          <table:table-cell office:value-type="float" office:value="1768.69183933333" calcext:value-type="float">
            <text:p>1768.69183933333</text:p>
          </table:table-cell>
          <table:table-cell office:value-type="float" office:value="1971.62828666667" calcext:value-type="float">
            <text:p>1971.62828666667</text:p>
          </table:table-cell>
          <table:table-cell office:value-type="float" office:value="5573.326564" calcext:value-type="float">
            <text:p>5573.326564</text:p>
          </table:table-cell>
          <table:table-cell office:value-type="float" office:value="4592.96432266667" calcext:value-type="float">
            <text:p>4592.96432266667</text:p>
          </table:table-cell>
          <table:table-cell office:value-type="float" office:value="3159.01323133333" calcext:value-type="float">
            <text:p>3159.01323133333</text:p>
          </table:table-cell>
          <table:table-cell office:value-type="float" office:value="4518.785742" calcext:value-type="float">
            <text:p>4518.785742</text:p>
          </table:table-cell>
          <table:table-cell office:value-type="float" office:value="4026.57944266667" calcext:value-type="float">
            <text:p>4026.57944266667</text:p>
          </table:table-cell>
          <table:table-cell office:value-type="float" office:value="3858.010906" calcext:value-type="float">
            <text:p>3858.010906</text:p>
          </table:table-cell>
          <table:table-cell office:value-type="float" office:value="2521.88208" calcext:value-type="float">
            <text:p>2521.88208</text:p>
          </table:table-cell>
          <table:table-cell office:value-type="float" office:value="2165.05170066667" calcext:value-type="float">
            <text:p>2165.05170066667</text:p>
          </table:table-cell>
          <table:table-cell office:value-type="float" office:value="2360.388444" calcext:value-type="float">
            <text:p>2360.388444</text:p>
          </table:table-cell>
          <table:table-cell office:value-type="float" office:value="2588.69737866667" calcext:value-type="float">
            <text:p>2588.69737866667</text:p>
          </table:table-cell>
          <table:table-cell office:value-type="float" office:value="2299.48317133333" calcext:value-type="float">
            <text:p>2299.48317133333</text:p>
          </table:table-cell>
          <table:table-cell office:value-type="float" office:value="3303.840836" calcext:value-type="float">
            <text:p>3303.840836</text:p>
          </table:table-cell>
          <table:table-cell office:value-type="float" office:value="3514.77185866667" calcext:value-type="float">
            <text:p>3514.77185866667</text:p>
          </table:table-cell>
          <table:table-cell office:value-type="float" office:value="4178.12916733333" calcext:value-type="float">
            <text:p>4178.12916733333</text:p>
          </table:table-cell>
          <table:table-cell office:value-type="float" office:value="2534.67033" calcext:value-type="float">
            <text:p>2534.67033</text:p>
          </table:table-cell>
          <table:table-cell office:value-type="float" office:value="1739.41138533333" calcext:value-type="float">
            <text:p>1739.41138533333</text:p>
          </table:table-cell>
        </table:table-row>
        <table:table-row table:style-name="ro1">
          <table:table-cell office:value-type="string" calcext:value-type="string">
            <text:p>mean PgdTRIP hyper</text:p>
          </table:table-cell>
          <table:table-cell office:value-type="float" office:value="1082.71938866667" calcext:value-type="float">
            <text:p>1082.71938866667</text:p>
          </table:table-cell>
          <table:table-cell office:value-type="float" office:value="1108.04460333333" calcext:value-type="float">
            <text:p>1108.04460333333</text:p>
          </table:table-cell>
          <table:table-cell office:value-type="float" office:value="1942.811728" calcext:value-type="float">
            <text:p>1942.811728</text:p>
          </table:table-cell>
          <table:table-cell office:value-type="float" office:value="2014.57957333333" calcext:value-type="float">
            <text:p>2014.57957333333</text:p>
          </table:table-cell>
          <table:table-cell office:value-type="float" office:value="1610.171826" calcext:value-type="float">
            <text:p>1610.171826</text:p>
          </table:table-cell>
          <table:table-cell office:value-type="float" office:value="1522.84770466667" calcext:value-type="float">
            <text:p>1522.84770466667</text:p>
          </table:table-cell>
          <table:table-cell office:value-type="float" office:value="2310.19884533333" calcext:value-type="float">
            <text:p>2310.19884533333</text:p>
          </table:table-cell>
          <table:table-cell office:value-type="float" office:value="1917.31106666667" calcext:value-type="float">
            <text:p>1917.31106666667</text:p>
          </table:table-cell>
          <table:table-cell office:value-type="float" office:value="3883.86588533333" calcext:value-type="float">
            <text:p>3883.86588533333</text:p>
          </table:table-cell>
          <table:table-cell office:value-type="float" office:value="2622.97845066667" calcext:value-type="float">
            <text:p>2622.97845066667</text:p>
          </table:table-cell>
          <table:table-cell office:value-type="float" office:value="1450.658586" calcext:value-type="float">
            <text:p>1450.658586</text:p>
          </table:table-cell>
          <table:table-cell office:value-type="float" office:value="2655.11909" calcext:value-type="float">
            <text:p>2655.11909</text:p>
          </table:table-cell>
          <table:table-cell office:value-type="float" office:value="2788.43805266667" calcext:value-type="float">
            <text:p>2788.43805266667</text:p>
          </table:table-cell>
          <table:table-cell office:value-type="float" office:value="2383.647136" calcext:value-type="float">
            <text:p>2383.647136</text:p>
          </table:table-cell>
          <table:table-cell office:value-type="float" office:value="3603.60831666667" calcext:value-type="float">
            <text:p>3603.60831666667</text:p>
          </table:table-cell>
          <table:table-cell office:value-type="float" office:value="2263.470572" calcext:value-type="float">
            <text:p>2263.470572</text:p>
          </table:table-cell>
          <table:table-cell office:value-type="float" office:value="1660.696964" calcext:value-type="float">
            <text:p>1660.696964</text:p>
          </table:table-cell>
          <table:table-cell office:value-type="float" office:value="1546.531266" calcext:value-type="float">
            <text:p>1546.531266</text:p>
          </table:table-cell>
          <table:table-cell office:value-type="float" office:value="1742.20707266667" calcext:value-type="float">
            <text:p>1742.20707266667</text:p>
          </table:table-cell>
          <table:table-cell office:value-type="float" office:value="1751.97313666667" calcext:value-type="float">
            <text:p>1751.97313666667</text:p>
          </table:table-cell>
          <table:table-cell office:value-type="float" office:value="1926.45773066667" calcext:value-type="float">
            <text:p>1926.45773066667</text:p>
          </table:table-cell>
          <table:table-cell office:value-type="float" office:value="2002.96276066667" calcext:value-type="float">
            <text:p>2002.96276066667</text:p>
          </table:table-cell>
          <table:table-cell office:value-type="float" office:value="2755.880078" calcext:value-type="float">
            <text:p>2755.880078</text:p>
          </table:table-cell>
          <table:table-cell office:value-type="float" office:value="2805.316878" calcext:value-type="float">
            <text:p>2805.316878</text:p>
          </table:table-cell>
          <table:table-cell office:value-type="float" office:value="2771.206022" calcext:value-type="float">
            <text:p>2771.206022</text:p>
          </table:table-cell>
          <table:table-cell office:value-type="float" office:value="2643.15778" calcext:value-type="float">
            <text:p>2643.15778</text:p>
          </table:table-cell>
          <table:table-cell office:value-type="float" office:value="2247.70713733333" calcext:value-type="float">
            <text:p>2247.70713733333</text:p>
          </table:table-cell>
        </table:table-row>
        <table:table-row table:style-name="ro1">
          <table:table-cell office:value-type="string" calcext:value-type="string">
            <text:p>median PgdTRIP inap</text:p>
          </table:table-cell>
          <table:table-cell office:value-type="float" office:value="2433.56616" calcext:value-type="float">
            <text:p>2433.56616</text:p>
          </table:table-cell>
          <table:table-cell office:value-type="float" office:value="2293.95044" calcext:value-type="float">
            <text:p>2293.95044</text:p>
          </table:table-cell>
          <table:table-cell office:value-type="float" office:value="3133.61719" calcext:value-type="float">
            <text:p>3133.61719</text:p>
          </table:table-cell>
          <table:table-cell office:value-type="float" office:value="2160.43188" calcext:value-type="float">
            <text:p>2160.43188</text:p>
          </table:table-cell>
          <table:table-cell office:value-type="float" office:value="2656.16821" calcext:value-type="float">
            <text:p>2656.16821</text:p>
          </table:table-cell>
          <table:table-cell office:value-type="float" office:value="2374.22266" calcext:value-type="float">
            <text:p>2374.22266</text:p>
          </table:table-cell>
          <table:table-cell office:value-type="float" office:value="3593.4165" calcext:value-type="float">
            <text:p>3593.4165</text:p>
          </table:table-cell>
          <table:table-cell office:value-type="float" office:value="2778.8313" calcext:value-type="float">
            <text:p>2778.8313</text:p>
          </table:table-cell>
          <table:table-cell office:value-type="float" office:value="2357.52832" calcext:value-type="float">
            <text:p>2357.52832</text:p>
          </table:table-cell>
          <table:table-cell office:value-type="float" office:value="1738.13257" calcext:value-type="float">
            <text:p>1738.13257</text:p>
          </table:table-cell>
          <table:table-cell office:value-type="float" office:value="1969.6748" calcext:value-type="float">
            <text:p>1969.6748</text:p>
          </table:table-cell>
          <table:table-cell office:value-type="float" office:value="5589.75977" calcext:value-type="float">
            <text:p>5589.75977</text:p>
          </table:table-cell>
          <table:table-cell office:value-type="float" office:value="4564.50244" calcext:value-type="float">
            <text:p>4564.50244</text:p>
          </table:table-cell>
          <table:table-cell office:value-type="float" office:value="3158.60815" calcext:value-type="float">
            <text:p>3158.60815</text:p>
          </table:table-cell>
          <table:table-cell office:value-type="float" office:value="4546.86914" calcext:value-type="float">
            <text:p>4546.86914</text:p>
          </table:table-cell>
          <table:table-cell office:value-type="float" office:value="3999.81714" calcext:value-type="float">
            <text:p>3999.81714</text:p>
          </table:table-cell>
          <table:table-cell office:value-type="float" office:value="3845.26099" calcext:value-type="float">
            <text:p>3845.26099</text:p>
          </table:table-cell>
          <table:table-cell office:value-type="float" office:value="2529.3501" calcext:value-type="float">
            <text:p>2529.3501</text:p>
          </table:table-cell>
          <table:table-cell office:value-type="float" office:value="2195.78467" calcext:value-type="float">
            <text:p>2195.78467</text:p>
          </table:table-cell>
          <table:table-cell office:value-type="float" office:value="2355.67212" calcext:value-type="float">
            <text:p>2355.67212</text:p>
          </table:table-cell>
          <table:table-cell office:value-type="float" office:value="2603.98584" calcext:value-type="float">
            <text:p>2603.98584</text:p>
          </table:table-cell>
          <table:table-cell office:value-type="float" office:value="2314.55371" calcext:value-type="float">
            <text:p>2314.55371</text:p>
          </table:table-cell>
          <table:table-cell office:value-type="float" office:value="3296.11108" calcext:value-type="float">
            <text:p>3296.11108</text:p>
          </table:table-cell>
          <table:table-cell office:value-type="float" office:value="3504.52148" calcext:value-type="float">
            <text:p>3504.52148</text:p>
          </table:table-cell>
          <table:table-cell office:value-type="float" office:value="4200.21094" calcext:value-type="float">
            <text:p>4200.21094</text:p>
          </table:table-cell>
          <table:table-cell office:value-type="float" office:value="2545.01123" calcext:value-type="float">
            <text:p>2545.01123</text:p>
          </table:table-cell>
          <table:table-cell office:value-type="float" office:value="1748.85645" calcext:value-type="float">
            <text:p>1748.85645</text:p>
          </table:table-cell>
        </table:table-row>
        <table:table-row table:style-name="ro1">
          <table:table-cell office:value-type="string" calcext:value-type="string">
            <text:p>median PgdTRIP hyper</text:p>
          </table:table-cell>
          <table:table-cell office:value-type="float" office:value="1074.81567" calcext:value-type="float">
            <text:p>1074.81567</text:p>
          </table:table-cell>
          <table:table-cell office:value-type="float" office:value="1104.27844" calcext:value-type="float">
            <text:p>1104.27844</text:p>
          </table:table-cell>
          <table:table-cell office:value-type="float" office:value="1949.42432" calcext:value-type="float">
            <text:p>1949.42432</text:p>
          </table:table-cell>
          <table:table-cell office:value-type="float" office:value="2010.74902" calcext:value-type="float">
            <text:p>2010.74902</text:p>
          </table:table-cell>
          <table:table-cell office:value-type="float" office:value="1596.13477" calcext:value-type="float">
            <text:p>1596.13477</text:p>
          </table:table-cell>
          <table:table-cell office:value-type="float" office:value="1523.40735" calcext:value-type="float">
            <text:p>1523.40735</text:p>
          </table:table-cell>
          <table:table-cell office:value-type="float" office:value="2302.99121" calcext:value-type="float">
            <text:p>2302.99121</text:p>
          </table:table-cell>
          <table:table-cell office:value-type="float" office:value="1884.06018" calcext:value-type="float">
            <text:p>1884.06018</text:p>
          </table:table-cell>
          <table:table-cell office:value-type="float" office:value="3845.47266" calcext:value-type="float">
            <text:p>3845.47266</text:p>
          </table:table-cell>
          <table:table-cell office:value-type="float" office:value="2621.29419" calcext:value-type="float">
            <text:p>2621.29419</text:p>
          </table:table-cell>
          <table:table-cell office:value-type="float" office:value="1454.94495" calcext:value-type="float">
            <text:p>1454.94495</text:p>
          </table:table-cell>
          <table:table-cell office:value-type="float" office:value="2656.95801" calcext:value-type="float">
            <text:p>2656.95801</text:p>
          </table:table-cell>
          <table:table-cell office:value-type="float" office:value="2769.78125" calcext:value-type="float">
            <text:p>2769.78125</text:p>
          </table:table-cell>
          <table:table-cell office:value-type="float" office:value="2380.0105" calcext:value-type="float">
            <text:p>2380.0105</text:p>
          </table:table-cell>
          <table:table-cell office:value-type="float" office:value="3587.6521" calcext:value-type="float">
            <text:p>3587.6521</text:p>
          </table:table-cell>
          <table:table-cell office:value-type="float" office:value="2258.85986" calcext:value-type="float">
            <text:p>2258.85986</text:p>
          </table:table-cell>
          <table:table-cell office:value-type="float" office:value="1659.72485" calcext:value-type="float">
            <text:p>1659.72485</text:p>
          </table:table-cell>
          <table:table-cell office:value-type="float" office:value="1524.23364" calcext:value-type="float">
            <text:p>1524.23364</text:p>
          </table:table-cell>
          <table:table-cell office:value-type="float" office:value="1720.4231" calcext:value-type="float">
            <text:p>1720.4231</text:p>
          </table:table-cell>
          <table:table-cell office:value-type="float" office:value="1725.79736" calcext:value-type="float">
            <text:p>1725.79736</text:p>
          </table:table-cell>
          <table:table-cell office:value-type="float" office:value="1909.46545" calcext:value-type="float">
            <text:p>1909.46545</text:p>
          </table:table-cell>
          <table:table-cell office:value-type="float" office:value="1985.79041" calcext:value-type="float">
            <text:p>1985.79041</text:p>
          </table:table-cell>
          <table:table-cell office:value-type="float" office:value="2758.16431" calcext:value-type="float">
            <text:p>2758.16431</text:p>
          </table:table-cell>
          <table:table-cell office:value-type="float" office:value="2803.30933" calcext:value-type="float">
            <text:p>2803.30933</text:p>
          </table:table-cell>
          <table:table-cell office:value-type="float" office:value="2766.5752" calcext:value-type="float">
            <text:p>2766.5752</text:p>
          </table:table-cell>
          <table:table-cell office:value-type="float" office:value="2634.06104" calcext:value-type="float">
            <text:p>2634.06104</text:p>
          </table:table-cell>
          <table:table-cell office:value-type="float" office:value="2221.17773" calcext:value-type="float">
            <text:p>2221.17773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ean PgdTRIP inap</text:p>
          </table:table-cell>
          <table:table-cell table:formula="of:=AVERAGE([.B21:.AB21])" office:value-type="float" office:value="2980.47037481482" calcext:value-type="float">
            <text:p>2980.470374814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span text:style-name="T1">mean PgdTRIP</text:span> hyper</text:p>
          </table:table-cell>
          <table:table-cell table:formula="of:=AVERAGE([.B22:.AB22])" office:value-type="float" office:value="2185.72472782716" calcext:value-type="float">
            <text:p>2185.724727827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span text:style-name="T1">Median PgdTRIP </text:span>inap</text:p>
          </table:table-cell>
          <table:table-cell table:formula="of:=MEDIAN([.B23:.AB23])" office:value-type="float" office:value="2603.98584" calcext:value-type="float">
            <text:p>2603.985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span text:style-name="T1">median PgdTRIP</text:span> hyper</text:p>
          </table:table-cell>
          <table:table-cell table:formula="of:=MEDIAN([.B24:.AB24])" office:value-type="float" office:value="2010.74902" calcext:value-type="float">
            <text:p>2010.74902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21]/[.B22]" office:value-type="float" office:value="2.24375437449064" calcext:value-type="float">
            <text:p>2.24375437449064</text:p>
          </table:table-cell>
          <table:table-cell table:formula="of:=[.C21]/[.C22]" office:value-type="float" office:value="2.07296248462393" calcext:value-type="float">
            <text:p>2.07296248462393</text:p>
          </table:table-cell>
          <table:table-cell table:formula="of:=[.D21]/[.D22]" office:value-type="float" office:value="1.61649764654911" calcext:value-type="float">
            <text:p>1.61649764654911</text:p>
          </table:table-cell>
          <table:table-cell table:formula="of:=[.E21]/[.E22]" office:value-type="float" office:value="1.09220038023087" calcext:value-type="float">
            <text:p>1.09220038023087</text:p>
          </table:table-cell>
          <table:table-cell table:formula="of:=[.F21]/[.F22]" office:value-type="float" office:value="1.64780212883111" calcext:value-type="float">
            <text:p>1.64780212883111</text:p>
          </table:table-cell>
          <table:table-cell table:formula="of:=[.G21]/[.G22]" office:value-type="float" office:value="1.5624921161683" calcext:value-type="float">
            <text:p>1.5624921161683</text:p>
          </table:table-cell>
          <table:table-cell table:formula="of:=[.H21]/[.H22]" office:value-type="float" office:value="1.55322843424571" calcext:value-type="float">
            <text:p>1.55322843424571</text:p>
          </table:table-cell>
          <table:table-cell table:formula="of:=[.I21]/[.I22]" office:value-type="float" office:value="1.44362546804264" calcext:value-type="float">
            <text:p>1.44362546804264</text:p>
          </table:table-cell>
          <table:table-cell table:formula="of:=[.J21]/[.J22]" office:value-type="float" office:value="0.60284761758684" calcext:value-type="float">
            <text:p>0.60284761758684</text:p>
          </table:table-cell>
          <table:table-cell table:formula="of:=[.K21]/[.K22]" office:value-type="float" office:value="0.67430666038594" calcext:value-type="float">
            <text:p>0.67430666038594</text:p>
          </table:table-cell>
          <table:table-cell table:formula="of:=[.L21]/[.L22]" office:value-type="float" office:value="1.35912633454518" calcext:value-type="float">
            <text:p>1.35912633454518</text:p>
          </table:table-cell>
          <table:table-cell table:formula="of:=[.M21]/[.M22]" office:value-type="float" office:value="2.09908722549993" calcext:value-type="float">
            <text:p>2.09908722549993</text:p>
          </table:table-cell>
          <table:table-cell table:formula="of:=[.N21]/[.N22]" office:value-type="float" office:value="1.64714590602946" calcext:value-type="float">
            <text:p>1.64714590602946</text:p>
          </table:table-cell>
          <table:table-cell table:formula="of:=[.O21]/[.O22]" office:value-type="float" office:value="1.32528560273165" calcext:value-type="float">
            <text:p>1.32528560273165</text:p>
          </table:table-cell>
          <table:table-cell table:formula="of:=[.P21]/[.P22]" office:value-type="float" office:value="1.25396140338023" calcext:value-type="float">
            <text:p>1.25396140338023</text:p>
          </table:table-cell>
          <table:table-cell table:formula="of:=[.Q21]/[.Q22]" office:value-type="float" office:value="1.77894048744305" calcext:value-type="float">
            <text:p>1.77894048744305</text:p>
          </table:table-cell>
          <table:table-cell table:formula="of:=[.R21]/[.R22]" office:value-type="float" office:value="2.32312757211737" calcext:value-type="float">
            <text:p>2.32312757211737</text:p>
          </table:table-cell>
          <table:table-cell table:formula="of:=[.S21]/[.S22]" office:value-type="float" office:value="1.63066996150856" calcext:value-type="float">
            <text:p>1.63066996150856</text:p>
          </table:table-cell>
          <table:table-cell table:formula="of:=[.T21]/[.T22]" office:value-type="float" office:value="1.24270629745107" calcext:value-type="float">
            <text:p>1.24270629745107</text:p>
          </table:table-cell>
          <table:table-cell table:formula="of:=[.U21]/[.U22]" office:value-type="float" office:value="1.34727433577601" calcext:value-type="float">
            <text:p>1.34727433577601</text:p>
          </table:table-cell>
          <table:table-cell table:formula="of:=[.V21]/[.V22]" office:value-type="float" office:value="1.34376027953171" calcext:value-type="float">
            <text:p>1.34376027953171</text:p>
          </table:table-cell>
          <table:table-cell table:formula="of:=[.W21]/[.W22]" office:value-type="float" office:value="1.14804090045487" calcext:value-type="float">
            <text:p>1.14804090045487</text:p>
          </table:table-cell>
          <table:table-cell table:formula="of:=[.X21]/[.X22]" office:value-type="float" office:value="1.19883331004652" calcext:value-type="float">
            <text:p>1.19883331004652</text:p>
          </table:table-cell>
          <table:table-cell table:formula="of:=[.Y21]/[.Y22]" office:value-type="float" office:value="1.25289655733026" calcext:value-type="float">
            <text:p>1.25289655733026</text:p>
          </table:table-cell>
          <table:table-cell table:formula="of:=[.Z21]/[.Z22]" office:value-type="float" office:value="1.50769344977027" calcext:value-type="float">
            <text:p>1.50769344977027</text:p>
          </table:table-cell>
          <table:table-cell table:formula="of:=[.AA21]/[.AA22]" office:value-type="float" office:value="0.958955363610567" calcext:value-type="float">
            <text:p>0.958955363610567</text:p>
          </table:table-cell>
          <table:table-cell table:formula="of:=[.AB21]/[.AB22]" office:value-type="float" office:value="0.77386032924065" calcext:value-type="float">
            <text:p>0.77386032924065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23]/[.B24]" office:value-type="float" office:value="2.26417071124391" calcext:value-type="float">
            <text:p>2.26417071124391</text:p>
          </table:table-cell>
          <table:table-cell table:formula="of:=[.C23]/[.C24]" office:value-type="float" office:value="2.07732973578656" calcext:value-type="float">
            <text:p>2.07732973578656</text:p>
          </table:table-cell>
          <table:table-cell table:formula="of:=[.D23]/[.D24]" office:value-type="float" office:value="1.60745772885402" calcext:value-type="float">
            <text:p>1.60745772885402</text:p>
          </table:table-cell>
          <table:table-cell table:formula="of:=[.E23]/[.E24]" office:value-type="float" office:value="1.07444134425091" calcext:value-type="float">
            <text:p>1.07444134425091</text:p>
          </table:table-cell>
          <table:table-cell table:formula="of:=[.F23]/[.F24]" office:value-type="float" office:value="1.66412527308079" calcext:value-type="float">
            <text:p>1.66412527308079</text:p>
          </table:table-cell>
          <table:table-cell table:formula="of:=[.G23]/[.G24]" office:value-type="float" office:value="1.55849494883952" calcext:value-type="float">
            <text:p>1.55849494883952</text:p>
          </table:table-cell>
          <table:table-cell table:formula="of:=[.H23]/[.H24]" office:value-type="float" office:value="1.56032575565063" calcext:value-type="float">
            <text:p>1.56032575565063</text:p>
          </table:table-cell>
          <table:table-cell table:formula="of:=[.I23]/[.I24]" office:value-type="float" office:value="1.47491642225568" calcext:value-type="float">
            <text:p>1.47491642225568</text:p>
          </table:table-cell>
          <table:table-cell table:formula="of:=[.J23]/[.J24]" office:value-type="float" office:value="0.61306594232814" calcext:value-type="float">
            <text:p>0.61306594232814</text:p>
          </table:table-cell>
          <table:table-cell table:formula="of:=[.K23]/[.K24]" office:value-type="float" office:value="0.663081838212139" calcext:value-type="float">
            <text:p>0.663081838212139</text:p>
          </table:table-cell>
          <table:table-cell table:formula="of:=[.L23]/[.L24]" office:value-type="float" office:value="1.35377960520087" calcext:value-type="float">
            <text:p>1.35377960520087</text:p>
          </table:table-cell>
          <table:table-cell table:formula="of:=[.M23]/[.M24]" office:value-type="float" office:value="2.10381938629132" calcext:value-type="float">
            <text:p>2.10381938629132</text:p>
          </table:table-cell>
          <table:table-cell table:formula="of:=[.N23]/[.N24]" office:value-type="float" office:value="1.64796495752147" calcext:value-type="float">
            <text:p>1.64796495752147</text:p>
          </table:table-cell>
          <table:table-cell table:formula="of:=[.O23]/[.O24]" office:value-type="float" office:value="1.32714042648131" calcext:value-type="float">
            <text:p>1.32714042648131</text:p>
          </table:table-cell>
          <table:table-cell table:formula="of:=[.P23]/[.P24]" office:value-type="float" office:value="1.26736623654228" calcext:value-type="float">
            <text:p>1.26736623654228</text:p>
          </table:table-cell>
          <table:table-cell table:formula="of:=[.Q23]/[.Q24]" office:value-type="float" office:value="1.77072389962253" calcext:value-type="float">
            <text:p>1.77072389962253</text:p>
          </table:table-cell>
          <table:table-cell table:formula="of:=[.R23]/[.R24]" office:value-type="float" office:value="2.31680630075521" calcext:value-type="float">
            <text:p>2.31680630075521</text:p>
          </table:table-cell>
          <table:table-cell table:formula="of:=[.S23]/[.S24]" office:value-type="float" office:value="1.65942414182645" calcext:value-type="float">
            <text:p>1.65942414182645</text:p>
          </table:table-cell>
          <table:table-cell table:formula="of:=[.T23]/[.T24]" office:value-type="float" office:value="1.27630503798746" calcext:value-type="float">
            <text:p>1.27630503798746</text:p>
          </table:table-cell>
          <table:table-cell table:formula="of:=[.U23]/[.U24]" office:value-type="float" office:value="1.36497608270765" calcext:value-type="float">
            <text:p>1.36497608270765</text:p>
          </table:table-cell>
          <table:table-cell table:formula="of:=[.V23]/[.V24]" office:value-type="float" office:value="1.36372503623985" calcext:value-type="float">
            <text:p>1.36372503623985</text:p>
          </table:table-cell>
          <table:table-cell table:formula="of:=[.W23]/[.W24]" office:value-type="float" office:value="1.16555790497548" calcext:value-type="float">
            <text:p>1.16555790497548</text:p>
          </table:table-cell>
          <table:table-cell table:formula="of:=[.X23]/[.X24]" office:value-type="float" office:value="1.19503797074366" calcext:value-type="float">
            <text:p>1.19503797074366</text:p>
          </table:table-cell>
          <table:table-cell table:formula="of:=[.Y23]/[.Y24]" office:value-type="float" office:value="1.25013727257848" calcext:value-type="float">
            <text:p>1.25013727257848</text:p>
          </table:table-cell>
          <table:table-cell table:formula="of:=[.Z23]/[.Z24]" office:value-type="float" office:value="1.51819872454578" calcext:value-type="float">
            <text:p>1.51819872454578</text:p>
          </table:table-cell>
          <table:table-cell table:formula="of:=[.AA23]/[.AA24]" office:value-type="float" office:value="0.966192958838949" calcext:value-type="float">
            <text:p>0.966192958838949</text:p>
          </table:table-cell>
          <table:table-cell table:formula="of:=[.AB23]/[.AB24]" office:value-type="float" office:value="0.787355476502099" calcext:value-type="float">
            <text:p>0.787355476502099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ean PgdTRIP</text:p>
          </table:table-cell>
          <table:table-cell table:formula="of:=AVERAGE([.B33:.AB33])" office:value-type="float" office:value="1.43337343065268" calcext:value-type="float">
            <text:p>1.433373430652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 PgdTRIP</text:p>
          </table:table-cell>
          <table:table-cell table:formula="of:=MEDIAN([.B34:.AB34])" office:value-type="float" office:value="1.36497608270765" calcext:value-type="float">
            <text:p>1.36497608270765</text:p>
          </table:table-cell>
          <table:table-cell table:number-columns-repeated="26"/>
        </table:table-row>
      </table:table>
      <table:table table:name="MB3Gal4 kl3" table:style-name="ta1">
        <table:table-column table:style-name="co3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MB3 B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kl3 inap mean</text:p>
          </table:table-cell>
          <table:table-cell office:value-type="float" office:value="1103.263876" calcext:value-type="float">
            <text:p>1103.263876</text:p>
          </table:table-cell>
          <table:table-cell office:value-type="float" office:value="524.834324666667" calcext:value-type="float">
            <text:p>524.834324666667</text:p>
          </table:table-cell>
          <table:table-cell office:value-type="float" office:value="1460.38389533333" calcext:value-type="float">
            <text:p>1460.38389533333</text:p>
          </table:table-cell>
          <table:table-cell office:value-type="float" office:value="1421.49081266667" calcext:value-type="float">
            <text:p>1421.49081266667</text:p>
          </table:table-cell>
          <table:table-cell office:value-type="float" office:value="1099.75389333333" calcext:value-type="float">
            <text:p>1099.75389333333</text:p>
          </table:table-cell>
          <table:table-cell office:value-type="float" office:value="1627.25498066667" calcext:value-type="float">
            <text:p>1627.25498066667</text:p>
          </table:table-cell>
          <table:table-cell office:value-type="float" office:value="1526.954524" calcext:value-type="float">
            <text:p>1526.954524</text:p>
          </table:table-cell>
          <table:table-cell office:value-type="float" office:value="3141.921664" calcext:value-type="float">
            <text:p>3141.921664</text:p>
          </table:table-cell>
          <table:table-cell office:value-type="float" office:value="2451.491968" calcext:value-type="float">
            <text:p>2451.491968</text:p>
          </table:table-cell>
          <table:table-cell office:value-type="float" office:value="2471.96435733333" calcext:value-type="float">
            <text:p>2471.96435733333</text:p>
          </table:table-cell>
          <table:table-cell office:value-type="float" office:value="1906.28044533333" calcext:value-type="float">
            <text:p>1906.28044533333</text:p>
          </table:table-cell>
          <table:table-cell office:value-type="float" office:value="718.109867333334" calcext:value-type="float">
            <text:p>718.109867333334</text:p>
          </table:table-cell>
          <table:table-cell office:value-type="float" office:value="976.309814" calcext:value-type="float">
            <text:p>976.309814</text:p>
          </table:table-cell>
          <table:table-cell office:value-type="float" office:value="2420.82934533333" calcext:value-type="float">
            <text:p>2420.82934533333</text:p>
          </table:table-cell>
          <table:table-cell office:value-type="float" office:value="2135.33041266667" calcext:value-type="float">
            <text:p>2135.33041266667</text:p>
          </table:table-cell>
          <table:table-cell office:value-type="float" office:value="2378.07662733333" calcext:value-type="float">
            <text:p>2378.07662733333</text:p>
          </table:table-cell>
          <table:table-cell office:value-type="float" office:value="1191.55150533333" calcext:value-type="float">
            <text:p>1191.55150533333</text:p>
          </table:table-cell>
          <table:table-cell office:value-type="float" office:value="3148.76059533333" calcext:value-type="float">
            <text:p>3148.76059533333</text:p>
          </table:table-cell>
          <table:table-cell office:value-type="float" office:value="2014.34458066667" calcext:value-type="float">
            <text:p>2014.34458066667</text:p>
          </table:table-cell>
          <table:table-cell office:value-type="float" office:value="1615.56024666667" calcext:value-type="float">
            <text:p>1615.56024666667</text:p>
          </table:table-cell>
          <table:table-cell office:value-type="float" office:value="1645.43034666667" calcext:value-type="float">
            <text:p>1645.43034666667</text:p>
          </table:table-cell>
        </table:table-row>
        <table:table-row table:style-name="ro1">
          <table:table-cell office:value-type="string" calcext:value-type="string">
            <text:p>kl3 hyper mean</text:p>
          </table:table-cell>
          <table:table-cell office:value-type="float" office:value="213.992175333333" calcext:value-type="float">
            <text:p>213.992175333333</text:p>
          </table:table-cell>
          <table:table-cell office:value-type="float" office:value="82.468912" calcext:value-type="float">
            <text:p>82.468912</text:p>
          </table:table-cell>
          <table:table-cell office:value-type="float" office:value="91.9921586666667" calcext:value-type="float">
            <text:p>91.9921586666667</text:p>
          </table:table-cell>
          <table:table-cell office:value-type="float" office:value="192.093956666667" calcext:value-type="float">
            <text:p>192.093956666667</text:p>
          </table:table-cell>
          <table:table-cell office:value-type="float" office:value="95.1296113333333" calcext:value-type="float">
            <text:p>95.1296113333333</text:p>
          </table:table-cell>
          <table:table-cell office:value-type="float" office:value="329.127702" calcext:value-type="float">
            <text:p>329.127702</text:p>
          </table:table-cell>
          <table:table-cell office:value-type="float" office:value="197.740099333333" calcext:value-type="float">
            <text:p>197.740099333333</text:p>
          </table:table-cell>
          <table:table-cell office:value-type="float" office:value="481.292287333333" calcext:value-type="float">
            <text:p>481.292287333333</text:p>
          </table:table-cell>
          <table:table-cell office:value-type="float" office:value="763.642600666667" calcext:value-type="float">
            <text:p>763.642600666667</text:p>
          </table:table-cell>
          <table:table-cell office:value-type="float" office:value="663.110571333333" calcext:value-type="float">
            <text:p>663.110571333333</text:p>
          </table:table-cell>
          <table:table-cell office:value-type="float" office:value="599.347203333333" calcext:value-type="float">
            <text:p>599.347203333333</text:p>
          </table:table-cell>
          <table:table-cell office:value-type="float" office:value="226.193970666667" calcext:value-type="float">
            <text:p>226.193970666667</text:p>
          </table:table-cell>
          <table:table-cell office:value-type="float" office:value="178.409052666667" calcext:value-type="float">
            <text:p>178.409052666667</text:p>
          </table:table-cell>
          <table:table-cell office:value-type="float" office:value="270.978182" calcext:value-type="float">
            <text:p>270.978182</text:p>
          </table:table-cell>
          <table:table-cell office:value-type="float" office:value="320.100338" calcext:value-type="float">
            <text:p>320.100338</text:p>
          </table:table-cell>
          <table:table-cell office:value-type="float" office:value="539.055650666667" calcext:value-type="float">
            <text:p>539.055650666667</text:p>
          </table:table-cell>
          <table:table-cell office:value-type="float" office:value="613.933548666667" calcext:value-type="float">
            <text:p>613.933548666667</text:p>
          </table:table-cell>
          <table:table-cell office:value-type="float" office:value="183.686676" calcext:value-type="float">
            <text:p>183.686676</text:p>
          </table:table-cell>
          <table:table-cell office:value-type="float" office:value="338.53666" calcext:value-type="float">
            <text:p>338.53666</text:p>
          </table:table-cell>
          <table:table-cell office:value-type="float" office:value="296.196626666667" calcext:value-type="float">
            <text:p>296.196626666667</text:p>
          </table:table-cell>
          <table:table-cell office:value-type="float" office:value="352.722606666667" calcext:value-type="float">
            <text:p>352.722606666667</text:p>
          </table:table-cell>
        </table:table-row>
        <table:table-row table:style-name="ro1">
          <table:table-cell office:value-type="string" calcext:value-type="string">
            <text:p>kl3 inap median</text:p>
          </table:table-cell>
          <table:table-cell office:value-type="float" office:value="1110.41907" calcext:value-type="float">
            <text:p>1110.41907</text:p>
          </table:table-cell>
          <table:table-cell office:value-type="float" office:value="524.52667" calcext:value-type="float">
            <text:p>524.52667</text:p>
          </table:table-cell>
          <table:table-cell office:value-type="float" office:value="1450.09485" calcext:value-type="float">
            <text:p>1450.09485</text:p>
          </table:table-cell>
          <table:table-cell office:value-type="float" office:value="1443.58545" calcext:value-type="float">
            <text:p>1443.58545</text:p>
          </table:table-cell>
          <table:table-cell office:value-type="float" office:value="1080.54407" calcext:value-type="float">
            <text:p>1080.54407</text:p>
          </table:table-cell>
          <table:table-cell office:value-type="float" office:value="1631.04126" calcext:value-type="float">
            <text:p>1631.04126</text:p>
          </table:table-cell>
          <table:table-cell office:value-type="float" office:value="1493.13733" calcext:value-type="float">
            <text:p>1493.13733</text:p>
          </table:table-cell>
          <table:table-cell office:value-type="float" office:value="3134.53174" calcext:value-type="float">
            <text:p>3134.53174</text:p>
          </table:table-cell>
          <table:table-cell office:value-type="float" office:value="2465.76831" calcext:value-type="float">
            <text:p>2465.76831</text:p>
          </table:table-cell>
          <table:table-cell office:value-type="float" office:value="2485.72363" calcext:value-type="float">
            <text:p>2485.72363</text:p>
          </table:table-cell>
          <table:table-cell office:value-type="float" office:value="1928.90515" calcext:value-type="float">
            <text:p>1928.90515</text:p>
          </table:table-cell>
          <table:table-cell office:value-type="float" office:value="725.87152" calcext:value-type="float">
            <text:p>725.87152</text:p>
          </table:table-cell>
          <table:table-cell office:value-type="float" office:value="957.28497" calcext:value-type="float">
            <text:p>957.28497</text:p>
          </table:table-cell>
          <table:table-cell office:value-type="float" office:value="2395.65356" calcext:value-type="float">
            <text:p>2395.65356</text:p>
          </table:table-cell>
          <table:table-cell office:value-type="float" office:value="2081.22559" calcext:value-type="float">
            <text:p>2081.22559</text:p>
          </table:table-cell>
          <table:table-cell office:value-type="float" office:value="2292.88794" calcext:value-type="float">
            <text:p>2292.88794</text:p>
          </table:table-cell>
          <table:table-cell office:value-type="float" office:value="1168.24463" calcext:value-type="float">
            <text:p>1168.24463</text:p>
          </table:table-cell>
          <table:table-cell office:value-type="float" office:value="3031.39185" calcext:value-type="float">
            <text:p>3031.39185</text:p>
          </table:table-cell>
          <table:table-cell office:value-type="float" office:value="1978.20093" calcext:value-type="float">
            <text:p>1978.20093</text:p>
          </table:table-cell>
          <table:table-cell office:value-type="float" office:value="1580.06421" calcext:value-type="float">
            <text:p>1580.06421</text:p>
          </table:table-cell>
          <table:table-cell office:value-type="float" office:value="1615.39587" calcext:value-type="float">
            <text:p>1615.39587</text:p>
          </table:table-cell>
        </table:table-row>
        <table:table-row table:style-name="ro1">
          <table:table-cell office:value-type="string" calcext:value-type="string">
            <text:p>kl3 hyper median</text:p>
          </table:table-cell>
          <table:table-cell office:value-type="float" office:value="211.33475" calcext:value-type="float">
            <text:p>211.33475</text:p>
          </table:table-cell>
          <table:table-cell office:value-type="float" office:value="84.08352" calcext:value-type="float">
            <text:p>84.08352</text:p>
          </table:table-cell>
          <table:table-cell office:value-type="float" office:value="92.50934" calcext:value-type="float">
            <text:p>92.50934</text:p>
          </table:table-cell>
          <table:table-cell office:value-type="float" office:value="191.60585" calcext:value-type="float">
            <text:p>191.60585</text:p>
          </table:table-cell>
          <table:table-cell office:value-type="float" office:value="94.52488" calcext:value-type="float">
            <text:p>94.52488</text:p>
          </table:table-cell>
          <table:table-cell office:value-type="float" office:value="337.92188" calcext:value-type="float">
            <text:p>337.92188</text:p>
          </table:table-cell>
          <table:table-cell office:value-type="float" office:value="202.22493" calcext:value-type="float">
            <text:p>202.22493</text:p>
          </table:table-cell>
          <table:table-cell office:value-type="float" office:value="484.60779" calcext:value-type="float">
            <text:p>484.60779</text:p>
          </table:table-cell>
          <table:table-cell office:value-type="float" office:value="764.09015" calcext:value-type="float">
            <text:p>764.09015</text:p>
          </table:table-cell>
          <table:table-cell office:value-type="float" office:value="663.73035" calcext:value-type="float">
            <text:p>663.73035</text:p>
          </table:table-cell>
          <table:table-cell office:value-type="float" office:value="593.73199" calcext:value-type="float">
            <text:p>593.73199</text:p>
          </table:table-cell>
          <table:table-cell office:value-type="float" office:value="232.04451" calcext:value-type="float">
            <text:p>232.04451</text:p>
          </table:table-cell>
          <table:table-cell office:value-type="float" office:value="180.45898" calcext:value-type="float">
            <text:p>180.45898</text:p>
          </table:table-cell>
          <table:table-cell office:value-type="float" office:value="274.65948" calcext:value-type="float">
            <text:p>274.65948</text:p>
          </table:table-cell>
          <table:table-cell office:value-type="float" office:value="321.85626" calcext:value-type="float">
            <text:p>321.85626</text:p>
          </table:table-cell>
          <table:table-cell office:value-type="float" office:value="543.1319" calcext:value-type="float">
            <text:p>543.1319</text:p>
          </table:table-cell>
          <table:table-cell office:value-type="float" office:value="617.50958" calcext:value-type="float">
            <text:p>617.50958</text:p>
          </table:table-cell>
          <table:table-cell office:value-type="float" office:value="186.96219" calcext:value-type="float">
            <text:p>186.96219</text:p>
          </table:table-cell>
          <table:table-cell office:value-type="float" office:value="342.46582" calcext:value-type="float">
            <text:p>342.46582</text:p>
          </table:table-cell>
          <table:table-cell office:value-type="float" office:value="301.70364" calcext:value-type="float">
            <text:p>301.70364</text:p>
          </table:table-cell>
          <table:table-cell office:value-type="float" office:value="357.98343" calcext:value-type="float">
            <text:p>357.98343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3]/[.B4]" office:value-type="float" office:value="5.15562718254282" calcext:value-type="float">
            <text:p>5.15562718254282</text:p>
          </table:table-cell>
          <table:table-cell table:formula="of:=[.C3]/[.C4]" office:value-type="float" office:value="6.36402629716598" calcext:value-type="float">
            <text:p>6.36402629716598</text:p>
          </table:table-cell>
          <table:table-cell table:formula="of:=[.D3]/[.D4]" office:value-type="float" office:value="15.8750910566739" calcext:value-type="float">
            <text:p>15.8750910566739</text:p>
          </table:table-cell>
          <table:table-cell table:formula="of:=[.E3]/[.E4]" office:value-type="float" office:value="7.39997674748991" calcext:value-type="float">
            <text:p>7.39997674748991</text:p>
          </table:table-cell>
          <table:table-cell table:formula="of:=[.F3]/[.F4]" office:value-type="float" office:value="11.56058432195" calcext:value-type="float">
            <text:p>11.56058432195</text:p>
          </table:table-cell>
          <table:table-cell table:formula="of:=[.G3]/[.G4]" office:value-type="float" office:value="4.94414469149324" calcext:value-type="float">
            <text:p>4.94414469149324</text:p>
          </table:table-cell>
          <table:table-cell table:formula="of:=[.H3]/[.H4]" office:value-type="float" office:value="7.72202769771038" calcext:value-type="float">
            <text:p>7.72202769771038</text:p>
          </table:table-cell>
          <table:table-cell table:formula="of:=[.I3]/[.I4]" office:value-type="float" office:value="6.52809477045281" calcext:value-type="float">
            <text:p>6.52809477045281</text:p>
          </table:table-cell>
          <table:table-cell table:formula="of:=[.J3]/[.J4]" office:value-type="float" office:value="3.21026088101924" calcext:value-type="float">
            <text:p>3.21026088101924</text:p>
          </table:table-cell>
          <table:table-cell table:formula="of:=[.K3]/[.K4]" office:value-type="float" office:value="3.72783132134795" calcext:value-type="float">
            <text:p>3.72783132134795</text:p>
          </table:table-cell>
          <table:table-cell table:formula="of:=[.L3]/[.L4]" office:value-type="float" office:value="3.18059454475027" calcext:value-type="float">
            <text:p>3.18059454475027</text:p>
          </table:table-cell>
          <table:table-cell table:formula="of:=[.M3]/[.M4]" office:value-type="float" office:value="3.17475247115045" calcext:value-type="float">
            <text:p>3.17475247115045</text:p>
          </table:table-cell>
          <table:table-cell table:formula="of:=[.N3]/[.N4]" office:value-type="float" office:value="5.47231095848091" calcext:value-type="float">
            <text:p>5.47231095848091</text:p>
          </table:table-cell>
          <table:table-cell table:formula="of:=[.O3]/[.O4]" office:value-type="float" office:value="8.933668856533" calcext:value-type="float">
            <text:p>8.933668856533</text:p>
          </table:table-cell>
          <table:table-cell table:formula="of:=[.P3]/[.P4]" office:value-type="float" office:value="6.67081586357672" calcext:value-type="float">
            <text:p>6.67081586357672</text:p>
          </table:table-cell>
          <table:table-cell table:formula="of:=[.Q3]/[.Q4]" office:value-type="float" office:value="4.41156052142722" calcext:value-type="float">
            <text:p>4.41156052142722</text:p>
          </table:table-cell>
          <table:table-cell table:formula="of:=[.R3]/[.R4]" office:value-type="float" office:value="1.94084768281702" calcext:value-type="float">
            <text:p>1.94084768281702</text:p>
          </table:table-cell>
          <table:table-cell table:formula="of:=[.S3]/[.S4]" office:value-type="float" office:value="17.1420195732288" calcext:value-type="float">
            <text:p>17.1420195732288</text:p>
          </table:table-cell>
          <table:table-cell table:formula="of:=[.T3]/[.T4]" office:value-type="float" office:value="5.95015198846314" calcext:value-type="float">
            <text:p>5.95015198846314</text:p>
          </table:table-cell>
          <table:table-cell table:formula="of:=[.U3]/[.U4]" office:value-type="float" office:value="5.45435059422464" calcext:value-type="float">
            <text:p>5.45435059422464</text:p>
          </table:table-cell>
          <table:table-cell table:formula="of:=[.V3]/[.V4]" office:value-type="float" office:value="4.66494155908087" calcext:value-type="float">
            <text:p>4.66494155908087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5]/[.B6]" office:value-type="float" office:value="5.25431368953757" calcext:value-type="float">
            <text:p>5.25431368953757</text:p>
          </table:table-cell>
          <table:table-cell table:formula="of:=[.C5]/[.C6]" office:value-type="float" office:value="6.23816260308798" calcext:value-type="float">
            <text:p>6.23816260308798</text:p>
          </table:table-cell>
          <table:table-cell table:formula="of:=[.D5]/[.D6]" office:value-type="float" office:value="15.6751183177828" calcext:value-type="float">
            <text:p>15.6751183177828</text:p>
          </table:table-cell>
          <table:table-cell table:formula="of:=[.E5]/[.E6]" office:value-type="float" office:value="7.5341407895427" calcext:value-type="float">
            <text:p>7.5341407895427</text:p>
          </table:table-cell>
          <table:table-cell table:formula="of:=[.F5]/[.F6]" office:value-type="float" office:value="11.4313191405268" calcext:value-type="float">
            <text:p>11.4313191405268</text:p>
          </table:table-cell>
          <table:table-cell table:formula="of:=[.G5]/[.G6]" office:value-type="float" office:value="4.8266814211616" calcext:value-type="float">
            <text:p>4.8266814211616</text:p>
          </table:table-cell>
          <table:table-cell table:formula="of:=[.H5]/[.H6]" office:value-type="float" office:value="7.3835472708533" calcext:value-type="float">
            <text:p>7.3835472708533</text:p>
          </table:table-cell>
          <table:table-cell table:formula="of:=[.I5]/[.I6]" office:value-type="float" office:value="6.46818273391767" calcext:value-type="float">
            <text:p>6.46818273391767</text:p>
          </table:table-cell>
          <table:table-cell table:formula="of:=[.J5]/[.J6]" office:value-type="float" office:value="3.22706464675667" calcext:value-type="float">
            <text:p>3.22706464675667</text:p>
          </table:table-cell>
          <table:table-cell table:formula="of:=[.K5]/[.K6]" office:value-type="float" office:value="3.74508055869375" calcext:value-type="float">
            <text:p>3.74508055869375</text:p>
          </table:table-cell>
          <table:table-cell table:formula="of:=[.L5]/[.L6]" office:value-type="float" office:value="3.24878090196892" calcext:value-type="float">
            <text:p>3.24878090196892</text:p>
          </table:table-cell>
          <table:table-cell table:formula="of:=[.M5]/[.M6]" office:value-type="float" office:value="3.12815640413126" calcext:value-type="float">
            <text:p>3.12815640413126</text:p>
          </table:table-cell>
          <table:table-cell table:formula="of:=[.N5]/[.N6]" office:value-type="float" office:value="5.3047233781328" calcext:value-type="float">
            <text:p>5.3047233781328</text:p>
          </table:table-cell>
          <table:table-cell table:formula="of:=[.O5]/[.O6]" office:value-type="float" office:value="8.72226787875664" calcext:value-type="float">
            <text:p>8.72226787875664</text:p>
          </table:table-cell>
          <table:table-cell table:formula="of:=[.P5]/[.P6]" office:value-type="float" office:value="6.4663200585255" calcext:value-type="float">
            <text:p>6.4663200585255</text:p>
          </table:table-cell>
          <table:table-cell table:formula="of:=[.Q5]/[.Q6]" office:value-type="float" office:value="4.22160425487805" calcext:value-type="float">
            <text:p>4.22160425487805</text:p>
          </table:table-cell>
          <table:table-cell table:formula="of:=[.R5]/[.R6]" office:value-type="float" office:value="1.89186478693982" calcext:value-type="float">
            <text:p>1.89186478693982</text:p>
          </table:table-cell>
          <table:table-cell table:formula="of:=[.S5]/[.S6]" office:value-type="float" office:value="16.2139299395241" calcext:value-type="float">
            <text:p>16.2139299395241</text:p>
          </table:table-cell>
          <table:table-cell table:formula="of:=[.T5]/[.T6]" office:value-type="float" office:value="5.77634559267842" calcext:value-type="float">
            <text:p>5.77634559267842</text:p>
          </table:table-cell>
          <table:table-cell table:formula="of:=[.U5]/[.U6]" office:value-type="float" office:value="5.23714002920217" calcext:value-type="float">
            <text:p>5.23714002920217</text:p>
          </table:table-cell>
          <table:table-cell table:formula="of:=[.V5]/[.V6]" office:value-type="float" office:value="4.51248782660136" calcext:value-type="float">
            <text:p>4.5124878266013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ean kl3</text:p>
          </table:table-cell>
          <table:table-cell table:formula="of:=AVERAGE([.B9:.Z9])" office:value-type="float" office:value="6.6420799800752" calcext:value-type="float">
            <text:p>6.6420799800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 kl3</text:p>
          </table:table-cell>
          <table:table-cell table:formula="of:=MEDIAN([.B10:.Z10])" office:value-type="float" office:value="5.3047233781328" calcext:value-type="float">
            <text:p>5.3047233781328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B3 no BG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l3 inap mean</text:p>
          </table:table-cell>
          <table:table-cell office:value-type="float" office:value="2786.747098" calcext:value-type="float">
            <text:p>2786.747098</text:p>
          </table:table-cell>
          <table:table-cell office:value-type="float" office:value="1528.95352533333" calcext:value-type="float">
            <text:p>1528.95352533333</text:p>
          </table:table-cell>
          <table:table-cell office:value-type="float" office:value="5631.64938933333" calcext:value-type="float">
            <text:p>5631.64938933333</text:p>
          </table:table-cell>
          <table:table-cell office:value-type="float" office:value="4078.930478" calcext:value-type="float">
            <text:p>4078.930478</text:p>
          </table:table-cell>
          <table:table-cell office:value-type="float" office:value="2906.06785266667" calcext:value-type="float">
            <text:p>2906.06785266667</text:p>
          </table:table-cell>
          <table:table-cell office:value-type="float" office:value="3867.60552266667" calcext:value-type="float">
            <text:p>3867.60552266667</text:p>
          </table:table-cell>
          <table:table-cell office:value-type="float" office:value="3745.80111666667" calcext:value-type="float">
            <text:p>3745.80111666667</text:p>
          </table:table-cell>
          <table:table-cell office:value-type="float" office:value="5007.42305333333" calcext:value-type="float">
            <text:p>5007.42305333333</text:p>
          </table:table-cell>
          <table:table-cell office:value-type="float" office:value="3908.40010933333" calcext:value-type="float">
            <text:p>3908.40010933333</text:p>
          </table:table-cell>
          <table:table-cell office:value-type="float" office:value="4337.02086" calcext:value-type="float">
            <text:p>4337.02086</text:p>
          </table:table-cell>
          <table:table-cell office:value-type="float" office:value="4614.41699733333" calcext:value-type="float">
            <text:p>4614.41699733333</text:p>
          </table:table-cell>
          <table:table-cell office:value-type="float" office:value="2846.988422" calcext:value-type="float">
            <text:p>2846.988422</text:p>
          </table:table-cell>
          <table:table-cell office:value-type="float" office:value="3336.220096" calcext:value-type="float">
            <text:p>3336.220096</text:p>
          </table:table-cell>
          <table:table-cell office:value-type="float" office:value="4520.83542466667" calcext:value-type="float">
            <text:p>4520.83542466667</text:p>
          </table:table-cell>
          <table:table-cell office:value-type="float" office:value="4401.074106" calcext:value-type="float">
            <text:p>4401.074106</text:p>
          </table:table-cell>
          <table:table-cell office:value-type="float" office:value="5124.94423866667" calcext:value-type="float">
            <text:p>5124.94423866667</text:p>
          </table:table-cell>
          <table:table-cell office:value-type="float" office:value="2981.74472733333" calcext:value-type="float">
            <text:p>2981.74472733333</text:p>
          </table:table-cell>
          <table:table-cell office:value-type="float" office:value="5720.43150666667" calcext:value-type="float">
            <text:p>5720.43150666667</text:p>
          </table:table-cell>
          <table:table-cell office:value-type="float" office:value="4006.736012" calcext:value-type="float">
            <text:p>4006.736012</text:p>
          </table:table-cell>
          <table:table-cell office:value-type="float" office:value="3135.03256533333" calcext:value-type="float">
            <text:p>3135.03256533333</text:p>
          </table:table-cell>
          <table:table-cell office:value-type="float" office:value="3225.675464" calcext:value-type="float">
            <text:p>3225.675464</text:p>
          </table:table-cell>
        </table:table-row>
        <table:table-row table:style-name="ro1">
          <table:table-cell office:value-type="string" calcext:value-type="string">
            <text:p>kl3 hyper mean</text:p>
          </table:table-cell>
          <table:table-cell office:value-type="float" office:value="587.959971333333" calcext:value-type="float">
            <text:p>587.959971333333</text:p>
          </table:table-cell>
          <table:table-cell office:value-type="float" office:value="366.339231333333" calcext:value-type="float">
            <text:p>366.339231333333</text:p>
          </table:table-cell>
          <table:table-cell office:value-type="float" office:value="640.638194" calcext:value-type="float">
            <text:p>640.638194</text:p>
          </table:table-cell>
          <table:table-cell office:value-type="float" office:value="639.677259333333" calcext:value-type="float">
            <text:p>639.677259333333</text:p>
          </table:table-cell>
          <table:table-cell office:value-type="float" office:value="460.575251333333" calcext:value-type="float">
            <text:p>460.575251333333</text:p>
          </table:table-cell>
          <table:table-cell office:value-type="float" office:value="1076.27084933333" calcext:value-type="float">
            <text:p>1076.27084933333</text:p>
          </table:table-cell>
          <table:table-cell office:value-type="float" office:value="1034.47588466667" calcext:value-type="float">
            <text:p>1034.47588466667</text:p>
          </table:table-cell>
          <table:table-cell office:value-type="float" office:value="1030.64269266667" calcext:value-type="float">
            <text:p>1030.64269266667</text:p>
          </table:table-cell>
          <table:table-cell office:value-type="float" office:value="1295.87493" calcext:value-type="float">
            <text:p>1295.87493</text:p>
          </table:table-cell>
          <table:table-cell office:value-type="float" office:value="1129.71122266667" calcext:value-type="float">
            <text:p>1129.71122266667</text:p>
          </table:table-cell>
          <table:table-cell office:value-type="float" office:value="1276.69231" calcext:value-type="float">
            <text:p>1276.69231</text:p>
          </table:table-cell>
          <table:table-cell office:value-type="float" office:value="740.603932" calcext:value-type="float">
            <text:p>740.603932</text:p>
          </table:table-cell>
          <table:table-cell office:value-type="float" office:value="596.853317333333" calcext:value-type="float">
            <text:p>596.853317333333</text:p>
          </table:table-cell>
          <table:table-cell office:value-type="float" office:value="844.851586666667" calcext:value-type="float">
            <text:p>844.851586666667</text:p>
          </table:table-cell>
          <table:table-cell office:value-type="float" office:value="1174.77262533333" calcext:value-type="float">
            <text:p>1174.77262533333</text:p>
          </table:table-cell>
          <table:table-cell office:value-type="float" office:value="1378.215666" calcext:value-type="float">
            <text:p>1378.215666</text:p>
          </table:table-cell>
          <table:table-cell office:value-type="float" office:value="1387.73085133333" calcext:value-type="float">
            <text:p>1387.73085133333</text:p>
          </table:table-cell>
          <table:table-cell office:value-type="float" office:value="766.994536" calcext:value-type="float">
            <text:p>766.994536</text:p>
          </table:table-cell>
          <table:table-cell office:value-type="float" office:value="887.964372" calcext:value-type="float">
            <text:p>887.964372</text:p>
          </table:table-cell>
          <table:table-cell office:value-type="float" office:value="933.549189333333" calcext:value-type="float">
            <text:p>933.549189333333</text:p>
          </table:table-cell>
          <table:table-cell office:value-type="float" office:value="961.259272666667" calcext:value-type="float">
            <text:p>961.259272666667</text:p>
          </table:table-cell>
        </table:table-row>
        <table:table-row table:style-name="ro1">
          <table:table-cell office:value-type="string" calcext:value-type="string">
            <text:p>kl3 inap median</text:p>
          </table:table-cell>
          <table:table-cell office:value-type="float" office:value="2763.52295" calcext:value-type="float">
            <text:p>2763.52295</text:p>
          </table:table-cell>
          <table:table-cell office:value-type="float" office:value="1527.47241" calcext:value-type="float">
            <text:p>1527.47241</text:p>
          </table:table-cell>
          <table:table-cell office:value-type="float" office:value="5582.68311" calcext:value-type="float">
            <text:p>5582.68311</text:p>
          </table:table-cell>
          <table:table-cell office:value-type="float" office:value="4061.20239" calcext:value-type="float">
            <text:p>4061.20239</text:p>
          </table:table-cell>
          <table:table-cell office:value-type="float" office:value="2870.09839" calcext:value-type="float">
            <text:p>2870.09839</text:p>
          </table:table-cell>
          <table:table-cell office:value-type="float" office:value="3839.02344" calcext:value-type="float">
            <text:p>3839.02344</text:p>
          </table:table-cell>
          <table:table-cell office:value-type="float" office:value="3686.81592" calcext:value-type="float">
            <text:p>3686.81592</text:p>
          </table:table-cell>
          <table:table-cell office:value-type="float" office:value="4986.98153" calcext:value-type="float">
            <text:p>4986.98153</text:p>
          </table:table-cell>
          <table:table-cell office:value-type="float" office:value="3905.41602" calcext:value-type="float">
            <text:p>3905.41602</text:p>
          </table:table-cell>
          <table:table-cell office:value-type="float" office:value="4345.82666" calcext:value-type="float">
            <text:p>4345.82666</text:p>
          </table:table-cell>
          <table:table-cell office:value-type="float" office:value="4674.00293" calcext:value-type="float">
            <text:p>4674.00293</text:p>
          </table:table-cell>
          <table:table-cell office:value-type="float" office:value="2878.05273" calcext:value-type="float">
            <text:p>2878.05273</text:p>
          </table:table-cell>
          <table:table-cell office:value-type="float" office:value="3265.97314" calcext:value-type="float">
            <text:p>3265.97314</text:p>
          </table:table-cell>
          <table:table-cell office:value-type="float" office:value="4463.60205" calcext:value-type="float">
            <text:p>4463.60205</text:p>
          </table:table-cell>
          <table:table-cell office:value-type="float" office:value="4338.72461" calcext:value-type="float">
            <text:p>4338.72461</text:p>
          </table:table-cell>
          <table:table-cell office:value-type="float" office:value="5019.68555" calcext:value-type="float">
            <text:p>5019.68555</text:p>
          </table:table-cell>
          <table:table-cell office:value-type="float" office:value="2943.86597" calcext:value-type="float">
            <text:p>2943.86597</text:p>
          </table:table-cell>
          <table:table-cell office:value-type="float" office:value="5555.52344" calcext:value-type="float">
            <text:p>5555.52344</text:p>
          </table:table-cell>
          <table:table-cell office:value-type="float" office:value="3946.86011" calcext:value-type="float">
            <text:p>3946.86011</text:p>
          </table:table-cell>
          <table:table-cell office:value-type="float" office:value="3090.00098" calcext:value-type="float">
            <text:p>3090.00098</text:p>
          </table:table-cell>
          <table:table-cell office:value-type="float" office:value="3182.01025" calcext:value-type="float">
            <text:p>3182.01025</text:p>
          </table:table-cell>
        </table:table-row>
        <table:table-row table:style-name="ro1">
          <table:table-cell office:value-type="string" calcext:value-type="string">
            <text:p>kl3 hyper median</text:p>
          </table:table-cell>
          <table:table-cell office:value-type="float" office:value="587.00439" calcext:value-type="float">
            <text:p>587.00439</text:p>
          </table:table-cell>
          <table:table-cell office:value-type="float" office:value="368.75589" calcext:value-type="float">
            <text:p>368.75589</text:p>
          </table:table-cell>
          <table:table-cell office:value-type="float" office:value="643.24854" calcext:value-type="float">
            <text:p>643.24854</text:p>
          </table:table-cell>
          <table:table-cell office:value-type="float" office:value="647.04584" calcext:value-type="float">
            <text:p>647.04584</text:p>
          </table:table-cell>
          <table:table-cell office:value-type="float" office:value="462.62125" calcext:value-type="float">
            <text:p>462.62125</text:p>
          </table:table-cell>
          <table:table-cell office:value-type="float" office:value="1084.14124" calcext:value-type="float">
            <text:p>1084.14124</text:p>
          </table:table-cell>
          <table:table-cell office:value-type="float" office:value="1039.4104" calcext:value-type="float">
            <text:p>1039.4104</text:p>
          </table:table-cell>
          <table:table-cell office:value-type="float" office:value="1032.26904" calcext:value-type="float">
            <text:p>1032.26904</text:p>
          </table:table-cell>
          <table:table-cell office:value-type="float" office:value="1302.04065" calcext:value-type="float">
            <text:p>1302.04065</text:p>
          </table:table-cell>
          <table:table-cell office:value-type="float" office:value="1132.38806" calcext:value-type="float">
            <text:p>1132.38806</text:p>
          </table:table-cell>
          <table:table-cell office:value-type="float" office:value="1281.99536" calcext:value-type="float">
            <text:p>1281.99536</text:p>
          </table:table-cell>
          <table:table-cell office:value-type="float" office:value="748.74805" calcext:value-type="float">
            <text:p>748.74805</text:p>
          </table:table-cell>
          <table:table-cell office:value-type="float" office:value="601.76581" calcext:value-type="float">
            <text:p>601.76581</text:p>
          </table:table-cell>
          <table:table-cell office:value-type="float" office:value="853.25958" calcext:value-type="float">
            <text:p>853.25958</text:p>
          </table:table-cell>
          <table:table-cell office:value-type="float" office:value="1174.29346" calcext:value-type="float">
            <text:p>1174.29346</text:p>
          </table:table-cell>
          <table:table-cell office:value-type="float" office:value="1382.90979" calcext:value-type="float">
            <text:p>1382.90979</text:p>
          </table:table-cell>
          <table:table-cell office:value-type="float" office:value="1399.70911" calcext:value-type="float">
            <text:p>1399.70911</text:p>
          </table:table-cell>
          <table:table-cell office:value-type="float" office:value="775.89203" calcext:value-type="float">
            <text:p>775.89203</text:p>
          </table:table-cell>
          <table:table-cell office:value-type="float" office:value="892.82102" calcext:value-type="float">
            <text:p>892.82102</text:p>
          </table:table-cell>
          <table:table-cell office:value-type="float" office:value="938.30127" calcext:value-type="float">
            <text:p>938.30127</text:p>
          </table:table-cell>
          <table:table-cell office:value-type="float" office:value="967.00659" calcext:value-type="float">
            <text:p>967.0065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16]/[.B17]" office:value-type="float" office:value="4.73968847178562" calcext:value-type="float">
            <text:p>4.73968847178562</text:p>
          </table:table-cell>
          <table:table-cell table:formula="of:=[.C16]/[.C17]" office:value-type="float" office:value="4.17360029874095" calcext:value-type="float">
            <text:p>4.17360029874095</text:p>
          </table:table-cell>
          <table:table-cell table:formula="of:=[.D16]/[.D17]" office:value-type="float" office:value="8.79068629076044" calcext:value-type="float">
            <text:p>8.79068629076044</text:p>
          </table:table-cell>
          <table:table-cell table:formula="of:=[.E16]/[.E17]" office:value-type="float" office:value="6.37654445032333" calcext:value-type="float">
            <text:p>6.37654445032333</text:p>
          </table:table-cell>
          <table:table-cell table:formula="of:=[.F16]/[.F17]" office:value-type="float" office:value="6.30964830232152" calcext:value-type="float">
            <text:p>6.30964830232152</text:p>
          </table:table-cell>
          <table:table-cell table:formula="of:=[.G16]/[.G17]" office:value-type="float" office:value="3.59352436708879" calcext:value-type="float">
            <text:p>3.59352436708879</text:p>
          </table:table-cell>
          <table:table-cell table:formula="of:=[.H16]/[.H17]" office:value-type="float" office:value="3.62096514011406" calcext:value-type="float">
            <text:p>3.62096514011406</text:p>
          </table:table-cell>
          <table:table-cell table:formula="of:=[.I16]/[.I17]" office:value-type="float" office:value="4.85854417730086" calcext:value-type="float">
            <text:p>4.85854417730086</text:p>
          </table:table-cell>
          <table:table-cell table:formula="of:=[.J16]/[.J17]" office:value-type="float" office:value="3.016031886143" calcext:value-type="float">
            <text:p>3.016031886143</text:p>
          </table:table-cell>
          <table:table-cell table:formula="of:=[.K16]/[.K17]" office:value-type="float" office:value="3.83905264724423" calcext:value-type="float">
            <text:p>3.83905264724423</text:p>
          </table:table-cell>
          <table:table-cell table:formula="of:=[.L16]/[.L17]" office:value-type="float" office:value="3.61435324799076" calcext:value-type="float">
            <text:p>3.61435324799076</text:p>
          </table:table-cell>
          <table:table-cell table:formula="of:=[.M16]/[.M17]" office:value-type="float" office:value="3.84414435163976" calcext:value-type="float">
            <text:p>3.84414435163976</text:p>
          </table:table-cell>
          <table:table-cell table:formula="of:=[.N16]/[.N17]" office:value-type="float" office:value="5.58968175113078" calcext:value-type="float">
            <text:p>5.58968175113078</text:p>
          </table:table-cell>
          <table:table-cell table:formula="of:=[.O16]/[.O17]" office:value-type="float" office:value="5.3510409354896" calcext:value-type="float">
            <text:p>5.3510409354896</text:p>
          </table:table-cell>
          <table:table-cell table:formula="of:=[.P16]/[.P17]" office:value-type="float" office:value="3.746319935529" calcext:value-type="float">
            <text:p>3.746319935529</text:p>
          </table:table-cell>
          <table:table-cell table:formula="of:=[.Q16]/[.Q17]" office:value-type="float" office:value="3.71853575974855" calcext:value-type="float">
            <text:p>3.71853575974855</text:p>
          </table:table-cell>
          <table:table-cell table:formula="of:=[.R16]/[.R17]" office:value-type="float" office:value="2.14864771830105" calcext:value-type="float">
            <text:p>2.14864771830105</text:p>
          </table:table-cell>
          <table:table-cell table:formula="of:=[.S16]/[.S17]" office:value-type="float" office:value="7.45824284029407" calcext:value-type="float">
            <text:p>7.45824284029407</text:p>
          </table:table-cell>
          <table:table-cell table:formula="of:=[.T16]/[.T17]" office:value-type="float" office:value="4.51227114323907" calcext:value-type="float">
            <text:p>4.51227114323907</text:p>
          </table:table-cell>
          <table:table-cell table:formula="of:=[.U16]/[.U17]" office:value-type="float" office:value="3.35818680060354" calcext:value-type="float">
            <text:p>3.35818680060354</text:p>
          </table:table-cell>
          <table:table-cell table:formula="of:=[.V16]/[.V17]" office:value-type="float" office:value="3.35567682489192" calcext:value-type="float">
            <text:p>3.35567682489192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18]/[.B19]" office:value-type="float" office:value="4.70784034511224" calcext:value-type="float">
            <text:p>4.70784034511224</text:p>
          </table:table-cell>
          <table:table-cell table:formula="of:=[.C18]/[.C19]" office:value-type="float" office:value="4.1422318976383" calcext:value-type="float">
            <text:p>4.1422318976383</text:p>
          </table:table-cell>
          <table:table-cell table:formula="of:=[.D18]/[.D19]" office:value-type="float" office:value="8.67888967147908" calcext:value-type="float">
            <text:p>8.67888967147908</text:p>
          </table:table-cell>
          <table:table-cell table:formula="of:=[.E18]/[.E19]" office:value-type="float" office:value="6.27652963505646" calcext:value-type="float">
            <text:p>6.27652963505646</text:p>
          </table:table-cell>
          <table:table-cell table:formula="of:=[.F18]/[.F19]" office:value-type="float" office:value="6.2039916886654" calcext:value-type="float">
            <text:p>6.2039916886654</text:p>
          </table:table-cell>
          <table:table-cell table:formula="of:=[.G18]/[.G19]" office:value-type="float" office:value="3.54107315390013" calcext:value-type="float">
            <text:p>3.54107315390013</text:p>
          </table:table-cell>
          <table:table-cell table:formula="of:=[.H18]/[.H19]" office:value-type="float" office:value="3.5470261986988" calcext:value-type="float">
            <text:p>3.5470261986988</text:p>
          </table:table-cell>
          <table:table-cell table:formula="of:=[.I18]/[.I19]" office:value-type="float" office:value="4.83108699065507" calcext:value-type="float">
            <text:p>4.83108699065507</text:p>
          </table:table-cell>
          <table:table-cell table:formula="of:=[.J18]/[.J19]" office:value-type="float" office:value="2.99945782798717" calcext:value-type="float">
            <text:p>2.99945782798717</text:p>
          </table:table-cell>
          <table:table-cell table:formula="of:=[.K18]/[.K19]" office:value-type="float" office:value="3.83775387034724" calcext:value-type="float">
            <text:p>3.83775387034724</text:p>
          </table:table-cell>
          <table:table-cell table:formula="of:=[.L18]/[.L19]" office:value-type="float" office:value="3.64588131582629" calcext:value-type="float">
            <text:p>3.64588131582629</text:p>
          </table:table-cell>
          <table:table-cell table:formula="of:=[.M18]/[.M19]" office:value-type="float" office:value="3.84382000059967" calcext:value-type="float">
            <text:p>3.84382000059967</text:p>
          </table:table-cell>
          <table:table-cell table:formula="of:=[.N18]/[.N19]" office:value-type="float" office:value="5.4273158855602" calcext:value-type="float">
            <text:p>5.4273158855602</text:p>
          </table:table-cell>
          <table:table-cell table:formula="of:=[.O18]/[.O19]" office:value-type="float" office:value="5.23123578641801" calcext:value-type="float">
            <text:p>5.23123578641801</text:p>
          </table:table-cell>
          <table:table-cell table:formula="of:=[.P18]/[.P19]" office:value-type="float" office:value="3.69475327743033" calcext:value-type="float">
            <text:p>3.69475327743033</text:p>
          </table:table-cell>
          <table:table-cell table:formula="of:=[.Q18]/[.Q19]" office:value-type="float" office:value="3.6297997066027" calcext:value-type="float">
            <text:p>3.6297997066027</text:p>
          </table:table-cell>
          <table:table-cell table:formula="of:=[.R18]/[.R19]" office:value-type="float" office:value="2.10319840670323" calcext:value-type="float">
            <text:p>2.10319840670323</text:p>
          </table:table-cell>
          <table:table-cell table:formula="of:=[.S18]/[.S19]" office:value-type="float" office:value="7.16017593324164" calcext:value-type="float">
            <text:p>7.16017593324164</text:p>
          </table:table-cell>
          <table:table-cell table:formula="of:=[.T18]/[.T19]" office:value-type="float" office:value="4.42066217258191" calcext:value-type="float">
            <text:p>4.42066217258191</text:p>
          </table:table-cell>
          <table:table-cell table:formula="of:=[.U18]/[.U19]" office:value-type="float" office:value="3.29318639843683" calcext:value-type="float">
            <text:p>3.29318639843683</text:p>
          </table:table-cell>
          <table:table-cell table:formula="of:=[.V18]/[.V19]" office:value-type="float" office:value="3.29057762677708" calcext:value-type="float">
            <text:p>3.29057762677708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ean kl3</text:p>
          </table:table-cell>
          <table:table-cell table:formula="of:=AVERAGE([.B21:.Z21])" office:value-type="float" office:value="4.57216130193718" calcext:value-type="float">
            <text:p>4.572161301937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 kl3</text:p>
          </table:table-cell>
          <table:table-cell table:formula="of:=MEDIAN([.B22:.Z22])" office:value-type="float" office:value="3.84382000059967" calcext:value-type="float">
            <text:p>3.84382000059967</text:p>
          </table:table-cell>
          <table:table-cell table:number-columns-repeated="20"/>
        </table:table-row>
      </table:table>
      <table:table table:name="MB3 Gal4 G6GD" table:style-name="ta1">
        <table:table-column table:style-name="co4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MB3 BG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6GD inap mean</text:p>
          </table:table-cell>
          <table:table-cell office:value-type="float" office:value="1941.42483" calcext:value-type="float">
            <text:p>1941.42483</text:p>
          </table:table-cell>
          <table:table-cell office:value-type="float" office:value="2662.18219333333" calcext:value-type="float">
            <text:p>2662.18219333333</text:p>
          </table:table-cell>
          <table:table-cell office:value-type="float" office:value="2201.401432" calcext:value-type="float">
            <text:p>2201.401432</text:p>
          </table:table-cell>
          <table:table-cell office:value-type="float" office:value="2224.34073866667" calcext:value-type="float">
            <text:p>2224.34073866667</text:p>
          </table:table-cell>
          <table:table-cell office:value-type="float" office:value="1796.64409933333" calcext:value-type="float">
            <text:p>1796.64409933333</text:p>
          </table:table-cell>
          <table:table-cell office:value-type="float" office:value="1599.38539266667" calcext:value-type="float">
            <text:p>1599.38539266667</text:p>
          </table:table-cell>
          <table:table-cell office:value-type="float" office:value="1294.814868" calcext:value-type="float">
            <text:p>1294.814868</text:p>
          </table:table-cell>
          <table:table-cell office:value-type="float" office:value="1401.89403466667" calcext:value-type="float">
            <text:p>1401.89403466667</text:p>
          </table:table-cell>
          <table:table-cell office:value-type="float" office:value="642.701619333333" calcext:value-type="float">
            <text:p>642.701619333333</text:p>
          </table:table-cell>
          <table:table-cell office:value-type="float" office:value="588.873486" calcext:value-type="float">
            <text:p>588.873486</text:p>
          </table:table-cell>
          <table:table-cell office:value-type="float" office:value="2229.81673266667" calcext:value-type="float">
            <text:p>2229.81673266667</text:p>
          </table:table-cell>
          <table:table-cell office:value-type="float" office:value="790.340536" calcext:value-type="float">
            <text:p>790.340536</text:p>
          </table:table-cell>
          <table:table-cell office:value-type="float" office:value="1136.13072066667" calcext:value-type="float">
            <text:p>1136.13072066667</text:p>
          </table:table-cell>
          <table:table-cell table:style-name="ce1" office:value-type="float" office:value="1579.65042266667" calcext:value-type="float">
            <text:p>1579.65042266667</text:p>
          </table:table-cell>
          <table:table-cell office:value-type="float" office:value="2649.51254866667" calcext:value-type="float">
            <text:p>2649.51254866667</text:p>
          </table:table-cell>
          <table:table-cell office:value-type="float" office:value="1605.91405466667" calcext:value-type="float">
            <text:p>1605.91405466667</text:p>
          </table:table-cell>
          <table:table-cell office:value-type="float" office:value="1908.90878133333" calcext:value-type="float">
            <text:p>1908.90878133333</text:p>
          </table:table-cell>
          <table:table-cell/>
        </table:table-row>
        <table:table-row table:style-name="ro1">
          <table:table-cell office:value-type="string" calcext:value-type="string">
            <text:p>G6GD hyper mean</text:p>
          </table:table-cell>
          <table:table-cell office:value-type="float" office:value="339.709143333333" calcext:value-type="float">
            <text:p>339.709143333333</text:p>
          </table:table-cell>
          <table:table-cell office:value-type="float" office:value="97.6557146666667" calcext:value-type="float">
            <text:p>97.6557146666667</text:p>
          </table:table-cell>
          <table:table-cell office:value-type="float" office:value="178.907650666667" calcext:value-type="float">
            <text:p>178.907650666667</text:p>
          </table:table-cell>
          <table:table-cell office:value-type="float" office:value="646.257600666667" calcext:value-type="float">
            <text:p>646.257600666667</text:p>
          </table:table-cell>
          <table:table-cell office:value-type="float" office:value="317.578184" calcext:value-type="float">
            <text:p>317.578184</text:p>
          </table:table-cell>
          <table:table-cell office:value-type="float" office:value="336.464969333333" calcext:value-type="float">
            <text:p>336.464969333333</text:p>
          </table:table-cell>
          <table:table-cell office:value-type="float" office:value="210.254210666667" calcext:value-type="float">
            <text:p>210.254210666667</text:p>
          </table:table-cell>
          <table:table-cell office:value-type="float" office:value="146.142407333333" calcext:value-type="float">
            <text:p>146.142407333333</text:p>
          </table:table-cell>
          <table:table-cell office:value-type="float" office:value="180.101280666667" calcext:value-type="float">
            <text:p>180.101280666667</text:p>
          </table:table-cell>
          <table:table-cell office:value-type="float" office:value="215.676364" calcext:value-type="float">
            <text:p>215.676364</text:p>
          </table:table-cell>
          <table:table-cell office:value-type="float" office:value="228.226037333333" calcext:value-type="float">
            <text:p>228.226037333333</text:p>
          </table:table-cell>
          <table:table-cell office:value-type="float" office:value="764.736056666667" calcext:value-type="float">
            <text:p>764.736056666667</text:p>
          </table:table-cell>
          <table:table-cell office:value-type="float" office:value="797.452375333334" calcext:value-type="float">
            <text:p>797.452375333334</text:p>
          </table:table-cell>
          <table:table-cell table:style-name="ce1" office:value-type="float" office:value="589.870059333333" calcext:value-type="float">
            <text:p>589.870059333333</text:p>
          </table:table-cell>
          <table:table-cell office:value-type="float" office:value="342.155223333333" calcext:value-type="float">
            <text:p>342.155223333333</text:p>
          </table:table-cell>
          <table:table-cell office:value-type="float" office:value="193.713728666667" calcext:value-type="float">
            <text:p>193.713728666667</text:p>
          </table:table-cell>
          <table:table-cell office:value-type="float" office:value="567.194688666667" calcext:value-type="float">
            <text:p>567.194688666667</text:p>
          </table:table-cell>
          <table:table-cell/>
        </table:table-row>
        <table:table-row table:style-name="ro1">
          <table:table-cell office:value-type="string" calcext:value-type="string">
            <text:p>G6GD inap median</text:p>
          </table:table-cell>
          <table:table-cell office:value-type="float" office:value="1926.25378" calcext:value-type="float">
            <text:p>1926.25378</text:p>
          </table:table-cell>
          <table:table-cell office:value-type="float" office:value="2671.97925" calcext:value-type="float">
            <text:p>2671.97925</text:p>
          </table:table-cell>
          <table:table-cell office:value-type="float" office:value="2172.59644" calcext:value-type="float">
            <text:p>2172.59644</text:p>
          </table:table-cell>
          <table:table-cell office:value-type="float" office:value="2218.58765" calcext:value-type="float">
            <text:p>2218.58765</text:p>
          </table:table-cell>
          <table:table-cell office:value-type="float" office:value="1812.04065" calcext:value-type="float">
            <text:p>1812.04065</text:p>
          </table:table-cell>
          <table:table-cell office:value-type="float" office:value="1606.08203" calcext:value-type="float">
            <text:p>1606.08203</text:p>
          </table:table-cell>
          <table:table-cell office:value-type="float" office:value="1303.82153" calcext:value-type="float">
            <text:p>1303.82153</text:p>
          </table:table-cell>
          <table:table-cell office:value-type="float" office:value="1330.56873" calcext:value-type="float">
            <text:p>1330.56873</text:p>
          </table:table-cell>
          <table:table-cell office:value-type="float" office:value="633.82269" calcext:value-type="float">
            <text:p>633.82269</text:p>
          </table:table-cell>
          <table:table-cell office:value-type="float" office:value="586.22864" calcext:value-type="float">
            <text:p>586.22864</text:p>
          </table:table-cell>
          <table:table-cell office:value-type="float" office:value="2223.4751" calcext:value-type="float">
            <text:p>2223.4751</text:p>
          </table:table-cell>
          <table:table-cell office:value-type="float" office:value="781.95959" calcext:value-type="float">
            <text:p>781.95959</text:p>
          </table:table-cell>
          <table:table-cell office:value-type="float" office:value="1126.93237" calcext:value-type="float">
            <text:p>1126.93237</text:p>
          </table:table-cell>
          <table:table-cell table:style-name="ce1" office:value-type="float" office:value="1516.09705" calcext:value-type="float">
            <text:p>1516.09705</text:p>
          </table:table-cell>
          <table:table-cell office:value-type="float" office:value="2629.89624" calcext:value-type="float">
            <text:p>2629.89624</text:p>
          </table:table-cell>
          <table:table-cell office:value-type="float" office:value="1606.63928" calcext:value-type="float">
            <text:p>1606.63928</text:p>
          </table:table-cell>
          <table:table-cell office:value-type="float" office:value="1899.95105" calcext:value-type="float">
            <text:p>1899.95105</text:p>
          </table:table-cell>
          <table:table-cell/>
        </table:table-row>
        <table:table-row table:style-name="ro1">
          <table:table-cell office:value-type="string" calcext:value-type="string">
            <text:p>G6GD hyper median</text:p>
          </table:table-cell>
          <table:table-cell office:value-type="float" office:value="348.19177" calcext:value-type="float">
            <text:p>348.19177</text:p>
          </table:table-cell>
          <table:table-cell office:value-type="float" office:value="99.58276" calcext:value-type="float">
            <text:p>99.58276</text:p>
          </table:table-cell>
          <table:table-cell office:value-type="float" office:value="182.91794" calcext:value-type="float">
            <text:p>182.91794</text:p>
          </table:table-cell>
          <table:table-cell office:value-type="float" office:value="657.39386" calcext:value-type="float">
            <text:p>657.39386</text:p>
          </table:table-cell>
          <table:table-cell office:value-type="float" office:value="319.58786" calcext:value-type="float">
            <text:p>319.58786</text:p>
          </table:table-cell>
          <table:table-cell office:value-type="float" office:value="346.08911" calcext:value-type="float">
            <text:p>346.08911</text:p>
          </table:table-cell>
          <table:table-cell office:value-type="float" office:value="213.70857" calcext:value-type="float">
            <text:p>213.70857</text:p>
          </table:table-cell>
          <table:table-cell office:value-type="float" office:value="150.44894" calcext:value-type="float">
            <text:p>150.44894</text:p>
          </table:table-cell>
          <table:table-cell office:value-type="float" office:value="182.05911" calcext:value-type="float">
            <text:p>182.05911</text:p>
          </table:table-cell>
          <table:table-cell office:value-type="float" office:value="217.12569" calcext:value-type="float">
            <text:p>217.12569</text:p>
          </table:table-cell>
          <table:table-cell office:value-type="float" office:value="231.69923" calcext:value-type="float">
            <text:p>231.69923</text:p>
          </table:table-cell>
          <table:table-cell office:value-type="float" office:value="771.03418" calcext:value-type="float">
            <text:p>771.03418</text:p>
          </table:table-cell>
          <table:table-cell office:value-type="float" office:value="804.62878" calcext:value-type="float">
            <text:p>804.62878</text:p>
          </table:table-cell>
          <table:table-cell table:style-name="ce1" office:value-type="float" office:value="597.86737" calcext:value-type="float">
            <text:p>597.86737</text:p>
          </table:table-cell>
          <table:table-cell office:value-type="float" office:value="349.62906" calcext:value-type="float">
            <text:p>349.62906</text:p>
          </table:table-cell>
          <table:table-cell office:value-type="float" office:value="193.98749" calcext:value-type="float">
            <text:p>193.98749</text:p>
          </table:table-cell>
          <table:table-cell office:value-type="float" office:value="576.992" calcext:value-type="float">
            <text:p>576.992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3]/[.B4]" office:value-type="float" office:value="5.71496195524833" calcext:value-type="float">
            <text:p>5.71496195524833</text:p>
          </table:table-cell>
          <table:table-cell table:formula="of:=[.C3]/[.C4]" office:value-type="float" office:value="27.2608950988715" calcext:value-type="float">
            <text:p>27.2608950988715</text:p>
          </table:table-cell>
          <table:table-cell table:formula="of:=[.D3]/[.D4]" office:value-type="float" office:value="12.3046802291399" calcext:value-type="float">
            <text:p>12.3046802291399</text:p>
          </table:table-cell>
          <table:table-cell table:formula="of:=[.E3]/[.E4]" office:value-type="float" office:value="3.44187942450825" calcext:value-type="float">
            <text:p>3.44187942450825</text:p>
          </table:table-cell>
          <table:table-cell table:formula="of:=[.F3]/[.F4]" office:value-type="float" office:value="5.65732846225146" calcext:value-type="float">
            <text:p>5.65732846225146</text:p>
          </table:table-cell>
          <table:table-cell table:formula="of:=[.G3]/[.G4]" office:value-type="float" office:value="4.75349750625056" calcext:value-type="float">
            <text:p>4.75349750625056</text:p>
          </table:table-cell>
          <table:table-cell table:formula="of:=[.H3]/[.H4]" office:value-type="float" office:value="6.15833026075646" calcext:value-type="float">
            <text:p>6.15833026075646</text:p>
          </table:table-cell>
          <table:table-cell table:formula="of:=[.I3]/[.I4]" office:value-type="float" office:value="9.59265732819852" calcext:value-type="float">
            <text:p>9.59265732819852</text:p>
          </table:table-cell>
          <table:table-cell table:formula="of:=[.J3]/[.J4]" office:value-type="float" office:value="3.56855663077072" calcext:value-type="float">
            <text:p>3.56855663077072</text:p>
          </table:table-cell>
          <table:table-cell table:formula="of:=[.K3]/[.K4]" office:value-type="float" office:value="2.73035707334161" calcext:value-type="float">
            <text:p>2.73035707334161</text:p>
          </table:table-cell>
          <table:table-cell table:formula="of:=[.L3]/[.L4]" office:value-type="float" office:value="9.77021184226205" calcext:value-type="float">
            <text:p>9.77021184226205</text:p>
          </table:table-cell>
          <table:table-cell table:formula="of:=[.M3]/[.M4]" office:value-type="float" office:value="1.0334814595312" calcext:value-type="float">
            <text:p>1.0334814595312</text:p>
          </table:table-cell>
          <table:table-cell table:formula="of:=[.N3]/[.N4]" office:value-type="float" office:value="1.42470040319558" calcext:value-type="float">
            <text:p>1.42470040319558</text:p>
          </table:table-cell>
          <table:table-cell table:formula="of:=[.O3]/[.O4]" office:value-type="float" office:value="2.6779633881604" calcext:value-type="float">
            <text:p>2.6779633881604</text:p>
          </table:table-cell>
          <table:table-cell table:formula="of:=[.P3]/[.P4]" office:value-type="float" office:value="7.74359813319428" calcext:value-type="float">
            <text:p>7.74359813319428</text:p>
          </table:table-cell>
          <table:table-cell table:formula="of:=[.Q3]/[.Q4]" office:value-type="float" office:value="8.29014064062567" calcext:value-type="float">
            <text:p>8.29014064062567</text:p>
          </table:table-cell>
          <table:table-cell table:formula="of:=[.R3]/[.R4]" office:value-type="float" office:value="3.36552654578042" calcext:value-type="float">
            <text:p>3.36552654578042</text:p>
          </table:table-cell>
          <table:table-cell/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5]/[.B6]" office:value-type="float" office:value="5.53216343970451" calcext:value-type="float">
            <text:p>5.53216343970451</text:p>
          </table:table-cell>
          <table:table-cell table:formula="of:=[.C5]/[.C6]" office:value-type="float" office:value="26.8317452739812" calcext:value-type="float">
            <text:p>26.8317452739812</text:p>
          </table:table-cell>
          <table:table-cell table:formula="of:=[.D5]/[.D6]" office:value-type="float" office:value="11.8774377187935" calcext:value-type="float">
            <text:p>11.8774377187935</text:p>
          </table:table-cell>
          <table:table-cell table:formula="of:=[.E5]/[.E6]" office:value-type="float" office:value="3.37482259113281" calcext:value-type="float">
            <text:p>3.37482259113281</text:p>
          </table:table-cell>
          <table:table-cell table:formula="of:=[.F5]/[.F6]" office:value-type="float" office:value="5.66992954613483" calcext:value-type="float">
            <text:p>5.66992954613483</text:p>
          </table:table-cell>
          <table:table-cell table:formula="of:=[.G5]/[.G6]" office:value-type="float" office:value="4.64066040679523" calcext:value-type="float">
            <text:p>4.64066040679523</text:p>
          </table:table-cell>
          <table:table-cell table:formula="of:=[.H5]/[.H6]" office:value-type="float" office:value="6.10093235849175" calcext:value-type="float">
            <text:p>6.10093235849175</text:p>
          </table:table-cell>
          <table:table-cell table:formula="of:=[.I5]/[.I6]" office:value-type="float" office:value="8.84398873132639" calcext:value-type="float">
            <text:p>8.84398873132639</text:p>
          </table:table-cell>
          <table:table-cell table:formula="of:=[.J5]/[.J6]" office:value-type="float" office:value="3.48141155913593" calcext:value-type="float">
            <text:p>3.48141155913593</text:p>
          </table:table-cell>
          <table:table-cell table:formula="of:=[.K5]/[.K6]" office:value-type="float" office:value="2.69995061385873" calcext:value-type="float">
            <text:p>2.69995061385873</text:p>
          </table:table-cell>
          <table:table-cell table:formula="of:=[.L5]/[.L6]" office:value-type="float" office:value="9.59638536563113" calcext:value-type="float">
            <text:p>9.59638536563113</text:p>
          </table:table-cell>
          <table:table-cell table:formula="of:=[.M5]/[.M6]" office:value-type="float" office:value="1.01416981280908" calcext:value-type="float">
            <text:p>1.01416981280908</text:p>
          </table:table-cell>
          <table:table-cell table:formula="of:=[.N5]/[.N6]" office:value-type="float" office:value="1.40056184666922" calcext:value-type="float">
            <text:p>1.40056184666922</text:p>
          </table:table-cell>
          <table:table-cell table:formula="of:=[.O5]/[.O6]" office:value-type="float" office:value="2.53584177039132" calcext:value-type="float">
            <text:p>2.53584177039132</text:p>
          </table:table-cell>
          <table:table-cell table:formula="of:=[.P5]/[.P6]" office:value-type="float" office:value="7.52196124658517" calcext:value-type="float">
            <text:p>7.52196124658517</text:p>
          </table:table-cell>
          <table:table-cell table:formula="of:=[.Q5]/[.Q6]" office:value-type="float" office:value="8.28217984572098" calcext:value-type="float">
            <text:p>8.28217984572098</text:p>
          </table:table-cell>
          <table:table-cell table:formula="of:=[.R5]/[.R6]" office:value-type="float" office:value="3.29285510024402" calcext:value-type="float">
            <text:p>3.29285510024402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ean G6GD</text:p>
          </table:table-cell>
          <table:table-cell table:formula="of:=AVERAGE([.B9:.R9])" office:value-type="float" office:value="6.79345684600511" calcext:value-type="float">
            <text:p>6.793456846005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dian G6GD</text:p>
          </table:table-cell>
          <table:table-cell table:formula="of:=MEDIAN([.B10:.R10])" office:value-type="float" office:value="5.53216343970451" calcext:value-type="float">
            <text:p>5.5321634397045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B3 no BG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6GD inap mean</text:p>
          </table:table-cell>
          <table:table-cell office:value-type="float" office:value="3298.67929733333" calcext:value-type="float">
            <text:p>3298.67929733333</text:p>
          </table:table-cell>
          <table:table-cell office:value-type="float" office:value="4693.92675666667" calcext:value-type="float">
            <text:p>4693.92675666667</text:p>
          </table:table-cell>
          <table:table-cell office:value-type="float" office:value="4150.692074" calcext:value-type="float">
            <text:p>4150.692074</text:p>
          </table:table-cell>
          <table:table-cell office:value-type="float" office:value="4649.58164" calcext:value-type="float">
            <text:p>4649.58164</text:p>
          </table:table-cell>
          <table:table-cell office:value-type="float" office:value="3456.501904" calcext:value-type="float">
            <text:p>3456.501904</text:p>
          </table:table-cell>
          <table:table-cell office:value-type="float" office:value="3061.19790866667" calcext:value-type="float">
            <text:p>3061.19790866667</text:p>
          </table:table-cell>
          <table:table-cell office:value-type="float" office:value="2377.05144333333" calcext:value-type="float">
            <text:p>2377.05144333333</text:p>
          </table:table-cell>
          <table:table-cell office:value-type="float" office:value="3291.45704" calcext:value-type="float">
            <text:p>3291.45704</text:p>
          </table:table-cell>
          <table:table-cell office:value-type="float" office:value="1877.83592333333" calcext:value-type="float">
            <text:p>1877.83592333333</text:p>
          </table:table-cell>
          <table:table-cell office:value-type="float" office:value="1734.09626866667" calcext:value-type="float">
            <text:p>1734.09626866667</text:p>
          </table:table-cell>
          <table:table-cell office:value-type="float" office:value="4177.01250133333" calcext:value-type="float">
            <text:p>4177.01250133333</text:p>
          </table:table-cell>
          <table:table-cell office:value-type="float" office:value="1680.05655866667" calcext:value-type="float">
            <text:p>1680.05655866667</text:p>
          </table:table-cell>
          <table:table-cell office:value-type="float" office:value="2057.55804866667" calcext:value-type="float">
            <text:p>2057.55804866667</text:p>
          </table:table-cell>
          <table:table-cell office:value-type="float" office:value="3586.39615933333" calcext:value-type="float">
            <text:p>3586.39615933333</text:p>
          </table:table-cell>
          <table:table-cell office:value-type="float" office:value="5818.25552933333" calcext:value-type="float">
            <text:p>5818.25552933333</text:p>
          </table:table-cell>
          <table:table-cell office:value-type="float" office:value="7364.86026933333" calcext:value-type="float">
            <text:p>7364.86026933333</text:p>
          </table:table-cell>
          <table:table-cell office:value-type="float" office:value="4627.83145533333" calcext:value-type="float">
            <text:p>4627.83145533333</text:p>
          </table:table-cell>
          <table:table-cell table:style-name="ce1"/>
        </table:table-row>
        <table:table-row table:style-name="ro1">
          <table:table-cell office:value-type="string" calcext:value-type="string">
            <text:p>G6GD hyper mean</text:p>
          </table:table-cell>
          <table:table-cell office:value-type="float" office:value="734.472635333333" calcext:value-type="float">
            <text:p>734.472635333333</text:p>
          </table:table-cell>
          <table:table-cell office:value-type="float" office:value="477.421175333333" calcext:value-type="float">
            <text:p>477.421175333333</text:p>
          </table:table-cell>
          <table:table-cell office:value-type="float" office:value="622.398169333333" calcext:value-type="float">
            <text:p>622.398169333333</text:p>
          </table:table-cell>
          <table:table-cell office:value-type="float" office:value="1185.67071866667" calcext:value-type="float">
            <text:p>1185.67071866667</text:p>
          </table:table-cell>
          <table:table-cell office:value-type="float" office:value="756.336746" calcext:value-type="float">
            <text:p>756.336746</text:p>
          </table:table-cell>
          <table:table-cell office:value-type="float" office:value="968.545154666667" calcext:value-type="float">
            <text:p>968.545154666667</text:p>
          </table:table-cell>
          <table:table-cell office:value-type="float" office:value="690.082852666667" calcext:value-type="float">
            <text:p>690.082852666667</text:p>
          </table:table-cell>
          <table:table-cell office:value-type="float" office:value="815.642545333333" calcext:value-type="float">
            <text:p>815.642545333333</text:p>
          </table:table-cell>
          <table:table-cell office:value-type="float" office:value="571.545956" calcext:value-type="float">
            <text:p>571.545956</text:p>
          </table:table-cell>
          <table:table-cell office:value-type="float" office:value="554.960692666667" calcext:value-type="float">
            <text:p>554.960692666667</text:p>
          </table:table-cell>
          <table:table-cell office:value-type="float" office:value="1049.938404" calcext:value-type="float">
            <text:p>1049.938404</text:p>
          </table:table-cell>
          <table:table-cell office:value-type="float" office:value="1328.36281666667" calcext:value-type="float">
            <text:p>1328.36281666667</text:p>
          </table:table-cell>
          <table:table-cell office:value-type="float" office:value="1389.96693533333" calcext:value-type="float">
            <text:p>1389.96693533333</text:p>
          </table:table-cell>
          <table:table-cell office:value-type="float" office:value="1232.509106" calcext:value-type="float">
            <text:p>1232.509106</text:p>
          </table:table-cell>
          <table:table-cell office:value-type="float" office:value="1000.362638" calcext:value-type="float">
            <text:p>1000.362638</text:p>
          </table:table-cell>
          <table:table-cell office:value-type="float" office:value="1021.69665466667" calcext:value-type="float">
            <text:p>1021.69665466667</text:p>
          </table:table-cell>
          <table:table-cell office:value-type="float" office:value="1382.81840066667" calcext:value-type="float">
            <text:p>1382.81840066667</text:p>
          </table:table-cell>
          <table:table-cell table:style-name="ce1"/>
        </table:table-row>
        <table:table-row table:style-name="ro1">
          <table:table-cell office:value-type="string" calcext:value-type="string">
            <text:p>G6GD inap median</text:p>
          </table:table-cell>
          <table:table-cell office:value-type="float" office:value="3270.26636" calcext:value-type="float">
            <text:p>3270.26636</text:p>
          </table:table-cell>
          <table:table-cell office:value-type="float" office:value="4687.99756" calcext:value-type="float">
            <text:p>4687.99756</text:p>
          </table:table-cell>
          <table:table-cell office:value-type="float" office:value="4096.97852" calcext:value-type="float">
            <text:p>4096.97852</text:p>
          </table:table-cell>
          <table:table-cell office:value-type="float" office:value="4586.09961" calcext:value-type="float">
            <text:p>4586.09961</text:p>
          </table:table-cell>
          <table:table-cell office:value-type="float" office:value="3449.68115" calcext:value-type="float">
            <text:p>3449.68115</text:p>
          </table:table-cell>
          <table:table-cell office:value-type="float" office:value="3040.13403" calcext:value-type="float">
            <text:p>3040.13403</text:p>
          </table:table-cell>
          <table:table-cell office:value-type="float" office:value="2383.70459" calcext:value-type="float">
            <text:p>2383.70459</text:p>
          </table:table-cell>
          <table:table-cell office:value-type="float" office:value="3180.12451" calcext:value-type="float">
            <text:p>3180.12451</text:p>
          </table:table-cell>
          <table:table-cell office:value-type="float" office:value="1861.78589" calcext:value-type="float">
            <text:p>1861.78589</text:p>
          </table:table-cell>
          <table:table-cell office:value-type="float" office:value="1728.87427" calcext:value-type="float">
            <text:p>1728.87427</text:p>
          </table:table-cell>
          <table:table-cell office:value-type="float" office:value="4172.53076" calcext:value-type="float">
            <text:p>4172.53076</text:p>
          </table:table-cell>
          <table:table-cell office:value-type="float" office:value="1654.99902" calcext:value-type="float">
            <text:p>1654.99902</text:p>
          </table:table-cell>
          <table:table-cell office:value-type="float" office:value="2046.57788" calcext:value-type="float">
            <text:p>2046.57788</text:p>
          </table:table-cell>
          <table:table-cell office:value-type="float" office:value="3504.10889" calcext:value-type="float">
            <text:p>3504.10889</text:p>
          </table:table-cell>
          <table:table-cell office:value-type="float" office:value="5738.48926" calcext:value-type="float">
            <text:p>5738.48926</text:p>
          </table:table-cell>
          <table:table-cell office:value-type="float" office:value="7281.60303" calcext:value-type="float">
            <text:p>7281.60303</text:p>
          </table:table-cell>
          <table:table-cell office:value-type="float" office:value="4604.20508" calcext:value-type="float">
            <text:p>4604.20508</text:p>
          </table:table-cell>
          <table:table-cell table:style-name="ce1"/>
        </table:table-row>
        <table:table-row table:style-name="ro1">
          <table:table-cell office:value-type="string" calcext:value-type="string">
            <text:p>G6GD hyper median</text:p>
          </table:table-cell>
          <table:table-cell office:value-type="float" office:value="746.31842" calcext:value-type="float">
            <text:p>746.31842</text:p>
          </table:table-cell>
          <table:table-cell office:value-type="float" office:value="485.33954" calcext:value-type="float">
            <text:p>485.33954</text:p>
          </table:table-cell>
          <table:table-cell office:value-type="float" office:value="626.58313" calcext:value-type="float">
            <text:p>626.58313</text:p>
          </table:table-cell>
          <table:table-cell office:value-type="float" office:value="1206.28296" calcext:value-type="float">
            <text:p>1206.28296</text:p>
          </table:table-cell>
          <table:table-cell office:value-type="float" office:value="765.27997" calcext:value-type="float">
            <text:p>765.27997</text:p>
          </table:table-cell>
          <table:table-cell office:value-type="float" office:value="977.85443" calcext:value-type="float">
            <text:p>977.85443</text:p>
          </table:table-cell>
          <table:table-cell office:value-type="float" office:value="694.11859" calcext:value-type="float">
            <text:p>694.11859</text:p>
          </table:table-cell>
          <table:table-cell office:value-type="float" office:value="826.23767" calcext:value-type="float">
            <text:p>826.23767</text:p>
          </table:table-cell>
          <table:table-cell office:value-type="float" office:value="575.14948" calcext:value-type="float">
            <text:p>575.14948</text:p>
          </table:table-cell>
          <table:table-cell office:value-type="float" office:value="560.27417" calcext:value-type="float">
            <text:p>560.27417</text:p>
          </table:table-cell>
          <table:table-cell office:value-type="float" office:value="1057.72998" calcext:value-type="float">
            <text:p>1057.72998</text:p>
          </table:table-cell>
          <table:table-cell office:value-type="float" office:value="1340.21606" calcext:value-type="float">
            <text:p>1340.21606</text:p>
          </table:table-cell>
          <table:table-cell office:value-type="float" office:value="1405.42371" calcext:value-type="float">
            <text:p>1405.42371</text:p>
          </table:table-cell>
          <table:table-cell office:value-type="float" office:value="1240.24121" calcext:value-type="float">
            <text:p>1240.24121</text:p>
          </table:table-cell>
          <table:table-cell office:value-type="float" office:value="1007.32263" calcext:value-type="float">
            <text:p>1007.32263</text:p>
          </table:table-cell>
          <table:table-cell office:value-type="float" office:value="1031.17957" calcext:value-type="float">
            <text:p>1031.17957</text:p>
          </table:table-cell>
          <table:table-cell office:value-type="float" office:value="1389.74683" calcext:value-type="float">
            <text:p>1389.74683</text:p>
          </table:table-cell>
          <table:table-cell table:style-name="ce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ean ratio</text:p>
          </table:table-cell>
          <table:table-cell table:formula="of:=[.B16]/[.B17]" office:value-type="float" office:value="4.49122150866282" calcext:value-type="float">
            <text:p>4.49122150866282</text:p>
          </table:table-cell>
          <table:table-cell table:formula="of:=[.C16]/[.C17]" office:value-type="float" office:value="9.83183612119717" calcext:value-type="float">
            <text:p>9.83183612119717</text:p>
          </table:table-cell>
          <table:table-cell table:formula="of:=[.D16]/[.D17]" office:value-type="float" office:value="6.66886934845248" calcext:value-type="float">
            <text:p>6.66886934845248</text:p>
          </table:table-cell>
          <table:table-cell table:formula="of:=[.E16]/[.E17]" office:value-type="float" office:value="3.92147800126887" calcext:value-type="float">
            <text:p>3.92147800126887</text:p>
          </table:table-cell>
          <table:table-cell table:formula="of:=[.F16]/[.F17]" office:value-type="float" office:value="4.57005681963785" calcext:value-type="float">
            <text:p>4.57005681963785</text:p>
          </table:table-cell>
          <table:table-cell table:formula="of:=[.G16]/[.G17]" office:value-type="float" office:value="3.16061455051128" calcext:value-type="float">
            <text:p>3.16061455051128</text:p>
          </table:table-cell>
          <table:table-cell table:formula="of:=[.H16]/[.H17]" office:value-type="float" office:value="3.44458847824976" calcext:value-type="float">
            <text:p>3.44458847824976</text:p>
          </table:table-cell>
          <table:table-cell table:formula="of:=[.I16]/[.I17]" office:value-type="float" office:value="4.03541607635838" calcext:value-type="float">
            <text:p>4.03541607635838</text:p>
          </table:table-cell>
          <table:table-cell table:formula="of:=[.J16]/[.J17]" office:value-type="float" office:value="3.28553794077292" calcext:value-type="float">
            <text:p>3.28553794077292</text:p>
          </table:table-cell>
          <table:table-cell table:formula="of:=[.K16]/[.K17]" office:value-type="float" office:value="3.12471908656104" calcext:value-type="float">
            <text:p>3.12471908656104</text:p>
          </table:table-cell>
          <table:table-cell table:formula="of:=[.L16]/[.L17]" office:value-type="float" office:value="3.97834052494886" calcext:value-type="float">
            <text:p>3.97834052494886</text:p>
          </table:table-cell>
          <table:table-cell table:formula="of:=[.M16]/[.M17]" office:value-type="float" office:value="1.264757291899" calcext:value-type="float">
            <text:p>1.264757291899</text:p>
          </table:table-cell>
          <table:table-cell table:formula="of:=[.N16]/[.N17]" office:value-type="float" office:value="1.48029280147822" calcext:value-type="float">
            <text:p>1.48029280147822</text:p>
          </table:table-cell>
          <table:table-cell table:formula="of:=[.O16]/[.O17]" office:value-type="float" office:value="2.90983339747701" calcext:value-type="float">
            <text:p>2.90983339747701</text:p>
          </table:table-cell>
          <table:table-cell table:formula="of:=[.P16]/[.P17]" office:value-type="float" office:value="5.81614637364469" calcext:value-type="float">
            <text:p>5.81614637364469</text:p>
          </table:table-cell>
          <table:table-cell table:formula="of:=[.Q16]/[.Q17]" office:value-type="float" office:value="7.20846078500289" calcext:value-type="float">
            <text:p>7.20846078500289</text:p>
          </table:table-cell>
          <table:table-cell table:formula="of:=[.R16]/[.R17]" office:value-type="float" office:value="3.34666609375621" calcext:value-type="float">
            <text:p>3.34666609375621</text:p>
          </table:table-cell>
          <table:table-cell/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B18]/[.B19]" office:value-type="float" office:value="4.38186472739076" calcext:value-type="float">
            <text:p>4.38186472739076</text:p>
          </table:table-cell>
          <table:table-cell table:formula="of:=[.C18]/[.C19]" office:value-type="float" office:value="9.65921210540563" calcext:value-type="float">
            <text:p>9.65921210540563</text:p>
          </table:table-cell>
          <table:table-cell table:formula="of:=[.D18]/[.D19]" office:value-type="float" office:value="6.53860329753851" calcext:value-type="float">
            <text:p>6.53860329753851</text:p>
          </table:table-cell>
          <table:table-cell table:formula="of:=[.E18]/[.E19]" office:value-type="float" office:value="3.80184398028801" calcext:value-type="float">
            <text:p>3.80184398028801</text:p>
          </table:table-cell>
          <table:table-cell table:formula="of:=[.F18]/[.F19]" office:value-type="float" office:value="4.50773741014024" calcext:value-type="float">
            <text:p>4.50773741014024</text:p>
          </table:table-cell>
          <table:table-cell table:formula="of:=[.G18]/[.G19]" office:value-type="float" office:value="3.10898425852609" calcext:value-type="float">
            <text:p>3.10898425852609</text:p>
          </table:table-cell>
          <table:table-cell table:formula="of:=[.H18]/[.H19]" office:value-type="float" office:value="3.43414601530842" calcext:value-type="float">
            <text:p>3.43414601530842</text:p>
          </table:table-cell>
          <table:table-cell table:formula="of:=[.I18]/[.I19]" office:value-type="float" office:value="3.84892219934731" calcext:value-type="float">
            <text:p>3.84892219934731</text:p>
          </table:table-cell>
          <table:table-cell table:formula="of:=[.J18]/[.J19]" office:value-type="float" office:value="3.23704698472474" calcext:value-type="float">
            <text:p>3.23704698472474</text:p>
          </table:table-cell>
          <table:table-cell table:formula="of:=[.K18]/[.K19]" office:value-type="float" office:value="3.08576472479536" calcext:value-type="float">
            <text:p>3.08576472479536</text:p>
          </table:table-cell>
          <table:table-cell table:formula="of:=[.L18]/[.L19]" office:value-type="float" office:value="3.94479766943923" calcext:value-type="float">
            <text:p>3.94479766943923</text:p>
          </table:table-cell>
          <table:table-cell table:formula="of:=[.M18]/[.M19]" office:value-type="float" office:value="1.23487478578641" calcext:value-type="float">
            <text:p>1.23487478578641</text:p>
          </table:table-cell>
          <table:table-cell table:formula="of:=[.N18]/[.N19]" office:value-type="float" office:value="1.45619990999013" calcext:value-type="float">
            <text:p>1.45619990999013</text:p>
          </table:table-cell>
          <table:table-cell table:formula="of:=[.O18]/[.O19]" office:value-type="float" office:value="2.82534466823595" calcext:value-type="float">
            <text:p>2.82534466823595</text:p>
          </table:table-cell>
          <table:table-cell table:formula="of:=[.P18]/[.P19]" office:value-type="float" office:value="5.6967738925909" calcext:value-type="float">
            <text:p>5.6967738925909</text:p>
          </table:table-cell>
          <table:table-cell table:formula="of:=[.Q18]/[.Q19]" office:value-type="float" office:value="7.06143065848366" calcext:value-type="float">
            <text:p>7.06143065848366</text:p>
          </table:table-cell>
          <table:table-cell table:formula="of:=[.R18]/[.R19]" office:value-type="float" office:value="3.31298117082231" calcext:value-type="float">
            <text:p>3.3129811708223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ean G6GD</text:p>
          </table:table-cell>
          <table:table-cell table:formula="of:=AVERAGE([.B21:.R21])" office:value-type="float" office:value="4.26699030587526" calcext:value-type="float">
            <text:p>4.266990305875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dian G6GD</text:p>
          </table:table-cell>
          <table:table-cell table:formula="of:=MEDIAN([.B22:.R22])" office:value-type="float" office:value="3.80184398028801" calcext:value-type="float">
            <text:p>3.80184398028801</text:p>
          </table:table-cell>
          <table:table-cell table:number-columns-repeated="17"/>
        </table:table-row>
      </table:table>
      <table:table table:name="MB3 Gal4 PgdTRIP" table:style-name="ta1">
        <table:table-column table:style-name="co5" table:default-cell-style-name="Default"/>
        <table:table-column table:style-name="co2" table:number-columns-repeated="25" table:default-cell-style-name="Default"/>
        <table:table-row table:style-name="ro1">
          <table:table-cell office:value-type="string" calcext:value-type="string">
            <text:p>MB3 B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gdTRIP inap mean</text:p>
          </table:table-cell>
          <table:table-cell office:value-type="float" office:value="532.635639333333" calcext:value-type="float">
            <text:p>532.635639333333</text:p>
          </table:table-cell>
          <table:table-cell office:value-type="float" office:value="1410.41975066667" calcext:value-type="float">
            <text:p>1410.41975066667</text:p>
          </table:table-cell>
          <table:table-cell office:value-type="float" office:value="985.232048666667" calcext:value-type="float">
            <text:p>985.232048666667</text:p>
          </table:table-cell>
          <table:table-cell office:value-type="float" office:value="2600.875716" calcext:value-type="float">
            <text:p>2600.875716</text:p>
          </table:table-cell>
          <table:table-cell office:value-type="float" office:value="2000.09195133333" calcext:value-type="float">
            <text:p>2000.09195133333</text:p>
          </table:table-cell>
          <table:table-cell office:value-type="float" office:value="436.17871" calcext:value-type="float">
            <text:p>436.17871</text:p>
          </table:table-cell>
          <table:table-cell office:value-type="float" office:value="2791.752296" calcext:value-type="float">
            <text:p>2791.752296</text:p>
          </table:table-cell>
          <table:table-cell office:value-type="float" office:value="2761.04982133333" calcext:value-type="float">
            <text:p>2761.04982133333</text:p>
          </table:table-cell>
          <table:table-cell office:value-type="float" office:value="1903.71547" calcext:value-type="float">
            <text:p>1903.71547</text:p>
          </table:table-cell>
          <table:table-cell office:value-type="float" office:value="2653.18120066667" calcext:value-type="float">
            <text:p>2653.18120066667</text:p>
          </table:table-cell>
          <table:table-cell office:value-type="float" office:value="2766.53554666667" calcext:value-type="float">
            <text:p>2766.53554666667</text:p>
          </table:table-cell>
          <table:table-cell office:value-type="float" office:value="3078.00984666667" calcext:value-type="float">
            <text:p>3078.00984666667</text:p>
          </table:table-cell>
          <table:table-cell office:value-type="float" office:value="1651.42495266667" calcext:value-type="float">
            <text:p>1651.42495266667</text:p>
          </table:table-cell>
          <table:table-cell office:value-type="float" office:value="1964.18626333333" calcext:value-type="float">
            <text:p>1964.18626333333</text:p>
          </table:table-cell>
          <table:table-cell office:value-type="float" office:value="3120.352408" calcext:value-type="float">
            <text:p>3120.352408</text:p>
          </table:table-cell>
          <table:table-cell office:value-type="float" office:value="1035.01146266667" calcext:value-type="float">
            <text:p>1035.01146266667</text:p>
          </table:table-cell>
          <table:table-cell office:value-type="float" office:value="704.054524666667" calcext:value-type="float">
            <text:p>704.054524666667</text:p>
          </table:table-cell>
          <table:table-cell office:value-type="float" office:value="1459.458764" calcext:value-type="float">
            <text:p>1459.458764</text:p>
          </table:table-cell>
          <table:table-cell office:value-type="float" office:value="1258.31849" calcext:value-type="float">
            <text:p>1258.31849</text:p>
          </table:table-cell>
          <table:table-cell office:value-type="float" office:value="725.671192" calcext:value-type="float">
            <text:p>725.671192</text:p>
          </table:table-cell>
          <table:table-cell office:value-type="float" office:value="2671.19183666667" calcext:value-type="float">
            <text:p>2671.19183666667</text:p>
          </table:table-cell>
          <table:table-cell office:value-type="float" office:value="1863.362216" calcext:value-type="float">
            <text:p>1863.362216</text:p>
          </table:table-cell>
          <table:table-cell office:value-type="float" office:value="2304.90568066667" calcext:value-type="float">
            <text:p>2304.90568066667</text:p>
          </table:table-cell>
          <table:table-cell office:value-type="float" office:value="1668.819198" calcext:value-type="float">
            <text:p>1668.819198</text:p>
          </table:table-cell>
          <table:table-cell office:value-type="float" office:value="797.652758666667" calcext:value-type="float">
            <text:p>797.652758666667</text:p>
          </table:table-cell>
        </table:table-row>
        <table:table-row table:style-name="ro1">
          <table:table-cell office:value-type="string" calcext:value-type="string">
            <text:p>PgdTRIP hyper mean</text:p>
          </table:table-cell>
          <table:table-cell office:value-type="float" office:value="216.994814666667" calcext:value-type="float">
            <text:p>216.994814666667</text:p>
          </table:table-cell>
          <table:table-cell office:value-type="float" office:value="143.137664666667" calcext:value-type="float">
            <text:p>143.137664666667</text:p>
          </table:table-cell>
          <table:table-cell office:value-type="float" office:value="141.512964" calcext:value-type="float">
            <text:p>141.512964</text:p>
          </table:table-cell>
          <table:table-cell office:value-type="float" office:value="389.587664" calcext:value-type="float">
            <text:p>389.587664</text:p>
          </table:table-cell>
          <table:table-cell office:value-type="float" office:value="408.606707333333" calcext:value-type="float">
            <text:p>408.606707333333</text:p>
          </table:table-cell>
          <table:table-cell office:value-type="float" office:value="54.2690706666667" calcext:value-type="float">
            <text:p>54.2690706666667</text:p>
          </table:table-cell>
          <table:table-cell office:value-type="float" office:value="277.867776" calcext:value-type="float">
            <text:p>277.867776</text:p>
          </table:table-cell>
          <table:table-cell office:value-type="float" office:value="316.729363333333" calcext:value-type="float">
            <text:p>316.729363333333</text:p>
          </table:table-cell>
          <table:table-cell office:value-type="float" office:value="639.204781333334" calcext:value-type="float">
            <text:p>639.204781333334</text:p>
          </table:table-cell>
          <table:table-cell office:value-type="float" office:value="384.085420666667" calcext:value-type="float">
            <text:p>384.085420666667</text:p>
          </table:table-cell>
          <table:table-cell office:value-type="float" office:value="557.376299333333" calcext:value-type="float">
            <text:p>557.376299333333</text:p>
          </table:table-cell>
          <table:table-cell office:value-type="float" office:value="331.533444666667" calcext:value-type="float">
            <text:p>331.533444666667</text:p>
          </table:table-cell>
          <table:table-cell office:value-type="float" office:value="345.731349333333" calcext:value-type="float">
            <text:p>345.731349333333</text:p>
          </table:table-cell>
          <table:table-cell office:value-type="float" office:value="570.262647333333" calcext:value-type="float">
            <text:p>570.262647333333</text:p>
          </table:table-cell>
          <table:table-cell office:value-type="float" office:value="471.276366" calcext:value-type="float">
            <text:p>471.276366</text:p>
          </table:table-cell>
          <table:table-cell office:value-type="float" office:value="392.537556666667" calcext:value-type="float">
            <text:p>392.537556666667</text:p>
          </table:table-cell>
          <table:table-cell office:value-type="float" office:value="641.083781333333" calcext:value-type="float">
            <text:p>641.083781333333</text:p>
          </table:table-cell>
          <table:table-cell office:value-type="float" office:value="477.649378666667" calcext:value-type="float">
            <text:p>477.649378666667</text:p>
          </table:table-cell>
          <table:table-cell office:value-type="float" office:value="231.57622" calcext:value-type="float">
            <text:p>231.57622</text:p>
          </table:table-cell>
          <table:table-cell office:value-type="float" office:value="181.238095333333" calcext:value-type="float">
            <text:p>181.238095333333</text:p>
          </table:table-cell>
          <table:table-cell office:value-type="float" office:value="792.973169333334" calcext:value-type="float">
            <text:p>792.973169333334</text:p>
          </table:table-cell>
          <table:table-cell office:value-type="float" office:value="369.645998" calcext:value-type="float">
            <text:p>369.645998</text:p>
          </table:table-cell>
          <table:table-cell office:value-type="float" office:value="369.631947333333" calcext:value-type="float">
            <text:p>369.631947333333</text:p>
          </table:table-cell>
          <table:table-cell office:value-type="float" office:value="661.319128" calcext:value-type="float">
            <text:p>661.319128</text:p>
          </table:table-cell>
          <table:table-cell office:value-type="float" office:value="404.72436" calcext:value-type="float">
            <text:p>404.72436</text:p>
          </table:table-cell>
        </table:table-row>
        <table:table-row table:style-name="ro1">
          <table:table-cell office:value-type="string" calcext:value-type="string">
            <text:p>PgdTRIP inap median</text:p>
          </table:table-cell>
          <table:table-cell office:value-type="float" office:value="524.12524" calcext:value-type="float">
            <text:p>524.12524</text:p>
          </table:table-cell>
          <table:table-cell office:value-type="float" office:value="1429.69495" calcext:value-type="float">
            <text:p>1429.69495</text:p>
          </table:table-cell>
          <table:table-cell office:value-type="float" office:value="985.44794" calcext:value-type="float">
            <text:p>985.44794</text:p>
          </table:table-cell>
          <table:table-cell office:value-type="float" office:value="2562.62769" calcext:value-type="float">
            <text:p>2562.62769</text:p>
          </table:table-cell>
          <table:table-cell office:value-type="float" office:value="1861.16675" calcext:value-type="float">
            <text:p>1861.16675</text:p>
          </table:table-cell>
          <table:table-cell office:value-type="float" office:value="417.35516" calcext:value-type="float">
            <text:p>417.35516</text:p>
          </table:table-cell>
          <table:table-cell office:value-type="float" office:value="2851.88477" calcext:value-type="float">
            <text:p>2851.88477</text:p>
          </table:table-cell>
          <table:table-cell office:value-type="float" office:value="2731.63184" calcext:value-type="float">
            <text:p>2731.63184</text:p>
          </table:table-cell>
          <table:table-cell office:value-type="float" office:value="1923.69495" calcext:value-type="float">
            <text:p>1923.69495</text:p>
          </table:table-cell>
          <table:table-cell office:value-type="float" office:value="2607.61084" calcext:value-type="float">
            <text:p>2607.61084</text:p>
          </table:table-cell>
          <table:table-cell office:value-type="float" office:value="2714.87793" calcext:value-type="float">
            <text:p>2714.87793</text:p>
          </table:table-cell>
          <table:table-cell office:value-type="float" office:value="3016.57056" calcext:value-type="float">
            <text:p>3016.57056</text:p>
          </table:table-cell>
          <table:table-cell office:value-type="float" office:value="1610.50903" calcext:value-type="float">
            <text:p>1610.50903</text:p>
          </table:table-cell>
          <table:table-cell office:value-type="float" office:value="1961.47937" calcext:value-type="float">
            <text:p>1961.47937</text:p>
          </table:table-cell>
          <table:table-cell office:value-type="float" office:value="2925.42822" calcext:value-type="float">
            <text:p>2925.42822</text:p>
          </table:table-cell>
          <table:table-cell office:value-type="float" office:value="1005.20526" calcext:value-type="float">
            <text:p>1005.20526</text:p>
          </table:table-cell>
          <table:table-cell office:value-type="float" office:value="684.16876" calcext:value-type="float">
            <text:p>684.16876</text:p>
          </table:table-cell>
          <table:table-cell office:value-type="float" office:value="1405.00598" calcext:value-type="float">
            <text:p>1405.00598</text:p>
          </table:table-cell>
          <table:table-cell office:value-type="float" office:value="1273.63159" calcext:value-type="float">
            <text:p>1273.63159</text:p>
          </table:table-cell>
          <table:table-cell office:value-type="float" office:value="713.74402" calcext:value-type="float">
            <text:p>713.74402</text:p>
          </table:table-cell>
          <table:table-cell office:value-type="float" office:value="2454.34937" calcext:value-type="float">
            <text:p>2454.34937</text:p>
          </table:table-cell>
          <table:table-cell office:value-type="float" office:value="1779.96448" calcext:value-type="float">
            <text:p>1779.96448</text:p>
          </table:table-cell>
          <table:table-cell office:value-type="float" office:value="2289.11694" calcext:value-type="float">
            <text:p>2289.11694</text:p>
          </table:table-cell>
          <table:table-cell office:value-type="float" office:value="1656.04871" calcext:value-type="float">
            <text:p>1656.04871</text:p>
          </table:table-cell>
          <table:table-cell office:value-type="float" office:value="802.60785" calcext:value-type="float">
            <text:p>802.60785</text:p>
          </table:table-cell>
        </table:table-row>
        <table:table-row table:style-name="ro1">
          <table:table-cell office:value-type="string" calcext:value-type="string">
            <text:p>PgdTRIP hyper median</text:p>
          </table:table-cell>
          <table:table-cell office:value-type="float" office:value="213.77696" calcext:value-type="float">
            <text:p>213.77696</text:p>
          </table:table-cell>
          <table:table-cell office:value-type="float" office:value="144.22527" calcext:value-type="float">
            <text:p>144.22527</text:p>
          </table:table-cell>
          <table:table-cell office:value-type="float" office:value="142.73149" calcext:value-type="float">
            <text:p>142.73149</text:p>
          </table:table-cell>
          <table:table-cell office:value-type="float" office:value="400.94604" calcext:value-type="float">
            <text:p>400.94604</text:p>
          </table:table-cell>
          <table:table-cell office:value-type="float" office:value="414.05676" calcext:value-type="float">
            <text:p>414.05676</text:p>
          </table:table-cell>
          <table:table-cell office:value-type="float" office:value="54.2745" calcext:value-type="float">
            <text:p>54.2745</text:p>
          </table:table-cell>
          <table:table-cell office:value-type="float" office:value="282.49597" calcext:value-type="float">
            <text:p>282.49597</text:p>
          </table:table-cell>
          <table:table-cell office:value-type="float" office:value="321.43323" calcext:value-type="float">
            <text:p>321.43323</text:p>
          </table:table-cell>
          <table:table-cell office:value-type="float" office:value="650.35828" calcext:value-type="float">
            <text:p>650.35828</text:p>
          </table:table-cell>
          <table:table-cell office:value-type="float" office:value="392.49078" calcext:value-type="float">
            <text:p>392.49078</text:p>
          </table:table-cell>
          <table:table-cell office:value-type="float" office:value="557.57062" calcext:value-type="float">
            <text:p>557.57062</text:p>
          </table:table-cell>
          <table:table-cell office:value-type="float" office:value="336.69458" calcext:value-type="float">
            <text:p>336.69458</text:p>
          </table:table-cell>
          <table:table-cell office:value-type="float" office:value="349.70499" calcext:value-type="float">
            <text:p>349.70499</text:p>
          </table:table-cell>
          <table:table-cell office:value-type="float" office:value="572.66431" calcext:value-type="float">
            <text:p>572.66431</text:p>
          </table:table-cell>
          <table:table-cell office:value-type="float" office:value="481.17133" calcext:value-type="float">
            <text:p>481.17133</text:p>
          </table:table-cell>
          <table:table-cell office:value-type="float" office:value="391.66275" calcext:value-type="float">
            <text:p>391.66275</text:p>
          </table:table-cell>
          <table:table-cell office:value-type="float" office:value="643.88593" calcext:value-type="float">
            <text:p>643.88593</text:p>
          </table:table-cell>
          <table:table-cell office:value-type="float" office:value="485.04398" calcext:value-type="float">
            <text:p>485.04398</text:p>
          </table:table-cell>
          <table:table-cell office:value-type="float" office:value="233.3933" calcext:value-type="float">
            <text:p>233.3933</text:p>
          </table:table-cell>
          <table:table-cell office:value-type="float" office:value="180.99179" calcext:value-type="float">
            <text:p>180.99179</text:p>
          </table:table-cell>
          <table:table-cell office:value-type="float" office:value="803.12939" calcext:value-type="float">
            <text:p>803.12939</text:p>
          </table:table-cell>
          <table:table-cell office:value-type="float" office:value="376.80801" calcext:value-type="float">
            <text:p>376.80801</text:p>
          </table:table-cell>
          <table:table-cell office:value-type="float" office:value="374.27301" calcext:value-type="float">
            <text:p>374.27301</text:p>
          </table:table-cell>
          <table:table-cell office:value-type="float" office:value="665.50702" calcext:value-type="float">
            <text:p>665.50702</text:p>
          </table:table-cell>
          <table:table-cell office:value-type="float" office:value="402.59424" calcext:value-type="float">
            <text:p>402.5942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ean ratio</text:p>
          </table:table-cell>
          <table:table-cell office:value-type="float" office:value="2.45460077076742" calcext:value-type="float">
            <text:p>2.45460077076742</text:p>
          </table:table-cell>
          <table:table-cell office:value-type="float" office:value="9.85358922790306" calcext:value-type="float">
            <text:p>9.85358922790306</text:p>
          </table:table-cell>
          <table:table-cell office:value-type="float" office:value="6.9621328026644" calcext:value-type="float">
            <text:p>6.9621328026644</text:p>
          </table:table-cell>
          <table:table-cell office:value-type="float" office:value="6.67597040752297" calcext:value-type="float">
            <text:p>6.67597040752297</text:p>
          </table:table-cell>
          <table:table-cell office:value-type="float" office:value="4.89490729211573" calcext:value-type="float">
            <text:p>4.89490729211573</text:p>
          </table:table-cell>
          <table:table-cell office:value-type="float" office:value="8.03733516424321" calcext:value-type="float">
            <text:p>8.03733516424321</text:p>
          </table:table-cell>
          <table:table-cell office:value-type="float" office:value="10.0470530847017" calcext:value-type="float">
            <text:p>10.0470530847017</text:p>
          </table:table-cell>
          <table:table-cell office:value-type="float" office:value="8.71737874971681" calcext:value-type="float">
            <text:p>8.71737874971681</text:p>
          </table:table-cell>
          <table:table-cell office:value-type="float" office:value="2.97825599181062" calcext:value-type="float">
            <text:p>2.97825599181062</text:p>
          </table:table-cell>
          <table:table-cell office:value-type="float" office:value="6.9077894080475" calcext:value-type="float">
            <text:p>6.9077894080475</text:p>
          </table:table-cell>
          <table:table-cell office:value-type="float" office:value="4.96349692295073" calcext:value-type="float">
            <text:p>4.96349692295073</text:p>
          </table:table-cell>
          <table:table-cell office:value-type="float" office:value="9.28416090799342" calcext:value-type="float">
            <text:p>9.28416090799342</text:p>
          </table:table-cell>
          <table:table-cell office:value-type="float" office:value="4.77661327458755" calcext:value-type="float">
            <text:p>4.77661327458755</text:p>
          </table:table-cell>
          <table:table-cell office:value-type="float" office:value="3.44435370704758" calcext:value-type="float">
            <text:p>3.44435370704758</text:p>
          </table:table-cell>
          <table:table-cell office:value-type="float" office:value="6.62106702800369" calcext:value-type="float">
            <text:p>6.62106702800369</text:p>
          </table:table-cell>
          <table:table-cell office:value-type="float" office:value="2.63671958284892" calcext:value-type="float">
            <text:p>2.63671958284892</text:p>
          </table:table-cell>
          <table:table-cell office:value-type="float" office:value="1.09822545066164" calcext:value-type="float">
            <text:p>1.09822545066164</text:p>
          </table:table-cell>
          <table:table-cell office:value-type="float" office:value="3.05550227674116" calcext:value-type="float">
            <text:p>3.05550227674116</text:p>
          </table:table-cell>
          <table:table-cell office:value-type="float" office:value="5.43371201930837" calcext:value-type="float">
            <text:p>5.43371201930837</text:p>
          </table:table-cell>
          <table:table-cell office:value-type="float" office:value="4.00396611245194" calcext:value-type="float">
            <text:p>4.00396611245194</text:p>
          </table:table-cell>
          <table:table-cell office:value-type="float" office:value="3.36857782831717" calcext:value-type="float">
            <text:p>3.36857782831717</text:p>
          </table:table-cell>
          <table:table-cell office:value-type="float" office:value="5.04093707515264" calcext:value-type="float">
            <text:p>5.04093707515264</text:p>
          </table:table-cell>
          <table:table-cell office:value-type="float" office:value="6.23567767151931" calcext:value-type="float">
            <text:p>6.23567767151931</text:p>
          </table:table-cell>
          <table:table-cell office:value-type="float" office:value="2.52347032974374" calcext:value-type="float">
            <text:p>2.52347032974374</text:p>
          </table:table-cell>
          <table:table-cell office:value-type="float" office:value="1.97085433322241" calcext:value-type="float">
            <text:p>1.97085433322241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office:value-type="float" office:value="2.45173867193172" calcext:value-type="float">
            <text:p>2.45173867193172</text:p>
          </table:table-cell>
          <table:table-cell office:value-type="float" office:value="9.91292961351364" calcext:value-type="float">
            <text:p>9.91292961351364</text:p>
          </table:table-cell>
          <table:table-cell office:value-type="float" office:value="6.90420831450719" calcext:value-type="float">
            <text:p>6.90420831450719</text:p>
          </table:table-cell>
          <table:table-cell office:value-type="float" office:value="6.39145279998276" calcext:value-type="float">
            <text:p>6.39145279998276</text:p>
          </table:table-cell>
          <table:table-cell office:value-type="float" office:value="4.49495559497688" calcext:value-type="float">
            <text:p>4.49495559497688</text:p>
          </table:table-cell>
          <table:table-cell office:value-type="float" office:value="7.68970990059789" calcext:value-type="float">
            <text:p>7.68970990059789</text:p>
          </table:table-cell>
          <table:table-cell office:value-type="float" office:value="10.0953113419636" calcext:value-type="float">
            <text:p>10.0953113419636</text:p>
          </table:table-cell>
          <table:table-cell office:value-type="float" office:value="8.49828700038263" calcext:value-type="float">
            <text:p>8.49828700038263</text:p>
          </table:table-cell>
          <table:table-cell office:value-type="float" office:value="2.95790029766362" calcext:value-type="float">
            <text:p>2.95790029766362</text:p>
          </table:table-cell>
          <table:table-cell office:value-type="float" office:value="6.64375056147816" calcext:value-type="float">
            <text:p>6.64375056147816</text:p>
          </table:table-cell>
          <table:table-cell office:value-type="float" office:value="4.86911941307094" calcext:value-type="float">
            <text:p>4.86911941307094</text:p>
          </table:table-cell>
          <table:table-cell office:value-type="float" office:value="8.95936774509409" calcext:value-type="float">
            <text:p>8.95936774509409</text:p>
          </table:table-cell>
          <table:table-cell office:value-type="float" office:value="4.60533614347339" calcext:value-type="float">
            <text:p>4.60533614347339</text:p>
          </table:table-cell>
          <table:table-cell office:value-type="float" office:value="3.42518179629528" calcext:value-type="float">
            <text:p>3.42518179629528</text:p>
          </table:table-cell>
          <table:table-cell office:value-type="float" office:value="6.07980575235021" calcext:value-type="float">
            <text:p>6.07980575235021</text:p>
          </table:table-cell>
          <table:table-cell office:value-type="float" office:value="2.56650717996542" calcext:value-type="float">
            <text:p>2.56650717996542</text:p>
          </table:table-cell>
          <table:table-cell office:value-type="float" office:value="1.06256205971142" calcext:value-type="float">
            <text:p>1.06256205971142</text:p>
          </table:table-cell>
          <table:table-cell office:value-type="float" office:value="2.89665687635171" calcext:value-type="float">
            <text:p>2.89665687635171</text:p>
          </table:table-cell>
          <table:table-cell office:value-type="float" office:value="5.45701864620792" calcext:value-type="float">
            <text:p>5.45701864620792</text:p>
          </table:table-cell>
          <table:table-cell office:value-type="float" office:value="3.94351600147167" calcext:value-type="float">
            <text:p>3.94351600147167</text:p>
          </table:table-cell>
          <table:table-cell office:value-type="float" office:value="3.05598251111194" calcext:value-type="float">
            <text:p>3.05598251111194</text:p>
          </table:table-cell>
          <table:table-cell office:value-type="float" office:value="4.72379682162277" calcext:value-type="float">
            <text:p>4.72379682162277</text:p>
          </table:table-cell>
          <table:table-cell office:value-type="float" office:value="6.11616888965624" calcext:value-type="float">
            <text:p>6.11616888965624</text:p>
          </table:table-cell>
          <table:table-cell office:value-type="float" office:value="2.48840156487004" calcext:value-type="float">
            <text:p>2.48840156487004</text:p>
          </table:table-cell>
          <table:table-cell office:value-type="float" office:value="1.99358999771085" calcext:value-type="float">
            <text:p>1.9935899977108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ean PgdTRIP</text:p>
          </table:table-cell>
          <table:table-cell office:value-type="float" office:value="5.27945389680175" calcext:value-type="float">
            <text:p>5.27945389680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edian PgdTRIP</text:p>
          </table:table-cell>
          <table:table-cell office:value-type="float" office:value="4.72379682162277" calcext:value-type="float">
            <text:p>4.72379682162277</text:p>
          </table:table-cell>
          <table:table-cell table:number-columns-repeated="2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MB3 no BG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gdTRIP inap mean</text:p>
          </table:table-cell>
          <table:table-cell office:value-type="float" office:value="2247.893214" calcext:value-type="float">
            <text:p>2247.893214</text:p>
          </table:table-cell>
          <table:table-cell office:value-type="float" office:value="2547.05557733333" calcext:value-type="float">
            <text:p>2547.05557733333</text:p>
          </table:table-cell>
          <table:table-cell office:value-type="float" office:value="1937.18079533333" calcext:value-type="float">
            <text:p>1937.18079533333</text:p>
          </table:table-cell>
          <table:table-cell office:value-type="float" office:value="5655.98883466667" calcext:value-type="float">
            <text:p>5655.98883466667</text:p>
          </table:table-cell>
          <table:table-cell office:value-type="float" office:value="4576.23488333333" calcext:value-type="float">
            <text:p>4576.23488333333</text:p>
          </table:table-cell>
          <table:table-cell office:value-type="float" office:value="2101.418388" calcext:value-type="float">
            <text:p>2101.418388</text:p>
          </table:table-cell>
          <table:table-cell office:value-type="float" office:value="4902.78341" calcext:value-type="float">
            <text:p>4902.78341</text:p>
          </table:table-cell>
          <table:table-cell office:value-type="float" office:value="4552.99403133333" calcext:value-type="float">
            <text:p>4552.99403133333</text:p>
          </table:table-cell>
          <table:table-cell office:value-type="float" office:value="4004.77620733333" calcext:value-type="float">
            <text:p>4004.77620733333</text:p>
          </table:table-cell>
          <table:table-cell office:value-type="float" office:value="4669.34114133333" calcext:value-type="float">
            <text:p>4669.34114133333</text:p>
          </table:table-cell>
          <table:table-cell office:value-type="float" office:value="4734.06963666667" calcext:value-type="float">
            <text:p>4734.06963666667</text:p>
          </table:table-cell>
          <table:table-cell office:value-type="float" office:value="5317.25677533333" calcext:value-type="float">
            <text:p>5317.25677533333</text:p>
          </table:table-cell>
          <table:table-cell office:value-type="float" office:value="4568.13385666667" calcext:value-type="float">
            <text:p>4568.13385666667</text:p>
          </table:table-cell>
          <table:table-cell office:value-type="float" office:value="4526.662394" calcext:value-type="float">
            <text:p>4526.662394</text:p>
          </table:table-cell>
          <table:table-cell office:value-type="float" office:value="6640.065002" calcext:value-type="float">
            <text:p>6640.065002</text:p>
          </table:table-cell>
          <table:table-cell office:value-type="float" office:value="2512.555294" calcext:value-type="float">
            <text:p>2512.555294</text:p>
          </table:table-cell>
          <table:table-cell office:value-type="float" office:value="2186.71289733333" calcext:value-type="float">
            <text:p>2186.71289733333</text:p>
          </table:table-cell>
          <table:table-cell office:value-type="float" office:value="3147.174902" calcext:value-type="float">
            <text:p>3147.174902</text:p>
          </table:table-cell>
          <table:table-cell office:value-type="float" office:value="3623.45071466667" calcext:value-type="float">
            <text:p>3623.45071466667</text:p>
          </table:table-cell>
          <table:table-cell office:value-type="float" office:value="2864.701286" calcext:value-type="float">
            <text:p>2864.701286</text:p>
          </table:table-cell>
          <table:table-cell office:value-type="float" office:value="6750.58425466667" calcext:value-type="float">
            <text:p>6750.58425466667</text:p>
          </table:table-cell>
          <table:table-cell office:value-type="float" office:value="4792.53526333333" calcext:value-type="float">
            <text:p>4792.53526333333</text:p>
          </table:table-cell>
          <table:table-cell office:value-type="float" office:value="4998.78222333333" calcext:value-type="float">
            <text:p>4998.78222333333</text:p>
          </table:table-cell>
          <table:table-cell office:value-type="float" office:value="3927.137598" calcext:value-type="float">
            <text:p>3927.137598</text:p>
          </table:table-cell>
          <table:table-cell office:value-type="float" office:value="2564.62401133333" calcext:value-type="float">
            <text:p>2564.62401133333</text:p>
          </table:table-cell>
        </table:table-row>
        <table:table-row table:style-name="ro1">
          <table:table-cell office:value-type="string" calcext:value-type="string">
            <text:p>PgdTRIP hyper mean</text:p>
          </table:table-cell>
          <table:table-cell office:value-type="float" office:value="735.397862066667" calcext:value-type="float">
            <text:p>735.397862066667</text:p>
          </table:table-cell>
          <table:table-cell office:value-type="float" office:value="463.479322666667" calcext:value-type="float">
            <text:p>463.479322666667</text:p>
          </table:table-cell>
          <table:table-cell office:value-type="float" office:value="506.910814" calcext:value-type="float">
            <text:p>506.910814</text:p>
          </table:table-cell>
          <table:table-cell office:value-type="float" office:value="1099.512574" calcext:value-type="float">
            <text:p>1099.512574</text:p>
          </table:table-cell>
          <table:table-cell office:value-type="float" office:value="907.633798666667" calcext:value-type="float">
            <text:p>907.633798666667</text:p>
          </table:table-cell>
          <table:table-cell office:value-type="float" office:value="437.611221333333" calcext:value-type="float">
            <text:p>437.611221333333</text:p>
          </table:table-cell>
          <table:table-cell office:value-type="float" office:value="734.176004" calcext:value-type="float">
            <text:p>734.176004</text:p>
          </table:table-cell>
          <table:table-cell office:value-type="float" office:value="871.65314" calcext:value-type="float">
            <text:p>871.65314</text:p>
          </table:table-cell>
          <table:table-cell office:value-type="float" office:value="1356.24270666667" calcext:value-type="float">
            <text:p>1356.24270666667</text:p>
          </table:table-cell>
          <table:table-cell office:value-type="float" office:value="995.728846666667" calcext:value-type="float">
            <text:p>995.728846666667</text:p>
          </table:table-cell>
          <table:table-cell office:value-type="float" office:value="1104.98370466667" calcext:value-type="float">
            <text:p>1104.98370466667</text:p>
          </table:table-cell>
          <table:table-cell office:value-type="float" office:value="1795.00662733333" calcext:value-type="float">
            <text:p>1795.00662733333</text:p>
          </table:table-cell>
          <table:table-cell office:value-type="float" office:value="1130.70252666667" calcext:value-type="float">
            <text:p>1130.70252666667</text:p>
          </table:table-cell>
          <table:table-cell office:value-type="float" office:value="1259.94304666667" calcext:value-type="float">
            <text:p>1259.94304666667</text:p>
          </table:table-cell>
          <table:table-cell office:value-type="float" office:value="1490.84147666667" calcext:value-type="float">
            <text:p>1490.84147666667</text:p>
          </table:table-cell>
          <table:table-cell office:value-type="float" office:value="945.978373333333" calcext:value-type="float">
            <text:p>945.978373333333</text:p>
          </table:table-cell>
          <table:table-cell office:value-type="float" office:value="1408.96136066667" calcext:value-type="float">
            <text:p>1408.96136066667</text:p>
          </table:table-cell>
          <table:table-cell office:value-type="float" office:value="1235.536206" calcext:value-type="float">
            <text:p>1235.536206</text:p>
          </table:table-cell>
          <table:table-cell office:value-type="float" office:value="1096.04126666667" calcext:value-type="float">
            <text:p>1096.04126666667</text:p>
          </table:table-cell>
          <table:table-cell office:value-type="float" office:value="744.015019333333" calcext:value-type="float">
            <text:p>744.015019333333</text:p>
          </table:table-cell>
          <table:table-cell office:value-type="float" office:value="1726.06643066667" calcext:value-type="float">
            <text:p>1726.06643066667</text:p>
          </table:table-cell>
          <table:table-cell office:value-type="float" office:value="992.552431333333" calcext:value-type="float">
            <text:p>992.552431333333</text:p>
          </table:table-cell>
          <table:table-cell office:value-type="float" office:value="1001.88869333333" calcext:value-type="float">
            <text:p>1001.88869333333</text:p>
          </table:table-cell>
          <table:table-cell office:value-type="float" office:value="1357.118332" calcext:value-type="float">
            <text:p>1357.118332</text:p>
          </table:table-cell>
          <table:table-cell office:value-type="float" office:value="876.000028666667" calcext:value-type="float">
            <text:p>876.000028666667</text:p>
          </table:table-cell>
        </table:table-row>
        <table:table-row table:style-name="ro1">
          <table:table-cell office:value-type="string" calcext:value-type="string">
            <text:p>PgdTRIP inap median</text:p>
          </table:table-cell>
          <table:table-cell office:value-type="float" office:value="2232.34912" calcext:value-type="float">
            <text:p>2232.34912</text:p>
          </table:table-cell>
          <table:table-cell office:value-type="float" office:value="2559.9812" calcext:value-type="float">
            <text:p>2559.9812</text:p>
          </table:table-cell>
          <table:table-cell office:value-type="float" office:value="1936.44092" calcext:value-type="float">
            <text:p>1936.44092</text:p>
          </table:table-cell>
          <table:table-cell office:value-type="float" office:value="5589.42432" calcext:value-type="float">
            <text:p>5589.42432</text:p>
          </table:table-cell>
          <table:table-cell office:value-type="float" office:value="4416.59863" calcext:value-type="float">
            <text:p>4416.59863</text:p>
          </table:table-cell>
          <table:table-cell office:value-type="float" office:value="2050.58984" calcext:value-type="float">
            <text:p>2050.58984</text:p>
          </table:table-cell>
          <table:table-cell office:value-type="float" office:value="4931.24658" calcext:value-type="float">
            <text:p>4931.24658</text:p>
          </table:table-cell>
          <table:table-cell office:value-type="float" office:value="4509.98486" calcext:value-type="float">
            <text:p>4509.98486</text:p>
          </table:table-cell>
          <table:table-cell office:value-type="float" office:value="3996.98877" calcext:value-type="float">
            <text:p>3996.98877</text:p>
          </table:table-cell>
          <table:table-cell office:value-type="float" office:value="4618.1958" calcext:value-type="float">
            <text:p>4618.1958</text:p>
          </table:table-cell>
          <table:table-cell office:value-type="float" office:value="4657.03027" calcext:value-type="float">
            <text:p>4657.03027</text:p>
          </table:table-cell>
          <table:table-cell office:value-type="float" office:value="5230.04688" calcext:value-type="float">
            <text:p>5230.04688</text:p>
          </table:table-cell>
          <table:table-cell office:value-type="float" office:value="4520.52344" calcext:value-type="float">
            <text:p>4520.52344</text:p>
          </table:table-cell>
          <table:table-cell office:value-type="float" office:value="4501.4502" calcext:value-type="float">
            <text:p>4501.4502</text:p>
          </table:table-cell>
          <table:table-cell office:value-type="float" office:value="6376.53809" calcext:value-type="float">
            <text:p>6376.53809</text:p>
          </table:table-cell>
          <table:table-cell office:value-type="float" office:value="2463.73486" calcext:value-type="float">
            <text:p>2463.73486</text:p>
          </table:table-cell>
          <table:table-cell office:value-type="float" office:value="2161.81323" calcext:value-type="float">
            <text:p>2161.81323</text:p>
          </table:table-cell>
          <table:table-cell office:value-type="float" office:value="3066.37085" calcext:value-type="float">
            <text:p>3066.37085</text:p>
          </table:table-cell>
          <table:table-cell office:value-type="float" office:value="3645.22925" calcext:value-type="float">
            <text:p>3645.22925</text:p>
          </table:table-cell>
          <table:table-cell office:value-type="float" office:value="2796.89209" calcext:value-type="float">
            <text:p>2796.89209</text:p>
          </table:table-cell>
          <table:table-cell office:value-type="float" office:value="6304.94141" calcext:value-type="float">
            <text:p>6304.94141</text:p>
          </table:table-cell>
          <table:table-cell office:value-type="float" office:value="4651.75586" calcext:value-type="float">
            <text:p>4651.75586</text:p>
          </table:table-cell>
          <table:table-cell office:value-type="float" office:value="4954.03223" calcext:value-type="float">
            <text:p>4954.03223</text:p>
          </table:table-cell>
          <table:table-cell office:value-type="float" office:value="3914.15576" calcext:value-type="float">
            <text:p>3914.15576</text:p>
          </table:table-cell>
          <table:table-cell office:value-type="float" office:value="2570.62817" calcext:value-type="float">
            <text:p>2570.62817</text:p>
          </table:table-cell>
        </table:table-row>
        <table:table-row table:style-name="ro1">
          <table:table-cell office:value-type="string" calcext:value-type="string">
            <text:p>PgdTRIP hyper median</text:p>
          </table:table-cell>
          <table:table-cell office:value-type="float" office:value="738.34753" calcext:value-type="float">
            <text:p>738.34753</text:p>
          </table:table-cell>
          <table:table-cell office:value-type="float" office:value="465.62451" calcext:value-type="float">
            <text:p>465.62451</text:p>
          </table:table-cell>
          <table:table-cell office:value-type="float" office:value="510.53958" calcext:value-type="float">
            <text:p>510.53958</text:p>
          </table:table-cell>
          <table:table-cell office:value-type="float" office:value="1119.85828" calcext:value-type="float">
            <text:p>1119.85828</text:p>
          </table:table-cell>
          <table:table-cell office:value-type="float" office:value="913.64771" calcext:value-type="float">
            <text:p>913.64771</text:p>
          </table:table-cell>
          <table:table-cell office:value-type="float" office:value="444.12604" calcext:value-type="float">
            <text:p>444.12604</text:p>
          </table:table-cell>
          <table:table-cell office:value-type="float" office:value="743.0246" calcext:value-type="float">
            <text:p>743.0246</text:p>
          </table:table-cell>
          <table:table-cell office:value-type="float" office:value="877.74152" calcext:value-type="float">
            <text:p>877.74152</text:p>
          </table:table-cell>
          <table:table-cell office:value-type="float" office:value="1360.85803" calcext:value-type="float">
            <text:p>1360.85803</text:p>
          </table:table-cell>
          <table:table-cell office:value-type="float" office:value="1007.06781" calcext:value-type="float">
            <text:p>1007.06781</text:p>
          </table:table-cell>
          <table:table-cell office:value-type="float" office:value="1115.40979" calcext:value-type="float">
            <text:p>1115.40979</text:p>
          </table:table-cell>
          <table:table-cell office:value-type="float" office:value="1144.43335" calcext:value-type="float">
            <text:p>1144.43335</text:p>
          </table:table-cell>
          <table:table-cell office:value-type="float" office:value="1135.79297" calcext:value-type="float">
            <text:p>1135.79297</text:p>
          </table:table-cell>
          <table:table-cell office:value-type="float" office:value="1277.79407" calcext:value-type="float">
            <text:p>1277.79407</text:p>
          </table:table-cell>
          <table:table-cell office:value-type="float" office:value="1504.59155" calcext:value-type="float">
            <text:p>1504.59155</text:p>
          </table:table-cell>
          <table:table-cell office:value-type="float" office:value="953.16675" calcext:value-type="float">
            <text:p>953.16675</text:p>
          </table:table-cell>
          <table:table-cell office:value-type="float" office:value="1426.86084" calcext:value-type="float">
            <text:p>1426.86084</text:p>
          </table:table-cell>
          <table:table-cell office:value-type="float" office:value="1249.00122" calcext:value-type="float">
            <text:p>1249.00122</text:p>
          </table:table-cell>
          <table:table-cell office:value-type="float" office:value="1114.82739" calcext:value-type="float">
            <text:p>1114.82739</text:p>
          </table:table-cell>
          <table:table-cell office:value-type="float" office:value="750.5246" calcext:value-type="float">
            <text:p>750.5246</text:p>
          </table:table-cell>
          <table:table-cell office:value-type="float" office:value="1755.52954" calcext:value-type="float">
            <text:p>1755.52954</text:p>
          </table:table-cell>
          <table:table-cell office:value-type="float" office:value="1000.36029" calcext:value-type="float">
            <text:p>1000.36029</text:p>
          </table:table-cell>
          <table:table-cell office:value-type="float" office:value="1006.31793" calcext:value-type="float">
            <text:p>1006.31793</text:p>
          </table:table-cell>
          <table:table-cell office:value-type="float" office:value="1363.61707" calcext:value-type="float">
            <text:p>1363.61707</text:p>
          </table:table-cell>
          <table:table-cell office:value-type="float" office:value="881.37024" calcext:value-type="float">
            <text:p>881.3702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ean ratio</text:p>
          </table:table-cell>
          <table:table-cell office:value-type="float" office:value="3.05670349337543" calcext:value-type="float">
            <text:p>3.05670349337543</text:p>
          </table:table-cell>
          <table:table-cell office:value-type="float" office:value="5.49551070084128" calcext:value-type="float">
            <text:p>5.49551070084128</text:p>
          </table:table-cell>
          <table:table-cell office:value-type="float" office:value="3.82154166340853" calcext:value-type="float">
            <text:p>3.82154166340853</text:p>
          </table:table-cell>
          <table:table-cell office:value-type="float" office:value="5.144087451488" calcext:value-type="float">
            <text:p>5.144087451488</text:p>
          </table:table-cell>
          <table:table-cell office:value-type="float" office:value="5.04193970085283" calcext:value-type="float">
            <text:p>5.04193970085283</text:p>
          </table:table-cell>
          <table:table-cell office:value-type="float" office:value="4.80202125895516" calcext:value-type="float">
            <text:p>4.80202125895516</text:p>
          </table:table-cell>
          <table:table-cell office:value-type="float" office:value="6.67794014417284" calcext:value-type="float">
            <text:p>6.67794014417284</text:p>
          </table:table-cell>
          <table:table-cell office:value-type="float" office:value="5.22340117002657" calcext:value-type="float">
            <text:p>5.22340117002657</text:p>
          </table:table-cell>
          <table:table-cell office:value-type="float" office:value="2.95284626243348" calcext:value-type="float">
            <text:p>2.95284626243348</text:p>
          </table:table-cell>
          <table:table-cell office:value-type="float" office:value="4.68937016032484" calcext:value-type="float">
            <text:p>4.68937016032484</text:p>
          </table:table-cell>
          <table:table-cell office:value-type="float" office:value="4.28428909555256" calcext:value-type="float">
            <text:p>4.28428909555256</text:p>
          </table:table-cell>
          <table:table-cell office:value-type="float" office:value="2.96224910502568" calcext:value-type="float">
            <text:p>2.96224910502568</text:p>
          </table:table-cell>
          <table:table-cell office:value-type="float" office:value="4.04008459248218" calcext:value-type="float">
            <text:p>4.04008459248218</text:p>
          </table:table-cell>
          <table:table-cell office:value-type="float" office:value="3.59275159776137" calcext:value-type="float">
            <text:p>3.59275159776137</text:p>
          </table:table-cell>
          <table:table-cell office:value-type="float" office:value="4.45390412456618" calcext:value-type="float">
            <text:p>4.45390412456618</text:p>
          </table:table-cell>
          <table:table-cell office:value-type="float" office:value="2.65603883220558" calcext:value-type="float">
            <text:p>2.65603883220558</text:p>
          </table:table-cell>
          <table:table-cell office:value-type="float" office:value="1.5520034533088" calcext:value-type="float">
            <text:p>1.5520034533088</text:p>
          </table:table-cell>
          <table:table-cell office:value-type="float" office:value="2.54721382240093" calcext:value-type="float">
            <text:p>2.54721382240093</text:p>
          </table:table-cell>
          <table:table-cell office:value-type="float" office:value="3.30594369469909" calcext:value-type="float">
            <text:p>3.30594369469909</text:p>
          </table:table-cell>
          <table:table-cell office:value-type="float" office:value="3.85032722668272" calcext:value-type="float">
            <text:p>3.85032722668272</text:p>
          </table:table-cell>
          <table:table-cell office:value-type="float" office:value="3.91096433760047" calcext:value-type="float">
            <text:p>3.91096433760047</text:p>
          </table:table-cell>
          <table:table-cell office:value-type="float" office:value="4.82849581749081" calcext:value-type="float">
            <text:p>4.82849581749081</text:p>
          </table:table-cell>
          <table:table-cell office:value-type="float" office:value="4.98935885452718" calcext:value-type="float">
            <text:p>4.98935885452718</text:p>
          </table:table-cell>
          <table:table-cell office:value-type="float" office:value="2.89373262846765" calcext:value-type="float">
            <text:p>2.89373262846765</text:p>
          </table:table-cell>
          <table:table-cell office:value-type="float" office:value="2.92765288516813" calcext:value-type="float">
            <text:p>2.92765288516813</text:p>
          </table:table-cell>
        </table:table-row>
        <table:table-row table:style-name="ro1">
          <table:table-cell office:value-type="string" calcext:value-type="string">
            <text:p>median ratio</text:p>
          </table:table-cell>
          <table:table-cell office:value-type="float" office:value="3.02343954478997" calcext:value-type="float">
            <text:p>3.02343954478997</text:p>
          </table:table-cell>
          <table:table-cell office:value-type="float" office:value="5.49795198710652" calcext:value-type="float">
            <text:p>5.49795198710652</text:p>
          </table:table-cell>
          <table:table-cell office:value-type="float" office:value="3.79293006038827" calcext:value-type="float">
            <text:p>3.79293006038827</text:p>
          </table:table-cell>
          <table:table-cell office:value-type="float" office:value="4.9911889922357" calcext:value-type="float">
            <text:p>4.9911889922357</text:p>
          </table:table-cell>
          <table:table-cell office:value-type="float" office:value="4.83402801939929" calcext:value-type="float">
            <text:p>4.83402801939929</text:p>
          </table:table-cell>
          <table:table-cell office:value-type="float" office:value="4.61713490161487" calcext:value-type="float">
            <text:p>4.61713490161487</text:p>
          </table:table-cell>
          <table:table-cell office:value-type="float" office:value="6.63672048004871" calcext:value-type="float">
            <text:p>6.63672048004871</text:p>
          </table:table-cell>
          <table:table-cell office:value-type="float" office:value="5.13816967437065" calcext:value-type="float">
            <text:p>5.13816967437065</text:p>
          </table:table-cell>
          <table:table-cell office:value-type="float" office:value="2.93710929566988" calcext:value-type="float">
            <text:p>2.93710929566988</text:p>
          </table:table-cell>
          <table:table-cell office:value-type="float" office:value="4.58578434753068" calcext:value-type="float">
            <text:p>4.58578434753068</text:p>
          </table:table-cell>
          <table:table-cell office:value-type="float" office:value="4.17517428280776" calcext:value-type="float">
            <text:p>4.17517428280776</text:p>
          </table:table-cell>
          <table:table-cell office:value-type="float" office:value="4.56998817799219" calcext:value-type="float">
            <text:p>4.56998817799219</text:p>
          </table:table-cell>
          <table:table-cell office:value-type="float" office:value="3.98005935888122" calcext:value-type="float">
            <text:p>3.98005935888122</text:p>
          </table:table-cell>
          <table:table-cell office:value-type="float" office:value="3.52282915196187" calcext:value-type="float">
            <text:p>3.52282915196187</text:p>
          </table:table-cell>
          <table:table-cell office:value-type="float" office:value="4.23805257313854" calcext:value-type="float">
            <text:p>4.23805257313854</text:p>
          </table:table-cell>
          <table:table-cell office:value-type="float" office:value="2.58478892596705" calcext:value-type="float">
            <text:p>2.58478892596705</text:p>
          </table:table-cell>
          <table:table-cell office:value-type="float" office:value="1.51508344009217" calcext:value-type="float">
            <text:p>1.51508344009217</text:p>
          </table:table-cell>
          <table:table-cell office:value-type="float" office:value="2.45505833052749" calcext:value-type="float">
            <text:p>2.45505833052749</text:p>
          </table:table-cell>
          <table:table-cell office:value-type="float" office:value="3.26977008521472" calcext:value-type="float">
            <text:p>3.26977008521472</text:p>
          </table:table-cell>
          <table:table-cell office:value-type="float" office:value="3.72658283286117" calcext:value-type="float">
            <text:p>3.72658283286117</text:p>
          </table:table-cell>
          <table:table-cell office:value-type="float" office:value="3.59147554418253" calcext:value-type="float">
            <text:p>3.59147554418253</text:p>
          </table:table-cell>
          <table:table-cell office:value-type="float" office:value="4.65008048250296" calcext:value-type="float">
            <text:p>4.65008048250296</text:p>
          </table:table-cell>
          <table:table-cell office:value-type="float" office:value="4.92292950598624" calcext:value-type="float">
            <text:p>4.92292950598624</text:p>
          </table:table-cell>
          <table:table-cell office:value-type="float" office:value="2.87042150330371" calcext:value-type="float">
            <text:p>2.87042150330371</text:p>
          </table:table-cell>
          <table:table-cell office:value-type="float" office:value="2.91662692173496" calcext:value-type="float">
            <text:p>2.91662692173496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ean PgdTRIP</text:p>
          </table:table-cell>
          <table:table-cell office:value-type="float" office:value="3.98801488295273" calcext:value-type="float">
            <text:p>3.988014882952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edian PgdTRIP</text:p>
          </table:table-cell>
          <table:table-cell office:value-type="float" office:value="3.98005935888122" calcext:value-type="float">
            <text:p>3.98005935888122</text:p>
          </table:table-cell>
          <table:table-cell table:number-columns-repeated="24"/>
        </table:table-row>
      </table:table>
      <table:table table:name="Sheet1" table:style-name="ta1">
        <table:shapes>
          <draw:frame draw:z-index="0" draw:style-name="gr1" draw:text-style-name="P1" svg:width="6.2988in" svg:height="3.5429in" svg:x="10.1315in" svg:y="0in">
            <draw:object draw:notify-on-update-of-ranges="Sheet1.B1:Sheet1.I1 Sheet1.B2:Sheet1.I2 Sheet1.H17:Sheet1.H22 Sheet1.H17:Sheet1.H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5736in" svg:y="0.0866in">
            <draw:object draw:notify-on-update-of-ranges="Sheet1.A1:Sheet1.A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0.085in" svg:y="3.8323in">
            <draw:object draw:notify-on-update-of-ranges="Sheet1.B1:Sheet1.C1 Sheet1.E1:Sheet1.F1 Sheet1.H1:Sheet1.I1 Sheet1.B3:Sheet1.C3 Sheet1.E3:Sheet1.F3 Sheet1.H3:Sheet1.I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6.7012in" svg:y="3.8555in">
            <draw:object draw:notify-on-update-of-ranges="Sheet1.A1:Sheet1.A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9.9173in" svg:y="8.3949in">
            <draw:object draw:notify-on-update-of-ranges="Sheet1.B46:Sheet1.I46 Sheet1.B47:Sheet1.I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9.976in" svg:y="12.2398in">
            <draw:object draw:notify-on-update-of-ranges="Sheet1.B46:Sheet1.I46 Sheet1.B48:Sheet1.I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6.7795in" svg:y="8.5283in">
            <draw:object draw:notify-on-update-of-ranges="Sheet1.A45:Sheet1.A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6.824in" svg:y="12.2728in">
            <draw:object draw:notify-on-update-of-ranges="Sheet1.A45:Sheet1.A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db elav </text:p>
          </table:table-cell>
          <table:table-cell office:value-type="string" calcext:value-type="string">
            <text:p>kl3_iNap</text:p>
          </table:table-cell>
          <table:table-cell office:value-type="string" calcext:value-type="string">
            <text:p>kl3_HyPer</text:p>
          </table:table-cell>
          <table:table-cell/>
          <table:table-cell office:value-type="string" calcext:value-type="string">
            <text:p>G6GD_iNap</text:p>
          </table:table-cell>
          <table:table-cell office:value-type="string" calcext:value-type="string">
            <text:p>G6GD_iHyPer</text:p>
          </table:table-cell>
          <table:table-cell/>
          <table:table-cell office:value-type="string" calcext:value-type="string">
            <text:p>PGD_iNap</text:p>
          </table:table-cell>
          <table:table-cell office:value-type="string" calcext:value-type="string">
            <text:p>PGD_Hy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781.36281634483" calcext:value-type="float">
            <text:p>1781.36281634483</text:p>
          </table:table-cell>
          <table:table-cell office:value-type="float" office:value="950.085795195403" calcext:value-type="float">
            <text:p>950.085795195403</text:p>
          </table:table-cell>
          <table:table-cell/>
          <table:table-cell office:value-type="float" office:value="1913.39786501149" calcext:value-type="float">
            <text:p>1913.39786501149</text:p>
          </table:table-cell>
          <table:table-cell office:value-type="float" office:value="1126.05604337931" calcext:value-type="float">
            <text:p>1126.05604337931</text:p>
          </table:table-cell>
          <table:table-cell/>
          <table:table-cell office:value-type="float" office:value="1499.67344012346" calcext:value-type="float">
            <text:p>1499.67344012346</text:p>
          </table:table-cell>
          <table:table-cell office:value-type="float" office:value="866.316426765432" calcext:value-type="float">
            <text:p>866.31642676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869.54431" calcext:value-type="float">
            <text:p>1869.54431</text:p>
          </table:table-cell>
          <table:table-cell office:value-type="float" office:value="1013.92328" calcext:value-type="float">
            <text:p>1013.92328</text:p>
          </table:table-cell>
          <table:table-cell/>
          <table:table-cell office:value-type="float" office:value="1916.83276" calcext:value-type="float">
            <text:p>1916.83276</text:p>
          </table:table-cell>
          <table:table-cell office:value-type="float" office:value="1092.88916" calcext:value-type="float">
            <text:p>1092.88916</text:p>
          </table:table-cell>
          <table:table-cell/>
          <table:table-cell office:value-type="float" office:value="1314.47681" calcext:value-type="float">
            <text:p>1314.47681</text:p>
          </table:table-cell>
          <table:table-cell office:value-type="float" office:value="826.59961" calcext:value-type="float">
            <text:p>826.59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area</text:p>
          </table:table-cell>
          <table:table-cell table:formula="of:=[.B2]/6405.79" office:value-type="float" office:value="0.278086358801152" calcext:value-type="float">
            <text:p>0.278086358801152</text:p>
          </table:table-cell>
          <table:table-cell table:formula="of:=[.C2]/6405.79" office:value-type="float" office:value="0.148316725211942" calcext:value-type="float">
            <text:p>0.148316725211942</text:p>
          </table:table-cell>
          <table:table-cell/>
          <table:table-cell table:formula="of:=[.E2]/6457.39" office:value-type="float" office:value="0.296311337089984" calcext:value-type="float">
            <text:p>0.296311337089984</text:p>
          </table:table-cell>
          <table:table-cell table:formula="of:=[.F2]/6457.39" office:value-type="float" office:value="0.174382535882037" calcext:value-type="float">
            <text:p>0.174382535882037</text:p>
          </table:table-cell>
          <table:table-cell/>
          <table:table-cell table:formula="of:=[.H2]/6317.57" office:value-type="float" office:value="0.237381372920832" calcext:value-type="float">
            <text:p>0.237381372920832</text:p>
          </table:table-cell>
          <table:table-cell table:formula="of:=[.I2]/6317.57" office:value-type="float" office:value="0.137128108871834" calcext:value-type="float">
            <text:p>0.137128108871834</text:p>
          </table:table-cell>
          <table:table-cell table:number-columns-repeated="2"/>
        </table:table-row>
        <table:table-row table:style-name="ro1">
          <table:table-cell/>
          <table:table-cell table:formula="of:=[.B3]/6405.79" office:value-type="float" office:value="0.291852263343007" calcext:value-type="float">
            <text:p>0.291852263343007</text:p>
          </table:table-cell>
          <table:table-cell table:formula="of:=[.C3]/6405.79" office:value-type="float" office:value="0.158282316466821" calcext:value-type="float">
            <text:p>0.158282316466821</text:p>
          </table:table-cell>
          <table:table-cell/>
          <table:table-cell table:formula="of:=[.E3]/6457.39" office:value-type="float" office:value="0.296843269494331" calcext:value-type="float">
            <text:p>0.296843269494331</text:p>
          </table:table-cell>
          <table:table-cell table:formula="of:=[.F3]/6457.39" office:value-type="float" office:value="0.169246268229114" calcext:value-type="float">
            <text:p>0.169246268229114</text:p>
          </table:table-cell>
          <table:table-cell/>
          <table:table-cell table:formula="of:=[.H3]/6317.57" office:value-type="float" office:value="0.208066837407421" calcext:value-type="float">
            <text:p>0.208066837407421</text:p>
          </table:table-cell>
          <table:table-cell table:formula="of:=[.I3]/6317.57" office:value-type="float" office:value="0.130841385216151" calcext:value-type="float">
            <text:p>0.130841385216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.44427624981782" calcext:value-type="float">
            <text:p>2.44427624981782</text:p>
          </table:table-cell>
          <table:table-cell table:number-columns-repeated="2"/>
          <table:table-cell office:value-type="float" office:value="1.84207341813216" calcext:value-type="float">
            <text:p>1.84207341813216</text:p>
          </table:table-cell>
          <table:table-cell table:number-columns-repeated="2"/>
          <table:table-cell office:value-type="float" office:value="1.9743431088187" calcext:value-type="float">
            <text:p>1.9743431088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.90764851940151" calcext:value-type="float">
            <text:p>1.90764851940151</text:p>
          </table:table-cell>
          <table:table-cell table:number-columns-repeated="2"/>
          <table:table-cell office:value-type="float" office:value="1.75289121688471" calcext:value-type="float">
            <text:p>1.75289121688471</text:p>
          </table:table-cell>
          <table:table-cell table:number-columns-repeated="2"/>
          <table:table-cell office:value-type="float" office:value="1.73939425131019" calcext:value-type="float">
            <text:p>1.73939425131019</text:p>
          </table:table-cell>
          <table:table-cell table:number-columns-repeated="3"/>
        </table:table-row>
        <table:table-row table:style-name="ro1" table:number-rows-repeated="37">
          <table:table-cell table:number-columns-repeated="11"/>
        </table:table-row>
        <table:table-row table:style-name="ro1">
          <table:table-cell office:value-type="string" calcext:value-type="string">
            <text:p>dbel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BGS</text:p>
          </table:table-cell>
          <table:table-cell office:value-type="string" calcext:value-type="string">
            <text:p>kl3_iNap</text:p>
          </table:table-cell>
          <table:table-cell office:value-type="string" calcext:value-type="string">
            <text:p>kl3_HyPer</text:p>
          </table:table-cell>
          <table:table-cell/>
          <table:table-cell office:value-type="string" calcext:value-type="string">
            <text:p>G6GD_iNap</text:p>
          </table:table-cell>
          <table:table-cell office:value-type="string" calcext:value-type="string">
            <text:p>G6GD_iHyPer</text:p>
          </table:table-cell>
          <table:table-cell/>
          <table:table-cell office:value-type="string" calcext:value-type="string">
            <text:p>PGD_iNap</text:p>
          </table:table-cell>
          <table:table-cell office:value-type="string" calcext:value-type="string">
            <text:p>PGD_Hy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3900.69662816092" calcext:value-type="float">
            <text:p>3900.69662816092</text:p>
          </table:table-cell>
          <table:table-cell office:value-type="float" office:value="2416.33209967816" calcext:value-type="float">
            <text:p>2416.33209967816</text:p>
          </table:table-cell>
          <table:table-cell/>
          <table:table-cell office:value-type="float" office:value="3679.86615126437" calcext:value-type="float">
            <text:p>3679.86615126437</text:p>
          </table:table-cell>
          <table:table-cell office:value-type="float" office:value="2522.22138268966" calcext:value-type="float">
            <text:p>2522.22138268966</text:p>
          </table:table-cell>
          <table:table-cell/>
          <table:table-cell office:value-type="float" office:value="2980.47037481482" calcext:value-type="float">
            <text:p>2980.47037481482</text:p>
          </table:table-cell>
          <table:table-cell office:value-type="float" office:value="2185.72472782716" calcext:value-type="float">
            <text:p>2185.72472782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3903.49268" calcext:value-type="float">
            <text:p>3903.49268</text:p>
          </table:table-cell>
          <table:table-cell office:value-type="float" office:value="2493.30786" calcext:value-type="float">
            <text:p>2493.30786</text:p>
          </table:table-cell>
          <table:table-cell/>
          <table:table-cell office:value-type="float" office:value="3599.82812" calcext:value-type="float">
            <text:p>3599.82812</text:p>
          </table:table-cell>
          <table:table-cell office:value-type="float" office:value="2682.36353" calcext:value-type="float">
            <text:p>2682.36353</text:p>
          </table:table-cell>
          <table:table-cell/>
          <table:table-cell office:value-type="float" office:value="2603.98584" calcext:value-type="float">
            <text:p>2603.98584</text:p>
          </table:table-cell>
          <table:table-cell office:value-type="float" office:value="2010.74902" calcext:value-type="float">
            <text:p>2010.7490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.66410109981012" calcext:value-type="float">
            <text:p>1.66410109981012</text:p>
          </table:table-cell>
          <table:table-cell table:number-columns-repeated="2"/>
          <table:table-cell office:value-type="float" office:value="1.47654102963134" calcext:value-type="float">
            <text:p>1.47654102963134</text:p>
          </table:table-cell>
          <table:table-cell table:number-columns-repeated="2"/>
          <table:table-cell office:value-type="float" office:value="1.43337343065268" calcext:value-type="float">
            <text:p>1.43337343065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.57631281757555" calcext:value-type="float">
            <text:p>1.57631281757555</text:p>
          </table:table-cell>
          <table:table-cell table:number-columns-repeated="2"/>
          <table:table-cell office:value-type="float" office:value="1.43928645709811" calcext:value-type="float">
            <text:p>1.43928645709811</text:p>
          </table:table-cell>
          <table:table-cell table:number-columns-repeated="2"/>
          <table:table-cell office:value-type="float" office:value="1.36497608270765" calcext:value-type="float">
            <text:p>1.36497608270765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.2988in" svg:height="3.5429in" svg:x="8.8862in" svg:y="0.0693in">
            <draw:object draw:notify-on-update-of-ranges="Sheet2.B1:Sheet2.I1 Sheet2.B2:Sheet2.I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8.826in" svg:y="3.8736in">
            <draw:object draw:notify-on-update-of-ranges="Sheet2.B1:Sheet2.I1 Sheet2.B3:Sheet2.I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5.7035in" svg:y="0in">
            <draw:object draw:notify-on-update-of-ranges="Sheet2.A1:Sheet2.A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15.6913in" svg:y="3.737in">
            <draw:object draw:notify-on-update-of-ranges="Sheet2.A1:Sheet2.A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8.7843in" svg:y="8.0866in">
            <draw:object draw:notify-on-update-of-ranges="Sheet2.B1:Sheet2.I1 Sheet2.B46:Sheet2.I4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8.7476in" svg:y="12.1169in">
            <draw:object draw:notify-on-update-of-ranges="Sheet2.B1:Sheet2.C1 Sheet2.E1:Sheet2.F1 Sheet2.H1:Sheet2.I1 Sheet2.B47:Sheet2.C47 Sheet2.E47:Sheet2.F47 Sheet2.H47:Sheet2.I4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15.6551in" svg:y="8.0276in">
            <draw:object draw:notify-on-update-of-ranges="Sheet2.B48:Sheet2.B48 Sheet2.E48:Sheet2.E48 Sheet2.H48:Sheet2.H4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5.6669in" svg:y="12.0693in">
            <draw:object draw:notify-on-update-of-ranges="Sheet2.B49:Sheet2.B49 Sheet2.E49:Sheet2.E49 Sheet2.H49:Sheet2.H49 Sheet2.Z51:Sheet2.Z5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B3 Gal4</text:p>
          </table:table-cell>
          <table:table-cell office:value-type="string" calcext:value-type="string">
            <text:p>kl3_iNap</text:p>
          </table:table-cell>
          <table:table-cell office:value-type="string" calcext:value-type="string">
            <text:p>kl3_HyPer</text:p>
          </table:table-cell>
          <table:table-cell/>
          <table:table-cell office:value-type="string" calcext:value-type="string">
            <text:p>G6GD_iNap</text:p>
          </table:table-cell>
          <table:table-cell office:value-type="string" calcext:value-type="string">
            <text:p>G6GD_iHyPer</text:p>
          </table:table-cell>
          <table:table-cell/>
          <table:table-cell office:value-type="string" calcext:value-type="string">
            <text:p>PGD_iNap</text:p>
          </table:table-cell>
          <table:table-cell office:value-type="string" calcext:value-type="string">
            <text:p>PGD_HyPer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195.76910232" calcext:value-type="float">
            <text:p>2195.76910232</text:p>
          </table:table-cell>
          <table:table-cell office:value-type="float" office:value="361.87478864" calcext:value-type="float">
            <text:p>361.87478864</text:p>
          </table:table-cell>
          <table:table-cell/>
          <table:table-cell office:value-type="float" office:value="1797.45117325926" calcext:value-type="float">
            <text:p>1797.45117325926</text:p>
          </table:table-cell>
          <table:table-cell office:value-type="float" office:value="357.968693555556" calcext:value-type="float">
            <text:p>357.968693555556</text:p>
          </table:table-cell>
          <table:table-cell/>
          <table:table-cell office:value-type="float" office:value="1805.76350978667" calcext:value-type="float">
            <text:p>1805.76350978667</text:p>
          </table:table-cell>
          <table:table-cell office:value-type="float" office:value="390.82223872" calcext:value-type="float">
            <text:p>390.8222387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2135.1788796" calcext:value-type="float">
            <text:p>2135.1788796</text:p>
          </table:table-cell>
          <table:table-cell office:value-type="float" office:value="337.92188" calcext:value-type="float">
            <text:p>337.92188</text:p>
          </table:table-cell>
          <table:table-cell/>
          <table:table-cell office:value-type="float" office:value="1709.339965" calcext:value-type="float">
            <text:p>1709.339965</text:p>
          </table:table-cell>
          <table:table-cell office:value-type="float" office:value="305.920745" calcext:value-type="float">
            <text:p>305.920745</text:p>
          </table:table-cell>
          <table:table-cell/>
          <table:table-cell office:value-type="float" office:value="1779.96448" calcext:value-type="float">
            <text:p>1779.96448</text:p>
          </table:table-cell>
          <table:table-cell office:value-type="float" office:value="391.66275" calcext:value-type="float">
            <text:p>391.6627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.64207998007521" calcext:value-type="float">
            <text:p>6.64207998007521</text:p>
          </table:table-cell>
          <table:table-cell table:number-columns-repeated="2"/>
          <table:table-cell office:value-type="float" office:value="6.79345684600511" calcext:value-type="float">
            <text:p>6.79345684600511</text:p>
          </table:table-cell>
          <table:table-cell table:number-columns-repeated="2"/>
          <table:table-cell office:value-type="float" office:value="5.27945389680175" calcext:value-type="float">
            <text:p>5.27945389680175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5.3047233781328" calcext:value-type="float">
            <text:p>5.3047233781328</text:p>
          </table:table-cell>
          <table:table-cell table:number-columns-repeated="2"/>
          <table:table-cell office:value-type="float" office:value="5.53216343970451" calcext:value-type="float">
            <text:p>5.53216343970451</text:p>
          </table:table-cell>
          <table:table-cell table:number-columns-repeated="2"/>
          <table:table-cell office:value-type="float" office:value="4.72379682162277" calcext:value-type="float">
            <text:p>4.72379682162277</text:p>
          </table:table-cell>
          <table:table-cell/>
        </table:table-row>
        <table:table-row table:style-name="ro1" table:number-rows-repeated="39">
          <table:table-cell table:number-columns-repeated="9"/>
        </table:table-row>
        <table:table-row table:style-name="ro1">
          <table:table-cell office:value-type="string" calcext:value-type="string">
            <text:p>no B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312.40326962667" calcext:value-type="float">
            <text:p>4312.40326962667</text:p>
          </table:table-cell>
          <table:table-cell office:value-type="float" office:value="961.40939664" calcext:value-type="float">
            <text:p>961.40939664</text:p>
          </table:table-cell>
          <table:table-cell/>
          <table:table-cell office:value-type="float" office:value="3841.4457907037" calcext:value-type="float">
            <text:p>3841.4457907037</text:p>
          </table:table-cell>
          <table:table-cell office:value-type="float" office:value="934.231813555556" calcext:value-type="float">
            <text:p>934.231813555556</text:p>
          </table:table-cell>
          <table:table-cell/>
          <table:table-cell office:value-type="float" office:value="3942.86546778667" calcext:value-type="float">
            <text:p>3942.86546778667</text:p>
          </table:table-cell>
          <table:table-cell office:value-type="float" office:value="1021.64823429333" calcext:value-type="float">
            <text:p>1021.6482342933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4234.0787116" calcext:value-type="float">
            <text:p>4234.0787116</text:p>
          </table:table-cell>
          <table:table-cell office:value-type="float" office:value="1032.26904" calcext:value-type="float">
            <text:p>1032.26904</text:p>
          </table:table-cell>
          <table:table-cell/>
          <table:table-cell office:value-type="float" office:value="3469.677125" calcext:value-type="float">
            <text:p>3469.677125</text:p>
          </table:table-cell>
          <table:table-cell office:value-type="float" office:value="992.58853" calcext:value-type="float">
            <text:p>992.58853</text:p>
          </table:table-cell>
          <table:table-cell/>
          <table:table-cell office:value-type="float" office:value="4356.52344" calcext:value-type="float">
            <text:p>4356.52344</text:p>
          </table:table-cell>
          <table:table-cell office:value-type="float" office:value="1007.06781" calcext:value-type="float">
            <text:p>1007.067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57216130193719" calcext:value-type="float">
            <text:p>4.57216130193719</text:p>
          </table:table-cell>
          <table:table-cell table:number-columns-repeated="2"/>
          <table:table-cell office:value-type="float" office:value="4.26699030587526" calcext:value-type="float">
            <text:p>4.26699030587526</text:p>
          </table:table-cell>
          <table:table-cell table:number-columns-repeated="2"/>
          <table:table-cell office:value-type="float" office:value="3.98801488295273" calcext:value-type="float">
            <text:p>3.98801488295273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3.84382000059967" calcext:value-type="float">
            <text:p>3.84382000059967</text:p>
          </table:table-cell>
          <table:table-cell table:number-columns-repeated="2"/>
          <table:table-cell office:value-type="float" office:value="3.80184398028801" calcext:value-type="float">
            <text:p>3.80184398028801</text:p>
          </table:table-cell>
          <table:table-cell table:number-columns-repeated="2"/>
          <table:table-cell office:value-type="float" office:value="3.98005935888122" calcext:value-type="float">
            <text:p>3.98005935888122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9.7504in" svg:height="11.1091in" svg:x="8.3807in" svg:y="11.8311in">
            <draw:object draw:notify-on-update-of-ranges="Sheet3.A2:Sheet3.A257 Sheet3.B2:Sheet3.B257 Sheet3.C2:Sheet3.C257 Sheet3.D2:Sheet3.D25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9.5965in" svg:height="11.0224in" svg:x="8.2772in" svg:y="0in">
            <draw:object draw:notify-on-update-of-ranges="Sheet3.A2:Sheet3.A257 Sheet3.F2:Sheet3.F257 Sheet3.G2:Sheet3.G257 Sheet3.H2:Sheet3.H257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0.48" calcext:value-type="float">
            <text:p>2410.48</text:p>
          </table:table-cell>
          <table:table-cell office:value-type="float" office:value="567.611111111111" calcext:value-type="float">
            <text:p>567.611111111111</text:p>
          </table:table-cell>
          <table:table-cell office:value-type="float" office:value="6082.76" calcext:value-type="float">
            <text:p>6082.76</text:p>
          </table:table-cell>
          <table:table-cell/>
          <table:table-cell office:value-type="float" office:value="2.88461538461538" calcext:value-type="float">
            <text:p>2.88461538461538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257.111111111111" calcext:value-type="float">
            <text:p>257.111111111111</text:p>
          </table:table-cell>
          <table:table-cell office:value-type="float" office:value="1192.68" calcext:value-type="float">
            <text:p>1192.68</text:p>
          </table:table-cell>
          <table:table-cell/>
          <table:table-cell office:value-type="float" office:value="15.5769230769231" calcext:value-type="float">
            <text:p>15.5769230769231</text:p>
          </table:table-cell>
          <table:table-cell office:value-type="float" office:value="3.72222222222222" calcext:value-type="float">
            <text:p>3.72222222222222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0.96" calcext:value-type="float">
            <text:p>390.96</text:p>
          </table:table-cell>
          <table:table-cell office:value-type="float" office:value="367" calcext:value-type="float">
            <text:p>367</text:p>
          </table:table-cell>
          <table:table-cell office:value-type="float" office:value="1368.88" calcext:value-type="float">
            <text:p>1368.88</text:p>
          </table:table-cell>
          <table:table-cell/>
          <table:table-cell office:value-type="float" office:value="77.8461538461538" calcext:value-type="float">
            <text:p>77.8461538461538</text:p>
          </table:table-cell>
          <table:table-cell office:value-type="float" office:value="6.55555555555556" calcext:value-type="float">
            <text:p>6.55555555555556</text:p>
          </table:table-cell>
          <table:table-cell office:value-type="float" office:value="29.88" calcext:value-type="float">
            <text:p>29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office:value-type="float" office:value="558.944444444444" calcext:value-type="float">
            <text:p>558.944444444444</text:p>
          </table:table-cell>
          <table:table-cell office:value-type="float" office:value="1584.4" calcext:value-type="float">
            <text:p>1584.4</text:p>
          </table:table-cell>
          <table:table-cell/>
          <table:table-cell office:value-type="float" office:value="280.576923076923" calcext:value-type="float">
            <text:p>280.576923076923</text:p>
          </table:table-cell>
          <table:table-cell office:value-type="float" office:value="19.0555555555556" calcext:value-type="float">
            <text:p>19.0555555555556</text:p>
          </table:table-cell>
          <table:table-cell office:value-type="float" office:value="120.96" calcext:value-type="float">
            <text:p>12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6.48" calcext:value-type="float">
            <text:p>896.48</text:p>
          </table:table-cell>
          <table:table-cell office:value-type="float" office:value="791.722222222222" calcext:value-type="float">
            <text:p>791.722222222222</text:p>
          </table:table-cell>
          <table:table-cell office:value-type="float" office:value="2721.16" calcext:value-type="float">
            <text:p>2721.16</text:p>
          </table:table-cell>
          <table:table-cell/>
          <table:table-cell office:value-type="float" office:value="715.115384615385" calcext:value-type="float">
            <text:p>715.115384615385</text:p>
          </table:table-cell>
          <table:table-cell office:value-type="float" office:value="48" calcext:value-type="float">
            <text:p>48</text:p>
          </table:table-cell>
          <table:table-cell office:value-type="float" office:value="315.08" calcext:value-type="float">
            <text:p>315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0.24" calcext:value-type="float">
            <text:p>1030.24</text:p>
          </table:table-cell>
          <table:table-cell office:value-type="float" office:value="1182.94444444444" calcext:value-type="float">
            <text:p>1182.94444444444</text:p>
          </table:table-cell>
          <table:table-cell office:value-type="float" office:value="2204.72" calcext:value-type="float">
            <text:p>2204.72</text:p>
          </table:table-cell>
          <table:table-cell/>
          <table:table-cell office:value-type="float" office:value="1386.5" calcext:value-type="float">
            <text:p>1386.5</text:p>
          </table:table-cell>
          <table:table-cell office:value-type="float" office:value="95.2222222222222" calcext:value-type="float">
            <text:p>95.2222222222222</text:p>
          </table:table-cell>
          <table:table-cell office:value-type="float" office:value="615.92" calcext:value-type="float">
            <text:p>615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9.32" calcext:value-type="float">
            <text:p>1409.32</text:p>
          </table:table-cell>
          <table:table-cell office:value-type="float" office:value="1652.05555555556" calcext:value-type="float">
            <text:p>1652.05555555556</text:p>
          </table:table-cell>
          <table:table-cell office:value-type="float" office:value="2510.88" calcext:value-type="float">
            <text:p>2510.88</text:p>
          </table:table-cell>
          <table:table-cell/>
          <table:table-cell office:value-type="float" office:value="2284" calcext:value-type="float">
            <text:p>2284</text:p>
          </table:table-cell>
          <table:table-cell office:value-type="float" office:value="174.111111111111" calcext:value-type="float">
            <text:p>174.111111111111</text:p>
          </table:table-cell>
          <table:table-cell office:value-type="float" office:value="892.12" calcext:value-type="float">
            <text:p>892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78.32" calcext:value-type="float">
            <text:p>1978.32</text:p>
          </table:table-cell>
          <table:table-cell office:value-type="float" office:value="2291.44444444444" calcext:value-type="float">
            <text:p>2291.44444444444</text:p>
          </table:table-cell>
          <table:table-cell office:value-type="float" office:value="2875.88" calcext:value-type="float">
            <text:p>2875.88</text:p>
          </table:table-cell>
          <table:table-cell/>
          <table:table-cell office:value-type="float" office:value="3216.84615384615" calcext:value-type="float">
            <text:p>3216.84615384615</text:p>
          </table:table-cell>
          <table:table-cell office:value-type="float" office:value="292.833333333333" calcext:value-type="float">
            <text:p>292.833333333333</text:p>
          </table:table-cell>
          <table:table-cell office:value-type="float" office:value="1150.16" calcext:value-type="float">
            <text:p>1150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8.8" calcext:value-type="float">
            <text:p>2938.8</text:p>
          </table:table-cell>
          <table:table-cell office:value-type="float" office:value="3071.5" calcext:value-type="float">
            <text:p>3071.5</text:p>
          </table:table-cell>
          <table:table-cell office:value-type="float" office:value="3224.48" calcext:value-type="float">
            <text:p>3224.48</text:p>
          </table:table-cell>
          <table:table-cell/>
          <table:table-cell office:value-type="float" office:value="4147.30769230769" calcext:value-type="float">
            <text:p>4147.30769230769</text:p>
          </table:table-cell>
          <table:table-cell office:value-type="float" office:value="413.222222222222" calcext:value-type="float">
            <text:p>413.222222222222</text:p>
          </table:table-cell>
          <table:table-cell office:value-type="float" office:value="1332.2" calcext:value-type="float">
            <text:p>1332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95.12" calcext:value-type="float">
            <text:p>3495.12</text:p>
          </table:table-cell>
          <table:table-cell office:value-type="float" office:value="4021.55555555556" calcext:value-type="float">
            <text:p>4021.55555555556</text:p>
          </table:table-cell>
          <table:table-cell office:value-type="float" office:value="5310.8" calcext:value-type="float">
            <text:p>5310.8</text:p>
          </table:table-cell>
          <table:table-cell/>
          <table:table-cell office:value-type="float" office:value="5199.96153846154" calcext:value-type="float">
            <text:p>5199.96153846154</text:p>
          </table:table-cell>
          <table:table-cell office:value-type="float" office:value="603.444444444444" calcext:value-type="float">
            <text:p>603.444444444444</text:p>
          </table:table-cell>
          <table:table-cell office:value-type="float" office:value="1564.64" calcext:value-type="float">
            <text:p>1564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34.72" calcext:value-type="float">
            <text:p>4634.72</text:p>
          </table:table-cell>
          <table:table-cell office:value-type="float" office:value="5295.16666666667" calcext:value-type="float">
            <text:p>5295.16666666667</text:p>
          </table:table-cell>
          <table:table-cell office:value-type="float" office:value="4354" calcext:value-type="float">
            <text:p>4354</text:p>
          </table:table-cell>
          <table:table-cell/>
          <table:table-cell office:value-type="float" office:value="6464.73076923077" calcext:value-type="float">
            <text:p>6464.73076923077</text:p>
          </table:table-cell>
          <table:table-cell office:value-type="float" office:value="780.444444444445" calcext:value-type="float">
            <text:p>780.444444444445</text:p>
          </table:table-cell>
          <table:table-cell office:value-type="float" office:value="1822.24" calcext:value-type="float">
            <text:p>1822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71.84" calcext:value-type="float">
            <text:p>5871.84</text:p>
          </table:table-cell>
          <table:table-cell office:value-type="float" office:value="6724.5" calcext:value-type="float">
            <text:p>6724.5</text:p>
          </table:table-cell>
          <table:table-cell office:value-type="float" office:value="5058.16" calcext:value-type="float">
            <text:p>5058.16</text:p>
          </table:table-cell>
          <table:table-cell/>
          <table:table-cell office:value-type="float" office:value="7998.03846153846" calcext:value-type="float">
            <text:p>7998.03846153846</text:p>
          </table:table-cell>
          <table:table-cell office:value-type="float" office:value="996.166666666667" calcext:value-type="float">
            <text:p>996.166666666667</text:p>
          </table:table-cell>
          <table:table-cell office:value-type="float" office:value="2207.08" calcext:value-type="float">
            <text:p>2207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53.52" calcext:value-type="float">
            <text:p>7853.52</text:p>
          </table:table-cell>
          <table:table-cell office:value-type="float" office:value="8428.5" calcext:value-type="float">
            <text:p>8428.5</text:p>
          </table:table-cell>
          <table:table-cell office:value-type="float" office:value="5540.28" calcext:value-type="float">
            <text:p>5540.28</text:p>
          </table:table-cell>
          <table:table-cell/>
          <table:table-cell office:value-type="float" office:value="10000.4230769231" calcext:value-type="float">
            <text:p>10000.4230769231</text:p>
          </table:table-cell>
          <table:table-cell office:value-type="float" office:value="1230.83333333333" calcext:value-type="float">
            <text:p>1230.83333333333</text:p>
          </table:table-cell>
          <table:table-cell office:value-type="float" office:value="2695.64" calcext:value-type="float">
            <text:p>2695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70.88" calcext:value-type="float">
            <text:p>8870.88</text:p>
          </table:table-cell>
          <table:table-cell office:value-type="float" office:value="10319.4444444444" calcext:value-type="float">
            <text:p>10319.4444444444</text:p>
          </table:table-cell>
          <table:table-cell office:value-type="float" office:value="6536.76" calcext:value-type="float">
            <text:p>6536.76</text:p>
          </table:table-cell>
          <table:table-cell/>
          <table:table-cell office:value-type="float" office:value="11955.5" calcext:value-type="float">
            <text:p>11955.5</text:p>
          </table:table-cell>
          <table:table-cell office:value-type="float" office:value="1481.38888888889" calcext:value-type="float">
            <text:p>1481.38888888889</text:p>
          </table:table-cell>
          <table:table-cell office:value-type="float" office:value="3427.96" calcext:value-type="float">
            <text:p>3427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3.44" calcext:value-type="float">
            <text:p>10923.44</text:p>
          </table:table-cell>
          <table:table-cell office:value-type="float" office:value="12534.5" calcext:value-type="float">
            <text:p>12534.5</text:p>
          </table:table-cell>
          <table:table-cell office:value-type="float" office:value="9782.4" calcext:value-type="float">
            <text:p>9782.4</text:p>
          </table:table-cell>
          <table:table-cell/>
          <table:table-cell office:value-type="float" office:value="14552.8846153846" calcext:value-type="float">
            <text:p>14552.8846153846</text:p>
          </table:table-cell>
          <table:table-cell office:value-type="float" office:value="1703.83333333333" calcext:value-type="float">
            <text:p>1703.83333333333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67.36" calcext:value-type="float">
            <text:p>12567.36</text:p>
          </table:table-cell>
          <table:table-cell office:value-type="float" office:value="14958.5" calcext:value-type="float">
            <text:p>14958.5</text:p>
          </table:table-cell>
          <table:table-cell office:value-type="float" office:value="8720.88" calcext:value-type="float">
            <text:p>8720.88</text:p>
          </table:table-cell>
          <table:table-cell/>
          <table:table-cell office:value-type="float" office:value="16930.9615384615" calcext:value-type="float">
            <text:p>16930.9615384615</text:p>
          </table:table-cell>
          <table:table-cell office:value-type="float" office:value="1934.77777777778" calcext:value-type="float">
            <text:p>1934.77777777778</text:p>
          </table:table-cell>
          <table:table-cell office:value-type="float" office:value="5243.88" calcext:value-type="float">
            <text:p>5243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82.56" calcext:value-type="float">
            <text:p>14782.56</text:p>
          </table:table-cell>
          <table:table-cell office:value-type="float" office:value="17326.1666666667" calcext:value-type="float">
            <text:p>17326.1666666667</text:p>
          </table:table-cell>
          <table:table-cell office:value-type="float" office:value="9983.84" calcext:value-type="float">
            <text:p>9983.84</text:p>
          </table:table-cell>
          <table:table-cell/>
          <table:table-cell office:value-type="float" office:value="19863.9230769231" calcext:value-type="float">
            <text:p>19863.9230769231</text:p>
          </table:table-cell>
          <table:table-cell office:value-type="float" office:value="2154.72222222222" calcext:value-type="float">
            <text:p>2154.72222222222</text:p>
          </table:table-cell>
          <table:table-cell office:value-type="float" office:value="6221.64" calcext:value-type="float">
            <text:p>6221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477.6" calcext:value-type="float">
            <text:p>16477.6</text:p>
          </table:table-cell>
          <table:table-cell office:value-type="float" office:value="20060.1111111111" calcext:value-type="float">
            <text:p>20060.1111111111</text:p>
          </table:table-cell>
          <table:table-cell office:value-type="float" office:value="11233.12" calcext:value-type="float">
            <text:p>11233.12</text:p>
          </table:table-cell>
          <table:table-cell/>
          <table:table-cell office:value-type="float" office:value="21814.8076923077" calcext:value-type="float">
            <text:p>21814.8076923077</text:p>
          </table:table-cell>
          <table:table-cell office:value-type="float" office:value="2423.5" calcext:value-type="float">
            <text:p>2423.5</text:p>
          </table:table-cell>
          <table:table-cell office:value-type="float" office:value="7349.6" calcext:value-type="float">
            <text:p>7349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610.8" calcext:value-type="float">
            <text:p>18610.8</text:p>
          </table:table-cell>
          <table:table-cell office:value-type="float" office:value="22389.3333333333" calcext:value-type="float">
            <text:p>22389.3333333333</text:p>
          </table:table-cell>
          <table:table-cell office:value-type="float" office:value="13033.4" calcext:value-type="float">
            <text:p>13033.4</text:p>
          </table:table-cell>
          <table:table-cell/>
          <table:table-cell office:value-type="float" office:value="23255.0384615385" calcext:value-type="float">
            <text:p>23255.0384615385</text:p>
          </table:table-cell>
          <table:table-cell office:value-type="float" office:value="2795.61111111111" calcext:value-type="float">
            <text:p>2795.61111111111</text:p>
          </table:table-cell>
          <table:table-cell office:value-type="float" office:value="8331.48" calcext:value-type="float">
            <text:p>8331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16.56" calcext:value-type="float">
            <text:p>19916.56</text:p>
          </table:table-cell>
          <table:table-cell office:value-type="float" office:value="25953.3888888889" calcext:value-type="float">
            <text:p>25953.3888888889</text:p>
          </table:table-cell>
          <table:table-cell office:value-type="float" office:value="17231.32" calcext:value-type="float">
            <text:p>17231.32</text:p>
          </table:table-cell>
          <table:table-cell/>
          <table:table-cell office:value-type="float" office:value="23925.0384615385" calcext:value-type="float">
            <text:p>23925.0384615385</text:p>
          </table:table-cell>
          <table:table-cell office:value-type="float" office:value="3114.83333333333" calcext:value-type="float">
            <text:p>3114.83333333333</text:p>
          </table:table-cell>
          <table:table-cell office:value-type="float" office:value="9309.4" calcext:value-type="float">
            <text:p>9309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415.4" calcext:value-type="float">
            <text:p>22415.4</text:p>
          </table:table-cell>
          <table:table-cell office:value-type="float" office:value="28664.5555555556" calcext:value-type="float">
            <text:p>28664.5555555556</text:p>
          </table:table-cell>
          <table:table-cell office:value-type="float" office:value="16369.2" calcext:value-type="float">
            <text:p>16369.2</text:p>
          </table:table-cell>
          <table:table-cell/>
          <table:table-cell office:value-type="float" office:value="24608.4615384615" calcext:value-type="float">
            <text:p>24608.4615384615</text:p>
          </table:table-cell>
          <table:table-cell office:value-type="float" office:value="3447.77777777778" calcext:value-type="float">
            <text:p>3447.77777777778</text:p>
          </table:table-cell>
          <table:table-cell office:value-type="float" office:value="10377.04" calcext:value-type="float">
            <text:p>10377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987.16" calcext:value-type="float">
            <text:p>23987.16</text:p>
          </table:table-cell>
          <table:table-cell office:value-type="float" office:value="31914.9444444444" calcext:value-type="float">
            <text:p>31914.9444444444</text:p>
          </table:table-cell>
          <table:table-cell office:value-type="float" office:value="18000.84" calcext:value-type="float">
            <text:p>18000.84</text:p>
          </table:table-cell>
          <table:table-cell/>
          <table:table-cell office:value-type="float" office:value="25066.9230769231" calcext:value-type="float">
            <text:p>25066.9230769231</text:p>
          </table:table-cell>
          <table:table-cell office:value-type="float" office:value="3915.22222222222" calcext:value-type="float">
            <text:p>3915.22222222222</text:p>
          </table:table-cell>
          <table:table-cell office:value-type="float" office:value="11286.88" calcext:value-type="float">
            <text:p>11286.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370.4" calcext:value-type="float">
            <text:p>25370.4</text:p>
          </table:table-cell>
          <table:table-cell office:value-type="float" office:value="35107.1666666667" calcext:value-type="float">
            <text:p>35107.1666666667</text:p>
          </table:table-cell>
          <table:table-cell office:value-type="float" office:value="20276.96" calcext:value-type="float">
            <text:p>20276.96</text:p>
          </table:table-cell>
          <table:table-cell/>
          <table:table-cell office:value-type="float" office:value="25139.1538461538" calcext:value-type="float">
            <text:p>25139.1538461538</text:p>
          </table:table-cell>
          <table:table-cell office:value-type="float" office:value="4243.77777777778" calcext:value-type="float">
            <text:p>4243.77777777778</text:p>
          </table:table-cell>
          <table:table-cell office:value-type="float" office:value="12044.24" calcext:value-type="float">
            <text:p>12044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873.28" calcext:value-type="float">
            <text:p>26873.28</text:p>
          </table:table-cell>
          <table:table-cell office:value-type="float" office:value="38374.3333333333" calcext:value-type="float">
            <text:p>38374.3333333333</text:p>
          </table:table-cell>
          <table:table-cell office:value-type="float" office:value="22393.72" calcext:value-type="float">
            <text:p>22393.72</text:p>
          </table:table-cell>
          <table:table-cell/>
          <table:table-cell office:value-type="float" office:value="24999.2692307692" calcext:value-type="float">
            <text:p>24999.2692307692</text:p>
          </table:table-cell>
          <table:table-cell office:value-type="float" office:value="4615.61111111111" calcext:value-type="float">
            <text:p>4615.61111111111</text:p>
          </table:table-cell>
          <table:table-cell office:value-type="float" office:value="12948.64" calcext:value-type="float">
            <text:p>12948.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974.44" calcext:value-type="float">
            <text:p>29974.44</text:p>
          </table:table-cell>
          <table:table-cell office:value-type="float" office:value="40529.0555555556" calcext:value-type="float">
            <text:p>40529.0555555556</text:p>
          </table:table-cell>
          <table:table-cell office:value-type="float" office:value="27039.48" calcext:value-type="float">
            <text:p>27039.48</text:p>
          </table:table-cell>
          <table:table-cell/>
          <table:table-cell office:value-type="float" office:value="25188.8846153846" calcext:value-type="float">
            <text:p>25188.8846153846</text:p>
          </table:table-cell>
          <table:table-cell office:value-type="float" office:value="4898.55555555556" calcext:value-type="float">
            <text:p>4898.55555555556</text:p>
          </table:table-cell>
          <table:table-cell office:value-type="float" office:value="14079.72" calcext:value-type="float">
            <text:p>14079.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11.36" calcext:value-type="float">
            <text:p>30011.36</text:p>
          </table:table-cell>
          <table:table-cell office:value-type="float" office:value="41044.7222222222" calcext:value-type="float">
            <text:p>41044.7222222222</text:p>
          </table:table-cell>
          <table:table-cell office:value-type="float" office:value="26107.64" calcext:value-type="float">
            <text:p>26107.64</text:p>
          </table:table-cell>
          <table:table-cell/>
          <table:table-cell office:value-type="float" office:value="25222.4615384615" calcext:value-type="float">
            <text:p>25222.4615384615</text:p>
          </table:table-cell>
          <table:table-cell office:value-type="float" office:value="5226.11111111111" calcext:value-type="float">
            <text:p>5226.11111111111</text:p>
          </table:table-cell>
          <table:table-cell office:value-type="float" office:value="15240.64" calcext:value-type="float">
            <text:p>15240.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841.48" calcext:value-type="float">
            <text:p>31841.48</text:p>
          </table:table-cell>
          <table:table-cell office:value-type="float" office:value="46613.6666666667" calcext:value-type="float">
            <text:p>46613.6666666667</text:p>
          </table:table-cell>
          <table:table-cell office:value-type="float" office:value="29049.24" calcext:value-type="float">
            <text:p>29049.24</text:p>
          </table:table-cell>
          <table:table-cell/>
          <table:table-cell office:value-type="float" office:value="24663.3461538461" calcext:value-type="float">
            <text:p>24663.3461538461</text:p>
          </table:table-cell>
          <table:table-cell office:value-type="float" office:value="5375.83333333333" calcext:value-type="float">
            <text:p>5375.83333333333</text:p>
          </table:table-cell>
          <table:table-cell office:value-type="float" office:value="16867.2" calcext:value-type="float">
            <text:p>16867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491.56" calcext:value-type="float">
            <text:p>33491.56</text:p>
          </table:table-cell>
          <table:table-cell office:value-type="float" office:value="49558.5555555556" calcext:value-type="float">
            <text:p>49558.5555555556</text:p>
          </table:table-cell>
          <table:table-cell office:value-type="float" office:value="30345.04" calcext:value-type="float">
            <text:p>30345.04</text:p>
          </table:table-cell>
          <table:table-cell/>
          <table:table-cell office:value-type="float" office:value="24442.2692307692" calcext:value-type="float">
            <text:p>24442.2692307692</text:p>
          </table:table-cell>
          <table:table-cell office:value-type="float" office:value="5820.88888888889" calcext:value-type="float">
            <text:p>5820.88888888889</text:p>
          </table:table-cell>
          <table:table-cell office:value-type="float" office:value="18259.6" calcext:value-type="float">
            <text:p>18259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651.56" calcext:value-type="float">
            <text:p>36651.56</text:p>
          </table:table-cell>
          <table:table-cell office:value-type="float" office:value="52261.1666666667" calcext:value-type="float">
            <text:p>52261.1666666667</text:p>
          </table:table-cell>
          <table:table-cell office:value-type="float" office:value="32567.96" calcext:value-type="float">
            <text:p>32567.96</text:p>
          </table:table-cell>
          <table:table-cell/>
          <table:table-cell office:value-type="float" office:value="24729" calcext:value-type="float">
            <text:p>24729</text:p>
          </table:table-cell>
          <table:table-cell office:value-type="float" office:value="6184.66666666667" calcext:value-type="float">
            <text:p>6184.66666666667</text:p>
          </table:table-cell>
          <table:table-cell office:value-type="float" office:value="19933.64" calcext:value-type="float">
            <text:p>19933.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157.28" calcext:value-type="float">
            <text:p>35157.28</text:p>
          </table:table-cell>
          <table:table-cell office:value-type="float" office:value="53551.7777777778" calcext:value-type="float">
            <text:p>53551.7777777778</text:p>
          </table:table-cell>
          <table:table-cell office:value-type="float" office:value="36809.44" calcext:value-type="float">
            <text:p>36809.44</text:p>
          </table:table-cell>
          <table:table-cell/>
          <table:table-cell office:value-type="float" office:value="24847.6538461538" calcext:value-type="float">
            <text:p>24847.6538461538</text:p>
          </table:table-cell>
          <table:table-cell office:value-type="float" office:value="6457.22222222222" calcext:value-type="float">
            <text:p>6457.22222222222</text:p>
          </table:table-cell>
          <table:table-cell office:value-type="float" office:value="21639.92" calcext:value-type="float">
            <text:p>21639.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635" calcext:value-type="float">
            <text:p>39635</text:p>
          </table:table-cell>
          <table:table-cell office:value-type="float" office:value="57163.6666666667" calcext:value-type="float">
            <text:p>57163.6666666667</text:p>
          </table:table-cell>
          <table:table-cell office:value-type="float" office:value="38475.68" calcext:value-type="float">
            <text:p>38475.68</text:p>
          </table:table-cell>
          <table:table-cell/>
          <table:table-cell office:value-type="float" office:value="24823.6153846154" calcext:value-type="float">
            <text:p>24823.6153846154</text:p>
          </table:table-cell>
          <table:table-cell office:value-type="float" office:value="6687.5" calcext:value-type="float">
            <text:p>6687.5</text:p>
          </table:table-cell>
          <table:table-cell office:value-type="float" office:value="23488.36" calcext:value-type="float">
            <text:p>23488.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158.2" calcext:value-type="float">
            <text:p>39158.2</text:p>
          </table:table-cell>
          <table:table-cell office:value-type="float" office:value="59208" calcext:value-type="float">
            <text:p>59208</text:p>
          </table:table-cell>
          <table:table-cell office:value-type="float" office:value="37657.16" calcext:value-type="float">
            <text:p>37657.16</text:p>
          </table:table-cell>
          <table:table-cell/>
          <table:table-cell office:value-type="float" office:value="25036.5769230769" calcext:value-type="float">
            <text:p>25036.5769230769</text:p>
          </table:table-cell>
          <table:table-cell office:value-type="float" office:value="6953.72222222222" calcext:value-type="float">
            <text:p>6953.72222222222</text:p>
          </table:table-cell>
          <table:table-cell office:value-type="float" office:value="24526.84" calcext:value-type="float">
            <text:p>24526.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417.36" calcext:value-type="float">
            <text:p>41417.36</text:p>
          </table:table-cell>
          <table:table-cell office:value-type="float" office:value="59846" calcext:value-type="float">
            <text:p>59846</text:p>
          </table:table-cell>
          <table:table-cell office:value-type="float" office:value="42069.12" calcext:value-type="float">
            <text:p>42069.12</text:p>
          </table:table-cell>
          <table:table-cell/>
          <table:table-cell office:value-type="float" office:value="25253.6538461538" calcext:value-type="float">
            <text:p>25253.6538461538</text:p>
          </table:table-cell>
          <table:table-cell office:value-type="float" office:value="7494.83333333333" calcext:value-type="float">
            <text:p>7494.83333333333</text:p>
          </table:table-cell>
          <table:table-cell office:value-type="float" office:value="26030.48" calcext:value-type="float">
            <text:p>26030.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095.64" calcext:value-type="float">
            <text:p>42095.64</text:p>
          </table:table-cell>
          <table:table-cell office:value-type="float" office:value="63530.3333333333" calcext:value-type="float">
            <text:p>63530.3333333333</text:p>
          </table:table-cell>
          <table:table-cell office:value-type="float" office:value="42343.24" calcext:value-type="float">
            <text:p>42343.24</text:p>
          </table:table-cell>
          <table:table-cell/>
          <table:table-cell office:value-type="float" office:value="25786.7307692308" calcext:value-type="float">
            <text:p>25786.7307692308</text:p>
          </table:table-cell>
          <table:table-cell office:value-type="float" office:value="7630" calcext:value-type="float">
            <text:p>7630</text:p>
          </table:table-cell>
          <table:table-cell office:value-type="float" office:value="27205.68" calcext:value-type="float">
            <text:p>27205.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576.52" calcext:value-type="float">
            <text:p>42576.52</text:p>
          </table:table-cell>
          <table:table-cell office:value-type="float" office:value="63073.6666666667" calcext:value-type="float">
            <text:p>63073.6666666667</text:p>
          </table:table-cell>
          <table:table-cell office:value-type="float" office:value="48633.84" calcext:value-type="float">
            <text:p>48633.84</text:p>
          </table:table-cell>
          <table:table-cell/>
          <table:table-cell office:value-type="float" office:value="26058.2692307692" calcext:value-type="float">
            <text:p>26058.2692307692</text:p>
          </table:table-cell>
          <table:table-cell office:value-type="float" office:value="8058.83333333333" calcext:value-type="float">
            <text:p>8058.83333333333</text:p>
          </table:table-cell>
          <table:table-cell office:value-type="float" office:value="28961.24" calcext:value-type="float">
            <text:p>28961.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044.04" calcext:value-type="float">
            <text:p>44044.04</text:p>
          </table:table-cell>
          <table:table-cell office:value-type="float" office:value="65830.0555555556" calcext:value-type="float">
            <text:p>65830.0555555556</text:p>
          </table:table-cell>
          <table:table-cell office:value-type="float" office:value="46024.28" calcext:value-type="float">
            <text:p>46024.28</text:p>
          </table:table-cell>
          <table:table-cell/>
          <table:table-cell office:value-type="float" office:value="26238.6153846154" calcext:value-type="float">
            <text:p>26238.6153846154</text:p>
          </table:table-cell>
          <table:table-cell office:value-type="float" office:value="8268.61111111111" calcext:value-type="float">
            <text:p>8268.61111111111</text:p>
          </table:table-cell>
          <table:table-cell office:value-type="float" office:value="29873.4" calcext:value-type="float">
            <text:p>29873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505.12" calcext:value-type="float">
            <text:p>46505.12</text:p>
          </table:table-cell>
          <table:table-cell office:value-type="float" office:value="65008.8888888889" calcext:value-type="float">
            <text:p>65008.8888888889</text:p>
          </table:table-cell>
          <table:table-cell office:value-type="float" office:value="46837.76" calcext:value-type="float">
            <text:p>46837.76</text:p>
          </table:table-cell>
          <table:table-cell/>
          <table:table-cell office:value-type="float" office:value="27070.9615384615" calcext:value-type="float">
            <text:p>27070.9615384615</text:p>
          </table:table-cell>
          <table:table-cell office:value-type="float" office:value="8742.72222222222" calcext:value-type="float">
            <text:p>8742.72222222222</text:p>
          </table:table-cell>
          <table:table-cell office:value-type="float" office:value="31163.6" calcext:value-type="float">
            <text:p>31163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199" calcext:value-type="float">
            <text:p>46199</text:p>
          </table:table-cell>
          <table:table-cell office:value-type="float" office:value="66824.8333333333" calcext:value-type="float">
            <text:p>66824.8333333333</text:p>
          </table:table-cell>
          <table:table-cell office:value-type="float" office:value="50931" calcext:value-type="float">
            <text:p>50931</text:p>
          </table:table-cell>
          <table:table-cell/>
          <table:table-cell office:value-type="float" office:value="27534.5769230769" calcext:value-type="float">
            <text:p>27534.5769230769</text:p>
          </table:table-cell>
          <table:table-cell office:value-type="float" office:value="9153.11111111111" calcext:value-type="float">
            <text:p>9153.11111111111</text:p>
          </table:table-cell>
          <table:table-cell office:value-type="float" office:value="32346.6" calcext:value-type="float">
            <text:p>32346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198.12" calcext:value-type="float">
            <text:p>47198.12</text:p>
          </table:table-cell>
          <table:table-cell office:value-type="float" office:value="69658.6666666667" calcext:value-type="float">
            <text:p>69658.6666666667</text:p>
          </table:table-cell>
          <table:table-cell office:value-type="float" office:value="50084.88" calcext:value-type="float">
            <text:p>50084.88</text:p>
          </table:table-cell>
          <table:table-cell/>
          <table:table-cell office:value-type="float" office:value="28219.9230769231" calcext:value-type="float">
            <text:p>28219.9230769231</text:p>
          </table:table-cell>
          <table:table-cell office:value-type="float" office:value="9699.44444444445" calcext:value-type="float">
            <text:p>9699.44444444445</text:p>
          </table:table-cell>
          <table:table-cell office:value-type="float" office:value="32980.52" calcext:value-type="float">
            <text:p>32980.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299.64" calcext:value-type="float">
            <text:p>46299.64</text:p>
          </table:table-cell>
          <table:table-cell office:value-type="float" office:value="66989" calcext:value-type="float">
            <text:p>66989</text:p>
          </table:table-cell>
          <table:table-cell office:value-type="float" office:value="54133.4" calcext:value-type="float">
            <text:p>54133.4</text:p>
          </table:table-cell>
          <table:table-cell/>
          <table:table-cell office:value-type="float" office:value="28448.0384615385" calcext:value-type="float">
            <text:p>28448.0384615385</text:p>
          </table:table-cell>
          <table:table-cell office:value-type="float" office:value="9884.22222222222" calcext:value-type="float">
            <text:p>9884.22222222222</text:p>
          </table:table-cell>
          <table:table-cell office:value-type="float" office:value="34189.72" calcext:value-type="float">
            <text:p>34189.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225.8" calcext:value-type="float">
            <text:p>49225.8</text:p>
          </table:table-cell>
          <table:table-cell office:value-type="float" office:value="68347.8333333333" calcext:value-type="float">
            <text:p>68347.8333333333</text:p>
          </table:table-cell>
          <table:table-cell office:value-type="float" office:value="53207.04" calcext:value-type="float">
            <text:p>53207.04</text:p>
          </table:table-cell>
          <table:table-cell/>
          <table:table-cell office:value-type="float" office:value="29264.1153846154" calcext:value-type="float">
            <text:p>29264.1153846154</text:p>
          </table:table-cell>
          <table:table-cell office:value-type="float" office:value="10106.3333333333" calcext:value-type="float">
            <text:p>10106.3333333333</text:p>
          </table:table-cell>
          <table:table-cell office:value-type="float" office:value="34432.84" calcext:value-type="float">
            <text:p>34432.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532.2" calcext:value-type="float">
            <text:p>48532.2</text:p>
          </table:table-cell>
          <table:table-cell office:value-type="float" office:value="67507.5555555556" calcext:value-type="float">
            <text:p>67507.5555555556</text:p>
          </table:table-cell>
          <table:table-cell office:value-type="float" office:value="53330.32" calcext:value-type="float">
            <text:p>53330.32</text:p>
          </table:table-cell>
          <table:table-cell/>
          <table:table-cell office:value-type="float" office:value="29874.5384615385" calcext:value-type="float">
            <text:p>29874.5384615385</text:p>
          </table:table-cell>
          <table:table-cell office:value-type="float" office:value="10787.6111111111" calcext:value-type="float">
            <text:p>10787.6111111111</text:p>
          </table:table-cell>
          <table:table-cell office:value-type="float" office:value="35541.08" calcext:value-type="float">
            <text:p>35541.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586.8" calcext:value-type="float">
            <text:p>49586.8</text:p>
          </table:table-cell>
          <table:table-cell office:value-type="float" office:value="69874.3888888889" calcext:value-type="float">
            <text:p>69874.3888888889</text:p>
          </table:table-cell>
          <table:table-cell office:value-type="float" office:value="53418.16" calcext:value-type="float">
            <text:p>53418.16</text:p>
          </table:table-cell>
          <table:table-cell/>
          <table:table-cell office:value-type="float" office:value="30475.9615384615" calcext:value-type="float">
            <text:p>30475.9615384615</text:p>
          </table:table-cell>
          <table:table-cell office:value-type="float" office:value="11400.4444444444" calcext:value-type="float">
            <text:p>11400.4444444444</text:p>
          </table:table-cell>
          <table:table-cell office:value-type="float" office:value="34996.68" calcext:value-type="float">
            <text:p>34996.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745" calcext:value-type="float">
            <text:p>48745</text:p>
          </table:table-cell>
          <table:table-cell office:value-type="float" office:value="65220.4444444444" calcext:value-type="float">
            <text:p>65220.4444444444</text:p>
          </table:table-cell>
          <table:table-cell office:value-type="float" office:value="55339.28" calcext:value-type="float">
            <text:p>55339.28</text:p>
          </table:table-cell>
          <table:table-cell/>
          <table:table-cell office:value-type="float" office:value="30759.6538461538" calcext:value-type="float">
            <text:p>30759.6538461538</text:p>
          </table:table-cell>
          <table:table-cell office:value-type="float" office:value="11942.6666666667" calcext:value-type="float">
            <text:p>11942.6666666667</text:p>
          </table:table-cell>
          <table:table-cell office:value-type="float" office:value="35287.72" calcext:value-type="float">
            <text:p>35287.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238.28" calcext:value-type="float">
            <text:p>52238.28</text:p>
          </table:table-cell>
          <table:table-cell office:value-type="float" office:value="67219.9444444444" calcext:value-type="float">
            <text:p>67219.9444444444</text:p>
          </table:table-cell>
          <table:table-cell office:value-type="float" office:value="57003.64" calcext:value-type="float">
            <text:p>57003.64</text:p>
          </table:table-cell>
          <table:table-cell/>
          <table:table-cell office:value-type="float" office:value="31140.8461538462" calcext:value-type="float">
            <text:p>31140.8461538462</text:p>
          </table:table-cell>
          <table:table-cell office:value-type="float" office:value="12060.8333333333" calcext:value-type="float">
            <text:p>12060.8333333333</text:p>
          </table:table-cell>
          <table:table-cell office:value-type="float" office:value="34044.8" calcext:value-type="float">
            <text:p>34044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643.08" calcext:value-type="float">
            <text:p>50643.08</text:p>
          </table:table-cell>
          <table:table-cell office:value-type="float" office:value="66933.4444444444" calcext:value-type="float">
            <text:p>66933.4444444444</text:p>
          </table:table-cell>
          <table:table-cell office:value-type="float" office:value="57619.8" calcext:value-type="float">
            <text:p>57619.8</text:p>
          </table:table-cell>
          <table:table-cell/>
          <table:table-cell office:value-type="float" office:value="30991.0384615385" calcext:value-type="float">
            <text:p>30991.0384615385</text:p>
          </table:table-cell>
          <table:table-cell office:value-type="float" office:value="12815.0555555556" calcext:value-type="float">
            <text:p>12815.0555555556</text:p>
          </table:table-cell>
          <table:table-cell office:value-type="float" office:value="34490.28" calcext:value-type="float">
            <text:p>34490.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886.4" calcext:value-type="float">
            <text:p>49886.4</text:p>
          </table:table-cell>
          <table:table-cell office:value-type="float" office:value="66830.2222222222" calcext:value-type="float">
            <text:p>66830.2222222222</text:p>
          </table:table-cell>
          <table:table-cell office:value-type="float" office:value="56143.6" calcext:value-type="float">
            <text:p>56143.6</text:p>
          </table:table-cell>
          <table:table-cell/>
          <table:table-cell office:value-type="float" office:value="31791.9230769231" calcext:value-type="float">
            <text:p>31791.9230769231</text:p>
          </table:table-cell>
          <table:table-cell office:value-type="float" office:value="13161.5" calcext:value-type="float">
            <text:p>13161.5</text:p>
          </table:table-cell>
          <table:table-cell office:value-type="float" office:value="33362.12" calcext:value-type="float">
            <text:p>33362.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244.52" calcext:value-type="float">
            <text:p>50244.52</text:p>
          </table:table-cell>
          <table:table-cell office:value-type="float" office:value="65923.6111111111" calcext:value-type="float">
            <text:p>65923.6111111111</text:p>
          </table:table-cell>
          <table:table-cell office:value-type="float" office:value="58422.2" calcext:value-type="float">
            <text:p>58422.2</text:p>
          </table:table-cell>
          <table:table-cell/>
          <table:table-cell office:value-type="float" office:value="31935.7692307692" calcext:value-type="float">
            <text:p>31935.7692307692</text:p>
          </table:table-cell>
          <table:table-cell office:value-type="float" office:value="13649.7777777778" calcext:value-type="float">
            <text:p>13649.7777777778</text:p>
          </table:table-cell>
          <table:table-cell office:value-type="float" office:value="33081.32" calcext:value-type="float">
            <text:p>33081.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335.56" calcext:value-type="float">
            <text:p>55335.56</text:p>
          </table:table-cell>
          <table:table-cell office:value-type="float" office:value="62820" calcext:value-type="float">
            <text:p>62820</text:p>
          </table:table-cell>
          <table:table-cell office:value-type="float" office:value="56905.56" calcext:value-type="float">
            <text:p>56905.56</text:p>
          </table:table-cell>
          <table:table-cell/>
          <table:table-cell office:value-type="float" office:value="31832.2307692308" calcext:value-type="float">
            <text:p>31832.2307692308</text:p>
          </table:table-cell>
          <table:table-cell office:value-type="float" office:value="13998.6111111111" calcext:value-type="float">
            <text:p>13998.6111111111</text:p>
          </table:table-cell>
          <table:table-cell office:value-type="float" office:value="32896.64" calcext:value-type="float">
            <text:p>32896.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733.16" calcext:value-type="float">
            <text:p>49733.16</text:p>
          </table:table-cell>
          <table:table-cell office:value-type="float" office:value="63559.8888888889" calcext:value-type="float">
            <text:p>63559.8888888889</text:p>
          </table:table-cell>
          <table:table-cell office:value-type="float" office:value="58697.52" calcext:value-type="float">
            <text:p>58697.52</text:p>
          </table:table-cell>
          <table:table-cell/>
          <table:table-cell office:value-type="float" office:value="31861.1923076923" calcext:value-type="float">
            <text:p>31861.1923076923</text:p>
          </table:table-cell>
          <table:table-cell office:value-type="float" office:value="14400.5555555556" calcext:value-type="float">
            <text:p>14400.5555555556</text:p>
          </table:table-cell>
          <table:table-cell office:value-type="float" office:value="34283.36" calcext:value-type="float">
            <text:p>34283.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456.04" calcext:value-type="float">
            <text:p>54456.04</text:p>
          </table:table-cell>
          <table:table-cell office:value-type="float" office:value="62807.2222222222" calcext:value-type="float">
            <text:p>62807.2222222222</text:p>
          </table:table-cell>
          <table:table-cell office:value-type="float" office:value="58245.48" calcext:value-type="float">
            <text:p>58245.48</text:p>
          </table:table-cell>
          <table:table-cell/>
          <table:table-cell office:value-type="float" office:value="32241.4615384615" calcext:value-type="float">
            <text:p>32241.4615384615</text:p>
          </table:table-cell>
          <table:table-cell office:value-type="float" office:value="14885.7222222222" calcext:value-type="float">
            <text:p>14885.7222222222</text:p>
          </table:table-cell>
          <table:table-cell office:value-type="float" office:value="33342.8" calcext:value-type="float">
            <text:p>33342.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2.16" calcext:value-type="float">
            <text:p>50992.16</text:p>
          </table:table-cell>
          <table:table-cell office:value-type="float" office:value="63139.5" calcext:value-type="float">
            <text:p>63139.5</text:p>
          </table:table-cell>
          <table:table-cell office:value-type="float" office:value="57522.08" calcext:value-type="float">
            <text:p>57522.08</text:p>
          </table:table-cell>
          <table:table-cell/>
          <table:table-cell office:value-type="float" office:value="31949.2307692308" calcext:value-type="float">
            <text:p>31949.2307692308</text:p>
          </table:table-cell>
          <table:table-cell office:value-type="float" office:value="15525.0555555556" calcext:value-type="float">
            <text:p>15525.0555555556</text:p>
          </table:table-cell>
          <table:table-cell office:value-type="float" office:value="33015.36" calcext:value-type="float">
            <text:p>33015.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907.68" calcext:value-type="float">
            <text:p>54907.68</text:p>
          </table:table-cell>
          <table:table-cell office:value-type="float" office:value="60060.8888888889" calcext:value-type="float">
            <text:p>60060.8888888889</text:p>
          </table:table-cell>
          <table:table-cell office:value-type="float" office:value="57839.8" calcext:value-type="float">
            <text:p>57839.8</text:p>
          </table:table-cell>
          <table:table-cell/>
          <table:table-cell office:value-type="float" office:value="31863.7307692308" calcext:value-type="float">
            <text:p>31863.7307692308</text:p>
          </table:table-cell>
          <table:table-cell office:value-type="float" office:value="15688" calcext:value-type="float">
            <text:p>15688</text:p>
          </table:table-cell>
          <table:table-cell office:value-type="float" office:value="33839.92" calcext:value-type="float">
            <text:p>33839.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400.44" calcext:value-type="float">
            <text:p>51400.44</text:p>
          </table:table-cell>
          <table:table-cell office:value-type="float" office:value="58621.6666666667" calcext:value-type="float">
            <text:p>58621.6666666667</text:p>
          </table:table-cell>
          <table:table-cell office:value-type="float" office:value="59562.28" calcext:value-type="float">
            <text:p>59562.28</text:p>
          </table:table-cell>
          <table:table-cell/>
          <table:table-cell office:value-type="float" office:value="32170.3846153846" calcext:value-type="float">
            <text:p>32170.3846153846</text:p>
          </table:table-cell>
          <table:table-cell office:value-type="float" office:value="16075.3333333333" calcext:value-type="float">
            <text:p>16075.3333333333</text:p>
          </table:table-cell>
          <table:table-cell office:value-type="float" office:value="34837" calcext:value-type="float">
            <text:p>348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835.72" calcext:value-type="float">
            <text:p>54835.72</text:p>
          </table:table-cell>
          <table:table-cell office:value-type="float" office:value="60671.0555555556" calcext:value-type="float">
            <text:p>60671.0555555556</text:p>
          </table:table-cell>
          <table:table-cell office:value-type="float" office:value="57147.8" calcext:value-type="float">
            <text:p>57147.8</text:p>
          </table:table-cell>
          <table:table-cell/>
          <table:table-cell office:value-type="float" office:value="32592.5384615385" calcext:value-type="float">
            <text:p>32592.5384615385</text:p>
          </table:table-cell>
          <table:table-cell office:value-type="float" office:value="16885.5555555556" calcext:value-type="float">
            <text:p>16885.5555555556</text:p>
          </table:table-cell>
          <table:table-cell office:value-type="float" office:value="34310.52" calcext:value-type="float">
            <text:p>34310.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991.48" calcext:value-type="float">
            <text:p>52991.48</text:p>
          </table:table-cell>
          <table:table-cell office:value-type="float" office:value="58964.8888888889" calcext:value-type="float">
            <text:p>58964.8888888889</text:p>
          </table:table-cell>
          <table:table-cell office:value-type="float" office:value="58822.32" calcext:value-type="float">
            <text:p>58822.32</text:p>
          </table:table-cell>
          <table:table-cell/>
          <table:table-cell office:value-type="float" office:value="32285.8076923077" calcext:value-type="float">
            <text:p>32285.8076923077</text:p>
          </table:table-cell>
          <table:table-cell office:value-type="float" office:value="17238.8333333333" calcext:value-type="float">
            <text:p>17238.8333333333</text:p>
          </table:table-cell>
          <table:table-cell office:value-type="float" office:value="34510.96" calcext:value-type="float">
            <text:p>34510.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577.16" calcext:value-type="float">
            <text:p>54577.16</text:p>
          </table:table-cell>
          <table:table-cell office:value-type="float" office:value="56328.6666666667" calcext:value-type="float">
            <text:p>56328.6666666667</text:p>
          </table:table-cell>
          <table:table-cell office:value-type="float" office:value="55327.44" calcext:value-type="float">
            <text:p>55327.44</text:p>
          </table:table-cell>
          <table:table-cell/>
          <table:table-cell office:value-type="float" office:value="32500.2307692308" calcext:value-type="float">
            <text:p>32500.2307692308</text:p>
          </table:table-cell>
          <table:table-cell office:value-type="float" office:value="17980.8888888889" calcext:value-type="float">
            <text:p>17980.8888888889</text:p>
          </table:table-cell>
          <table:table-cell office:value-type="float" office:value="35665.08" calcext:value-type="float">
            <text:p>35665.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532.92" calcext:value-type="float">
            <text:p>50532.92</text:p>
          </table:table-cell>
          <table:table-cell office:value-type="float" office:value="55044.2777777778" calcext:value-type="float">
            <text:p>55044.2777777778</text:p>
          </table:table-cell>
          <table:table-cell office:value-type="float" office:value="57516.68" calcext:value-type="float">
            <text:p>57516.68</text:p>
          </table:table-cell>
          <table:table-cell/>
          <table:table-cell office:value-type="float" office:value="32791.5384615385" calcext:value-type="float">
            <text:p>32791.5384615385</text:p>
          </table:table-cell>
          <table:table-cell office:value-type="float" office:value="18269.2222222222" calcext:value-type="float">
            <text:p>18269.2222222222</text:p>
          </table:table-cell>
          <table:table-cell office:value-type="float" office:value="35747.16" calcext:value-type="float">
            <text:p>35747.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208.6" calcext:value-type="float">
            <text:p>55208.6</text:p>
          </table:table-cell>
          <table:table-cell office:value-type="float" office:value="56726.5" calcext:value-type="float">
            <text:p>56726.5</text:p>
          </table:table-cell>
          <table:table-cell office:value-type="float" office:value="58625.52" calcext:value-type="float">
            <text:p>58625.52</text:p>
          </table:table-cell>
          <table:table-cell/>
          <table:table-cell office:value-type="float" office:value="32413.4615384615" calcext:value-type="float">
            <text:p>32413.4615384615</text:p>
          </table:table-cell>
          <table:table-cell office:value-type="float" office:value="18443.6666666667" calcext:value-type="float">
            <text:p>18443.6666666667</text:p>
          </table:table-cell>
          <table:table-cell office:value-type="float" office:value="35769.08" calcext:value-type="float">
            <text:p>35769.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380.8" calcext:value-type="float">
            <text:p>50380.8</text:p>
          </table:table-cell>
          <table:table-cell office:value-type="float" office:value="53668.7777777778" calcext:value-type="float">
            <text:p>53668.7777777778</text:p>
          </table:table-cell>
          <table:table-cell office:value-type="float" office:value="54415.16" calcext:value-type="float">
            <text:p>54415.16</text:p>
          </table:table-cell>
          <table:table-cell/>
          <table:table-cell office:value-type="float" office:value="31963.1538461538" calcext:value-type="float">
            <text:p>31963.1538461538</text:p>
          </table:table-cell>
          <table:table-cell office:value-type="float" office:value="19813.7222222222" calcext:value-type="float">
            <text:p>19813.7222222222</text:p>
          </table:table-cell>
          <table:table-cell office:value-type="float" office:value="36483.56" calcext:value-type="float">
            <text:p>36483.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472.72" calcext:value-type="float">
            <text:p>58472.72</text:p>
          </table:table-cell>
          <table:table-cell office:value-type="float" office:value="52778.3333333333" calcext:value-type="float">
            <text:p>52778.3333333333</text:p>
          </table:table-cell>
          <table:table-cell office:value-type="float" office:value="55405.6" calcext:value-type="float">
            <text:p>55405.6</text:p>
          </table:table-cell>
          <table:table-cell/>
          <table:table-cell office:value-type="float" office:value="32012.6538461538" calcext:value-type="float">
            <text:p>32012.6538461538</text:p>
          </table:table-cell>
          <table:table-cell office:value-type="float" office:value="19881.9444444444" calcext:value-type="float">
            <text:p>19881.9444444444</text:p>
          </table:table-cell>
          <table:table-cell office:value-type="float" office:value="36304.56" calcext:value-type="float">
            <text:p>36304.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426.96" calcext:value-type="float">
            <text:p>51426.96</text:p>
          </table:table-cell>
          <table:table-cell office:value-type="float" office:value="53610.2222222222" calcext:value-type="float">
            <text:p>53610.2222222222</text:p>
          </table:table-cell>
          <table:table-cell office:value-type="float" office:value="57967.36" calcext:value-type="float">
            <text:p>57967.36</text:p>
          </table:table-cell>
          <table:table-cell/>
          <table:table-cell office:value-type="float" office:value="31885.9615384615" calcext:value-type="float">
            <text:p>31885.9615384615</text:p>
          </table:table-cell>
          <table:table-cell office:value-type="float" office:value="20632.0555555556" calcext:value-type="float">
            <text:p>20632.0555555556</text:p>
          </table:table-cell>
          <table:table-cell office:value-type="float" office:value="37248.28" calcext:value-type="float">
            <text:p>37248.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486.12" calcext:value-type="float">
            <text:p>52486.12</text:p>
          </table:table-cell>
          <table:table-cell office:value-type="float" office:value="51533.3333333333" calcext:value-type="float">
            <text:p>51533.3333333333</text:p>
          </table:table-cell>
          <table:table-cell office:value-type="float" office:value="57503.84" calcext:value-type="float">
            <text:p>57503.84</text:p>
          </table:table-cell>
          <table:table-cell/>
          <table:table-cell office:value-type="float" office:value="31580.4615384615" calcext:value-type="float">
            <text:p>31580.4615384615</text:p>
          </table:table-cell>
          <table:table-cell office:value-type="float" office:value="20545.5555555556" calcext:value-type="float">
            <text:p>20545.5555555556</text:p>
          </table:table-cell>
          <table:table-cell office:value-type="float" office:value="36869.8" calcext:value-type="float">
            <text:p>36869.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963.92" calcext:value-type="float">
            <text:p>48963.92</text:p>
          </table:table-cell>
          <table:table-cell office:value-type="float" office:value="50246.5555555556" calcext:value-type="float">
            <text:p>50246.5555555556</text:p>
          </table:table-cell>
          <table:table-cell office:value-type="float" office:value="53226.68" calcext:value-type="float">
            <text:p>53226.68</text:p>
          </table:table-cell>
          <table:table-cell/>
          <table:table-cell office:value-type="float" office:value="30371.9615384615" calcext:value-type="float">
            <text:p>30371.9615384615</text:p>
          </table:table-cell>
          <table:table-cell office:value-type="float" office:value="21729.8888888889" calcext:value-type="float">
            <text:p>21729.8888888889</text:p>
          </table:table-cell>
          <table:table-cell office:value-type="float" office:value="37001.28" calcext:value-type="float">
            <text:p>37001.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415.68" calcext:value-type="float">
            <text:p>53415.68</text:p>
          </table:table-cell>
          <table:table-cell office:value-type="float" office:value="48289.1111111111" calcext:value-type="float">
            <text:p>48289.1111111111</text:p>
          </table:table-cell>
          <table:table-cell office:value-type="float" office:value="56117" calcext:value-type="float">
            <text:p>56117</text:p>
          </table:table-cell>
          <table:table-cell/>
          <table:table-cell office:value-type="float" office:value="31171.1153846154" calcext:value-type="float">
            <text:p>31171.1153846154</text:p>
          </table:table-cell>
          <table:table-cell office:value-type="float" office:value="22402.0555555556" calcext:value-type="float">
            <text:p>22402.0555555556</text:p>
          </table:table-cell>
          <table:table-cell office:value-type="float" office:value="37964.48" calcext:value-type="float">
            <text:p>37964.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907.36" calcext:value-type="float">
            <text:p>52907.36</text:p>
          </table:table-cell>
          <table:table-cell office:value-type="float" office:value="48944" calcext:value-type="float">
            <text:p>48944</text:p>
          </table:table-cell>
          <table:table-cell office:value-type="float" office:value="54183.12" calcext:value-type="float">
            <text:p>54183.12</text:p>
          </table:table-cell>
          <table:table-cell/>
          <table:table-cell office:value-type="float" office:value="30433.1538461538" calcext:value-type="float">
            <text:p>30433.1538461538</text:p>
          </table:table-cell>
          <table:table-cell office:value-type="float" office:value="22739.1111111111" calcext:value-type="float">
            <text:p>22739.1111111111</text:p>
          </table:table-cell>
          <table:table-cell office:value-type="float" office:value="38159.44" calcext:value-type="float">
            <text:p>38159.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616.88" calcext:value-type="float">
            <text:p>50616.88</text:p>
          </table:table-cell>
          <table:table-cell office:value-type="float" office:value="48217.4444444444" calcext:value-type="float">
            <text:p>48217.4444444444</text:p>
          </table:table-cell>
          <table:table-cell office:value-type="float" office:value="56375.52" calcext:value-type="float">
            <text:p>56375.52</text:p>
          </table:table-cell>
          <table:table-cell/>
          <table:table-cell office:value-type="float" office:value="30038.6538461538" calcext:value-type="float">
            <text:p>30038.6538461538</text:p>
          </table:table-cell>
          <table:table-cell office:value-type="float" office:value="23446.2222222222" calcext:value-type="float">
            <text:p>23446.2222222222</text:p>
          </table:table-cell>
          <table:table-cell office:value-type="float" office:value="38961.88" calcext:value-type="float">
            <text:p>38961.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182.72" calcext:value-type="float">
            <text:p>52182.72</text:p>
          </table:table-cell>
          <table:table-cell office:value-type="float" office:value="46663.7222222222" calcext:value-type="float">
            <text:p>46663.7222222222</text:p>
          </table:table-cell>
          <table:table-cell office:value-type="float" office:value="52939.72" calcext:value-type="float">
            <text:p>52939.72</text:p>
          </table:table-cell>
          <table:table-cell/>
          <table:table-cell office:value-type="float" office:value="29862.7307692308" calcext:value-type="float">
            <text:p>29862.7307692308</text:p>
          </table:table-cell>
          <table:table-cell office:value-type="float" office:value="23137.6111111111" calcext:value-type="float">
            <text:p>23137.6111111111</text:p>
          </table:table-cell>
          <table:table-cell office:value-type="float" office:value="38292.4" calcext:value-type="float">
            <text:p>38292.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539.56" calcext:value-type="float">
            <text:p>52539.56</text:p>
          </table:table-cell>
          <table:table-cell office:value-type="float" office:value="47016.6666666667" calcext:value-type="float">
            <text:p>47016.6666666667</text:p>
          </table:table-cell>
          <table:table-cell office:value-type="float" office:value="53468.68" calcext:value-type="float">
            <text:p>53468.68</text:p>
          </table:table-cell>
          <table:table-cell/>
          <table:table-cell office:value-type="float" office:value="29574.3461538462" calcext:value-type="float">
            <text:p>29574.3461538462</text:p>
          </table:table-cell>
          <table:table-cell office:value-type="float" office:value="24371.2222222222" calcext:value-type="float">
            <text:p>24371.2222222222</text:p>
          </table:table-cell>
          <table:table-cell office:value-type="float" office:value="38235.12" calcext:value-type="float">
            <text:p>38235.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195.92" calcext:value-type="float">
            <text:p>49195.92</text:p>
          </table:table-cell>
          <table:table-cell office:value-type="float" office:value="45827.6111111111" calcext:value-type="float">
            <text:p>45827.6111111111</text:p>
          </table:table-cell>
          <table:table-cell office:value-type="float" office:value="54145.48" calcext:value-type="float">
            <text:p>54145.48</text:p>
          </table:table-cell>
          <table:table-cell/>
          <table:table-cell office:value-type="float" office:value="29271.5" calcext:value-type="float">
            <text:p>29271.5</text:p>
          </table:table-cell>
          <table:table-cell office:value-type="float" office:value="25055.3888888889" calcext:value-type="float">
            <text:p>25055.3888888889</text:p>
          </table:table-cell>
          <table:table-cell office:value-type="float" office:value="39535.08" calcext:value-type="float">
            <text:p>39535.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290.8" calcext:value-type="float">
            <text:p>50290.8</text:p>
          </table:table-cell>
          <table:table-cell office:value-type="float" office:value="43907.3888888889" calcext:value-type="float">
            <text:p>43907.3888888889</text:p>
          </table:table-cell>
          <table:table-cell office:value-type="float" office:value="52497.76" calcext:value-type="float">
            <text:p>52497.76</text:p>
          </table:table-cell>
          <table:table-cell/>
          <table:table-cell office:value-type="float" office:value="29122.5" calcext:value-type="float">
            <text:p>29122.5</text:p>
          </table:table-cell>
          <table:table-cell office:value-type="float" office:value="25545.8333333333" calcext:value-type="float">
            <text:p>25545.8333333333</text:p>
          </table:table-cell>
          <table:table-cell office:value-type="float" office:value="39231.64" calcext:value-type="float">
            <text:p>39231.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370.84" calcext:value-type="float">
            <text:p>48370.84</text:p>
          </table:table-cell>
          <table:table-cell office:value-type="float" office:value="42479.8333333333" calcext:value-type="float">
            <text:p>42479.8333333333</text:p>
          </table:table-cell>
          <table:table-cell office:value-type="float" office:value="50317.36" calcext:value-type="float">
            <text:p>50317.36</text:p>
          </table:table-cell>
          <table:table-cell/>
          <table:table-cell office:value-type="float" office:value="28734.5769230769" calcext:value-type="float">
            <text:p>28734.5769230769</text:p>
          </table:table-cell>
          <table:table-cell office:value-type="float" office:value="25080.6111111111" calcext:value-type="float">
            <text:p>25080.6111111111</text:p>
          </table:table-cell>
          <table:table-cell office:value-type="float" office:value="39106.92" calcext:value-type="float">
            <text:p>39106.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323" calcext:value-type="float">
            <text:p>49323</text:p>
          </table:table-cell>
          <table:table-cell office:value-type="float" office:value="43656.3333333333" calcext:value-type="float">
            <text:p>43656.3333333333</text:p>
          </table:table-cell>
          <table:table-cell office:value-type="float" office:value="52369.16" calcext:value-type="float">
            <text:p>52369.16</text:p>
          </table:table-cell>
          <table:table-cell/>
          <table:table-cell office:value-type="float" office:value="28824.5769230769" calcext:value-type="float">
            <text:p>28824.5769230769</text:p>
          </table:table-cell>
          <table:table-cell office:value-type="float" office:value="26561.3888888889" calcext:value-type="float">
            <text:p>26561.3888888889</text:p>
          </table:table-cell>
          <table:table-cell office:value-type="float" office:value="38887.44" calcext:value-type="float">
            <text:p>38887.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414.32" calcext:value-type="float">
            <text:p>50414.32</text:p>
          </table:table-cell>
          <table:table-cell office:value-type="float" office:value="40261.3333333333" calcext:value-type="float">
            <text:p>40261.3333333333</text:p>
          </table:table-cell>
          <table:table-cell office:value-type="float" office:value="49032.88" calcext:value-type="float">
            <text:p>49032.88</text:p>
          </table:table-cell>
          <table:table-cell/>
          <table:table-cell office:value-type="float" office:value="29169.4230769231" calcext:value-type="float">
            <text:p>29169.4230769231</text:p>
          </table:table-cell>
          <table:table-cell office:value-type="float" office:value="26925.1111111111" calcext:value-type="float">
            <text:p>26925.1111111111</text:p>
          </table:table-cell>
          <table:table-cell office:value-type="float" office:value="40595.48" calcext:value-type="float">
            <text:p>40595.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693.32" calcext:value-type="float">
            <text:p>46693.32</text:p>
          </table:table-cell>
          <table:table-cell office:value-type="float" office:value="41235.5555555556" calcext:value-type="float">
            <text:p>41235.5555555556</text:p>
          </table:table-cell>
          <table:table-cell office:value-type="float" office:value="49698.04" calcext:value-type="float">
            <text:p>49698.04</text:p>
          </table:table-cell>
          <table:table-cell/>
          <table:table-cell office:value-type="float" office:value="28479.8076923077" calcext:value-type="float">
            <text:p>28479.8076923077</text:p>
          </table:table-cell>
          <table:table-cell office:value-type="float" office:value="27224.6111111111" calcext:value-type="float">
            <text:p>27224.6111111111</text:p>
          </table:table-cell>
          <table:table-cell office:value-type="float" office:value="39380.08" calcext:value-type="float">
            <text:p>39380.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914.48" calcext:value-type="float">
            <text:p>45914.48</text:p>
          </table:table-cell>
          <table:table-cell office:value-type="float" office:value="39867" calcext:value-type="float">
            <text:p>39867</text:p>
          </table:table-cell>
          <table:table-cell office:value-type="float" office:value="50118.36" calcext:value-type="float">
            <text:p>50118.36</text:p>
          </table:table-cell>
          <table:table-cell/>
          <table:table-cell office:value-type="float" office:value="28640.3846153846" calcext:value-type="float">
            <text:p>28640.3846153846</text:p>
          </table:table-cell>
          <table:table-cell office:value-type="float" office:value="27555.1111111111" calcext:value-type="float">
            <text:p>27555.1111111111</text:p>
          </table:table-cell>
          <table:table-cell office:value-type="float" office:value="39438.76" calcext:value-type="float">
            <text:p>39438.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004.76" calcext:value-type="float">
            <text:p>47004.76</text:p>
          </table:table-cell>
          <table:table-cell office:value-type="float" office:value="41160.9444444444" calcext:value-type="float">
            <text:p>41160.9444444444</text:p>
          </table:table-cell>
          <table:table-cell office:value-type="float" office:value="49464" calcext:value-type="float">
            <text:p>49464</text:p>
          </table:table-cell>
          <table:table-cell/>
          <table:table-cell office:value-type="float" office:value="28214.2692307692" calcext:value-type="float">
            <text:p>28214.2692307692</text:p>
          </table:table-cell>
          <table:table-cell office:value-type="float" office:value="27572.6666666667" calcext:value-type="float">
            <text:p>27572.6666666667</text:p>
          </table:table-cell>
          <table:table-cell office:value-type="float" office:value="39980.24" calcext:value-type="float">
            <text:p>39980.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108" calcext:value-type="float">
            <text:p>45108</text:p>
          </table:table-cell>
          <table:table-cell office:value-type="float" office:value="39208.6666666667" calcext:value-type="float">
            <text:p>39208.6666666667</text:p>
          </table:table-cell>
          <table:table-cell office:value-type="float" office:value="49131.28" calcext:value-type="float">
            <text:p>49131.28</text:p>
          </table:table-cell>
          <table:table-cell/>
          <table:table-cell office:value-type="float" office:value="28539.1923076923" calcext:value-type="float">
            <text:p>28539.1923076923</text:p>
          </table:table-cell>
          <table:table-cell office:value-type="float" office:value="28262.9444444444" calcext:value-type="float">
            <text:p>28262.9444444444</text:p>
          </table:table-cell>
          <table:table-cell office:value-type="float" office:value="39200.88" calcext:value-type="float">
            <text:p>39200.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318.24" calcext:value-type="float">
            <text:p>45318.24</text:p>
          </table:table-cell>
          <table:table-cell office:value-type="float" office:value="36704.3333333333" calcext:value-type="float">
            <text:p>36704.3333333333</text:p>
          </table:table-cell>
          <table:table-cell office:value-type="float" office:value="46510.24" calcext:value-type="float">
            <text:p>46510.24</text:p>
          </table:table-cell>
          <table:table-cell/>
          <table:table-cell office:value-type="float" office:value="27817.0384615385" calcext:value-type="float">
            <text:p>27817.0384615385</text:p>
          </table:table-cell>
          <table:table-cell office:value-type="float" office:value="28482.6666666667" calcext:value-type="float">
            <text:p>28482.6666666667</text:p>
          </table:table-cell>
          <table:table-cell office:value-type="float" office:value="39998.04" calcext:value-type="float">
            <text:p>39998.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051.12" calcext:value-type="float">
            <text:p>44051.12</text:p>
          </table:table-cell>
          <table:table-cell office:value-type="float" office:value="36547.6666666667" calcext:value-type="float">
            <text:p>36547.6666666667</text:p>
          </table:table-cell>
          <table:table-cell office:value-type="float" office:value="47964.96" calcext:value-type="float">
            <text:p>47964.96</text:p>
          </table:table-cell>
          <table:table-cell/>
          <table:table-cell office:value-type="float" office:value="28220.6538461538" calcext:value-type="float">
            <text:p>28220.6538461538</text:p>
          </table:table-cell>
          <table:table-cell office:value-type="float" office:value="29164.3333333333" calcext:value-type="float">
            <text:p>29164.3333333333</text:p>
          </table:table-cell>
          <table:table-cell office:value-type="float" office:value="40491.92" calcext:value-type="float">
            <text:p>40491.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950.44" calcext:value-type="float">
            <text:p>44950.44</text:p>
          </table:table-cell>
          <table:table-cell office:value-type="float" office:value="35426.7777777778" calcext:value-type="float">
            <text:p>35426.7777777778</text:p>
          </table:table-cell>
          <table:table-cell office:value-type="float" office:value="45916.04" calcext:value-type="float">
            <text:p>45916.04</text:p>
          </table:table-cell>
          <table:table-cell/>
          <table:table-cell office:value-type="float" office:value="27919.1538461538" calcext:value-type="float">
            <text:p>27919.1538461538</text:p>
          </table:table-cell>
          <table:table-cell office:value-type="float" office:value="28616.8333333333" calcext:value-type="float">
            <text:p>28616.8333333333</text:p>
          </table:table-cell>
          <table:table-cell office:value-type="float" office:value="40498.36" calcext:value-type="float">
            <text:p>40498.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577.28" calcext:value-type="float">
            <text:p>41577.28</text:p>
          </table:table-cell>
          <table:table-cell office:value-type="float" office:value="36233.7777777778" calcext:value-type="float">
            <text:p>36233.7777777778</text:p>
          </table:table-cell>
          <table:table-cell office:value-type="float" office:value="46603.48" calcext:value-type="float">
            <text:p>46603.48</text:p>
          </table:table-cell>
          <table:table-cell/>
          <table:table-cell office:value-type="float" office:value="28113.7307692308" calcext:value-type="float">
            <text:p>28113.7307692308</text:p>
          </table:table-cell>
          <table:table-cell office:value-type="float" office:value="29527.3333333333" calcext:value-type="float">
            <text:p>29527.3333333333</text:p>
          </table:table-cell>
          <table:table-cell office:value-type="float" office:value="39469.36" calcext:value-type="float">
            <text:p>39469.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946.6" calcext:value-type="float">
            <text:p>41946.6</text:p>
          </table:table-cell>
          <table:table-cell office:value-type="float" office:value="35558.7777777778" calcext:value-type="float">
            <text:p>35558.7777777778</text:p>
          </table:table-cell>
          <table:table-cell office:value-type="float" office:value="44331.88" calcext:value-type="float">
            <text:p>44331.88</text:p>
          </table:table-cell>
          <table:table-cell/>
          <table:table-cell office:value-type="float" office:value="27927.1538461538" calcext:value-type="float">
            <text:p>27927.1538461538</text:p>
          </table:table-cell>
          <table:table-cell office:value-type="float" office:value="29758.8333333333" calcext:value-type="float">
            <text:p>29758.8333333333</text:p>
          </table:table-cell>
          <table:table-cell office:value-type="float" office:value="40378.32" calcext:value-type="float">
            <text:p>40378.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211.64" calcext:value-type="float">
            <text:p>41211.64</text:p>
          </table:table-cell>
          <table:table-cell office:value-type="float" office:value="34845.2777777778" calcext:value-type="float">
            <text:p>34845.2777777778</text:p>
          </table:table-cell>
          <table:table-cell office:value-type="float" office:value="46169.56" calcext:value-type="float">
            <text:p>46169.56</text:p>
          </table:table-cell>
          <table:table-cell/>
          <table:table-cell office:value-type="float" office:value="27715.8076923077" calcext:value-type="float">
            <text:p>27715.8076923077</text:p>
          </table:table-cell>
          <table:table-cell office:value-type="float" office:value="30368.5555555556" calcext:value-type="float">
            <text:p>30368.5555555556</text:p>
          </table:table-cell>
          <table:table-cell office:value-type="float" office:value="40141.32" calcext:value-type="float">
            <text:p>40141.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325.64" calcext:value-type="float">
            <text:p>41325.64</text:p>
          </table:table-cell>
          <table:table-cell office:value-type="float" office:value="34179" calcext:value-type="float">
            <text:p>34179</text:p>
          </table:table-cell>
          <table:table-cell office:value-type="float" office:value="43472" calcext:value-type="float">
            <text:p>43472</text:p>
          </table:table-cell>
          <table:table-cell/>
          <table:table-cell office:value-type="float" office:value="27915.6923076923" calcext:value-type="float">
            <text:p>27915.6923076923</text:p>
          </table:table-cell>
          <table:table-cell office:value-type="float" office:value="30103.5" calcext:value-type="float">
            <text:p>30103.5</text:p>
          </table:table-cell>
          <table:table-cell office:value-type="float" office:value="40398.8" calcext:value-type="float">
            <text:p>40398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874.48" calcext:value-type="float">
            <text:p>39874.48</text:p>
          </table:table-cell>
          <table:table-cell office:value-type="float" office:value="32387.1666666667" calcext:value-type="float">
            <text:p>32387.1666666667</text:p>
          </table:table-cell>
          <table:table-cell office:value-type="float" office:value="39146.8" calcext:value-type="float">
            <text:p>39146.8</text:p>
          </table:table-cell>
          <table:table-cell/>
          <table:table-cell office:value-type="float" office:value="27574.7307692308" calcext:value-type="float">
            <text:p>27574.7307692308</text:p>
          </table:table-cell>
          <table:table-cell office:value-type="float" office:value="29959.2777777778" calcext:value-type="float">
            <text:p>29959.2777777778</text:p>
          </table:table-cell>
          <table:table-cell office:value-type="float" office:value="41230.28" calcext:value-type="float">
            <text:p>41230.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020.6" calcext:value-type="float">
            <text:p>40020.6</text:p>
          </table:table-cell>
          <table:table-cell office:value-type="float" office:value="32548.8333333333" calcext:value-type="float">
            <text:p>32548.8333333333</text:p>
          </table:table-cell>
          <table:table-cell office:value-type="float" office:value="42095.76" calcext:value-type="float">
            <text:p>42095.76</text:p>
          </table:table-cell>
          <table:table-cell/>
          <table:table-cell office:value-type="float" office:value="27868.6923076923" calcext:value-type="float">
            <text:p>27868.6923076923</text:p>
          </table:table-cell>
          <table:table-cell office:value-type="float" office:value="30825.2222222222" calcext:value-type="float">
            <text:p>30825.2222222222</text:p>
          </table:table-cell>
          <table:table-cell office:value-type="float" office:value="41237.72" calcext:value-type="float">
            <text:p>41237.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548.28" calcext:value-type="float">
            <text:p>35548.28</text:p>
          </table:table-cell>
          <table:table-cell office:value-type="float" office:value="31166.9444444444" calcext:value-type="float">
            <text:p>31166.9444444444</text:p>
          </table:table-cell>
          <table:table-cell office:value-type="float" office:value="40955.04" calcext:value-type="float">
            <text:p>40955.04</text:p>
          </table:table-cell>
          <table:table-cell/>
          <table:table-cell office:value-type="float" office:value="27509.0769230769" calcext:value-type="float">
            <text:p>27509.0769230769</text:p>
          </table:table-cell>
          <table:table-cell office:value-type="float" office:value="31131.5" calcext:value-type="float">
            <text:p>31131.5</text:p>
          </table:table-cell>
          <table:table-cell office:value-type="float" office:value="41351.04" calcext:value-type="float">
            <text:p>41351.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935.6" calcext:value-type="float">
            <text:p>39935.6</text:p>
          </table:table-cell>
          <table:table-cell office:value-type="float" office:value="30815.4444444444" calcext:value-type="float">
            <text:p>30815.4444444444</text:p>
          </table:table-cell>
          <table:table-cell office:value-type="float" office:value="40761.04" calcext:value-type="float">
            <text:p>40761.04</text:p>
          </table:table-cell>
          <table:table-cell/>
          <table:table-cell office:value-type="float" office:value="27693.7692307692" calcext:value-type="float">
            <text:p>27693.7692307692</text:p>
          </table:table-cell>
          <table:table-cell office:value-type="float" office:value="31067.3888888889" calcext:value-type="float">
            <text:p>31067.3888888889</text:p>
          </table:table-cell>
          <table:table-cell office:value-type="float" office:value="40832.44" calcext:value-type="float">
            <text:p>40832.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177.96" calcext:value-type="float">
            <text:p>35177.96</text:p>
          </table:table-cell>
          <table:table-cell office:value-type="float" office:value="31199.7222222222" calcext:value-type="float">
            <text:p>31199.7222222222</text:p>
          </table:table-cell>
          <table:table-cell office:value-type="float" office:value="41075.8" calcext:value-type="float">
            <text:p>41075.8</text:p>
          </table:table-cell>
          <table:table-cell/>
          <table:table-cell office:value-type="float" office:value="27958.1153846154" calcext:value-type="float">
            <text:p>27958.1153846154</text:p>
          </table:table-cell>
          <table:table-cell office:value-type="float" office:value="31466.1666666667" calcext:value-type="float">
            <text:p>31466.1666666667</text:p>
          </table:table-cell>
          <table:table-cell office:value-type="float" office:value="40770.8" calcext:value-type="float">
            <text:p>40770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718.8" calcext:value-type="float">
            <text:p>36718.8</text:p>
          </table:table-cell>
          <table:table-cell office:value-type="float" office:value="30163.6111111111" calcext:value-type="float">
            <text:p>30163.6111111111</text:p>
          </table:table-cell>
          <table:table-cell office:value-type="float" office:value="38501.6" calcext:value-type="float">
            <text:p>38501.6</text:p>
          </table:table-cell>
          <table:table-cell/>
          <table:table-cell office:value-type="float" office:value="27804.0769230769" calcext:value-type="float">
            <text:p>27804.0769230769</text:p>
          </table:table-cell>
          <table:table-cell office:value-type="float" office:value="31611.1111111111" calcext:value-type="float">
            <text:p>31611.1111111111</text:p>
          </table:table-cell>
          <table:table-cell office:value-type="float" office:value="41333" calcext:value-type="float">
            <text:p>41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425.16" calcext:value-type="float">
            <text:p>36425.16</text:p>
          </table:table-cell>
          <table:table-cell office:value-type="float" office:value="28727.4444444444" calcext:value-type="float">
            <text:p>28727.4444444444</text:p>
          </table:table-cell>
          <table:table-cell office:value-type="float" office:value="38600.4" calcext:value-type="float">
            <text:p>38600.4</text:p>
          </table:table-cell>
          <table:table-cell/>
          <table:table-cell office:value-type="float" office:value="27758.8461538462" calcext:value-type="float">
            <text:p>27758.8461538462</text:p>
          </table:table-cell>
          <table:table-cell office:value-type="float" office:value="31951.4444444444" calcext:value-type="float">
            <text:p>31951.4444444444</text:p>
          </table:table-cell>
          <table:table-cell office:value-type="float" office:value="41704.2" calcext:value-type="float">
            <text:p>41704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5469.8" calcext:value-type="float">
            <text:p>35469.8</text:p>
          </table:table-cell>
          <table:table-cell office:value-type="float" office:value="28766.8333333333" calcext:value-type="float">
            <text:p>28766.8333333333</text:p>
          </table:table-cell>
          <table:table-cell office:value-type="float" office:value="37427" calcext:value-type="float">
            <text:p>37427</text:p>
          </table:table-cell>
          <table:table-cell/>
          <table:table-cell office:value-type="float" office:value="27765.1923076923" calcext:value-type="float">
            <text:p>27765.1923076923</text:p>
          </table:table-cell>
          <table:table-cell office:value-type="float" office:value="31680.2777777778" calcext:value-type="float">
            <text:p>31680.2777777778</text:p>
          </table:table-cell>
          <table:table-cell office:value-type="float" office:value="40858.4" calcext:value-type="float">
            <text:p>40858.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513.84" calcext:value-type="float">
            <text:p>33513.84</text:p>
          </table:table-cell>
          <table:table-cell office:value-type="float" office:value="28198.3333333333" calcext:value-type="float">
            <text:p>28198.3333333333</text:p>
          </table:table-cell>
          <table:table-cell office:value-type="float" office:value="36530.08" calcext:value-type="float">
            <text:p>36530.08</text:p>
          </table:table-cell>
          <table:table-cell/>
          <table:table-cell office:value-type="float" office:value="27965.1153846154" calcext:value-type="float">
            <text:p>27965.1153846154</text:p>
          </table:table-cell>
          <table:table-cell office:value-type="float" office:value="33691.6111111111" calcext:value-type="float">
            <text:p>33691.6111111111</text:p>
          </table:table-cell>
          <table:table-cell office:value-type="float" office:value="41507.44" calcext:value-type="float">
            <text:p>41507.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3090.76" calcext:value-type="float">
            <text:p>33090.76</text:p>
          </table:table-cell>
          <table:table-cell office:value-type="float" office:value="27030.6666666667" calcext:value-type="float">
            <text:p>27030.6666666667</text:p>
          </table:table-cell>
          <table:table-cell office:value-type="float" office:value="37171.44" calcext:value-type="float">
            <text:p>37171.44</text:p>
          </table:table-cell>
          <table:table-cell/>
          <table:table-cell office:value-type="float" office:value="27692.0384615385" calcext:value-type="float">
            <text:p>27692.0384615385</text:p>
          </table:table-cell>
          <table:table-cell office:value-type="float" office:value="32052.3888888889" calcext:value-type="float">
            <text:p>32052.3888888889</text:p>
          </table:table-cell>
          <table:table-cell office:value-type="float" office:value="41553.84" calcext:value-type="float">
            <text:p>41553.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826.56" calcext:value-type="float">
            <text:p>30826.56</text:p>
          </table:table-cell>
          <table:table-cell office:value-type="float" office:value="26479.5555555556" calcext:value-type="float">
            <text:p>26479.5555555556</text:p>
          </table:table-cell>
          <table:table-cell office:value-type="float" office:value="34613.68" calcext:value-type="float">
            <text:p>34613.68</text:p>
          </table:table-cell>
          <table:table-cell/>
          <table:table-cell office:value-type="float" office:value="27702" calcext:value-type="float">
            <text:p>27702</text:p>
          </table:table-cell>
          <table:table-cell office:value-type="float" office:value="32665.7777777778" calcext:value-type="float">
            <text:p>32665.7777777778</text:p>
          </table:table-cell>
          <table:table-cell office:value-type="float" office:value="42015.8" calcext:value-type="float">
            <text:p>42015.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695.32" calcext:value-type="float">
            <text:p>32695.32</text:p>
          </table:table-cell>
          <table:table-cell office:value-type="float" office:value="26732.8888888889" calcext:value-type="float">
            <text:p>26732.8888888889</text:p>
          </table:table-cell>
          <table:table-cell office:value-type="float" office:value="35947.88" calcext:value-type="float">
            <text:p>35947.88</text:p>
          </table:table-cell>
          <table:table-cell/>
          <table:table-cell office:value-type="float" office:value="27934.8076923077" calcext:value-type="float">
            <text:p>27934.8076923077</text:p>
          </table:table-cell>
          <table:table-cell office:value-type="float" office:value="33755.6111111111" calcext:value-type="float">
            <text:p>33755.6111111111</text:p>
          </table:table-cell>
          <table:table-cell office:value-type="float" office:value="41464.36" calcext:value-type="float">
            <text:p>41464.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749.12" calcext:value-type="float">
            <text:p>31749.12</text:p>
          </table:table-cell>
          <table:table-cell office:value-type="float" office:value="25510.8333333333" calcext:value-type="float">
            <text:p>25510.8333333333</text:p>
          </table:table-cell>
          <table:table-cell office:value-type="float" office:value="33548.72" calcext:value-type="float">
            <text:p>33548.72</text:p>
          </table:table-cell>
          <table:table-cell/>
          <table:table-cell office:value-type="float" office:value="27776.5" calcext:value-type="float">
            <text:p>27776.5</text:p>
          </table:table-cell>
          <table:table-cell office:value-type="float" office:value="33520.7777777778" calcext:value-type="float">
            <text:p>33520.7777777778</text:p>
          </table:table-cell>
          <table:table-cell office:value-type="float" office:value="41187.88" calcext:value-type="float">
            <text:p>41187.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604.4" calcext:value-type="float">
            <text:p>30604.4</text:p>
          </table:table-cell>
          <table:table-cell office:value-type="float" office:value="24636" calcext:value-type="float">
            <text:p>24636</text:p>
          </table:table-cell>
          <table:table-cell office:value-type="float" office:value="32930.68" calcext:value-type="float">
            <text:p>32930.68</text:p>
          </table:table-cell>
          <table:table-cell/>
          <table:table-cell office:value-type="float" office:value="27739.0384615385" calcext:value-type="float">
            <text:p>27739.0384615385</text:p>
          </table:table-cell>
          <table:table-cell office:value-type="float" office:value="33879.8888888889" calcext:value-type="float">
            <text:p>33879.8888888889</text:p>
          </table:table-cell>
          <table:table-cell office:value-type="float" office:value="41268.72" calcext:value-type="float">
            <text:p>41268.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047.16" calcext:value-type="float">
            <text:p>28047.16</text:p>
          </table:table-cell>
          <table:table-cell office:value-type="float" office:value="23483.4444444444" calcext:value-type="float">
            <text:p>23483.4444444444</text:p>
          </table:table-cell>
          <table:table-cell office:value-type="float" office:value="30910.8" calcext:value-type="float">
            <text:p>30910.8</text:p>
          </table:table-cell>
          <table:table-cell/>
          <table:table-cell office:value-type="float" office:value="27790.2307692308" calcext:value-type="float">
            <text:p>27790.2307692308</text:p>
          </table:table-cell>
          <table:table-cell office:value-type="float" office:value="34571.1666666667" calcext:value-type="float">
            <text:p>34571.1666666667</text:p>
          </table:table-cell>
          <table:table-cell office:value-type="float" office:value="41555.24" calcext:value-type="float">
            <text:p>41555.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856.48" calcext:value-type="float">
            <text:p>29856.48</text:p>
          </table:table-cell>
          <table:table-cell office:value-type="float" office:value="24165.7777777778" calcext:value-type="float">
            <text:p>24165.7777777778</text:p>
          </table:table-cell>
          <table:table-cell office:value-type="float" office:value="33101" calcext:value-type="float">
            <text:p>33101</text:p>
          </table:table-cell>
          <table:table-cell/>
          <table:table-cell office:value-type="float" office:value="28029.0769230769" calcext:value-type="float">
            <text:p>28029.0769230769</text:p>
          </table:table-cell>
          <table:table-cell office:value-type="float" office:value="34527.4444444444" calcext:value-type="float">
            <text:p>34527.4444444444</text:p>
          </table:table-cell>
          <table:table-cell office:value-type="float" office:value="41139.36" calcext:value-type="float">
            <text:p>41139.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889.36" calcext:value-type="float">
            <text:p>27889.36</text:p>
          </table:table-cell>
          <table:table-cell office:value-type="float" office:value="22129.6666666667" calcext:value-type="float">
            <text:p>22129.6666666667</text:p>
          </table:table-cell>
          <table:table-cell office:value-type="float" office:value="31386.32" calcext:value-type="float">
            <text:p>31386.32</text:p>
          </table:table-cell>
          <table:table-cell/>
          <table:table-cell office:value-type="float" office:value="27753.0384615385" calcext:value-type="float">
            <text:p>27753.0384615385</text:p>
          </table:table-cell>
          <table:table-cell office:value-type="float" office:value="34279.5" calcext:value-type="float">
            <text:p>34279.5</text:p>
          </table:table-cell>
          <table:table-cell office:value-type="float" office:value="40105.84" calcext:value-type="float">
            <text:p>40105.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788.28" calcext:value-type="float">
            <text:p>27788.28</text:p>
          </table:table-cell>
          <table:table-cell office:value-type="float" office:value="22831" calcext:value-type="float">
            <text:p>22831</text:p>
          </table:table-cell>
          <table:table-cell office:value-type="float" office:value="30594.68" calcext:value-type="float">
            <text:p>30594.68</text:p>
          </table:table-cell>
          <table:table-cell/>
          <table:table-cell office:value-type="float" office:value="27825.3461538462" calcext:value-type="float">
            <text:p>27825.3461538462</text:p>
          </table:table-cell>
          <table:table-cell office:value-type="float" office:value="34362.8888888889" calcext:value-type="float">
            <text:p>34362.8888888889</text:p>
          </table:table-cell>
          <table:table-cell office:value-type="float" office:value="41147.64" calcext:value-type="float">
            <text:p>41147.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882.64" calcext:value-type="float">
            <text:p>27882.64</text:p>
          </table:table-cell>
          <table:table-cell office:value-type="float" office:value="22508.1111111111" calcext:value-type="float">
            <text:p>22508.1111111111</text:p>
          </table:table-cell>
          <table:table-cell office:value-type="float" office:value="30760.92" calcext:value-type="float">
            <text:p>30760.92</text:p>
          </table:table-cell>
          <table:table-cell/>
          <table:table-cell office:value-type="float" office:value="27671.3461538462" calcext:value-type="float">
            <text:p>27671.3461538462</text:p>
          </table:table-cell>
          <table:table-cell office:value-type="float" office:value="36287.4444444444" calcext:value-type="float">
            <text:p>36287.4444444444</text:p>
          </table:table-cell>
          <table:table-cell office:value-type="float" office:value="40847.6" calcext:value-type="float">
            <text:p>40847.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318.16" calcext:value-type="float">
            <text:p>26318.16</text:p>
          </table:table-cell>
          <table:table-cell office:value-type="float" office:value="21304.8888888889" calcext:value-type="float">
            <text:p>21304.8888888889</text:p>
          </table:table-cell>
          <table:table-cell office:value-type="float" office:value="29514.44" calcext:value-type="float">
            <text:p>29514.44</text:p>
          </table:table-cell>
          <table:table-cell/>
          <table:table-cell office:value-type="float" office:value="28022.6538461538" calcext:value-type="float">
            <text:p>28022.6538461538</text:p>
          </table:table-cell>
          <table:table-cell office:value-type="float" office:value="35490.6666666667" calcext:value-type="float">
            <text:p>35490.6666666667</text:p>
          </table:table-cell>
          <table:table-cell office:value-type="float" office:value="39181.16" calcext:value-type="float">
            <text:p>39181.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254.56" calcext:value-type="float">
            <text:p>25254.56</text:p>
          </table:table-cell>
          <table:table-cell office:value-type="float" office:value="20621.2222222222" calcext:value-type="float">
            <text:p>20621.2222222222</text:p>
          </table:table-cell>
          <table:table-cell office:value-type="float" office:value="28944.08" calcext:value-type="float">
            <text:p>28944.08</text:p>
          </table:table-cell>
          <table:table-cell/>
          <table:table-cell office:value-type="float" office:value="28092.0384615385" calcext:value-type="float">
            <text:p>28092.0384615385</text:p>
          </table:table-cell>
          <table:table-cell office:value-type="float" office:value="35184.3888888889" calcext:value-type="float">
            <text:p>35184.3888888889</text:p>
          </table:table-cell>
          <table:table-cell office:value-type="float" office:value="39971.12" calcext:value-type="float">
            <text:p>39971.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588.92" calcext:value-type="float">
            <text:p>25588.92</text:p>
          </table:table-cell>
          <table:table-cell office:value-type="float" office:value="19124.0555555556" calcext:value-type="float">
            <text:p>19124.0555555556</text:p>
          </table:table-cell>
          <table:table-cell office:value-type="float" office:value="27658.76" calcext:value-type="float">
            <text:p>27658.76</text:p>
          </table:table-cell>
          <table:table-cell/>
          <table:table-cell office:value-type="float" office:value="27586.0769230769" calcext:value-type="float">
            <text:p>27586.0769230769</text:p>
          </table:table-cell>
          <table:table-cell office:value-type="float" office:value="37027.1666666667" calcext:value-type="float">
            <text:p>37027.1666666667</text:p>
          </table:table-cell>
          <table:table-cell office:value-type="float" office:value="40537.08" calcext:value-type="float">
            <text:p>40537.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002.96" calcext:value-type="float">
            <text:p>24002.96</text:p>
          </table:table-cell>
          <table:table-cell office:value-type="float" office:value="20478.7222222222" calcext:value-type="float">
            <text:p>20478.7222222222</text:p>
          </table:table-cell>
          <table:table-cell office:value-type="float" office:value="27748.6" calcext:value-type="float">
            <text:p>27748.6</text:p>
          </table:table-cell>
          <table:table-cell/>
          <table:table-cell office:value-type="float" office:value="27718.6923076923" calcext:value-type="float">
            <text:p>27718.6923076923</text:p>
          </table:table-cell>
          <table:table-cell office:value-type="float" office:value="35022.8888888889" calcext:value-type="float">
            <text:p>35022.8888888889</text:p>
          </table:table-cell>
          <table:table-cell office:value-type="float" office:value="38344.6" calcext:value-type="float">
            <text:p>38344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421.32" calcext:value-type="float">
            <text:p>25421.32</text:p>
          </table:table-cell>
          <table:table-cell office:value-type="float" office:value="18596.4444444444" calcext:value-type="float">
            <text:p>18596.4444444444</text:p>
          </table:table-cell>
          <table:table-cell office:value-type="float" office:value="26937.24" calcext:value-type="float">
            <text:p>26937.24</text:p>
          </table:table-cell>
          <table:table-cell/>
          <table:table-cell office:value-type="float" office:value="28264.2692307692" calcext:value-type="float">
            <text:p>28264.2692307692</text:p>
          </table:table-cell>
          <table:table-cell office:value-type="float" office:value="36272.1111111111" calcext:value-type="float">
            <text:p>36272.1111111111</text:p>
          </table:table-cell>
          <table:table-cell office:value-type="float" office:value="37836.96" calcext:value-type="float">
            <text:p>37836.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235.16" calcext:value-type="float">
            <text:p>24235.16</text:p>
          </table:table-cell>
          <table:table-cell office:value-type="float" office:value="18508.4444444444" calcext:value-type="float">
            <text:p>18508.4444444444</text:p>
          </table:table-cell>
          <table:table-cell office:value-type="float" office:value="25673.72" calcext:value-type="float">
            <text:p>25673.72</text:p>
          </table:table-cell>
          <table:table-cell/>
          <table:table-cell office:value-type="float" office:value="28038.6153846154" calcext:value-type="float">
            <text:p>28038.6153846154</text:p>
          </table:table-cell>
          <table:table-cell office:value-type="float" office:value="36988.6111111111" calcext:value-type="float">
            <text:p>36988.6111111111</text:p>
          </table:table-cell>
          <table:table-cell office:value-type="float" office:value="39927.64" calcext:value-type="float">
            <text:p>39927.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363.64" calcext:value-type="float">
            <text:p>22363.64</text:p>
          </table:table-cell>
          <table:table-cell office:value-type="float" office:value="18201.6111111111" calcext:value-type="float">
            <text:p>18201.6111111111</text:p>
          </table:table-cell>
          <table:table-cell office:value-type="float" office:value="26794.52" calcext:value-type="float">
            <text:p>26794.52</text:p>
          </table:table-cell>
          <table:table-cell/>
          <table:table-cell office:value-type="float" office:value="27913.4230769231" calcext:value-type="float">
            <text:p>27913.4230769231</text:p>
          </table:table-cell>
          <table:table-cell office:value-type="float" office:value="36142.7222222222" calcext:value-type="float">
            <text:p>36142.7222222222</text:p>
          </table:table-cell>
          <table:table-cell office:value-type="float" office:value="37235.96" calcext:value-type="float">
            <text:p>37235.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63.08" calcext:value-type="float">
            <text:p>22663.08</text:p>
          </table:table-cell>
          <table:table-cell office:value-type="float" office:value="18151.1111111111" calcext:value-type="float">
            <text:p>18151.1111111111</text:p>
          </table:table-cell>
          <table:table-cell office:value-type="float" office:value="25703" calcext:value-type="float">
            <text:p>25703</text:p>
          </table:table-cell>
          <table:table-cell/>
          <table:table-cell office:value-type="float" office:value="27711.7692307692" calcext:value-type="float">
            <text:p>27711.7692307692</text:p>
          </table:table-cell>
          <table:table-cell office:value-type="float" office:value="35930.7777777778" calcext:value-type="float">
            <text:p>35930.7777777778</text:p>
          </table:table-cell>
          <table:table-cell office:value-type="float" office:value="36675.32" calcext:value-type="float">
            <text:p>36675.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552.16" calcext:value-type="float">
            <text:p>22552.16</text:p>
          </table:table-cell>
          <table:table-cell office:value-type="float" office:value="17709.6666666667" calcext:value-type="float">
            <text:p>17709.6666666667</text:p>
          </table:table-cell>
          <table:table-cell office:value-type="float" office:value="24893.6" calcext:value-type="float">
            <text:p>24893.6</text:p>
          </table:table-cell>
          <table:table-cell/>
          <table:table-cell office:value-type="float" office:value="28634" calcext:value-type="float">
            <text:p>28634</text:p>
          </table:table-cell>
          <table:table-cell office:value-type="float" office:value="35688.1666666667" calcext:value-type="float">
            <text:p>35688.1666666667</text:p>
          </table:table-cell>
          <table:table-cell office:value-type="float" office:value="36585.48" calcext:value-type="float">
            <text:p>36585.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511.48" calcext:value-type="float">
            <text:p>20511.48</text:p>
          </table:table-cell>
          <table:table-cell office:value-type="float" office:value="16183.2222222222" calcext:value-type="float">
            <text:p>16183.2222222222</text:p>
          </table:table-cell>
          <table:table-cell office:value-type="float" office:value="23798.92" calcext:value-type="float">
            <text:p>23798.92</text:p>
          </table:table-cell>
          <table:table-cell/>
          <table:table-cell office:value-type="float" office:value="27639.8846153846" calcext:value-type="float">
            <text:p>27639.8846153846</text:p>
          </table:table-cell>
          <table:table-cell office:value-type="float" office:value="37890.5" calcext:value-type="float">
            <text:p>37890.5</text:p>
          </table:table-cell>
          <table:table-cell office:value-type="float" office:value="36391.12" calcext:value-type="float">
            <text:p>36391.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234.92" calcext:value-type="float">
            <text:p>22234.92</text:p>
          </table:table-cell>
          <table:table-cell office:value-type="float" office:value="15893.3333333333" calcext:value-type="float">
            <text:p>15893.3333333333</text:p>
          </table:table-cell>
          <table:table-cell office:value-type="float" office:value="23068.44" calcext:value-type="float">
            <text:p>23068.44</text:p>
          </table:table-cell>
          <table:table-cell/>
          <table:table-cell office:value-type="float" office:value="27873.9615384615" calcext:value-type="float">
            <text:p>27873.9615384615</text:p>
          </table:table-cell>
          <table:table-cell office:value-type="float" office:value="35597.3888888889" calcext:value-type="float">
            <text:p>35597.3888888889</text:p>
          </table:table-cell>
          <table:table-cell office:value-type="float" office:value="35101.64" calcext:value-type="float">
            <text:p>35101.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032.52" calcext:value-type="float">
            <text:p>21032.52</text:p>
          </table:table-cell>
          <table:table-cell office:value-type="float" office:value="15598.2777777778" calcext:value-type="float">
            <text:p>15598.2777777778</text:p>
          </table:table-cell>
          <table:table-cell office:value-type="float" office:value="23606.52" calcext:value-type="float">
            <text:p>23606.52</text:p>
          </table:table-cell>
          <table:table-cell/>
          <table:table-cell office:value-type="float" office:value="27871.5769230769" calcext:value-type="float">
            <text:p>27871.5769230769</text:p>
          </table:table-cell>
          <table:table-cell office:value-type="float" office:value="35747.7777777778" calcext:value-type="float">
            <text:p>35747.7777777778</text:p>
          </table:table-cell>
          <table:table-cell office:value-type="float" office:value="35012.32" calcext:value-type="float">
            <text:p>35012.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937.52" calcext:value-type="float">
            <text:p>21937.52</text:p>
          </table:table-cell>
          <table:table-cell office:value-type="float" office:value="16160.8333333333" calcext:value-type="float">
            <text:p>16160.8333333333</text:p>
          </table:table-cell>
          <table:table-cell office:value-type="float" office:value="22670.08" calcext:value-type="float">
            <text:p>22670.08</text:p>
          </table:table-cell>
          <table:table-cell/>
          <table:table-cell office:value-type="float" office:value="28410.5" calcext:value-type="float">
            <text:p>28410.5</text:p>
          </table:table-cell>
          <table:table-cell office:value-type="float" office:value="38510.2222222222" calcext:value-type="float">
            <text:p>38510.2222222222</text:p>
          </table:table-cell>
          <table:table-cell office:value-type="float" office:value="34231.92" calcext:value-type="float">
            <text:p>34231.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015.28" calcext:value-type="float">
            <text:p>19015.28</text:p>
          </table:table-cell>
          <table:table-cell office:value-type="float" office:value="16167.7777777778" calcext:value-type="float">
            <text:p>16167.7777777778</text:p>
          </table:table-cell>
          <table:table-cell office:value-type="float" office:value="22833.56" calcext:value-type="float">
            <text:p>22833.56</text:p>
          </table:table-cell>
          <table:table-cell/>
          <table:table-cell office:value-type="float" office:value="27980.8846153846" calcext:value-type="float">
            <text:p>27980.8846153846</text:p>
          </table:table-cell>
          <table:table-cell office:value-type="float" office:value="35413.4444444444" calcext:value-type="float">
            <text:p>35413.4444444444</text:p>
          </table:table-cell>
          <table:table-cell office:value-type="float" office:value="34407.84" calcext:value-type="float">
            <text:p>34407.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21.28" calcext:value-type="float">
            <text:p>20021.28</text:p>
          </table:table-cell>
          <table:table-cell office:value-type="float" office:value="14243.2222222222" calcext:value-type="float">
            <text:p>14243.2222222222</text:p>
          </table:table-cell>
          <table:table-cell office:value-type="float" office:value="21810.84" calcext:value-type="float">
            <text:p>21810.84</text:p>
          </table:table-cell>
          <table:table-cell/>
          <table:table-cell office:value-type="float" office:value="28297.2692307692" calcext:value-type="float">
            <text:p>28297.2692307692</text:p>
          </table:table-cell>
          <table:table-cell office:value-type="float" office:value="35648.2777777778" calcext:value-type="float">
            <text:p>35648.2777777778</text:p>
          </table:table-cell>
          <table:table-cell office:value-type="float" office:value="32771.24" calcext:value-type="float">
            <text:p>32771.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062.04" calcext:value-type="float">
            <text:p>19062.04</text:p>
          </table:table-cell>
          <table:table-cell office:value-type="float" office:value="14210.6666666667" calcext:value-type="float">
            <text:p>14210.6666666667</text:p>
          </table:table-cell>
          <table:table-cell office:value-type="float" office:value="20337.16" calcext:value-type="float">
            <text:p>20337.16</text:p>
          </table:table-cell>
          <table:table-cell/>
          <table:table-cell office:value-type="float" office:value="27985.3846153846" calcext:value-type="float">
            <text:p>27985.3846153846</text:p>
          </table:table-cell>
          <table:table-cell office:value-type="float" office:value="37125.1666666667" calcext:value-type="float">
            <text:p>37125.1666666667</text:p>
          </table:table-cell>
          <table:table-cell office:value-type="float" office:value="32054.52" calcext:value-type="float">
            <text:p>32054.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520.44" calcext:value-type="float">
            <text:p>19520.44</text:p>
          </table:table-cell>
          <table:table-cell office:value-type="float" office:value="14063.3333333333" calcext:value-type="float">
            <text:p>14063.3333333333</text:p>
          </table:table-cell>
          <table:table-cell office:value-type="float" office:value="20687.52" calcext:value-type="float">
            <text:p>20687.52</text:p>
          </table:table-cell>
          <table:table-cell/>
          <table:table-cell office:value-type="float" office:value="28781.5384615385" calcext:value-type="float">
            <text:p>28781.5384615385</text:p>
          </table:table-cell>
          <table:table-cell office:value-type="float" office:value="35083.4444444444" calcext:value-type="float">
            <text:p>35083.4444444444</text:p>
          </table:table-cell>
          <table:table-cell office:value-type="float" office:value="32687.28" calcext:value-type="float">
            <text:p>32687.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665.56" calcext:value-type="float">
            <text:p>19665.56</text:p>
          </table:table-cell>
          <table:table-cell office:value-type="float" office:value="13839.7777777778" calcext:value-type="float">
            <text:p>13839.7777777778</text:p>
          </table:table-cell>
          <table:table-cell office:value-type="float" office:value="19194.04" calcext:value-type="float">
            <text:p>19194.04</text:p>
          </table:table-cell>
          <table:table-cell/>
          <table:table-cell office:value-type="float" office:value="28443.9615384615" calcext:value-type="float">
            <text:p>28443.9615384615</text:p>
          </table:table-cell>
          <table:table-cell office:value-type="float" office:value="34425" calcext:value-type="float">
            <text:p>34425</text:p>
          </table:table-cell>
          <table:table-cell office:value-type="float" office:value="30984.72" calcext:value-type="float">
            <text:p>30984.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663" calcext:value-type="float">
            <text:p>17663</text:p>
          </table:table-cell>
          <table:table-cell office:value-type="float" office:value="13668.6111111111" calcext:value-type="float">
            <text:p>13668.6111111111</text:p>
          </table:table-cell>
          <table:table-cell office:value-type="float" office:value="20819.6" calcext:value-type="float">
            <text:p>20819.6</text:p>
          </table:table-cell>
          <table:table-cell/>
          <table:table-cell office:value-type="float" office:value="28218.5384615385" calcext:value-type="float">
            <text:p>28218.5384615385</text:p>
          </table:table-cell>
          <table:table-cell office:value-type="float" office:value="34550.9444444444" calcext:value-type="float">
            <text:p>34550.9444444444</text:p>
          </table:table-cell>
          <table:table-cell office:value-type="float" office:value="29622.64" calcext:value-type="float">
            <text:p>29622.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297.6" calcext:value-type="float">
            <text:p>17297.6</text:p>
          </table:table-cell>
          <table:table-cell office:value-type="float" office:value="13187.1111111111" calcext:value-type="float">
            <text:p>13187.1111111111</text:p>
          </table:table-cell>
          <table:table-cell office:value-type="float" office:value="19360.88" calcext:value-type="float">
            <text:p>19360.88</text:p>
          </table:table-cell>
          <table:table-cell/>
          <table:table-cell office:value-type="float" office:value="28323.4230769231" calcext:value-type="float">
            <text:p>28323.4230769231</text:p>
          </table:table-cell>
          <table:table-cell office:value-type="float" office:value="36183.0555555556" calcext:value-type="float">
            <text:p>36183.0555555556</text:p>
          </table:table-cell>
          <table:table-cell office:value-type="float" office:value="29805.64" calcext:value-type="float">
            <text:p>29805.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211.32" calcext:value-type="float">
            <text:p>18211.32</text:p>
          </table:table-cell>
          <table:table-cell office:value-type="float" office:value="12953.4444444444" calcext:value-type="float">
            <text:p>12953.4444444444</text:p>
          </table:table-cell>
          <table:table-cell office:value-type="float" office:value="18460.76" calcext:value-type="float">
            <text:p>18460.76</text:p>
          </table:table-cell>
          <table:table-cell/>
          <table:table-cell office:value-type="float" office:value="28563.9615384615" calcext:value-type="float">
            <text:p>28563.9615384615</text:p>
          </table:table-cell>
          <table:table-cell office:value-type="float" office:value="34004.8888888889" calcext:value-type="float">
            <text:p>34004.8888888889</text:p>
          </table:table-cell>
          <table:table-cell office:value-type="float" office:value="30284.24" calcext:value-type="float">
            <text:p>30284.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690.28" calcext:value-type="float">
            <text:p>16690.28</text:p>
          </table:table-cell>
          <table:table-cell office:value-type="float" office:value="12758.3888888889" calcext:value-type="float">
            <text:p>12758.3888888889</text:p>
          </table:table-cell>
          <table:table-cell office:value-type="float" office:value="18634.52" calcext:value-type="float">
            <text:p>18634.52</text:p>
          </table:table-cell>
          <table:table-cell/>
          <table:table-cell office:value-type="float" office:value="28603.3461538461" calcext:value-type="float">
            <text:p>28603.3461538461</text:p>
          </table:table-cell>
          <table:table-cell office:value-type="float" office:value="33760.3333333333" calcext:value-type="float">
            <text:p>33760.3333333333</text:p>
          </table:table-cell>
          <table:table-cell office:value-type="float" office:value="28402.24" calcext:value-type="float">
            <text:p>28402.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023.6" calcext:value-type="float">
            <text:p>17023.6</text:p>
          </table:table-cell>
          <table:table-cell office:value-type="float" office:value="11696.3333333333" calcext:value-type="float">
            <text:p>11696.3333333333</text:p>
          </table:table-cell>
          <table:table-cell office:value-type="float" office:value="17486.88" calcext:value-type="float">
            <text:p>17486.88</text:p>
          </table:table-cell>
          <table:table-cell/>
          <table:table-cell office:value-type="float" office:value="28260.6153846154" calcext:value-type="float">
            <text:p>28260.6153846154</text:p>
          </table:table-cell>
          <table:table-cell office:value-type="float" office:value="35510.2222222222" calcext:value-type="float">
            <text:p>35510.2222222222</text:p>
          </table:table-cell>
          <table:table-cell office:value-type="float" office:value="27733.56" calcext:value-type="float">
            <text:p>27733.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926.8" calcext:value-type="float">
            <text:p>14926.8</text:p>
          </table:table-cell>
          <table:table-cell office:value-type="float" office:value="11430.0555555556" calcext:value-type="float">
            <text:p>11430.0555555556</text:p>
          </table:table-cell>
          <table:table-cell office:value-type="float" office:value="17460.92" calcext:value-type="float">
            <text:p>17460.92</text:p>
          </table:table-cell>
          <table:table-cell/>
          <table:table-cell office:value-type="float" office:value="27563.9230769231" calcext:value-type="float">
            <text:p>27563.9230769231</text:p>
          </table:table-cell>
          <table:table-cell office:value-type="float" office:value="32913.6666666667" calcext:value-type="float">
            <text:p>32913.6666666667</text:p>
          </table:table-cell>
          <table:table-cell office:value-type="float" office:value="26581.88" calcext:value-type="float">
            <text:p>26581.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074.92" calcext:value-type="float">
            <text:p>17074.92</text:p>
          </table:table-cell>
          <table:table-cell office:value-type="float" office:value="12849.8333333333" calcext:value-type="float">
            <text:p>12849.8333333333</text:p>
          </table:table-cell>
          <table:table-cell office:value-type="float" office:value="17559" calcext:value-type="float">
            <text:p>17559</text:p>
          </table:table-cell>
          <table:table-cell/>
          <table:table-cell office:value-type="float" office:value="29191.5" calcext:value-type="float">
            <text:p>29191.5</text:p>
          </table:table-cell>
          <table:table-cell office:value-type="float" office:value="35149.8888888889" calcext:value-type="float">
            <text:p>35149.8888888889</text:p>
          </table:table-cell>
          <table:table-cell office:value-type="float" office:value="27297.44" calcext:value-type="float">
            <text:p>27297.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814.88" calcext:value-type="float">
            <text:p>15814.88</text:p>
          </table:table-cell>
          <table:table-cell office:value-type="float" office:value="10944.1111111111" calcext:value-type="float">
            <text:p>10944.1111111111</text:p>
          </table:table-cell>
          <table:table-cell office:value-type="float" office:value="16237.48" calcext:value-type="float">
            <text:p>16237.48</text:p>
          </table:table-cell>
          <table:table-cell/>
          <table:table-cell office:value-type="float" office:value="28080.5769230769" calcext:value-type="float">
            <text:p>28080.5769230769</text:p>
          </table:table-cell>
          <table:table-cell office:value-type="float" office:value="34869.7222222222" calcext:value-type="float">
            <text:p>34869.7222222222</text:p>
          </table:table-cell>
          <table:table-cell office:value-type="float" office:value="26030.32" calcext:value-type="float">
            <text:p>26030.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291.8" calcext:value-type="float">
            <text:p>15291.8</text:p>
          </table:table-cell>
          <table:table-cell office:value-type="float" office:value="11500.3333333333" calcext:value-type="float">
            <text:p>11500.3333333333</text:p>
          </table:table-cell>
          <table:table-cell office:value-type="float" office:value="16501.6" calcext:value-type="float">
            <text:p>16501.6</text:p>
          </table:table-cell>
          <table:table-cell/>
          <table:table-cell office:value-type="float" office:value="28479.0384615385" calcext:value-type="float">
            <text:p>28479.0384615385</text:p>
          </table:table-cell>
          <table:table-cell office:value-type="float" office:value="32901.0555555556" calcext:value-type="float">
            <text:p>32901.0555555556</text:p>
          </table:table-cell>
          <table:table-cell office:value-type="float" office:value="25581.56" calcext:value-type="float">
            <text:p>25581.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176.8" calcext:value-type="float">
            <text:p>15176.8</text:p>
          </table:table-cell>
          <table:table-cell office:value-type="float" office:value="11104.1111111111" calcext:value-type="float">
            <text:p>11104.1111111111</text:p>
          </table:table-cell>
          <table:table-cell office:value-type="float" office:value="15493" calcext:value-type="float">
            <text:p>15493</text:p>
          </table:table-cell>
          <table:table-cell/>
          <table:table-cell office:value-type="float" office:value="28035.6153846154" calcext:value-type="float">
            <text:p>28035.6153846154</text:p>
          </table:table-cell>
          <table:table-cell office:value-type="float" office:value="32746.3888888889" calcext:value-type="float">
            <text:p>32746.3888888889</text:p>
          </table:table-cell>
          <table:table-cell office:value-type="float" office:value="25976.6" calcext:value-type="float">
            <text:p>25976.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962.48" calcext:value-type="float">
            <text:p>14962.48</text:p>
          </table:table-cell>
          <table:table-cell office:value-type="float" office:value="10814.5" calcext:value-type="float">
            <text:p>10814.5</text:p>
          </table:table-cell>
          <table:table-cell office:value-type="float" office:value="15468.04" calcext:value-type="float">
            <text:p>15468.04</text:p>
          </table:table-cell>
          <table:table-cell/>
          <table:table-cell office:value-type="float" office:value="28380.8846153846" calcext:value-type="float">
            <text:p>28380.8846153846</text:p>
          </table:table-cell>
          <table:table-cell office:value-type="float" office:value="34618.3888888889" calcext:value-type="float">
            <text:p>34618.3888888889</text:p>
          </table:table-cell>
          <table:table-cell office:value-type="float" office:value="24649.44" calcext:value-type="float">
            <text:p>24649.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000.4" calcext:value-type="float">
            <text:p>14000.4</text:p>
          </table:table-cell>
          <table:table-cell office:value-type="float" office:value="10761.4444444444" calcext:value-type="float">
            <text:p>10761.4444444444</text:p>
          </table:table-cell>
          <table:table-cell office:value-type="float" office:value="15914.16" calcext:value-type="float">
            <text:p>15914.16</text:p>
          </table:table-cell>
          <table:table-cell/>
          <table:table-cell office:value-type="float" office:value="27830.4615384615" calcext:value-type="float">
            <text:p>27830.4615384615</text:p>
          </table:table-cell>
          <table:table-cell office:value-type="float" office:value="32500.1666666667" calcext:value-type="float">
            <text:p>32500.1666666667</text:p>
          </table:table-cell>
          <table:table-cell office:value-type="float" office:value="23519.76" calcext:value-type="float">
            <text:p>23519.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228.16" calcext:value-type="float">
            <text:p>15228.16</text:p>
          </table:table-cell>
          <table:table-cell office:value-type="float" office:value="10532.8333333333" calcext:value-type="float">
            <text:p>10532.8333333333</text:p>
          </table:table-cell>
          <table:table-cell office:value-type="float" office:value="13892.48" calcext:value-type="float">
            <text:p>13892.48</text:p>
          </table:table-cell>
          <table:table-cell/>
          <table:table-cell office:value-type="float" office:value="27985.1153846154" calcext:value-type="float">
            <text:p>27985.1153846154</text:p>
          </table:table-cell>
          <table:table-cell office:value-type="float" office:value="32243.5555555556" calcext:value-type="float">
            <text:p>32243.5555555556</text:p>
          </table:table-cell>
          <table:table-cell office:value-type="float" office:value="23745.24" calcext:value-type="float">
            <text:p>23745.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804.6" calcext:value-type="float">
            <text:p>13804.6</text:p>
          </table:table-cell>
          <table:table-cell office:value-type="float" office:value="10132.1666666667" calcext:value-type="float">
            <text:p>10132.1666666667</text:p>
          </table:table-cell>
          <table:table-cell office:value-type="float" office:value="14416.2" calcext:value-type="float">
            <text:p>14416.2</text:p>
          </table:table-cell>
          <table:table-cell/>
          <table:table-cell office:value-type="float" office:value="27770.7692307692" calcext:value-type="float">
            <text:p>27770.7692307692</text:p>
          </table:table-cell>
          <table:table-cell office:value-type="float" office:value="32648.8888888889" calcext:value-type="float">
            <text:p>32648.8888888889</text:p>
          </table:table-cell>
          <table:table-cell office:value-type="float" office:value="24027.84" calcext:value-type="float">
            <text:p>24027.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849.88" calcext:value-type="float">
            <text:p>13849.88</text:p>
          </table:table-cell>
          <table:table-cell office:value-type="float" office:value="9690.44444444445" calcext:value-type="float">
            <text:p>9690.44444444445</text:p>
          </table:table-cell>
          <table:table-cell office:value-type="float" office:value="13199.56" calcext:value-type="float">
            <text:p>13199.56</text:p>
          </table:table-cell>
          <table:table-cell/>
          <table:table-cell office:value-type="float" office:value="27429.6538461538" calcext:value-type="float">
            <text:p>27429.6538461538</text:p>
          </table:table-cell>
          <table:table-cell office:value-type="float" office:value="34340.9444444444" calcext:value-type="float">
            <text:p>34340.9444444444</text:p>
          </table:table-cell>
          <table:table-cell office:value-type="float" office:value="22654.08" calcext:value-type="float">
            <text:p>22654.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575.12" calcext:value-type="float">
            <text:p>13575.12</text:p>
          </table:table-cell>
          <table:table-cell office:value-type="float" office:value="9324.16666666667" calcext:value-type="float">
            <text:p>9324.16666666667</text:p>
          </table:table-cell>
          <table:table-cell office:value-type="float" office:value="13814.4" calcext:value-type="float">
            <text:p>13814.4</text:p>
          </table:table-cell>
          <table:table-cell/>
          <table:table-cell office:value-type="float" office:value="27235.2307692308" calcext:value-type="float">
            <text:p>27235.2307692308</text:p>
          </table:table-cell>
          <table:table-cell office:value-type="float" office:value="33290" calcext:value-type="float">
            <text:p>33290</text:p>
          </table:table-cell>
          <table:table-cell office:value-type="float" office:value="22368.92" calcext:value-type="float">
            <text:p>22368.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592.76" calcext:value-type="float">
            <text:p>12592.76</text:p>
          </table:table-cell>
          <table:table-cell office:value-type="float" office:value="10255.3888888889" calcext:value-type="float">
            <text:p>10255.3888888889</text:p>
          </table:table-cell>
          <table:table-cell office:value-type="float" office:value="13601.16" calcext:value-type="float">
            <text:p>13601.16</text:p>
          </table:table-cell>
          <table:table-cell/>
          <table:table-cell office:value-type="float" office:value="26707" calcext:value-type="float">
            <text:p>26707</text:p>
          </table:table-cell>
          <table:table-cell office:value-type="float" office:value="32540.3888888889" calcext:value-type="float">
            <text:p>32540.3888888889</text:p>
          </table:table-cell>
          <table:table-cell office:value-type="float" office:value="22379.16" calcext:value-type="float">
            <text:p>22379.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163.84" calcext:value-type="float">
            <text:p>13163.84</text:p>
          </table:table-cell>
          <table:table-cell office:value-type="float" office:value="9739.27777777778" calcext:value-type="float">
            <text:p>9739.27777777778</text:p>
          </table:table-cell>
          <table:table-cell office:value-type="float" office:value="12718.76" calcext:value-type="float">
            <text:p>12718.76</text:p>
          </table:table-cell>
          <table:table-cell/>
          <table:table-cell office:value-type="float" office:value="26699.3076923077" calcext:value-type="float">
            <text:p>26699.3076923077</text:p>
          </table:table-cell>
          <table:table-cell office:value-type="float" office:value="35051.2222222222" calcext:value-type="float">
            <text:p>35051.2222222222</text:p>
          </table:table-cell>
          <table:table-cell office:value-type="float" office:value="21760.72" calcext:value-type="float">
            <text:p>21760.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04.88" calcext:value-type="float">
            <text:p>12804.88</text:p>
          </table:table-cell>
          <table:table-cell office:value-type="float" office:value="8873.77777777778" calcext:value-type="float">
            <text:p>8873.77777777778</text:p>
          </table:table-cell>
          <table:table-cell office:value-type="float" office:value="12835.24" calcext:value-type="float">
            <text:p>12835.24</text:p>
          </table:table-cell>
          <table:table-cell/>
          <table:table-cell office:value-type="float" office:value="26118.4615384615" calcext:value-type="float">
            <text:p>26118.4615384615</text:p>
          </table:table-cell>
          <table:table-cell office:value-type="float" office:value="32755.7222222222" calcext:value-type="float">
            <text:p>32755.7222222222</text:p>
          </table:table-cell>
          <table:table-cell office:value-type="float" office:value="21552.24" calcext:value-type="float">
            <text:p>21552.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762.64" calcext:value-type="float">
            <text:p>12762.64</text:p>
          </table:table-cell>
          <table:table-cell office:value-type="float" office:value="8753.88888888889" calcext:value-type="float">
            <text:p>8753.88888888889</text:p>
          </table:table-cell>
          <table:table-cell office:value-type="float" office:value="11791.68" calcext:value-type="float">
            <text:p>11791.68</text:p>
          </table:table-cell>
          <table:table-cell/>
          <table:table-cell office:value-type="float" office:value="25855.6538461538" calcext:value-type="float">
            <text:p>25855.6538461538</text:p>
          </table:table-cell>
          <table:table-cell office:value-type="float" office:value="32606.4444444444" calcext:value-type="float">
            <text:p>32606.4444444444</text:p>
          </table:table-cell>
          <table:table-cell office:value-type="float" office:value="21305.84" calcext:value-type="float">
            <text:p>21305.8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604.96" calcext:value-type="float">
            <text:p>11604.96</text:p>
          </table:table-cell>
          <table:table-cell office:value-type="float" office:value="8715.72222222222" calcext:value-type="float">
            <text:p>8715.72222222222</text:p>
          </table:table-cell>
          <table:table-cell office:value-type="float" office:value="11983.08" calcext:value-type="float">
            <text:p>11983.08</text:p>
          </table:table-cell>
          <table:table-cell/>
          <table:table-cell office:value-type="float" office:value="25153.6153846154" calcext:value-type="float">
            <text:p>25153.6153846154</text:p>
          </table:table-cell>
          <table:table-cell office:value-type="float" office:value="34910.9444444444" calcext:value-type="float">
            <text:p>34910.9444444444</text:p>
          </table:table-cell>
          <table:table-cell office:value-type="float" office:value="20849.84" calcext:value-type="float">
            <text:p>20849.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417.8" calcext:value-type="float">
            <text:p>11417.8</text:p>
          </table:table-cell>
          <table:table-cell office:value-type="float" office:value="8766.33333333333" calcext:value-type="float">
            <text:p>8766.33333333333</text:p>
          </table:table-cell>
          <table:table-cell office:value-type="float" office:value="11635.88" calcext:value-type="float">
            <text:p>11635.88</text:p>
          </table:table-cell>
          <table:table-cell/>
          <table:table-cell office:value-type="float" office:value="25357.5" calcext:value-type="float">
            <text:p>25357.5</text:p>
          </table:table-cell>
          <table:table-cell office:value-type="float" office:value="32523.5" calcext:value-type="float">
            <text:p>32523.5</text:p>
          </table:table-cell>
          <table:table-cell office:value-type="float" office:value="20574.56" calcext:value-type="float">
            <text:p>20574.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195" calcext:value-type="float">
            <text:p>12195</text:p>
          </table:table-cell>
          <table:table-cell office:value-type="float" office:value="8586.83333333333" calcext:value-type="float">
            <text:p>8586.83333333333</text:p>
          </table:table-cell>
          <table:table-cell office:value-type="float" office:value="11499.52" calcext:value-type="float">
            <text:p>11499.52</text:p>
          </table:table-cell>
          <table:table-cell/>
          <table:table-cell office:value-type="float" office:value="24722" calcext:value-type="float">
            <text:p>24722</text:p>
          </table:table-cell>
          <table:table-cell office:value-type="float" office:value="33208.2222222222" calcext:value-type="float">
            <text:p>33208.2222222222</text:p>
          </table:table-cell>
          <table:table-cell office:value-type="float" office:value="20330.2" calcext:value-type="float">
            <text:p>20330.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865.68" calcext:value-type="float">
            <text:p>10865.68</text:p>
          </table:table-cell>
          <table:table-cell office:value-type="float" office:value="8083.22222222222" calcext:value-type="float">
            <text:p>8083.22222222222</text:p>
          </table:table-cell>
          <table:table-cell office:value-type="float" office:value="11348.28" calcext:value-type="float">
            <text:p>11348.28</text:p>
          </table:table-cell>
          <table:table-cell/>
          <table:table-cell office:value-type="float" office:value="24471.3461538462" calcext:value-type="float">
            <text:p>24471.3461538462</text:p>
          </table:table-cell>
          <table:table-cell office:value-type="float" office:value="33495.8333333333" calcext:value-type="float">
            <text:p>33495.8333333333</text:p>
          </table:table-cell>
          <table:table-cell office:value-type="float" office:value="20047.08" calcext:value-type="float">
            <text:p>20047.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523.56" calcext:value-type="float">
            <text:p>11523.56</text:p>
          </table:table-cell>
          <table:table-cell office:value-type="float" office:value="8308.33333333333" calcext:value-type="float">
            <text:p>8308.33333333333</text:p>
          </table:table-cell>
          <table:table-cell office:value-type="float" office:value="10445.04" calcext:value-type="float">
            <text:p>10445.04</text:p>
          </table:table-cell>
          <table:table-cell/>
          <table:table-cell office:value-type="float" office:value="24060.1923076923" calcext:value-type="float">
            <text:p>24060.1923076923</text:p>
          </table:table-cell>
          <table:table-cell office:value-type="float" office:value="34541.7777777778" calcext:value-type="float">
            <text:p>34541.7777777778</text:p>
          </table:table-cell>
          <table:table-cell office:value-type="float" office:value="20570.88" calcext:value-type="float">
            <text:p>20570.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721.6" calcext:value-type="float">
            <text:p>10721.6</text:p>
          </table:table-cell>
          <table:table-cell office:value-type="float" office:value="7705.27777777778" calcext:value-type="float">
            <text:p>7705.27777777778</text:p>
          </table:table-cell>
          <table:table-cell office:value-type="float" office:value="10513.48" calcext:value-type="float">
            <text:p>10513.48</text:p>
          </table:table-cell>
          <table:table-cell/>
          <table:table-cell office:value-type="float" office:value="23609.7307692308" calcext:value-type="float">
            <text:p>23609.7307692308</text:p>
          </table:table-cell>
          <table:table-cell office:value-type="float" office:value="34934" calcext:value-type="float">
            <text:p>34934</text:p>
          </table:table-cell>
          <table:table-cell office:value-type="float" office:value="19531.72" calcext:value-type="float">
            <text:p>19531.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798.32" calcext:value-type="float">
            <text:p>10798.32</text:p>
          </table:table-cell>
          <table:table-cell office:value-type="float" office:value="7948.22222222222" calcext:value-type="float">
            <text:p>7948.22222222222</text:p>
          </table:table-cell>
          <table:table-cell office:value-type="float" office:value="10329.92" calcext:value-type="float">
            <text:p>10329.92</text:p>
          </table:table-cell>
          <table:table-cell/>
          <table:table-cell office:value-type="float" office:value="23034.8461538462" calcext:value-type="float">
            <text:p>23034.8461538462</text:p>
          </table:table-cell>
          <table:table-cell office:value-type="float" office:value="32825.8333333333" calcext:value-type="float">
            <text:p>32825.8333333333</text:p>
          </table:table-cell>
          <table:table-cell office:value-type="float" office:value="19395.64" calcext:value-type="float">
            <text:p>19395.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321.8" calcext:value-type="float">
            <text:p>10321.8</text:p>
          </table:table-cell>
          <table:table-cell office:value-type="float" office:value="7126.22222222222" calcext:value-type="float">
            <text:p>7126.22222222222</text:p>
          </table:table-cell>
          <table:table-cell office:value-type="float" office:value="9568.2" calcext:value-type="float">
            <text:p>9568.2</text:p>
          </table:table-cell>
          <table:table-cell/>
          <table:table-cell office:value-type="float" office:value="22833.5769230769" calcext:value-type="float">
            <text:p>22833.5769230769</text:p>
          </table:table-cell>
          <table:table-cell office:value-type="float" office:value="35210.6111111111" calcext:value-type="float">
            <text:p>35210.6111111111</text:p>
          </table:table-cell>
          <table:table-cell office:value-type="float" office:value="19590.52" calcext:value-type="float">
            <text:p>19590.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174.04" calcext:value-type="float">
            <text:p>10174.04</text:p>
          </table:table-cell>
          <table:table-cell office:value-type="float" office:value="7772.16666666667" calcext:value-type="float">
            <text:p>7772.16666666667</text:p>
          </table:table-cell>
          <table:table-cell office:value-type="float" office:value="9803.64" calcext:value-type="float">
            <text:p>9803.64</text:p>
          </table:table-cell>
          <table:table-cell/>
          <table:table-cell office:value-type="float" office:value="22817.0769230769" calcext:value-type="float">
            <text:p>22817.0769230769</text:p>
          </table:table-cell>
          <table:table-cell office:value-type="float" office:value="34182.8333333333" calcext:value-type="float">
            <text:p>34182.8333333333</text:p>
          </table:table-cell>
          <table:table-cell office:value-type="float" office:value="20056.56" calcext:value-type="float">
            <text:p>20056.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565.84" calcext:value-type="float">
            <text:p>9565.84</text:p>
          </table:table-cell>
          <table:table-cell office:value-type="float" office:value="7223.72222222222" calcext:value-type="float">
            <text:p>7223.72222222222</text:p>
          </table:table-cell>
          <table:table-cell office:value-type="float" office:value="9319.44" calcext:value-type="float">
            <text:p>9319.44</text:p>
          </table:table-cell>
          <table:table-cell/>
          <table:table-cell office:value-type="float" office:value="22006.5384615385" calcext:value-type="float">
            <text:p>22006.5384615385</text:p>
          </table:table-cell>
          <table:table-cell office:value-type="float" office:value="34203.2222222222" calcext:value-type="float">
            <text:p>34203.2222222222</text:p>
          </table:table-cell>
          <table:table-cell office:value-type="float" office:value="18866.16" calcext:value-type="float">
            <text:p>18866.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23.6" calcext:value-type="float">
            <text:p>9923.6</text:p>
          </table:table-cell>
          <table:table-cell office:value-type="float" office:value="7079.22222222222" calcext:value-type="float">
            <text:p>7079.22222222222</text:p>
          </table:table-cell>
          <table:table-cell office:value-type="float" office:value="9251.16" calcext:value-type="float">
            <text:p>9251.16</text:p>
          </table:table-cell>
          <table:table-cell/>
          <table:table-cell office:value-type="float" office:value="21786.5769230769" calcext:value-type="float">
            <text:p>21786.5769230769</text:p>
          </table:table-cell>
          <table:table-cell office:value-type="float" office:value="36011.2777777778" calcext:value-type="float">
            <text:p>36011.2777777778</text:p>
          </table:table-cell>
          <table:table-cell office:value-type="float" office:value="19017.68" calcext:value-type="float">
            <text:p>19017.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62.96" calcext:value-type="float">
            <text:p>9562.96</text:p>
          </table:table-cell>
          <table:table-cell office:value-type="float" office:value="6959.83333333333" calcext:value-type="float">
            <text:p>6959.83333333333</text:p>
          </table:table-cell>
          <table:table-cell office:value-type="float" office:value="8788.12" calcext:value-type="float">
            <text:p>8788.12</text:p>
          </table:table-cell>
          <table:table-cell/>
          <table:table-cell office:value-type="float" office:value="21213.5384615385" calcext:value-type="float">
            <text:p>21213.5384615385</text:p>
          </table:table-cell>
          <table:table-cell office:value-type="float" office:value="34176.2222222222" calcext:value-type="float">
            <text:p>34176.2222222222</text:p>
          </table:table-cell>
          <table:table-cell office:value-type="float" office:value="18915.04" calcext:value-type="float">
            <text:p>18915.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210.44" calcext:value-type="float">
            <text:p>9210.44</text:p>
          </table:table-cell>
          <table:table-cell office:value-type="float" office:value="6772.88888888889" calcext:value-type="float">
            <text:p>6772.88888888889</text:p>
          </table:table-cell>
          <table:table-cell office:value-type="float" office:value="8593.68" calcext:value-type="float">
            <text:p>8593.68</text:p>
          </table:table-cell>
          <table:table-cell/>
          <table:table-cell office:value-type="float" office:value="21175.7692307692" calcext:value-type="float">
            <text:p>21175.7692307692</text:p>
          </table:table-cell>
          <table:table-cell office:value-type="float" office:value="34357.3888888889" calcext:value-type="float">
            <text:p>34357.3888888889</text:p>
          </table:table-cell>
          <table:table-cell office:value-type="float" office:value="18521.12" calcext:value-type="float">
            <text:p>18521.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28.68" calcext:value-type="float">
            <text:p>8928.68</text:p>
          </table:table-cell>
          <table:table-cell office:value-type="float" office:value="6690.22222222222" calcext:value-type="float">
            <text:p>6690.22222222222</text:p>
          </table:table-cell>
          <table:table-cell office:value-type="float" office:value="8719.04" calcext:value-type="float">
            <text:p>8719.04</text:p>
          </table:table-cell>
          <table:table-cell/>
          <table:table-cell office:value-type="float" office:value="20325.0384615385" calcext:value-type="float">
            <text:p>20325.0384615385</text:p>
          </table:table-cell>
          <table:table-cell office:value-type="float" office:value="34903.7777777778" calcext:value-type="float">
            <text:p>34903.7777777778</text:p>
          </table:table-cell>
          <table:table-cell office:value-type="float" office:value="18727.16" calcext:value-type="float">
            <text:p>18727.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661.68" calcext:value-type="float">
            <text:p>8661.68</text:p>
          </table:table-cell>
          <table:table-cell office:value-type="float" office:value="6142.33333333333" calcext:value-type="float">
            <text:p>6142.33333333333</text:p>
          </table:table-cell>
          <table:table-cell office:value-type="float" office:value="7786.68" calcext:value-type="float">
            <text:p>7786.68</text:p>
          </table:table-cell>
          <table:table-cell/>
          <table:table-cell office:value-type="float" office:value="20532.3076923077" calcext:value-type="float">
            <text:p>20532.3076923077</text:p>
          </table:table-cell>
          <table:table-cell office:value-type="float" office:value="35273.1111111111" calcext:value-type="float">
            <text:p>35273.1111111111</text:p>
          </table:table-cell>
          <table:table-cell office:value-type="float" office:value="18276.6" calcext:value-type="float">
            <text:p>18276.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487.32" calcext:value-type="float">
            <text:p>8487.32</text:p>
          </table:table-cell>
          <table:table-cell office:value-type="float" office:value="6140.72222222222" calcext:value-type="float">
            <text:p>6140.72222222222</text:p>
          </table:table-cell>
          <table:table-cell office:value-type="float" office:value="7816.92" calcext:value-type="float">
            <text:p>7816.92</text:p>
          </table:table-cell>
          <table:table-cell/>
          <table:table-cell office:value-type="float" office:value="19759.5384615385" calcext:value-type="float">
            <text:p>19759.5384615385</text:p>
          </table:table-cell>
          <table:table-cell office:value-type="float" office:value="35743" calcext:value-type="float">
            <text:p>35743</text:p>
          </table:table-cell>
          <table:table-cell office:value-type="float" office:value="18193.16" calcext:value-type="float">
            <text:p>18193.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93.44" calcext:value-type="float">
            <text:p>8893.44</text:p>
          </table:table-cell>
          <table:table-cell office:value-type="float" office:value="6462.5" calcext:value-type="float">
            <text:p>6462.5</text:p>
          </table:table-cell>
          <table:table-cell office:value-type="float" office:value="7814.92" calcext:value-type="float">
            <text:p>7814.92</text:p>
          </table:table-cell>
          <table:table-cell/>
          <table:table-cell office:value-type="float" office:value="19779.0384615385" calcext:value-type="float">
            <text:p>19779.0384615385</text:p>
          </table:table-cell>
          <table:table-cell office:value-type="float" office:value="34158.4444444444" calcext:value-type="float">
            <text:p>34158.4444444444</text:p>
          </table:table-cell>
          <table:table-cell office:value-type="float" office:value="18264.48" calcext:value-type="float">
            <text:p>18264.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653.36" calcext:value-type="float">
            <text:p>7653.36</text:p>
          </table:table-cell>
          <table:table-cell office:value-type="float" office:value="5902.27777777778" calcext:value-type="float">
            <text:p>5902.27777777778</text:p>
          </table:table-cell>
          <table:table-cell office:value-type="float" office:value="7488.28" calcext:value-type="float">
            <text:p>7488.28</text:p>
          </table:table-cell>
          <table:table-cell/>
          <table:table-cell office:value-type="float" office:value="18842.0384615385" calcext:value-type="float">
            <text:p>18842.0384615385</text:p>
          </table:table-cell>
          <table:table-cell office:value-type="float" office:value="35083.6111111111" calcext:value-type="float">
            <text:p>35083.6111111111</text:p>
          </table:table-cell>
          <table:table-cell office:value-type="float" office:value="17697.2" calcext:value-type="float">
            <text:p>17697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168.08" calcext:value-type="float">
            <text:p>8168.08</text:p>
          </table:table-cell>
          <table:table-cell office:value-type="float" office:value="5619.72222222222" calcext:value-type="float">
            <text:p>5619.72222222222</text:p>
          </table:table-cell>
          <table:table-cell office:value-type="float" office:value="7178.76" calcext:value-type="float">
            <text:p>7178.76</text:p>
          </table:table-cell>
          <table:table-cell/>
          <table:table-cell office:value-type="float" office:value="18660.5" calcext:value-type="float">
            <text:p>18660.5</text:p>
          </table:table-cell>
          <table:table-cell office:value-type="float" office:value="34721.6666666667" calcext:value-type="float">
            <text:p>34721.6666666667</text:p>
          </table:table-cell>
          <table:table-cell office:value-type="float" office:value="17876.12" calcext:value-type="float">
            <text:p>17876.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704.96" calcext:value-type="float">
            <text:p>7704.96</text:p>
          </table:table-cell>
          <table:table-cell office:value-type="float" office:value="5575" calcext:value-type="float">
            <text:p>5575</text:p>
          </table:table-cell>
          <table:table-cell office:value-type="float" office:value="7051.32" calcext:value-type="float">
            <text:p>7051.32</text:p>
          </table:table-cell>
          <table:table-cell/>
          <table:table-cell office:value-type="float" office:value="18556.2692307692" calcext:value-type="float">
            <text:p>18556.2692307692</text:p>
          </table:table-cell>
          <table:table-cell office:value-type="float" office:value="33486" calcext:value-type="float">
            <text:p>33486</text:p>
          </table:table-cell>
          <table:table-cell office:value-type="float" office:value="17598.56" calcext:value-type="float">
            <text:p>17598.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522.84" calcext:value-type="float">
            <text:p>7522.84</text:p>
          </table:table-cell>
          <table:table-cell office:value-type="float" office:value="5718.55555555556" calcext:value-type="float">
            <text:p>5718.55555555556</text:p>
          </table:table-cell>
          <table:table-cell office:value-type="float" office:value="6710" calcext:value-type="float">
            <text:p>6710</text:p>
          </table:table-cell>
          <table:table-cell/>
          <table:table-cell office:value-type="float" office:value="17972.3846153846" calcext:value-type="float">
            <text:p>17972.3846153846</text:p>
          </table:table-cell>
          <table:table-cell office:value-type="float" office:value="35981" calcext:value-type="float">
            <text:p>35981</text:p>
          </table:table-cell>
          <table:table-cell office:value-type="float" office:value="17332.16" calcext:value-type="float">
            <text:p>17332.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244.08" calcext:value-type="float">
            <text:p>7244.08</text:p>
          </table:table-cell>
          <table:table-cell office:value-type="float" office:value="5349.22222222222" calcext:value-type="float">
            <text:p>5349.22222222222</text:p>
          </table:table-cell>
          <table:table-cell office:value-type="float" office:value="6586.52" calcext:value-type="float">
            <text:p>6586.52</text:p>
          </table:table-cell>
          <table:table-cell/>
          <table:table-cell office:value-type="float" office:value="17537.1538461538" calcext:value-type="float">
            <text:p>17537.1538461538</text:p>
          </table:table-cell>
          <table:table-cell office:value-type="float" office:value="33387.0555555556" calcext:value-type="float">
            <text:p>33387.0555555556</text:p>
          </table:table-cell>
          <table:table-cell office:value-type="float" office:value="16775.52" calcext:value-type="float">
            <text:p>16775.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248.08" calcext:value-type="float">
            <text:p>7248.08</text:p>
          </table:table-cell>
          <table:table-cell office:value-type="float" office:value="5004.77777777778" calcext:value-type="float">
            <text:p>5004.77777777778</text:p>
          </table:table-cell>
          <table:table-cell office:value-type="float" office:value="6304.84" calcext:value-type="float">
            <text:p>6304.84</text:p>
          </table:table-cell>
          <table:table-cell/>
          <table:table-cell office:value-type="float" office:value="17164.4230769231" calcext:value-type="float">
            <text:p>17164.4230769231</text:p>
          </table:table-cell>
          <table:table-cell office:value-type="float" office:value="34487.0555555556" calcext:value-type="float">
            <text:p>34487.0555555556</text:p>
          </table:table-cell>
          <table:table-cell office:value-type="float" office:value="17152.12" calcext:value-type="float">
            <text:p>17152.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60.04" calcext:value-type="float">
            <text:p>7060.04</text:p>
          </table:table-cell>
          <table:table-cell office:value-type="float" office:value="4972.77777777778" calcext:value-type="float">
            <text:p>4972.77777777778</text:p>
          </table:table-cell>
          <table:table-cell office:value-type="float" office:value="6103.08" calcext:value-type="float">
            <text:p>6103.08</text:p>
          </table:table-cell>
          <table:table-cell/>
          <table:table-cell office:value-type="float" office:value="16978.1538461538" calcext:value-type="float">
            <text:p>16978.1538461538</text:p>
          </table:table-cell>
          <table:table-cell office:value-type="float" office:value="33686.2222222222" calcext:value-type="float">
            <text:p>33686.2222222222</text:p>
          </table:table-cell>
          <table:table-cell office:value-type="float" office:value="16960.04" calcext:value-type="float">
            <text:p>16960.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489.32" calcext:value-type="float">
            <text:p>6489.32</text:p>
          </table:table-cell>
          <table:table-cell office:value-type="float" office:value="5159.94444444444" calcext:value-type="float">
            <text:p>5159.94444444444</text:p>
          </table:table-cell>
          <table:table-cell office:value-type="float" office:value="5916.72" calcext:value-type="float">
            <text:p>5916.72</text:p>
          </table:table-cell>
          <table:table-cell/>
          <table:table-cell office:value-type="float" office:value="16582.1923076923" calcext:value-type="float">
            <text:p>16582.1923076923</text:p>
          </table:table-cell>
          <table:table-cell office:value-type="float" office:value="33821.6111111111" calcext:value-type="float">
            <text:p>33821.6111111111</text:p>
          </table:table-cell>
          <table:table-cell office:value-type="float" office:value="16542.4" calcext:value-type="float">
            <text:p>16542.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26.48" calcext:value-type="float">
            <text:p>6626.48</text:p>
          </table:table-cell>
          <table:table-cell office:value-type="float" office:value="4661.61111111111" calcext:value-type="float">
            <text:p>4661.61111111111</text:p>
          </table:table-cell>
          <table:table-cell office:value-type="float" office:value="5916" calcext:value-type="float">
            <text:p>5916</text:p>
          </table:table-cell>
          <table:table-cell/>
          <table:table-cell office:value-type="float" office:value="16085.3076923077" calcext:value-type="float">
            <text:p>16085.3076923077</text:p>
          </table:table-cell>
          <table:table-cell office:value-type="float" office:value="33717.2777777778" calcext:value-type="float">
            <text:p>33717.2777777778</text:p>
          </table:table-cell>
          <table:table-cell office:value-type="float" office:value="16499.88" calcext:value-type="float">
            <text:p>16499.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92.68" calcext:value-type="float">
            <text:p>6092.68</text:p>
          </table:table-cell>
          <table:table-cell office:value-type="float" office:value="4459.33333333333" calcext:value-type="float">
            <text:p>4459.33333333333</text:p>
          </table:table-cell>
          <table:table-cell office:value-type="float" office:value="5440.92" calcext:value-type="float">
            <text:p>5440.92</text:p>
          </table:table-cell>
          <table:table-cell/>
          <table:table-cell office:value-type="float" office:value="15818.4615384615" calcext:value-type="float">
            <text:p>15818.4615384615</text:p>
          </table:table-cell>
          <table:table-cell office:value-type="float" office:value="32322.3888888889" calcext:value-type="float">
            <text:p>32322.3888888889</text:p>
          </table:table-cell>
          <table:table-cell office:value-type="float" office:value="15918.24" calcext:value-type="float">
            <text:p>15918.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249.52" calcext:value-type="float">
            <text:p>6249.52</text:p>
          </table:table-cell>
          <table:table-cell office:value-type="float" office:value="4357.5" calcext:value-type="float">
            <text:p>4357.5</text:p>
          </table:table-cell>
          <table:table-cell office:value-type="float" office:value="5424.08" calcext:value-type="float">
            <text:p>5424.08</text:p>
          </table:table-cell>
          <table:table-cell/>
          <table:table-cell office:value-type="float" office:value="15372.1538461538" calcext:value-type="float">
            <text:p>15372.1538461538</text:p>
          </table:table-cell>
          <table:table-cell office:value-type="float" office:value="32947.1666666667" calcext:value-type="float">
            <text:p>32947.1666666667</text:p>
          </table:table-cell>
          <table:table-cell office:value-type="float" office:value="16031.4" calcext:value-type="float">
            <text:p>16031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51.76" calcext:value-type="float">
            <text:p>6051.76</text:p>
          </table:table-cell>
          <table:table-cell office:value-type="float" office:value="4189.11111111111" calcext:value-type="float">
            <text:p>4189.11111111111</text:p>
          </table:table-cell>
          <table:table-cell office:value-type="float" office:value="5009.96" calcext:value-type="float">
            <text:p>5009.96</text:p>
          </table:table-cell>
          <table:table-cell/>
          <table:table-cell office:value-type="float" office:value="14828.6923076923" calcext:value-type="float">
            <text:p>14828.6923076923</text:p>
          </table:table-cell>
          <table:table-cell office:value-type="float" office:value="31493.6666666667" calcext:value-type="float">
            <text:p>31493.6666666667</text:p>
          </table:table-cell>
          <table:table-cell office:value-type="float" office:value="15783.8" calcext:value-type="float">
            <text:p>15783.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827.84" calcext:value-type="float">
            <text:p>5827.84</text:p>
          </table:table-cell>
          <table:table-cell office:value-type="float" office:value="4109.38888888889" calcext:value-type="float">
            <text:p>4109.38888888889</text:p>
          </table:table-cell>
          <table:table-cell office:value-type="float" office:value="4959.92" calcext:value-type="float">
            <text:p>4959.92</text:p>
          </table:table-cell>
          <table:table-cell/>
          <table:table-cell office:value-type="float" office:value="14485.6538461538" calcext:value-type="float">
            <text:p>14485.6538461538</text:p>
          </table:table-cell>
          <table:table-cell office:value-type="float" office:value="31929.5" calcext:value-type="float">
            <text:p>31929.5</text:p>
          </table:table-cell>
          <table:table-cell office:value-type="float" office:value="15378.64" calcext:value-type="float">
            <text:p>15378.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468.92" calcext:value-type="float">
            <text:p>5468.92</text:p>
          </table:table-cell>
          <table:table-cell office:value-type="float" office:value="3962.22222222222" calcext:value-type="float">
            <text:p>3962.22222222222</text:p>
          </table:table-cell>
          <table:table-cell office:value-type="float" office:value="5142.84" calcext:value-type="float">
            <text:p>5142.84</text:p>
          </table:table-cell>
          <table:table-cell/>
          <table:table-cell office:value-type="float" office:value="14255.3076923077" calcext:value-type="float">
            <text:p>14255.3076923077</text:p>
          </table:table-cell>
          <table:table-cell office:value-type="float" office:value="32518.7222222222" calcext:value-type="float">
            <text:p>32518.7222222222</text:p>
          </table:table-cell>
          <table:table-cell office:value-type="float" office:value="14990.48" calcext:value-type="float">
            <text:p>14990.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42.92" calcext:value-type="float">
            <text:p>5542.92</text:p>
          </table:table-cell>
          <table:table-cell office:value-type="float" office:value="3879.38888888889" calcext:value-type="float">
            <text:p>3879.38888888889</text:p>
          </table:table-cell>
          <table:table-cell office:value-type="float" office:value="4534.6" calcext:value-type="float">
            <text:p>4534.6</text:p>
          </table:table-cell>
          <table:table-cell/>
          <table:table-cell office:value-type="float" office:value="14058.6538461538" calcext:value-type="float">
            <text:p>14058.6538461538</text:p>
          </table:table-cell>
          <table:table-cell office:value-type="float" office:value="30549.8333333333" calcext:value-type="float">
            <text:p>30549.8333333333</text:p>
          </table:table-cell>
          <table:table-cell office:value-type="float" office:value="15042.28" calcext:value-type="float">
            <text:p>15042.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126.16" calcext:value-type="float">
            <text:p>5126.16</text:p>
          </table:table-cell>
          <table:table-cell office:value-type="float" office:value="4030.05555555556" calcext:value-type="float">
            <text:p>4030.05555555556</text:p>
          </table:table-cell>
          <table:table-cell office:value-type="float" office:value="4609.36" calcext:value-type="float">
            <text:p>4609.36</text:p>
          </table:table-cell>
          <table:table-cell/>
          <table:table-cell office:value-type="float" office:value="13721.5384615385" calcext:value-type="float">
            <text:p>13721.5384615385</text:p>
          </table:table-cell>
          <table:table-cell office:value-type="float" office:value="29659.7777777778" calcext:value-type="float">
            <text:p>29659.7777777778</text:p>
          </table:table-cell>
          <table:table-cell office:value-type="float" office:value="14424.2" calcext:value-type="float">
            <text:p>14424.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95.08" calcext:value-type="float">
            <text:p>4895.08</text:p>
          </table:table-cell>
          <table:table-cell office:value-type="float" office:value="3491.66666666667" calcext:value-type="float">
            <text:p>3491.66666666667</text:p>
          </table:table-cell>
          <table:table-cell office:value-type="float" office:value="4320.64" calcext:value-type="float">
            <text:p>4320.64</text:p>
          </table:table-cell>
          <table:table-cell/>
          <table:table-cell office:value-type="float" office:value="13121.8461538462" calcext:value-type="float">
            <text:p>13121.8461538462</text:p>
          </table:table-cell>
          <table:table-cell office:value-type="float" office:value="29439.6666666667" calcext:value-type="float">
            <text:p>29439.6666666667</text:p>
          </table:table-cell>
          <table:table-cell office:value-type="float" office:value="14314" calcext:value-type="float">
            <text:p>143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952.28" calcext:value-type="float">
            <text:p>4952.28</text:p>
          </table:table-cell>
          <table:table-cell office:value-type="float" office:value="3432.66666666667" calcext:value-type="float">
            <text:p>3432.66666666667</text:p>
          </table:table-cell>
          <table:table-cell office:value-type="float" office:value="4282" calcext:value-type="float">
            <text:p>4282</text:p>
          </table:table-cell>
          <table:table-cell/>
          <table:table-cell office:value-type="float" office:value="13144.7307692308" calcext:value-type="float">
            <text:p>13144.7307692308</text:p>
          </table:table-cell>
          <table:table-cell office:value-type="float" office:value="29455.5" calcext:value-type="float">
            <text:p>29455.5</text:p>
          </table:table-cell>
          <table:table-cell office:value-type="float" office:value="14468.68" calcext:value-type="float">
            <text:p>14468.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671.44" calcext:value-type="float">
            <text:p>4671.44</text:p>
          </table:table-cell>
          <table:table-cell office:value-type="float" office:value="3286.33333333333" calcext:value-type="float">
            <text:p>3286.33333333333</text:p>
          </table:table-cell>
          <table:table-cell office:value-type="float" office:value="4071.08" calcext:value-type="float">
            <text:p>4071.08</text:p>
          </table:table-cell>
          <table:table-cell/>
          <table:table-cell office:value-type="float" office:value="12474.9615384615" calcext:value-type="float">
            <text:p>12474.9615384615</text:p>
          </table:table-cell>
          <table:table-cell office:value-type="float" office:value="29665.8888888889" calcext:value-type="float">
            <text:p>29665.8888888889</text:p>
          </table:table-cell>
          <table:table-cell office:value-type="float" office:value="13713" calcext:value-type="float">
            <text:p>137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657.52" calcext:value-type="float">
            <text:p>4657.52</text:p>
          </table:table-cell>
          <table:table-cell office:value-type="float" office:value="3570.27777777778" calcext:value-type="float">
            <text:p>3570.27777777778</text:p>
          </table:table-cell>
          <table:table-cell office:value-type="float" office:value="3912.96" calcext:value-type="float">
            <text:p>3912.96</text:p>
          </table:table-cell>
          <table:table-cell/>
          <table:table-cell office:value-type="float" office:value="12364.2307692308" calcext:value-type="float">
            <text:p>12364.2307692308</text:p>
          </table:table-cell>
          <table:table-cell office:value-type="float" office:value="28085.5" calcext:value-type="float">
            <text:p>28085.5</text:p>
          </table:table-cell>
          <table:table-cell office:value-type="float" office:value="13534.8" calcext:value-type="float">
            <text:p>13534.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24.2" calcext:value-type="float">
            <text:p>4324.2</text:p>
          </table:table-cell>
          <table:table-cell office:value-type="float" office:value="3186.94444444444" calcext:value-type="float">
            <text:p>3186.94444444444</text:p>
          </table:table-cell>
          <table:table-cell office:value-type="float" office:value="3786.88" calcext:value-type="float">
            <text:p>3786.88</text:p>
          </table:table-cell>
          <table:table-cell/>
          <table:table-cell office:value-type="float" office:value="11532.3076923077" calcext:value-type="float">
            <text:p>11532.3076923077</text:p>
          </table:table-cell>
          <table:table-cell office:value-type="float" office:value="27356.2777777778" calcext:value-type="float">
            <text:p>27356.2777777778</text:p>
          </table:table-cell>
          <table:table-cell office:value-type="float" office:value="13186.52" calcext:value-type="float">
            <text:p>13186.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39.92" calcext:value-type="float">
            <text:p>4139.92</text:p>
          </table:table-cell>
          <table:table-cell office:value-type="float" office:value="2957.05555555556" calcext:value-type="float">
            <text:p>2957.05555555556</text:p>
          </table:table-cell>
          <table:table-cell office:value-type="float" office:value="3687.52" calcext:value-type="float">
            <text:p>3687.52</text:p>
          </table:table-cell>
          <table:table-cell/>
          <table:table-cell office:value-type="float" office:value="11632.3846153846" calcext:value-type="float">
            <text:p>11632.3846153846</text:p>
          </table:table-cell>
          <table:table-cell office:value-type="float" office:value="26815.3888888889" calcext:value-type="float">
            <text:p>26815.3888888889</text:p>
          </table:table-cell>
          <table:table-cell office:value-type="float" office:value="13313.36" calcext:value-type="float">
            <text:p>13313.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164.64" calcext:value-type="float">
            <text:p>4164.64</text:p>
          </table:table-cell>
          <table:table-cell office:value-type="float" office:value="2952.94444444444" calcext:value-type="float">
            <text:p>2952.94444444444</text:p>
          </table:table-cell>
          <table:table-cell office:value-type="float" office:value="3442.76" calcext:value-type="float">
            <text:p>3442.76</text:p>
          </table:table-cell>
          <table:table-cell/>
          <table:table-cell office:value-type="float" office:value="11096.8846153846" calcext:value-type="float">
            <text:p>11096.8846153846</text:p>
          </table:table-cell>
          <table:table-cell office:value-type="float" office:value="26542.3333333333" calcext:value-type="float">
            <text:p>26542.3333333333</text:p>
          </table:table-cell>
          <table:table-cell office:value-type="float" office:value="12441.4" calcext:value-type="float">
            <text:p>12441.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85.92" calcext:value-type="float">
            <text:p>3985.92</text:p>
          </table:table-cell>
          <table:table-cell office:value-type="float" office:value="2935.22222222222" calcext:value-type="float">
            <text:p>2935.22222222222</text:p>
          </table:table-cell>
          <table:table-cell office:value-type="float" office:value="3429.4" calcext:value-type="float">
            <text:p>3429.4</text:p>
          </table:table-cell>
          <table:table-cell/>
          <table:table-cell office:value-type="float" office:value="10777.0384615385" calcext:value-type="float">
            <text:p>10777.0384615385</text:p>
          </table:table-cell>
          <table:table-cell office:value-type="float" office:value="26517.5555555556" calcext:value-type="float">
            <text:p>26517.5555555556</text:p>
          </table:table-cell>
          <table:table-cell office:value-type="float" office:value="12431.12" calcext:value-type="float">
            <text:p>12431.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81.12" calcext:value-type="float">
            <text:p>3781.12</text:p>
          </table:table-cell>
          <table:table-cell office:value-type="float" office:value="2778.55555555556" calcext:value-type="float">
            <text:p>2778.55555555556</text:p>
          </table:table-cell>
          <table:table-cell office:value-type="float" office:value="3189.44" calcext:value-type="float">
            <text:p>3189.44</text:p>
          </table:table-cell>
          <table:table-cell/>
          <table:table-cell office:value-type="float" office:value="10340.6153846154" calcext:value-type="float">
            <text:p>10340.6153846154</text:p>
          </table:table-cell>
          <table:table-cell office:value-type="float" office:value="25817.1111111111" calcext:value-type="float">
            <text:p>25817.1111111111</text:p>
          </table:table-cell>
          <table:table-cell office:value-type="float" office:value="11769.24" calcext:value-type="float">
            <text:p>11769.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55.4" calcext:value-type="float">
            <text:p>3655.4</text:p>
          </table:table-cell>
          <table:table-cell office:value-type="float" office:value="2596.11111111111" calcext:value-type="float">
            <text:p>2596.11111111111</text:p>
          </table:table-cell>
          <table:table-cell office:value-type="float" office:value="3205.04" calcext:value-type="float">
            <text:p>3205.04</text:p>
          </table:table-cell>
          <table:table-cell/>
          <table:table-cell office:value-type="float" office:value="10134" calcext:value-type="float">
            <text:p>10134</text:p>
          </table:table-cell>
          <table:table-cell office:value-type="float" office:value="23437.6111111111" calcext:value-type="float">
            <text:p>23437.6111111111</text:p>
          </table:table-cell>
          <table:table-cell office:value-type="float" office:value="11555.4" calcext:value-type="float">
            <text:p>11555.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72.84" calcext:value-type="float">
            <text:p>3472.84</text:p>
          </table:table-cell>
          <table:table-cell office:value-type="float" office:value="2520.77777777778" calcext:value-type="float">
            <text:p>2520.77777777778</text:p>
          </table:table-cell>
          <table:table-cell office:value-type="float" office:value="3021.4" calcext:value-type="float">
            <text:p>3021.4</text:p>
          </table:table-cell>
          <table:table-cell/>
          <table:table-cell office:value-type="float" office:value="9909.57692307692" calcext:value-type="float">
            <text:p>9909.57692307692</text:p>
          </table:table-cell>
          <table:table-cell office:value-type="float" office:value="24717.3888888889" calcext:value-type="float">
            <text:p>24717.3888888889</text:p>
          </table:table-cell>
          <table:table-cell office:value-type="float" office:value="11483.28" calcext:value-type="float">
            <text:p>11483.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24.28" calcext:value-type="float">
            <text:p>3324.28</text:p>
          </table:table-cell>
          <table:table-cell office:value-type="float" office:value="2631" calcext:value-type="float">
            <text:p>2631</text:p>
          </table:table-cell>
          <table:table-cell office:value-type="float" office:value="2855.6" calcext:value-type="float">
            <text:p>2855.6</text:p>
          </table:table-cell>
          <table:table-cell/>
          <table:table-cell office:value-type="float" office:value="9439.46153846154" calcext:value-type="float">
            <text:p>9439.46153846154</text:p>
          </table:table-cell>
          <table:table-cell office:value-type="float" office:value="23225.4444444444" calcext:value-type="float">
            <text:p>23225.4444444444</text:p>
          </table:table-cell>
          <table:table-cell office:value-type="float" office:value="10771.28" calcext:value-type="float">
            <text:p>10771.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238.8" calcext:value-type="float">
            <text:p>3238.8</text:p>
          </table:table-cell>
          <table:table-cell office:value-type="float" office:value="2366.16666666667" calcext:value-type="float">
            <text:p>2366.16666666667</text:p>
          </table:table-cell>
          <table:table-cell office:value-type="float" office:value="2788.32" calcext:value-type="float">
            <text:p>2788.32</text:p>
          </table:table-cell>
          <table:table-cell/>
          <table:table-cell office:value-type="float" office:value="8935.53846153846" calcext:value-type="float">
            <text:p>8935.53846153846</text:p>
          </table:table-cell>
          <table:table-cell office:value-type="float" office:value="23190.3888888889" calcext:value-type="float">
            <text:p>23190.3888888889</text:p>
          </table:table-cell>
          <table:table-cell office:value-type="float" office:value="10664.04" calcext:value-type="float">
            <text:p>10664.0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02.04" calcext:value-type="float">
            <text:p>3102.04</text:p>
          </table:table-cell>
          <table:table-cell office:value-type="float" office:value="2225.11111111111" calcext:value-type="float">
            <text:p>2225.11111111111</text:p>
          </table:table-cell>
          <table:table-cell office:value-type="float" office:value="2574.88" calcext:value-type="float">
            <text:p>2574.88</text:p>
          </table:table-cell>
          <table:table-cell/>
          <table:table-cell office:value-type="float" office:value="8763.23076923077" calcext:value-type="float">
            <text:p>8763.23076923077</text:p>
          </table:table-cell>
          <table:table-cell office:value-type="float" office:value="21501.8888888889" calcext:value-type="float">
            <text:p>21501.8888888889</text:p>
          </table:table-cell>
          <table:table-cell office:value-type="float" office:value="10165.64" calcext:value-type="float">
            <text:p>10165.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40.72" calcext:value-type="float">
            <text:p>2940.72</text:p>
          </table:table-cell>
          <table:table-cell office:value-type="float" office:value="2206.55555555556" calcext:value-type="float">
            <text:p>2206.55555555556</text:p>
          </table:table-cell>
          <table:table-cell office:value-type="float" office:value="2662.12" calcext:value-type="float">
            <text:p>2662.12</text:p>
          </table:table-cell>
          <table:table-cell/>
          <table:table-cell office:value-type="float" office:value="8414.65384615385" calcext:value-type="float">
            <text:p>8414.65384615385</text:p>
          </table:table-cell>
          <table:table-cell office:value-type="float" office:value="21280.3888888889" calcext:value-type="float">
            <text:p>21280.3888888889</text:p>
          </table:table-cell>
          <table:table-cell office:value-type="float" office:value="9864.16" calcext:value-type="float">
            <text:p>9864.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18.52" calcext:value-type="float">
            <text:p>2818.52</text:p>
          </table:table-cell>
          <table:table-cell office:value-type="float" office:value="2278.72222222222" calcext:value-type="float">
            <text:p>2278.72222222222</text:p>
          </table:table-cell>
          <table:table-cell office:value-type="float" office:value="2434.92" calcext:value-type="float">
            <text:p>2434.92</text:p>
          </table:table-cell>
          <table:table-cell/>
          <table:table-cell office:value-type="float" office:value="8063" calcext:value-type="float">
            <text:p>8063</text:p>
          </table:table-cell>
          <table:table-cell office:value-type="float" office:value="20391.1111111111" calcext:value-type="float">
            <text:p>20391.1111111111</text:p>
          </table:table-cell>
          <table:table-cell office:value-type="float" office:value="9291.12" calcext:value-type="float">
            <text:p>9291.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29.76" calcext:value-type="float">
            <text:p>2529.76</text:p>
          </table:table-cell>
          <table:table-cell office:value-type="float" office:value="1920.16666666667" calcext:value-type="float">
            <text:p>1920.16666666667</text:p>
          </table:table-cell>
          <table:table-cell office:value-type="float" office:value="2313.44" calcext:value-type="float">
            <text:p>2313.44</text:p>
          </table:table-cell>
          <table:table-cell/>
          <table:table-cell office:value-type="float" office:value="7622.88461538462" calcext:value-type="float">
            <text:p>7622.88461538462</text:p>
          </table:table-cell>
          <table:table-cell office:value-type="float" office:value="19670.1111111111" calcext:value-type="float">
            <text:p>19670.1111111111</text:p>
          </table:table-cell>
          <table:table-cell office:value-type="float" office:value="8998.12" calcext:value-type="float">
            <text:p>8998.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78.48" calcext:value-type="float">
            <text:p>2678.48</text:p>
          </table:table-cell>
          <table:table-cell office:value-type="float" office:value="1956.61111111111" calcext:value-type="float">
            <text:p>1956.61111111111</text:p>
          </table:table-cell>
          <table:table-cell office:value-type="float" office:value="2232.8" calcext:value-type="float">
            <text:p>2232.8</text:p>
          </table:table-cell>
          <table:table-cell/>
          <table:table-cell office:value-type="float" office:value="7493" calcext:value-type="float">
            <text:p>7493</text:p>
          </table:table-cell>
          <table:table-cell office:value-type="float" office:value="19780.8888888889" calcext:value-type="float">
            <text:p>19780.8888888889</text:p>
          </table:table-cell>
          <table:table-cell office:value-type="float" office:value="8850.32" calcext:value-type="float">
            <text:p>8850.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28.32" calcext:value-type="float">
            <text:p>2428.32</text:p>
          </table:table-cell>
          <table:table-cell office:value-type="float" office:value="1843.16666666667" calcext:value-type="float">
            <text:p>1843.16666666667</text:p>
          </table:table-cell>
          <table:table-cell office:value-type="float" office:value="2142.52" calcext:value-type="float">
            <text:p>2142.52</text:p>
          </table:table-cell>
          <table:table-cell/>
          <table:table-cell office:value-type="float" office:value="7253" calcext:value-type="float">
            <text:p>7253</text:p>
          </table:table-cell>
          <table:table-cell office:value-type="float" office:value="17908.3333333333" calcext:value-type="float">
            <text:p>17908.3333333333</text:p>
          </table:table-cell>
          <table:table-cell office:value-type="float" office:value="8285.84" calcext:value-type="float">
            <text:p>8285.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78.2" calcext:value-type="float">
            <text:p>2378.2</text:p>
          </table:table-cell>
          <table:table-cell office:value-type="float" office:value="1788.11111111111" calcext:value-type="float">
            <text:p>1788.11111111111</text:p>
          </table:table-cell>
          <table:table-cell office:value-type="float" office:value="2095.36" calcext:value-type="float">
            <text:p>2095.36</text:p>
          </table:table-cell>
          <table:table-cell/>
          <table:table-cell office:value-type="float" office:value="7077" calcext:value-type="float">
            <text:p>7077</text:p>
          </table:table-cell>
          <table:table-cell office:value-type="float" office:value="17743.1111111111" calcext:value-type="float">
            <text:p>17743.1111111111</text:p>
          </table:table-cell>
          <table:table-cell office:value-type="float" office:value="8167.48" calcext:value-type="float">
            <text:p>8167.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36" calcext:value-type="float">
            <text:p>2336</text:p>
          </table:table-cell>
          <table:table-cell office:value-type="float" office:value="1782.55555555556" calcext:value-type="float">
            <text:p>1782.55555555556</text:p>
          </table:table-cell>
          <table:table-cell office:value-type="float" office:value="1937.44" calcext:value-type="float">
            <text:p>1937.44</text:p>
          </table:table-cell>
          <table:table-cell/>
          <table:table-cell office:value-type="float" office:value="6440.5" calcext:value-type="float">
            <text:p>6440.5</text:p>
          </table:table-cell>
          <table:table-cell office:value-type="float" office:value="16289.8888888889" calcext:value-type="float">
            <text:p>16289.8888888889</text:p>
          </table:table-cell>
          <table:table-cell office:value-type="float" office:value="7748.44" calcext:value-type="float">
            <text:p>7748.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25.96" calcext:value-type="float">
            <text:p>2125.96</text:p>
          </table:table-cell>
          <table:table-cell office:value-type="float" office:value="1559.22222222222" calcext:value-type="float">
            <text:p>1559.22222222222</text:p>
          </table:table-cell>
          <table:table-cell office:value-type="float" office:value="1727.88" calcext:value-type="float">
            <text:p>1727.88</text:p>
          </table:table-cell>
          <table:table-cell/>
          <table:table-cell office:value-type="float" office:value="6307.26923076923" calcext:value-type="float">
            <text:p>6307.26923076923</text:p>
          </table:table-cell>
          <table:table-cell office:value-type="float" office:value="16810.7222222222" calcext:value-type="float">
            <text:p>16810.7222222222</text:p>
          </table:table-cell>
          <table:table-cell office:value-type="float" office:value="7376.4" calcext:value-type="float">
            <text:p>7376.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87.64" calcext:value-type="float">
            <text:p>2087.64</text:p>
          </table:table-cell>
          <table:table-cell office:value-type="float" office:value="1524.83333333333" calcext:value-type="float">
            <text:p>1524.83333333333</text:p>
          </table:table-cell>
          <table:table-cell office:value-type="float" office:value="1827.4" calcext:value-type="float">
            <text:p>1827.4</text:p>
          </table:table-cell>
          <table:table-cell/>
          <table:table-cell office:value-type="float" office:value="6042.26923076923" calcext:value-type="float">
            <text:p>6042.26923076923</text:p>
          </table:table-cell>
          <table:table-cell office:value-type="float" office:value="14725.8333333333" calcext:value-type="float">
            <text:p>14725.8333333333</text:p>
          </table:table-cell>
          <table:table-cell office:value-type="float" office:value="6921.08" calcext:value-type="float">
            <text:p>6921.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28.04" calcext:value-type="float">
            <text:p>1828.04</text:p>
          </table:table-cell>
          <table:table-cell office:value-type="float" office:value="1435.5" calcext:value-type="float">
            <text:p>1435.5</text:p>
          </table:table-cell>
          <table:table-cell office:value-type="float" office:value="1677.36" calcext:value-type="float">
            <text:p>1677.36</text:p>
          </table:table-cell>
          <table:table-cell/>
          <table:table-cell office:value-type="float" office:value="5751.11538461538" calcext:value-type="float">
            <text:p>5751.11538461538</text:p>
          </table:table-cell>
          <table:table-cell office:value-type="float" office:value="14780.8333333333" calcext:value-type="float">
            <text:p>14780.8333333333</text:p>
          </table:table-cell>
          <table:table-cell office:value-type="float" office:value="6676.48" calcext:value-type="float">
            <text:p>6676.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53.36" calcext:value-type="float">
            <text:p>1853.36</text:p>
          </table:table-cell>
          <table:table-cell office:value-type="float" office:value="1470.27777777778" calcext:value-type="float">
            <text:p>1470.27777777778</text:p>
          </table:table-cell>
          <table:table-cell office:value-type="float" office:value="1559.8" calcext:value-type="float">
            <text:p>1559.8</text:p>
          </table:table-cell>
          <table:table-cell/>
          <table:table-cell office:value-type="float" office:value="5406.26923076923" calcext:value-type="float">
            <text:p>5406.26923076923</text:p>
          </table:table-cell>
          <table:table-cell office:value-type="float" office:value="13287.6111111111" calcext:value-type="float">
            <text:p>13287.6111111111</text:p>
          </table:table-cell>
          <table:table-cell office:value-type="float" office:value="6297.92" calcext:value-type="float">
            <text:p>6297.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71.84" calcext:value-type="float">
            <text:p>1771.84</text:p>
          </table:table-cell>
          <table:table-cell office:value-type="float" office:value="1303.66666666667" calcext:value-type="float">
            <text:p>1303.66666666667</text:p>
          </table:table-cell>
          <table:table-cell office:value-type="float" office:value="1537.76" calcext:value-type="float">
            <text:p>1537.76</text:p>
          </table:table-cell>
          <table:table-cell/>
          <table:table-cell office:value-type="float" office:value="5157.07692307692" calcext:value-type="float">
            <text:p>5157.07692307692</text:p>
          </table:table-cell>
          <table:table-cell office:value-type="float" office:value="13370" calcext:value-type="float">
            <text:p>13370</text:p>
          </table:table-cell>
          <table:table-cell office:value-type="float" office:value="5944.84" calcext:value-type="float">
            <text:p>5944.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18.12" calcext:value-type="float">
            <text:p>1618.12</text:p>
          </table:table-cell>
          <table:table-cell office:value-type="float" office:value="1245.16666666667" calcext:value-type="float">
            <text:p>1245.16666666667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5031.92307692308" calcext:value-type="float">
            <text:p>5031.92307692308</text:p>
          </table:table-cell>
          <table:table-cell office:value-type="float" office:value="12023.8333333333" calcext:value-type="float">
            <text:p>12023.8333333333</text:p>
          </table:table-cell>
          <table:table-cell office:value-type="float" office:value="5746.84" calcext:value-type="float">
            <text:p>5746.8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12.76" calcext:value-type="float">
            <text:p>1512.76</text:p>
          </table:table-cell>
          <table:table-cell office:value-type="float" office:value="1116" calcext:value-type="float">
            <text:p>1116</text:p>
          </table:table-cell>
          <table:table-cell office:value-type="float" office:value="1363.76" calcext:value-type="float">
            <text:p>1363.76</text:p>
          </table:table-cell>
          <table:table-cell/>
          <table:table-cell office:value-type="float" office:value="4682.15384615385" calcext:value-type="float">
            <text:p>4682.15384615385</text:p>
          </table:table-cell>
          <table:table-cell office:value-type="float" office:value="11845.9444444444" calcext:value-type="float">
            <text:p>11845.9444444444</text:p>
          </table:table-cell>
          <table:table-cell office:value-type="float" office:value="5331.96" calcext:value-type="float">
            <text:p>5331.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1.04" calcext:value-type="float">
            <text:p>1411.04</text:p>
          </table:table-cell>
          <table:table-cell office:value-type="float" office:value="1174.05555555556" calcext:value-type="float">
            <text:p>1174.05555555556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4476.26923076923" calcext:value-type="float">
            <text:p>4476.26923076923</text:p>
          </table:table-cell>
          <table:table-cell office:value-type="float" office:value="10473.6111111111" calcext:value-type="float">
            <text:p>10473.6111111111</text:p>
          </table:table-cell>
          <table:table-cell office:value-type="float" office:value="5198.44" calcext:value-type="float">
            <text:p>5198.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83.52" calcext:value-type="float">
            <text:p>1383.52</text:p>
          </table:table-cell>
          <table:table-cell office:value-type="float" office:value="998.333333333333" calcext:value-type="float">
            <text:p>998.333333333333</text:p>
          </table:table-cell>
          <table:table-cell office:value-type="float" office:value="1142.12" calcext:value-type="float">
            <text:p>1142.12</text:p>
          </table:table-cell>
          <table:table-cell/>
          <table:table-cell office:value-type="float" office:value="4206.07692307692" calcext:value-type="float">
            <text:p>4206.07692307692</text:p>
          </table:table-cell>
          <table:table-cell office:value-type="float" office:value="10351.5" calcext:value-type="float">
            <text:p>10351.5</text:p>
          </table:table-cell>
          <table:table-cell office:value-type="float" office:value="4791.8" calcext:value-type="float">
            <text:p>4791.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20.28" calcext:value-type="float">
            <text:p>1320.28</text:p>
          </table:table-cell>
          <table:table-cell office:value-type="float" office:value="974.833333333333" calcext:value-type="float">
            <text:p>974.833333333333</text:p>
          </table:table-cell>
          <table:table-cell office:value-type="float" office:value="1140.28" calcext:value-type="float">
            <text:p>1140.28</text:p>
          </table:table-cell>
          <table:table-cell/>
          <table:table-cell office:value-type="float" office:value="3956.07692307692" calcext:value-type="float">
            <text:p>3956.07692307692</text:p>
          </table:table-cell>
          <table:table-cell office:value-type="float" office:value="9156.27777777778" calcext:value-type="float">
            <text:p>9156.27777777778</text:p>
          </table:table-cell>
          <table:table-cell office:value-type="float" office:value="4535.68" calcext:value-type="float">
            <text:p>4535.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25.6" calcext:value-type="float">
            <text:p>1125.6</text:p>
          </table:table-cell>
          <table:table-cell office:value-type="float" office:value="879" calcext:value-type="float">
            <text:p>879</text:p>
          </table:table-cell>
          <table:table-cell office:value-type="float" office:value="998.44" calcext:value-type="float">
            <text:p>998.44</text:p>
          </table:table-cell>
          <table:table-cell/>
          <table:table-cell office:value-type="float" office:value="3768.07692307692" calcext:value-type="float">
            <text:p>3768.07692307692</text:p>
          </table:table-cell>
          <table:table-cell office:value-type="float" office:value="9057.72222222222" calcext:value-type="float">
            <text:p>9057.72222222222</text:p>
          </table:table-cell>
          <table:table-cell office:value-type="float" office:value="4271.24" calcext:value-type="float">
            <text:p>4271.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71.16" calcext:value-type="float">
            <text:p>1171.16</text:p>
          </table:table-cell>
          <table:table-cell office:value-type="float" office:value="862.555555555556" calcext:value-type="float">
            <text:p>862.555555555556</text:p>
          </table:table-cell>
          <table:table-cell office:value-type="float" office:value="979.8" calcext:value-type="float">
            <text:p>979.8</text:p>
          </table:table-cell>
          <table:table-cell/>
          <table:table-cell office:value-type="float" office:value="3452.76923076923" calcext:value-type="float">
            <text:p>3452.76923076923</text:p>
          </table:table-cell>
          <table:table-cell office:value-type="float" office:value="7860.88888888889" calcext:value-type="float">
            <text:p>7860.88888888889</text:p>
          </table:table-cell>
          <table:table-cell office:value-type="float" office:value="3977.36" calcext:value-type="float">
            <text:p>3977.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4.76" calcext:value-type="float">
            <text:p>1024.76</text:p>
          </table:table-cell>
          <table:table-cell office:value-type="float" office:value="763.833333333333" calcext:value-type="float">
            <text:p>763.833333333333</text:p>
          </table:table-cell>
          <table:table-cell office:value-type="float" office:value="928.56" calcext:value-type="float">
            <text:p>928.56</text:p>
          </table:table-cell>
          <table:table-cell/>
          <table:table-cell office:value-type="float" office:value="3328.96153846154" calcext:value-type="float">
            <text:p>3328.96153846154</text:p>
          </table:table-cell>
          <table:table-cell office:value-type="float" office:value="7150.66666666667" calcext:value-type="float">
            <text:p>7150.66666666667</text:p>
          </table:table-cell>
          <table:table-cell office:value-type="float" office:value="3780.56" calcext:value-type="float">
            <text:p>3780.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0.32" calcext:value-type="float">
            <text:p>960.32</text:p>
          </table:table-cell>
          <table:table-cell office:value-type="float" office:value="717.277777777778" calcext:value-type="float">
            <text:p>717.277777777778</text:p>
          </table:table-cell>
          <table:table-cell office:value-type="float" office:value="821.6" calcext:value-type="float">
            <text:p>821.6</text:p>
          </table:table-cell>
          <table:table-cell/>
          <table:table-cell office:value-type="float" office:value="3128.07692307692" calcext:value-type="float">
            <text:p>3128.07692307692</text:p>
          </table:table-cell>
          <table:table-cell office:value-type="float" office:value="7013.44444444444" calcext:value-type="float">
            <text:p>7013.44444444444</text:p>
          </table:table-cell>
          <table:table-cell office:value-type="float" office:value="3496.2" calcext:value-type="float">
            <text:p>3496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9.88" calcext:value-type="float">
            <text:p>909.88</text:p>
          </table:table-cell>
          <table:table-cell office:value-type="float" office:value="630.333333333333" calcext:value-type="float">
            <text:p>630.333333333333</text:p>
          </table:table-cell>
          <table:table-cell office:value-type="float" office:value="792.28" calcext:value-type="float">
            <text:p>792.28</text:p>
          </table:table-cell>
          <table:table-cell/>
          <table:table-cell office:value-type="float" office:value="2890.73076923077" calcext:value-type="float">
            <text:p>2890.73076923077</text:p>
          </table:table-cell>
          <table:table-cell office:value-type="float" office:value="6195.55555555556" calcext:value-type="float">
            <text:p>6195.55555555556</text:p>
          </table:table-cell>
          <table:table-cell office:value-type="float" office:value="3329.32" calcext:value-type="float">
            <text:p>3329.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05.56" calcext:value-type="float">
            <text:p>805.56</text:p>
          </table:table-cell>
          <table:table-cell office:value-type="float" office:value="664.777777777778" calcext:value-type="float">
            <text:p>664.777777777778</text:p>
          </table:table-cell>
          <table:table-cell office:value-type="float" office:value="712.88" calcext:value-type="float">
            <text:p>712.88</text:p>
          </table:table-cell>
          <table:table-cell/>
          <table:table-cell office:value-type="float" office:value="2744.42307692308" calcext:value-type="float">
            <text:p>2744.42307692308</text:p>
          </table:table-cell>
          <table:table-cell office:value-type="float" office:value="5951.44444444444" calcext:value-type="float">
            <text:p>5951.44444444444</text:p>
          </table:table-cell>
          <table:table-cell office:value-type="float" office:value="3053.04" calcext:value-type="float">
            <text:p>3053.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64.6" calcext:value-type="float">
            <text:p>764.6</text:p>
          </table:table-cell>
          <table:table-cell office:value-type="float" office:value="514.833333333333" calcext:value-type="float">
            <text:p>514.833333333333</text:p>
          </table:table-cell>
          <table:table-cell office:value-type="float" office:value="667.12" calcext:value-type="float">
            <text:p>667.12</text:p>
          </table:table-cell>
          <table:table-cell/>
          <table:table-cell office:value-type="float" office:value="2560.61538461538" calcext:value-type="float">
            <text:p>2560.61538461538</text:p>
          </table:table-cell>
          <table:table-cell office:value-type="float" office:value="5078.44444444444" calcext:value-type="float">
            <text:p>5078.44444444444</text:p>
          </table:table-cell>
          <table:table-cell office:value-type="float" office:value="2861.08" calcext:value-type="float">
            <text:p>2861.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22.52" calcext:value-type="float">
            <text:p>722.52</text:p>
          </table:table-cell>
          <table:table-cell office:value-type="float" office:value="494.388888888889" calcext:value-type="float">
            <text:p>494.388888888889</text:p>
          </table:table-cell>
          <table:table-cell office:value-type="float" office:value="619.16" calcext:value-type="float">
            <text:p>619.16</text:p>
          </table:table-cell>
          <table:table-cell/>
          <table:table-cell office:value-type="float" office:value="2475.34615384615" calcext:value-type="float">
            <text:p>2475.34615384615</text:p>
          </table:table-cell>
          <table:table-cell office:value-type="float" office:value="4958.88888888889" calcext:value-type="float">
            <text:p>4958.88888888889</text:p>
          </table:table-cell>
          <table:table-cell office:value-type="float" office:value="2589.6" calcext:value-type="float">
            <text:p>2589.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18.72" calcext:value-type="float">
            <text:p>618.72</text:p>
          </table:table-cell>
          <table:table-cell office:value-type="float" office:value="449.833333333333" calcext:value-type="float">
            <text:p>449.833333333333</text:p>
          </table:table-cell>
          <table:table-cell office:value-type="float" office:value="557.6" calcext:value-type="float">
            <text:p>557.6</text:p>
          </table:table-cell>
          <table:table-cell/>
          <table:table-cell office:value-type="float" office:value="2325.11538461538" calcext:value-type="float">
            <text:p>2325.11538461538</text:p>
          </table:table-cell>
          <table:table-cell office:value-type="float" office:value="4121.5" calcext:value-type="float">
            <text:p>4121.5</text:p>
          </table:table-cell>
          <table:table-cell office:value-type="float" office:value="2460.16" calcext:value-type="float">
            <text:p>2460.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2.28" calcext:value-type="float">
            <text:p>592.28</text:p>
          </table:table-cell>
          <table:table-cell office:value-type="float" office:value="436.666666666667" calcext:value-type="float">
            <text:p>436.666666666667</text:p>
          </table:table-cell>
          <table:table-cell office:value-type="float" office:value="539.28" calcext:value-type="float">
            <text:p>539.28</text:p>
          </table:table-cell>
          <table:table-cell/>
          <table:table-cell office:value-type="float" office:value="2151.96153846154" calcext:value-type="float">
            <text:p>2151.96153846154</text:p>
          </table:table-cell>
          <table:table-cell office:value-type="float" office:value="3876.94444444444" calcext:value-type="float">
            <text:p>3876.94444444444</text:p>
          </table:table-cell>
          <table:table-cell office:value-type="float" office:value="2194.64" calcext:value-type="float">
            <text:p>2194.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12.32" calcext:value-type="float">
            <text:p>512.32</text:p>
          </table:table-cell>
          <table:table-cell office:value-type="float" office:value="361.111111111111" calcext:value-type="float">
            <text:p>361.111111111111</text:p>
          </table:table-cell>
          <table:table-cell office:value-type="float" office:value="474.16" calcext:value-type="float">
            <text:p>474.16</text:p>
          </table:table-cell>
          <table:table-cell/>
          <table:table-cell office:value-type="float" office:value="2062.76923076923" calcext:value-type="float">
            <text:p>2062.76923076923</text:p>
          </table:table-cell>
          <table:table-cell office:value-type="float" office:value="3379.55555555556" calcext:value-type="float">
            <text:p>3379.55555555556</text:p>
          </table:table-cell>
          <table:table-cell office:value-type="float" office:value="2032.28" calcext:value-type="float">
            <text:p>2032.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3.84" calcext:value-type="float">
            <text:p>503.84</text:p>
          </table:table-cell>
          <table:table-cell office:value-type="float" office:value="339.777777777778" calcext:value-type="float">
            <text:p>339.777777777778</text:p>
          </table:table-cell>
          <table:table-cell office:value-type="float" office:value="421.32" calcext:value-type="float">
            <text:p>421.32</text:p>
          </table:table-cell>
          <table:table-cell/>
          <table:table-cell office:value-type="float" office:value="1970.76923076923" calcext:value-type="float">
            <text:p>1970.76923076923</text:p>
          </table:table-cell>
          <table:table-cell office:value-type="float" office:value="3177.11111111111" calcext:value-type="float">
            <text:p>3177.11111111111</text:p>
          </table:table-cell>
          <table:table-cell office:value-type="float" office:value="1897.32" calcext:value-type="float">
            <text:p>1897.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6" calcext:value-type="float">
            <text:p>446</text:p>
          </table:table-cell>
          <table:table-cell office:value-type="float" office:value="289.388888888889" calcext:value-type="float">
            <text:p>289.388888888889</text:p>
          </table:table-cell>
          <table:table-cell office:value-type="float" office:value="390.92" calcext:value-type="float">
            <text:p>390.92</text:p>
          </table:table-cell>
          <table:table-cell/>
          <table:table-cell office:value-type="float" office:value="1876.88461538462" calcext:value-type="float">
            <text:p>1876.88461538462</text:p>
          </table:table-cell>
          <table:table-cell office:value-type="float" office:value="2591.66666666667" calcext:value-type="float">
            <text:p>2591.66666666667</text:p>
          </table:table-cell>
          <table:table-cell office:value-type="float" office:value="1684.08" calcext:value-type="float">
            <text:p>1684.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8.92" calcext:value-type="float">
            <text:p>398.92</text:p>
          </table:table-cell>
          <table:table-cell office:value-type="float" office:value="285.166666666667" calcext:value-type="float">
            <text:p>285.166666666667</text:p>
          </table:table-cell>
          <table:table-cell office:value-type="float" office:value="355.76" calcext:value-type="float">
            <text:p>355.76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float" office:value="2480.27777777778" calcext:value-type="float">
            <text:p>2480.27777777778</text:p>
          </table:table-cell>
          <table:table-cell office:value-type="float" office:value="1582.64" calcext:value-type="float">
            <text:p>1582.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1.64" calcext:value-type="float">
            <text:p>371.64</text:p>
          </table:table-cell>
          <table:table-cell office:value-type="float" office:value="226.277777777778" calcext:value-type="float">
            <text:p>226.277777777778</text:p>
          </table:table-cell>
          <table:table-cell office:value-type="float" office:value="320.56" calcext:value-type="float">
            <text:p>320.56</text:p>
          </table:table-cell>
          <table:table-cell/>
          <table:table-cell office:value-type="float" office:value="1724.23076923077" calcext:value-type="float">
            <text:p>1724.23076923077</text:p>
          </table:table-cell>
          <table:table-cell office:value-type="float" office:value="2023.94444444444" calcext:value-type="float">
            <text:p>2023.94444444444</text:p>
          </table:table-cell>
          <table:table-cell office:value-type="float" office:value="1409.2" calcext:value-type="float">
            <text:p>1409.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26.16" calcext:value-type="float">
            <text:p>326.16</text:p>
          </table:table-cell>
          <table:table-cell office:value-type="float" office:value="207.666666666667" calcext:value-type="float">
            <text:p>207.666666666667</text:p>
          </table:table-cell>
          <table:table-cell office:value-type="float" office:value="290.4" calcext:value-type="float">
            <text:p>290.4</text:p>
          </table:table-cell>
          <table:table-cell/>
          <table:table-cell office:value-type="float" office:value="1701.23076923077" calcext:value-type="float">
            <text:p>1701.23076923077</text:p>
          </table:table-cell>
          <table:table-cell office:value-type="float" office:value="1902.83333333333" calcext:value-type="float">
            <text:p>1902.83333333333</text:p>
          </table:table-cell>
          <table:table-cell office:value-type="float" office:value="1333.84" calcext:value-type="float">
            <text:p>1333.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2.56" calcext:value-type="float">
            <text:p>272.56</text:p>
          </table:table-cell>
          <table:table-cell office:value-type="float" office:value="177" calcext:value-type="float">
            <text:p>177</text:p>
          </table:table-cell>
          <table:table-cell office:value-type="float" office:value="247.68" calcext:value-type="float">
            <text:p>247.68</text:p>
          </table:table-cell>
          <table:table-cell/>
          <table:table-cell office:value-type="float" office:value="1635.73076923077" calcext:value-type="float">
            <text:p>1635.73076923077</text:p>
          </table:table-cell>
          <table:table-cell office:value-type="float" office:value="1517.88888888889" calcext:value-type="float">
            <text:p>1517.88888888889</text:p>
          </table:table-cell>
          <table:table-cell office:value-type="float" office:value="1133.04" calcext:value-type="float">
            <text:p>1133.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4.2" calcext:value-type="float">
            <text:p>254.2</text:p>
          </table:table-cell>
          <table:table-cell office:value-type="float" office:value="167.222222222222" calcext:value-type="float">
            <text:p>167.222222222222</text:p>
          </table:table-cell>
          <table:table-cell office:value-type="float" office:value="220.28" calcext:value-type="float">
            <text:p>220.28</text:p>
          </table:table-cell>
          <table:table-cell/>
          <table:table-cell office:value-type="float" office:value="1561.30769230769" calcext:value-type="float">
            <text:p>1561.30769230769</text:p>
          </table:table-cell>
          <table:table-cell office:value-type="float" office:value="1345.05555555556" calcext:value-type="float">
            <text:p>1345.05555555556</text:p>
          </table:table-cell>
          <table:table-cell office:value-type="float" office:value="1018.84" calcext:value-type="float">
            <text:p>1018.8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19.44" calcext:value-type="float">
            <text:p>219.44</text:p>
          </table:table-cell>
          <table:table-cell office:value-type="float" office:value="143.277777777778" calcext:value-type="float">
            <text:p>143.277777777778</text:p>
          </table:table-cell>
          <table:table-cell office:value-type="float" office:value="190.24" calcext:value-type="float">
            <text:p>190.24</text:p>
          </table:table-cell>
          <table:table-cell/>
          <table:table-cell office:value-type="float" office:value="1537.53846153846" calcext:value-type="float">
            <text:p>1537.53846153846</text:p>
          </table:table-cell>
          <table:table-cell office:value-type="float" office:value="1213.94444444444" calcext:value-type="float">
            <text:p>1213.94444444444</text:p>
          </table:table-cell>
          <table:table-cell office:value-type="float" office:value="942.52" calcext:value-type="float">
            <text:p>942.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3.48" calcext:value-type="float">
            <text:p>203.48</text:p>
          </table:table-cell>
          <table:table-cell office:value-type="float" office:value="118.833333333333" calcext:value-type="float">
            <text:p>118.833333333333</text:p>
          </table:table-cell>
          <table:table-cell office:value-type="float" office:value="175.88" calcext:value-type="float">
            <text:p>175.88</text:p>
          </table:table-cell>
          <table:table-cell/>
          <table:table-cell office:value-type="float" office:value="1506.42307692308" calcext:value-type="float">
            <text:p>1506.42307692308</text:p>
          </table:table-cell>
          <table:table-cell office:value-type="float" office:value="971.777777777778" calcext:value-type="float">
            <text:p>971.777777777778</text:p>
          </table:table-cell>
          <table:table-cell office:value-type="float" office:value="807.6" calcext:value-type="float">
            <text:p>807.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68.8" calcext:value-type="float">
            <text:p>168.8</text:p>
          </table:table-cell>
          <table:table-cell office:value-type="float" office:value="96" calcext:value-type="float">
            <text:p>96</text:p>
          </table:table-cell>
          <table:table-cell office:value-type="float" office:value="142.12" calcext:value-type="float">
            <text:p>142.12</text:p>
          </table:table-cell>
          <table:table-cell/>
          <table:table-cell office:value-type="float" office:value="1485.26923076923" calcext:value-type="float">
            <text:p>1485.26923076923</text:p>
          </table:table-cell>
          <table:table-cell office:value-type="float" office:value="898.555555555556" calcext:value-type="float">
            <text:p>898.555555555556</text:p>
          </table:table-cell>
          <table:table-cell office:value-type="float" office:value="729.2" calcext:value-type="float">
            <text:p>729.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6.64" calcext:value-type="float">
            <text:p>146.64</text:p>
          </table:table-cell>
          <table:table-cell office:value-type="float" office:value="95.1111111111111" calcext:value-type="float">
            <text:p>95.1111111111111</text:p>
          </table:table-cell>
          <table:table-cell office:value-type="float" office:value="129.96" calcext:value-type="float">
            <text:p>129.96</text:p>
          </table:table-cell>
          <table:table-cell/>
          <table:table-cell office:value-type="float" office:value="1439.69230769231" calcext:value-type="float">
            <text:p>1439.69230769231</text:p>
          </table:table-cell>
          <table:table-cell office:value-type="float" office:value="724.722222222222" calcext:value-type="float">
            <text:p>724.722222222222</text:p>
          </table:table-cell>
          <table:table-cell office:value-type="float" office:value="619.56" calcext:value-type="float">
            <text:p>619.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2.84" calcext:value-type="float">
            <text:p>132.84</text:p>
          </table:table-cell>
          <table:table-cell office:value-type="float" office:value="77.5" calcext:value-type="float">
            <text:p>77.5</text:p>
          </table:table-cell>
          <table:table-cell office:value-type="float" office:value="113.8" calcext:value-type="float">
            <text:p>113.8</text:p>
          </table:table-cell>
          <table:table-cell/>
          <table:table-cell office:value-type="float" office:value="1407.03846153846" calcext:value-type="float">
            <text:p>1407.03846153846</text:p>
          </table:table-cell>
          <table:table-cell office:value-type="float" office:value="618.111111111111" calcext:value-type="float">
            <text:p>618.111111111111</text:p>
          </table:table-cell>
          <table:table-cell office:value-type="float" office:value="557.96" calcext:value-type="float">
            <text:p>557.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4.24" calcext:value-type="float">
            <text:p>114.24</text:p>
          </table:table-cell>
          <table:table-cell office:value-type="float" office:value="59.2777777777778" calcext:value-type="float">
            <text:p>59.2777777777778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1396.84615384615" calcext:value-type="float">
            <text:p>1396.84615384615</text:p>
          </table:table-cell>
          <table:table-cell office:value-type="float" office:value="498.222222222222" calcext:value-type="float">
            <text:p>498.222222222222</text:p>
          </table:table-cell>
          <table:table-cell office:value-type="float" office:value="478.84" calcext:value-type="float">
            <text:p>478.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5.52" calcext:value-type="float">
            <text:p>95.52</text:p>
          </table:table-cell>
          <table:table-cell office:value-type="float" office:value="52.2777777777778" calcext:value-type="float">
            <text:p>52.2777777777778</text:p>
          </table:table-cell>
          <table:table-cell office:value-type="float" office:value="82.84" calcext:value-type="float">
            <text:p>82.84</text:p>
          </table:table-cell>
          <table:table-cell/>
          <table:table-cell office:value-type="float" office:value="1383.15384615385" calcext:value-type="float">
            <text:p>1383.15384615385</text:p>
          </table:table-cell>
          <table:table-cell office:value-type="float" office:value="437.944444444444" calcext:value-type="float">
            <text:p>437.944444444444</text:p>
          </table:table-cell>
          <table:table-cell office:value-type="float" office:value="413.68" calcext:value-type="float">
            <text:p>413.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7.8" calcext:value-type="float">
            <text:p>87.8</text:p>
          </table:table-cell>
          <table:table-cell office:value-type="float" office:value="48.1111111111111" calcext:value-type="float">
            <text:p>48.111111111111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350.111111111111" calcext:value-type="float">
            <text:p>350.111111111111</text:p>
          </table:table-cell>
          <table:table-cell office:value-type="float" office:value="344.48" calcext:value-type="float">
            <text:p>344.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5.2" calcext:value-type="float">
            <text:p>65.2</text:p>
          </table:table-cell>
          <table:table-cell office:value-type="float" office:value="35.9444444444444" calcext:value-type="float">
            <text:p>35.9444444444444</text:p>
          </table:table-cell>
          <table:table-cell office:value-type="float" office:value="57.96" calcext:value-type="float">
            <text:p>57.96</text:p>
          </table:table-cell>
          <table:table-cell/>
          <table:table-cell office:value-type="float" office:value="1326.11538461538" calcext:value-type="float">
            <text:p>1326.11538461538</text:p>
          </table:table-cell>
          <table:table-cell office:value-type="float" office:value="307.166666666667" calcext:value-type="float">
            <text:p>307.166666666667</text:p>
          </table:table-cell>
          <table:table-cell office:value-type="float" office:value="289.48" calcext:value-type="float">
            <text:p>289.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9.4" calcext:value-type="float">
            <text:p>59.4</text:p>
          </table:table-cell>
          <table:table-cell office:value-type="float" office:value="31.8888888888889" calcext:value-type="float">
            <text:p>31.8888888888889</text:p>
          </table:table-cell>
          <table:table-cell office:value-type="float" office:value="50.72" calcext:value-type="float">
            <text:p>50.72</text:p>
          </table:table-cell>
          <table:table-cell/>
          <table:table-cell office:value-type="float" office:value="1405.80769230769" calcext:value-type="float">
            <text:p>1405.80769230769</text:p>
          </table:table-cell>
          <table:table-cell office:value-type="float" office:value="244.5" calcext:value-type="float">
            <text:p>244.5</text:p>
          </table:table-cell>
          <table:table-cell office:value-type="float" office:value="250.2" calcext:value-type="float">
            <text:p>250.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9.72" calcext:value-type="float">
            <text:p>49.72</text:p>
          </table:table-cell>
          <table:table-cell office:value-type="float" office:value="25.5555555555556" calcext:value-type="float">
            <text:p>25.5555555555556</text:p>
          </table:table-cell>
          <table:table-cell office:value-type="float" office:value="41.24" calcext:value-type="float">
            <text:p>41.24</text:p>
          </table:table-cell>
          <table:table-cell/>
          <table:table-cell office:value-type="float" office:value="1663.26923076923" calcext:value-type="float">
            <text:p>1663.26923076923</text:p>
          </table:table-cell>
          <table:table-cell office:value-type="float" office:value="212.111111111111" calcext:value-type="float">
            <text:p>212.111111111111</text:p>
          </table:table-cell>
          <table:table-cell office:value-type="float" office:value="204.64" calcext:value-type="float">
            <text:p>204.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.92" calcext:value-type="float">
            <text:p>41.92</text:p>
          </table:table-cell>
          <table:table-cell office:value-type="float" office:value="24.5" calcext:value-type="float">
            <text:p>24.5</text:p>
          </table:table-cell>
          <table:table-cell office:value-type="float" office:value="32.96" calcext:value-type="float">
            <text:p>32.96</text:p>
          </table:table-cell>
          <table:table-cell/>
          <table:table-cell office:value-type="float" office:value="1744.61538461538" calcext:value-type="float">
            <text:p>1744.61538461538</text:p>
          </table:table-cell>
          <table:table-cell office:value-type="float" office:value="162.777777777778" calcext:value-type="float">
            <text:p>162.777777777778</text:p>
          </table:table-cell>
          <table:table-cell office:value-type="float" office:value="170.44" calcext:value-type="float">
            <text:p>170.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28" calcext:value-type="float">
            <text:p>32.28</text:p>
          </table:table-cell>
          <table:table-cell office:value-type="float" office:value="17.6111111111111" calcext:value-type="float">
            <text:p>17.6111111111111</text:p>
          </table:table-cell>
          <table:table-cell office:value-type="float" office:value="29.44" calcext:value-type="float">
            <text:p>29.44</text:p>
          </table:table-cell>
          <table:table-cell/>
          <table:table-cell office:value-type="float" office:value="1688.03846153846" calcext:value-type="float">
            <text:p>1688.03846153846</text:p>
          </table:table-cell>
          <table:table-cell office:value-type="float" office:value="146.944444444444" calcext:value-type="float">
            <text:p>146.944444444444</text:p>
          </table:table-cell>
          <table:table-cell office:value-type="float" office:value="144.92" calcext:value-type="float">
            <text:p>144.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9.84" calcext:value-type="float">
            <text:p>29.84</text:p>
          </table:table-cell>
          <table:table-cell office:value-type="float" office:value="12.5555555555556" calcext:value-type="float">
            <text:p>12.5555555555556</text:p>
          </table:table-cell>
          <table:table-cell office:value-type="float" office:value="22.12" calcext:value-type="float">
            <text:p>22.12</text:p>
          </table:table-cell>
          <table:table-cell/>
          <table:table-cell office:value-type="float" office:value="1740.11538461538" calcext:value-type="float">
            <text:p>1740.11538461538</text:p>
          </table:table-cell>
          <table:table-cell office:value-type="float" office:value="123.666666666667" calcext:value-type="float">
            <text:p>123.666666666667</text:p>
          </table:table-cell>
          <table:table-cell office:value-type="float" office:value="118.68" calcext:value-type="float">
            <text:p>118.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.6" calcext:value-type="float">
            <text:p>23.6</text:p>
          </table:table-cell>
          <table:table-cell office:value-type="float" office:value="12.1111111111111" calcext:value-type="float">
            <text:p>12.1111111111111</text:p>
          </table:table-cell>
          <table:table-cell office:value-type="float" office:value="19.76" calcext:value-type="float">
            <text:p>19.76</text:p>
          </table:table-cell>
          <table:table-cell/>
          <table:table-cell office:value-type="float" office:value="1946.5" calcext:value-type="float">
            <text:p>1946.5</text:p>
          </table:table-cell>
          <table:table-cell office:value-type="float" office:value="102.388888888889" calcext:value-type="float">
            <text:p>102.388888888889</text:p>
          </table:table-cell>
          <table:table-cell office:value-type="float" office:value="99.04" calcext:value-type="float">
            <text:p>99.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.2" calcext:value-type="float">
            <text:p>19.2</text:p>
          </table:table-cell>
          <table:table-cell office:value-type="float" office:value="10.0555555555556" calcext:value-type="float">
            <text:p>10.0555555555556</text:p>
          </table:table-cell>
          <table:table-cell office:value-type="float" office:value="15.76" calcext:value-type="float">
            <text:p>15.76</text:p>
          </table:table-cell>
          <table:table-cell/>
          <table:table-cell office:value-type="float" office:value="2033.03846153846" calcext:value-type="float">
            <text:p>2033.03846153846</text:p>
          </table:table-cell>
          <table:table-cell office:value-type="float" office:value="85.9444444444445" calcext:value-type="float">
            <text:p>85.9444444444445</text:p>
          </table:table-cell>
          <table:table-cell office:value-type="float" office:value="72.68" calcext:value-type="float">
            <text:p>72.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.12" calcext:value-type="float">
            <text:p>14.12</text:p>
          </table:table-cell>
          <table:table-cell office:value-type="float" office:value="8.05555555555556" calcext:value-type="float">
            <text:p>8.05555555555556</text:p>
          </table:table-cell>
          <table:table-cell office:value-type="float" office:value="13.04" calcext:value-type="float">
            <text:p>13.04</text:p>
          </table:table-cell>
          <table:table-cell/>
          <table:table-cell office:value-type="float" office:value="2389.57692307692" calcext:value-type="float">
            <text:p>2389.57692307692</text:p>
          </table:table-cell>
          <table:table-cell office:value-type="float" office:value="67.7777777777778" calcext:value-type="float">
            <text:p>67.7777777777778</text:p>
          </table:table-cell>
          <table:table-cell office:value-type="float" office:value="68.72" calcext:value-type="float">
            <text:p>68.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96" calcext:value-type="float">
            <text:p>12.96</text:p>
          </table:table-cell>
          <table:table-cell office:value-type="float" office:value="6" calcext:value-type="float">
            <text:p>6</text:p>
          </table:table-cell>
          <table:table-cell office:value-type="float" office:value="10.16" calcext:value-type="float">
            <text:p>10.16</text:p>
          </table:table-cell>
          <table:table-cell/>
          <table:table-cell office:value-type="float" office:value="2844.23076923077" calcext:value-type="float">
            <text:p>2844.23076923077</text:p>
          </table:table-cell>
          <table:table-cell office:value-type="float" office:value="62.1111111111111" calcext:value-type="float">
            <text:p>62.1111111111111</text:p>
          </table:table-cell>
          <table:table-cell office:value-type="float" office:value="47.32" calcext:value-type="float">
            <text:p>47.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44" calcext:value-type="float">
            <text:p>10.44</text:p>
          </table:table-cell>
          <table:table-cell office:value-type="float" office:value="5.44444444444444" calcext:value-type="float">
            <text:p>5.444444444444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2621.88461538462" calcext:value-type="float">
            <text:p>2621.88461538462</text:p>
          </table:table-cell>
          <table:table-cell office:value-type="float" office:value="48.9444444444444" calcext:value-type="float">
            <text:p>48.9444444444444</text:p>
          </table:table-cell>
          <table:table-cell office:value-type="float" office:value="38.28" calcext:value-type="float">
            <text:p>38.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6" calcext:value-type="float">
            <text:p>8.6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float" office:value="2876.65384615385" calcext:value-type="float">
            <text:p>2876.65384615385</text:p>
          </table:table-cell>
          <table:table-cell office:value-type="float" office:value="44.8888888888889" calcext:value-type="float">
            <text:p>44.88888888888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2" calcext:value-type="float">
            <text:p>6.72</text:p>
          </table:table-cell>
          <table:table-cell office:value-type="float" office:value="2.61111111111111" calcext:value-type="float">
            <text:p>2.61111111111111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2668.88461538461" calcext:value-type="float">
            <text:p>2668.88461538461</text:p>
          </table:table-cell>
          <table:table-cell office:value-type="float" office:value="35.8888888888889" calcext:value-type="float">
            <text:p>35.8888888888889</text:p>
          </table:table-cell>
          <table:table-cell office:value-type="float" office:value="22.64" calcext:value-type="float">
            <text:p>22.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32" calcext:value-type="float">
            <text:p>5.32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2078.92307692308" calcext:value-type="float">
            <text:p>2078.92307692308</text:p>
          </table:table-cell>
          <table:table-cell office:value-type="float" office:value="34.8333333333333" calcext:value-type="float">
            <text:p>34.8333333333333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24" calcext:value-type="float">
            <text:p>3.24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059.07692307692" calcext:value-type="float">
            <text:p>2059.07692307692</text:p>
          </table:table-cell>
          <table:table-cell office:value-type="float" office:value="30.6666666666667" calcext:value-type="float">
            <text:p>30.6666666666667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84" calcext:value-type="float">
            <text:p>2.84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2903.46153846154" calcext:value-type="float">
            <text:p>2903.46153846154</text:p>
          </table:table-cell>
          <table:table-cell office:value-type="float" office:value="26.8333333333333" calcext:value-type="float">
            <text:p>26.833333333333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16" calcext:value-type="float">
            <text:p>2.16</text:p>
          </table:table-cell>
          <table:table-cell office:value-type="float" office:value="1.61111111111111" calcext:value-type="float">
            <text:p>1.61111111111111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2126.96153846154" calcext:value-type="float">
            <text:p>2126.96153846154</text:p>
          </table:table-cell>
          <table:table-cell office:value-type="float" office:value="25.2777777777778" calcext:value-type="float">
            <text:p>25.2777777777778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96" calcext:value-type="float">
            <text:p>1.96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2676.11538461538" calcext:value-type="float">
            <text:p>2676.11538461538</text:p>
          </table:table-cell>
          <table:table-cell office:value-type="float" office:value="23.6666666666667" calcext:value-type="float">
            <text:p>23.6666666666667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2" calcext:value-type="float">
            <text:p>1.1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2148.73076923077" calcext:value-type="float">
            <text:p>2148.73076923077</text:p>
          </table:table-cell>
          <table:table-cell office:value-type="float" office:value="18.8333333333333" calcext:value-type="float">
            <text:p>18.8333333333333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38.34615384615" calcext:value-type="float">
            <text:p>2038.34615384615</text:p>
          </table:table-cell>
          <table:table-cell office:value-type="float" office:value="17.2777777777778" calcext:value-type="float">
            <text:p>17.2777777777778</text:p>
          </table:table-cell>
          <table:table-cell office:value-type="float" office:value="15.36" calcext:value-type="float">
            <text:p>15.3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1778.34615384615" calcext:value-type="float">
            <text:p>1778.34615384615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88" calcext:value-type="float">
            <text:p>0.88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621.576923076923" calcext:value-type="float">
            <text:p>621.576923076923</text:p>
          </table:table-cell>
          <table:table-cell office:value-type="float" office:value="74.2222222222222" calcext:value-type="float">
            <text:p>74.2222222222222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2" calcext:value-type="float">
            <text:p>0.3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602.5" calcext:value-type="float">
            <text:p>602.5</text:p>
          </table:table-cell>
          <table:table-cell office:value-type="float" office:value="12.3333333333333" calcext:value-type="float">
            <text:p>12.333333333333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.38888888888889" calcext:value-type="float">
            <text:p>1.38888888888889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32.9230769230769" calcext:value-type="float">
            <text:p>32.9230769230769</text:p>
          </table:table-cell>
          <table:table-cell office:value-type="float" office:value="14.5" calcext:value-type="float">
            <text:p>14.5</text:p>
          </table:table-cell>
          <table:table-cell office:value-type="float" office:value="2.92" calcext:value-type="float">
            <text:p>2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12:15:47.905248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1:28:32.862350917</meta:creation-date>
    <dc:date>2022-09-02T12:50:22.553771542</dc:date>
    <meta:editing-duration>PT7H10M36S</meta:editing-duration>
    <meta:editing-cycles>39</meta:editing-cycles>
    <meta:generator>LibreOffice/6.4.7.2$Linux_X86_64 LibreOffice_project/40$Build-2</meta:generator>
    <meta:document-statistic meta:table-count="9" meta:cell-count="3911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H17:Sheet1.H22" chart:error-lower-range="Sheet1.H17:Sheet1.H22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H17:Sheet1.H22" chart:error-lower-range="Sheet1.H17:Sheet1.H2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H17:Sheet1.H22" chart:error-lower-range="Sheet1.H17:Sheet1.H2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-color="#00a933"/>
    </style:style>
    <style:style style:name="ch10" style:family="chart">
      <style:chart-properties chart:solid-type="cuboid"/>
      <style:graphic-properties draw:fill-color="#ff4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B1:Sheet1.I2" chart:data-source-has-labels="row" svg:x="0.32cm" svg:y="0.18cm" svg:width="13.652cm" svg:height="8.64cm">
          <chartooo:coordinate-region svg:x="1.312cm" svg:y="0.18cm" svg:width="12.66cm" svg:height="6.377cm"/>
          <chart:axis chart:dimension="x" chart:name="primary-x" chart:style-name="ch4" chartooo:axis-type="auto">
            <chartooo:date-scale/>
            <chart:categories table:cell-range-address="Sheet1.B1:Sheet1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I2" chart:class="chart:bar">
            <chart:error-indicator chart:style-name="ch8" chart:dimension="y"/>
            <chart:data-point chart:style-name="ch9"/>
            <chart:data-point chart:style-name="ch10"/>
            <chart:data-point/>
            <chart:data-point chart:style-name="ch9"/>
            <chart:data-point chart:style-name="ch10"/>
            <chart:data-point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3_iNap</text:p>
                <draw:g>
                  <svg:desc>Sheet1.B1:Sheet1.I1</svg:desc>
                </draw:g>
              </table:table-cell>
              <table:table-cell office:value-type="string">
                <text:p>kl3_HyPer</text:p>
              </table:table-cell>
              <table:table-cell office:value-type="string">
                <text:p/>
              </table:table-cell>
              <table:table-cell office:value-type="string">
                <text:p>G6GD_iNap</text:p>
              </table:table-cell>
              <table:table-cell office:value-type="string">
                <text:p>G6GD_iHyPer</text:p>
              </table:table-cell>
              <table:table-cell office:value-type="string">
                <text:p/>
              </table:table-cell>
              <table:table-cell office:value-type="string">
                <text:p>PGD_iNap</text:p>
              </table:table-cell>
              <table:table-cell office:value-type="string">
                <text:p>PGD_HyPe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781.36281634483">
                <text:p>1781.36281634483</text:p>
                <draw:g>
                  <svg:desc>Sheet1.B2:Sheet1.I2</svg:desc>
                </draw:g>
              </table:table-cell>
              <table:table-cell office:value-type="float" office:value="950.085795195403">
                <text:p>950.085795195403</text:p>
              </table:table-cell>
              <table:table-cell office:value-type="float" office:value="NaN">
                <text:p>NaN</text:p>
              </table:table-cell>
              <table:table-cell office:value-type="float" office:value="1913.39786501149">
                <text:p>1913.39786501149</text:p>
              </table:table-cell>
              <table:table-cell office:value-type="float" office:value="1126.05604337931">
                <text:p>1126.05604337931</text:p>
              </table:table-cell>
              <table:table-cell office:value-type="float" office:value="NaN">
                <text:p>NaN</text:p>
              </table:table-cell>
              <table:table-cell office:value-type="float" office:value="1499.67344012346">
                <text:p>1499.67344012346</text:p>
              </table:table-cell>
              <table:table-cell office:value-type="float" office:value="866.316426765432">
                <text:p>866.316426765432</text:p>
              </table:table-cell>
            </table:table-row>
            <table:table-row>
              <table:table-cell office:value-type="string">
                <text:p>Column H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H17:Sheet1.H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umn H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H17:Sheet1.H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2.B1:Sheet2.I1 Sheet2.B3:Sheet2.I3" chart:data-source-has-labels="row" svg:x="0.32cm" svg:y="0.18cm" svg:width="13.652cm" svg:height="8.64cm">
          <chartooo:coordinate-region svg:x="1.312cm" svg:y="0.18cm" svg:width="12.66cm" svg:height="6.377cm"/>
          <chart:axis chart:dimension="x" chart:name="primary-x" chart:style-name="ch4" chartooo:axis-type="auto">
            <chartooo:date-scale/>
            <chart:categories table:cell-range-address="Sheet2.B1:Sheet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I3" chart:class="chart:bar">
            <chart:data-point chart:style-name="ch8"/>
            <chart:data-point chart:style-name="ch9"/>
            <chart:data-point/>
            <chart:data-point chart:style-name="ch8"/>
            <chart:data-point chart:style-name="ch9"/>
            <chart:data-point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3_iNap</text:p>
                <draw:g>
                  <svg:desc>Sheet2.B1:Sheet2.I1</svg:desc>
                </draw:g>
              </table:table-cell>
              <table:table-cell office:value-type="string">
                <text:p>kl3_HyPer</text:p>
              </table:table-cell>
              <table:table-cell office:value-type="string">
                <text:p/>
              </table:table-cell>
              <table:table-cell office:value-type="string">
                <text:p>G6GD_iNap</text:p>
              </table:table-cell>
              <table:table-cell office:value-type="string">
                <text:p>G6GD_iHyPer</text:p>
              </table:table-cell>
              <table:table-cell office:value-type="string">
                <text:p/>
              </table:table-cell>
              <table:table-cell office:value-type="string">
                <text:p>PGD_iNap</text:p>
              </table:table-cell>
              <table:table-cell office:value-type="string">
                <text:p>PGD_HyPer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135.1788796">
                <text:p>2135.1788796</text:p>
                <draw:g>
                  <svg:desc>Sheet2.B3:Sheet2.I3</svg:desc>
                </draw:g>
              </table:table-cell>
              <table:table-cell office:value-type="float" office:value="337.92188">
                <text:p>337.92188</text:p>
              </table:table-cell>
              <table:table-cell office:value-type="float" office:value="NaN">
                <text:p>NaN</text:p>
              </table:table-cell>
              <table:table-cell office:value-type="float" office:value="1709.339965">
                <text:p>1709.339965</text:p>
              </table:table-cell>
              <table:table-cell office:value-type="float" office:value="305.920745">
                <text:p>305.920745</text:p>
              </table:table-cell>
              <table:table-cell office:value-type="float" office:value="NaN">
                <text:p>NaN</text:p>
              </table:table-cell>
              <table:table-cell office:value-type="float" office:value="1779.96448">
                <text:p>1779.96448</text:p>
              </table:table-cell>
              <table:table-cell office:value-type="float" office:value="391.66275">
                <text:p>391.662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Sheet2.A1:Sheet2.A1 Sheet2.B4:Sheet2.B4 Sheet2.E4:Sheet2.E4 Sheet2.H4:Sheet2.H4" chart:data-source-has-labels="column" svg:x="0.32cm" svg:y="0.18cm" svg:width="13.07cm" svg:height="8.64cm">
          <chartooo:coordinate-region svg:x="0.756cm" svg:y="0.379cm" svg:width="12.63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:Sheet2.B4 Sheet2.E4:Sheet2.E4 Sheet2.H4:Sheet2.H4" chart:label-cell-address="Sheet2.A1:Sheet2.A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B3 Gal4</text:p>
                <draw:g>
                  <svg:desc>Sheet2.A1:Sheet2.A1</svg:desc>
                </draw:g>
              </table:table-cell>
              <table:table-cell office:value-type="float" office:value="6.64207998007521">
                <text:p>6.64207998007521</text:p>
                <draw:g>
                  <svg:desc>Sheet2.B4:Sheet2.B4 Sheet2.E4:Sheet2.E4 Sheet2.H4:Sheet2.H4</svg:desc>
                </draw:g>
              </table:table-cell>
              <table:table-cell office:value-type="float" office:value="6.79345684600511">
                <text:p>6.79345684600511</text:p>
              </table:table-cell>
              <table:table-cell office:value-type="float" office:value="5.27945389680175">
                <text:p>5.279453896801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Sheet2.A1:Sheet2.A1 Sheet2.B5:Sheet2.B5 Sheet2.E5:Sheet2.E5 Sheet2.H5:Sheet2.H5 Sheet2.X23:Sheet2.X23" chart:data-source-has-labels="row" svg:x="0.32cm" svg:y="0.18cm" svg:width="13.07cm" svg:height="8.64cm">
          <chartooo:coordinate-region svg:x="0.756cm" svg:y="0.379cm" svg:width="12.63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5:Sheet2.B5 Sheet2.E5:Sheet2.E5 Sheet2.H5:Sheet2.H5 Sheet2.X23:Sheet2.X23" chart:label-cell-address="Sheet2.A1:Sheet2.A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3 Gal4</text:p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3047233781328">
                <text:p>5.3047233781328</text:p>
                <draw:g>
                  <svg:desc>Sheet2.B5:Sheet2.B5 Sheet2.E5:Sheet2.E5 Sheet2.H5:Sheet2.H5 Sheet2.X23:Sheet2.X23</svg:desc>
                </draw:g>
              </table:table-cell>
            </table:table-row>
            <table:table-row>
              <table:table-cell office:value-type="string"/>
              <table:table-cell office:value-type="float" office:value="5.53216343970451">
                <text:p>5.53216343970451</text:p>
              </table:table-cell>
            </table:table-row>
            <table:table-row>
              <table:table-cell office:value-type="string"/>
              <table:table-cell office:value-type="float" office:value="4.72379682162277">
                <text:p>4.72379682162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2.B1:Sheet2.I1 Sheet2.B46:Sheet2.I46" chart:data-source-has-labels="row" svg:x="0.32cm" svg:y="0.18cm" svg:width="13.467cm" svg:height="8.64cm">
          <chartooo:coordinate-region svg:x="1.312cm" svg:y="0.18cm" svg:width="12.475cm" svg:height="6.377cm"/>
          <chart:axis chart:dimension="x" chart:name="primary-x" chart:style-name="ch4" chartooo:axis-type="auto">
            <chartooo:date-scale/>
            <chart:categories table:cell-range-address="Sheet2.B1:Sheet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46:Sheet2.I46" chart:class="chart:bar">
            <chart:data-point chart:style-name="ch8"/>
            <chart:data-point chart:style-name="ch9"/>
            <chart:data-point/>
            <chart:data-point chart:style-name="ch8"/>
            <chart:data-point chart:style-name="ch9"/>
            <chart:data-point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3_iNap</text:p>
                <draw:g>
                  <svg:desc>Sheet2.B1:Sheet2.I1</svg:desc>
                </draw:g>
              </table:table-cell>
              <table:table-cell office:value-type="string">
                <text:p>kl3_HyPer</text:p>
              </table:table-cell>
              <table:table-cell office:value-type="string">
                <text:p/>
              </table:table-cell>
              <table:table-cell office:value-type="string">
                <text:p>G6GD_iNap</text:p>
              </table:table-cell>
              <table:table-cell office:value-type="string">
                <text:p>G6GD_iHyPer</text:p>
              </table:table-cell>
              <table:table-cell office:value-type="string">
                <text:p/>
              </table:table-cell>
              <table:table-cell office:value-type="string">
                <text:p>PGD_iNap</text:p>
              </table:table-cell>
              <table:table-cell office:value-type="string">
                <text:p>PGD_HyPer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4312.40326962667">
                <text:p>4312.40326962667</text:p>
                <draw:g>
                  <svg:desc>Sheet2.B46:Sheet2.I46</svg:desc>
                </draw:g>
              </table:table-cell>
              <table:table-cell office:value-type="float" office:value="961.40939664">
                <text:p>961.40939664</text:p>
              </table:table-cell>
              <table:table-cell office:value-type="float" office:value="NaN">
                <text:p>NaN</text:p>
              </table:table-cell>
              <table:table-cell office:value-type="float" office:value="3841.4457907037">
                <text:p>3841.4457907037</text:p>
              </table:table-cell>
              <table:table-cell office:value-type="float" office:value="934.231813555556">
                <text:p>934.231813555556</text:p>
              </table:table-cell>
              <table:table-cell office:value-type="float" office:value="NaN">
                <text:p>NaN</text:p>
              </table:table-cell>
              <table:table-cell office:value-type="float" office:value="3942.86546778667">
                <text:p>3942.86546778667</text:p>
              </table:table-cell>
              <table:table-cell office:value-type="float" office:value="1021.64823429333">
                <text:p>1021.64823429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2.B1:Sheet2.C1 Sheet2.E1:Sheet2.F1 Sheet2.H1:Sheet2.I1 Sheet2.B47:Sheet2.C47 Sheet2.E47:Sheet2.F47 Sheet2.H47:Sheet2.I47" chart:data-source-has-labels="row" svg:x="0.32cm" svg:y="0.18cm" svg:width="13.467cm" svg:height="8.64cm">
          <chartooo:coordinate-region svg:x="1.312cm" svg:y="0.379cm" svg:width="12.475cm" svg:height="7.794cm"/>
          <chart:axis chart:dimension="x" chart:name="primary-x" chart:style-name="ch4" chartooo:axis-type="auto">
            <chartooo:date-scale/>
            <chart:categories table:cell-range-address="Sheet2.B1:Sheet2.C1 Sheet2.E1:Sheet2.F1 Sheet2.H1:Sheet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47:Sheet2.C47 Sheet2.E47:Sheet2.F47 Sheet2.H47:Sheet2.I47" chart:class="chart:bar">
            <chart:data-point chart:style-name="ch8"/>
            <chart:data-point chart:style-name="ch9"/>
            <chart:data-point chart:style-name="ch8"/>
            <chart:data-point chart:style-name="ch9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3_iNap</text:p>
                <draw:g>
                  <svg:desc>Sheet2.B1:Sheet2.C1 Sheet2.E1:Sheet2.F1 Sheet2.H1:Sheet2.I1</svg:desc>
                </draw:g>
              </table:table-cell>
              <table:table-cell office:value-type="string">
                <text:p>kl3_HyPer</text:p>
              </table:table-cell>
              <table:table-cell office:value-type="string">
                <text:p>G6GD_iNap</text:p>
              </table:table-cell>
              <table:table-cell office:value-type="string">
                <text:p>G6GD_iHyPer</text:p>
              </table:table-cell>
              <table:table-cell office:value-type="string">
                <text:p>PGD_iNap</text:p>
              </table:table-cell>
              <table:table-cell office:value-type="string">
                <text:p>PGD_HyPer</text:p>
              </table:table-cell>
            </table:table-row>
          </table:table-header-rows>
          <table:table-rows>
            <table:table-row>
              <table:table-cell office:value-type="string">
                <text:p>Row 47 Row 47 Row 47</text:p>
                <draw:g>
                  <svg:desc/>
                </draw:g>
              </table:table-cell>
              <table:table-cell office:value-type="float" office:value="4234.0787116">
                <text:p>4234.0787116</text:p>
                <draw:g>
                  <svg:desc>Sheet2.B47:Sheet2.C47 Sheet2.E47:Sheet2.F47 Sheet2.H47:Sheet2.I47</svg:desc>
                </draw:g>
              </table:table-cell>
              <table:table-cell office:value-type="float" office:value="1032.26904">
                <text:p>1032.26904</text:p>
              </table:table-cell>
              <table:table-cell office:value-type="float" office:value="3469.677125">
                <text:p>3469.677125</text:p>
              </table:table-cell>
              <table:table-cell office:value-type="float" office:value="992.58853">
                <text:p>992.58853</text:p>
              </table:table-cell>
              <table:table-cell office:value-type="float" office:value="4356.52344">
                <text:p>4356.52344</text:p>
              </table:table-cell>
              <table:table-cell office:value-type="float" office:value="1007.06781">
                <text:p>1007.067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7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61cm" svg:y="3.804cm" style:legend-expansion="high" chart:style-name="ch2"/>
        <chart:plot-area chart:style-name="ch3" table:cell-range-address="Sheet2.B48:Sheet2.B48 Sheet2.E48:Sheet2.E48 Sheet2.H48:Sheet2.H48" svg:x="0.32cm" svg:y="0.18cm" svg:width="11.721cm" svg:height="8.64cm">
          <chartooo:coordinate-region svg:x="0.756cm" svg:y="0.379cm" svg:width="11.2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8:Sheet2.B48 Sheet2.E48:Sheet2.E48 Sheet2.H48:Sheet2.H4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57216130193719">
                <text:p>4.57216130193719</text:p>
                <draw:g>
                  <svg:desc>Sheet2.B48:Sheet2.B48 Sheet2.E48:Sheet2.E48 Sheet2.H48:Sheet2.H48</svg:desc>
                </draw:g>
              </table:table-cell>
              <table:table-cell office:value-type="float" office:value="4.26699030587526">
                <text:p>4.26699030587526</text:p>
              </table:table-cell>
              <table:table-cell office:value-type="float" office:value="3.98801488295273">
                <text:p>3.9880148829527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55cm" svg:y="3.804cm" style:legend-expansion="high" chart:style-name="ch2"/>
        <chart:plot-area chart:style-name="ch3" table:cell-range-address="Sheet2.B49:Sheet2.B49 Sheet2.E49:Sheet2.E49 Sheet2.H49:Sheet2.H49 Sheet2.Z51:Sheet2.Z51" chart:data-source-has-labels="row" svg:x="0.32cm" svg:y="0.18cm" svg:width="11.615cm" svg:height="8.64cm">
          <chartooo:coordinate-region svg:x="0.756cm" svg:y="0.379cm" svg:width="11.17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9:Sheet2.B49 Sheet2.E49:Sheet2.E49 Sheet2.H49:Sheet2.H49 Sheet2.Z51:Sheet2.Z5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84382000059967">
                <text:p>3.84382000059967</text:p>
                <draw:g>
                  <svg:desc>Sheet2.B49:Sheet2.B49 Sheet2.E49:Sheet2.E49 Sheet2.H49:Sheet2.H49 Sheet2.Z51:Sheet2.Z51</svg:desc>
                </draw:g>
              </table:table-cell>
            </table:table-row>
            <table:table-row>
              <table:table-cell office:value-type="string"/>
              <table:table-cell office:value-type="float" office:value="3.80184398028801">
                <text:p>3.80184398028801</text:p>
              </table:table-cell>
            </table:table-row>
            <table:table-row>
              <table:table-cell office:value-type="string"/>
              <table:table-cell office:value-type="float" office:value="3.98005935888122">
                <text:p>3.98005935888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  <style:graphic-properties svg:stroke-color="#ff420e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  <style:graphic-properties svg:stroke-color="#ffd320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  <style:graphic-properties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0.167cm" svg:height="28.218cm" xlink:href=".." xlink:type="simple" chart:class="chart:bar" chart:style-name="ch1">
        <chart:legend chart:legend-position="end" svg:x="44.563cm" svg:y="12.067cm" style:legend-expansion="high" chart:style-name="ch2"/>
        <chart:plot-area chart:style-name="ch3" table:cell-range-address="Sheet3.A2:Sheet3.D257" svg:x="1.003cm" svg:y="0.564cm" svg:width="42.557cm" svg:height="27.09cm">
          <chartooo:coordinate-region svg:x="2.18cm" svg:y="0.685cm" svg:width="41.38cm" svg:height="25.9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2:Sheet3.A257" chart:class="chart:bar">
            <chart:data-point chart:repeated="256"/>
          </chart:series>
          <chart:series chart:style-name="ch8" chart:values-cell-range-address="Sheet3.B2:Sheet3.B257" chart:class="chart:bar">
            <chart:regression-curve chart:style-name="ch9"/>
            <chart:data-point chart:repeated="256"/>
          </chart:series>
          <chart:series chart:style-name="ch10" chart:values-cell-range-address="Sheet3.C2:Sheet3.C257" chart:class="chart:bar">
            <chart:regression-curve chart:style-name="ch11"/>
            <chart:data-point chart:repeated="40"/>
            <chart:data-point chart:style-name="ch12"/>
            <chart:data-point chart:repeated="215"/>
          </chart:series>
          <chart:series chart:style-name="ch13" chart:values-cell-range-address="Sheet3.D2:Sheet3.D257" chart:class="chart:bar">
            <chart:regression-curve chart:style-name="ch14"/>
            <chart:regression-curve chart:style-name="ch14"/>
            <chart:data-point chart:repeated="25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257</svg:desc>
                </draw:g>
              </table:table-cell>
              <table:table-cell office:value-type="float" office:value="2410.48">
                <text:p>2410.48</text:p>
                <draw:g>
                  <svg:desc>Sheet3.B2:Sheet3.B257</svg:desc>
                </draw:g>
              </table:table-cell>
              <table:table-cell office:value-type="float" office:value="567.611111111111">
                <text:p>567.611111111111</text:p>
                <draw:g>
                  <svg:desc>Sheet3.C2:Sheet3.C257</svg:desc>
                </draw:g>
              </table:table-cell>
              <table:table-cell office:value-type="float" office:value="6082.76">
                <text:p>6082.76</text:p>
                <draw:g>
                  <svg:desc>Sheet3.D2:Sheet3.D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5">
                <text:p>325</text:p>
              </table:table-cell>
              <table:table-cell office:value-type="float" office:value="257.111111111111">
                <text:p>257.111111111111</text:p>
              </table:table-cell>
              <table:table-cell office:value-type="float" office:value="1192.68">
                <text:p>1192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0.96">
                <text:p>390.96</text:p>
              </table:table-cell>
              <table:table-cell office:value-type="float" office:value="367">
                <text:p>367</text:p>
              </table:table-cell>
              <table:table-cell office:value-type="float" office:value="1368.88">
                <text:p>1368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41">
                <text:p>541</text:p>
              </table:table-cell>
              <table:table-cell office:value-type="float" office:value="558.944444444444">
                <text:p>558.944444444444</text:p>
              </table:table-cell>
              <table:table-cell office:value-type="float" office:value="1584.4">
                <text:p>158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96.48">
                <text:p>896.48</text:p>
              </table:table-cell>
              <table:table-cell office:value-type="float" office:value="791.722222222222">
                <text:p>791.722222222222</text:p>
              </table:table-cell>
              <table:table-cell office:value-type="float" office:value="2721.16">
                <text:p>2721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30.24">
                <text:p>1030.24</text:p>
              </table:table-cell>
              <table:table-cell office:value-type="float" office:value="1182.94444444444">
                <text:p>1182.94444444444</text:p>
              </table:table-cell>
              <table:table-cell office:value-type="float" office:value="2204.72">
                <text:p>2204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09.32">
                <text:p>1409.32</text:p>
              </table:table-cell>
              <table:table-cell office:value-type="float" office:value="1652.05555555556">
                <text:p>1652.05555555556</text:p>
              </table:table-cell>
              <table:table-cell office:value-type="float" office:value="2510.88">
                <text:p>251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78.32">
                <text:p>1978.32</text:p>
              </table:table-cell>
              <table:table-cell office:value-type="float" office:value="2291.44444444444">
                <text:p>2291.44444444444</text:p>
              </table:table-cell>
              <table:table-cell office:value-type="float" office:value="2875.88">
                <text:p>2875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938.8">
                <text:p>2938.8</text:p>
              </table:table-cell>
              <table:table-cell office:value-type="float" office:value="3071.5">
                <text:p>3071.5</text:p>
              </table:table-cell>
              <table:table-cell office:value-type="float" office:value="3224.48">
                <text:p>3224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95.12">
                <text:p>3495.12</text:p>
              </table:table-cell>
              <table:table-cell office:value-type="float" office:value="4021.55555555556">
                <text:p>4021.55555555556</text:p>
              </table:table-cell>
              <table:table-cell office:value-type="float" office:value="5310.8">
                <text:p>531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634.72">
                <text:p>4634.72</text:p>
              </table:table-cell>
              <table:table-cell office:value-type="float" office:value="5295.16666666667">
                <text:p>5295.16666666667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871.84">
                <text:p>5871.84</text:p>
              </table:table-cell>
              <table:table-cell office:value-type="float" office:value="6724.5">
                <text:p>6724.5</text:p>
              </table:table-cell>
              <table:table-cell office:value-type="float" office:value="5058.16">
                <text:p>5058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853.52">
                <text:p>7853.52</text:p>
              </table:table-cell>
              <table:table-cell office:value-type="float" office:value="8428.5">
                <text:p>8428.5</text:p>
              </table:table-cell>
              <table:table-cell office:value-type="float" office:value="5540.28">
                <text:p>5540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870.88">
                <text:p>8870.88</text:p>
              </table:table-cell>
              <table:table-cell office:value-type="float" office:value="10319.4444444444">
                <text:p>10319.4444444444</text:p>
              </table:table-cell>
              <table:table-cell office:value-type="float" office:value="6536.76">
                <text:p>6536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23.44">
                <text:p>10923.44</text:p>
              </table:table-cell>
              <table:table-cell office:value-type="float" office:value="12534.5">
                <text:p>12534.5</text:p>
              </table:table-cell>
              <table:table-cell office:value-type="float" office:value="9782.4">
                <text:p>978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567.36">
                <text:p>12567.36</text:p>
              </table:table-cell>
              <table:table-cell office:value-type="float" office:value="14958.5">
                <text:p>14958.5</text:p>
              </table:table-cell>
              <table:table-cell office:value-type="float" office:value="8720.88">
                <text:p>8720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782.56">
                <text:p>14782.56</text:p>
              </table:table-cell>
              <table:table-cell office:value-type="float" office:value="17326.1666666667">
                <text:p>17326.1666666667</text:p>
              </table:table-cell>
              <table:table-cell office:value-type="float" office:value="9983.84">
                <text:p>9983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477.6">
                <text:p>16477.6</text:p>
              </table:table-cell>
              <table:table-cell office:value-type="float" office:value="20060.1111111111">
                <text:p>20060.1111111111</text:p>
              </table:table-cell>
              <table:table-cell office:value-type="float" office:value="11233.12">
                <text:p>11233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610.8">
                <text:p>18610.8</text:p>
              </table:table-cell>
              <table:table-cell office:value-type="float" office:value="22389.3333333333">
                <text:p>22389.3333333333</text:p>
              </table:table-cell>
              <table:table-cell office:value-type="float" office:value="13033.4">
                <text:p>13033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916.56">
                <text:p>19916.56</text:p>
              </table:table-cell>
              <table:table-cell office:value-type="float" office:value="25953.3888888889">
                <text:p>25953.3888888889</text:p>
              </table:table-cell>
              <table:table-cell office:value-type="float" office:value="17231.32">
                <text:p>17231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415.4">
                <text:p>22415.4</text:p>
              </table:table-cell>
              <table:table-cell office:value-type="float" office:value="28664.5555555556">
                <text:p>28664.5555555556</text:p>
              </table:table-cell>
              <table:table-cell office:value-type="float" office:value="16369.2">
                <text:p>16369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987.16">
                <text:p>23987.16</text:p>
              </table:table-cell>
              <table:table-cell office:value-type="float" office:value="31914.9444444444">
                <text:p>31914.9444444444</text:p>
              </table:table-cell>
              <table:table-cell office:value-type="float" office:value="18000.84">
                <text:p>18000.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370.4">
                <text:p>25370.4</text:p>
              </table:table-cell>
              <table:table-cell office:value-type="float" office:value="35107.1666666667">
                <text:p>35107.1666666667</text:p>
              </table:table-cell>
              <table:table-cell office:value-type="float" office:value="20276.96">
                <text:p>20276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873.28">
                <text:p>26873.28</text:p>
              </table:table-cell>
              <table:table-cell office:value-type="float" office:value="38374.3333333333">
                <text:p>38374.3333333333</text:p>
              </table:table-cell>
              <table:table-cell office:value-type="float" office:value="22393.72">
                <text:p>22393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9974.44">
                <text:p>29974.44</text:p>
              </table:table-cell>
              <table:table-cell office:value-type="float" office:value="40529.0555555556">
                <text:p>40529.0555555556</text:p>
              </table:table-cell>
              <table:table-cell office:value-type="float" office:value="27039.48">
                <text:p>27039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011.36">
                <text:p>30011.36</text:p>
              </table:table-cell>
              <table:table-cell office:value-type="float" office:value="41044.7222222222">
                <text:p>41044.7222222222</text:p>
              </table:table-cell>
              <table:table-cell office:value-type="float" office:value="26107.64">
                <text:p>26107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1841.48">
                <text:p>31841.48</text:p>
              </table:table-cell>
              <table:table-cell office:value-type="float" office:value="46613.6666666667">
                <text:p>46613.6666666667</text:p>
              </table:table-cell>
              <table:table-cell office:value-type="float" office:value="29049.24">
                <text:p>29049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3491.56">
                <text:p>33491.56</text:p>
              </table:table-cell>
              <table:table-cell office:value-type="float" office:value="49558.5555555556">
                <text:p>49558.5555555556</text:p>
              </table:table-cell>
              <table:table-cell office:value-type="float" office:value="30345.04">
                <text:p>30345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6651.56">
                <text:p>36651.56</text:p>
              </table:table-cell>
              <table:table-cell office:value-type="float" office:value="52261.1666666667">
                <text:p>52261.1666666667</text:p>
              </table:table-cell>
              <table:table-cell office:value-type="float" office:value="32567.96">
                <text:p>32567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5157.28">
                <text:p>35157.28</text:p>
              </table:table-cell>
              <table:table-cell office:value-type="float" office:value="53551.7777777778">
                <text:p>53551.7777777778</text:p>
              </table:table-cell>
              <table:table-cell office:value-type="float" office:value="36809.44">
                <text:p>36809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9635">
                <text:p>39635</text:p>
              </table:table-cell>
              <table:table-cell office:value-type="float" office:value="57163.6666666667">
                <text:p>57163.6666666667</text:p>
              </table:table-cell>
              <table:table-cell office:value-type="float" office:value="38475.68">
                <text:p>38475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9158.2">
                <text:p>39158.2</text:p>
              </table:table-cell>
              <table:table-cell office:value-type="float" office:value="59208">
                <text:p>59208</text:p>
              </table:table-cell>
              <table:table-cell office:value-type="float" office:value="37657.16">
                <text:p>37657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1417.36">
                <text:p>41417.36</text:p>
              </table:table-cell>
              <table:table-cell office:value-type="float" office:value="59846">
                <text:p>59846</text:p>
              </table:table-cell>
              <table:table-cell office:value-type="float" office:value="42069.12">
                <text:p>42069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2095.64">
                <text:p>42095.64</text:p>
              </table:table-cell>
              <table:table-cell office:value-type="float" office:value="63530.3333333333">
                <text:p>63530.3333333333</text:p>
              </table:table-cell>
              <table:table-cell office:value-type="float" office:value="42343.24">
                <text:p>42343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2576.52">
                <text:p>42576.52</text:p>
              </table:table-cell>
              <table:table-cell office:value-type="float" office:value="63073.6666666667">
                <text:p>63073.6666666667</text:p>
              </table:table-cell>
              <table:table-cell office:value-type="float" office:value="48633.84">
                <text:p>48633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4044.04">
                <text:p>44044.04</text:p>
              </table:table-cell>
              <table:table-cell office:value-type="float" office:value="65830.0555555556">
                <text:p>65830.0555555556</text:p>
              </table:table-cell>
              <table:table-cell office:value-type="float" office:value="46024.28">
                <text:p>46024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6505.12">
                <text:p>46505.12</text:p>
              </table:table-cell>
              <table:table-cell office:value-type="float" office:value="65008.8888888889">
                <text:p>65008.8888888889</text:p>
              </table:table-cell>
              <table:table-cell office:value-type="float" office:value="46837.76">
                <text:p>46837.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6199">
                <text:p>46199</text:p>
              </table:table-cell>
              <table:table-cell office:value-type="float" office:value="66824.8333333333">
                <text:p>66824.8333333333</text:p>
              </table:table-cell>
              <table:table-cell office:value-type="float" office:value="50931">
                <text:p>50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7198.12">
                <text:p>47198.12</text:p>
              </table:table-cell>
              <table:table-cell office:value-type="float" office:value="69658.6666666667">
                <text:p>69658.6666666667</text:p>
              </table:table-cell>
              <table:table-cell office:value-type="float" office:value="50084.88">
                <text:p>50084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6299.64">
                <text:p>46299.64</text:p>
              </table:table-cell>
              <table:table-cell office:value-type="float" office:value="66989">
                <text:p>66989</text:p>
              </table:table-cell>
              <table:table-cell office:value-type="float" office:value="54133.4">
                <text:p>5413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9225.8">
                <text:p>49225.8</text:p>
              </table:table-cell>
              <table:table-cell office:value-type="float" office:value="68347.8333333333">
                <text:p>68347.8333333333</text:p>
              </table:table-cell>
              <table:table-cell office:value-type="float" office:value="53207.04">
                <text:p>53207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8532.2">
                <text:p>48532.2</text:p>
              </table:table-cell>
              <table:table-cell office:value-type="float" office:value="67507.5555555556">
                <text:p>67507.5555555556</text:p>
              </table:table-cell>
              <table:table-cell office:value-type="float" office:value="53330.32">
                <text:p>53330.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9586.8">
                <text:p>49586.8</text:p>
              </table:table-cell>
              <table:table-cell office:value-type="float" office:value="69874.3888888889">
                <text:p>69874.3888888889</text:p>
              </table:table-cell>
              <table:table-cell office:value-type="float" office:value="53418.16">
                <text:p>53418.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8745">
                <text:p>48745</text:p>
              </table:table-cell>
              <table:table-cell office:value-type="float" office:value="65220.4444444444">
                <text:p>65220.4444444444</text:p>
              </table:table-cell>
              <table:table-cell office:value-type="float" office:value="55339.28">
                <text:p>55339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238.28">
                <text:p>52238.28</text:p>
              </table:table-cell>
              <table:table-cell office:value-type="float" office:value="67219.9444444444">
                <text:p>67219.9444444444</text:p>
              </table:table-cell>
              <table:table-cell office:value-type="float" office:value="57003.64">
                <text:p>57003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0643.08">
                <text:p>50643.08</text:p>
              </table:table-cell>
              <table:table-cell office:value-type="float" office:value="66933.4444444444">
                <text:p>66933.4444444444</text:p>
              </table:table-cell>
              <table:table-cell office:value-type="float" office:value="57619.8">
                <text:p>5761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9886.4">
                <text:p>49886.4</text:p>
              </table:table-cell>
              <table:table-cell office:value-type="float" office:value="66830.2222222222">
                <text:p>66830.2222222222</text:p>
              </table:table-cell>
              <table:table-cell office:value-type="float" office:value="56143.6">
                <text:p>5614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244.52">
                <text:p>50244.52</text:p>
              </table:table-cell>
              <table:table-cell office:value-type="float" office:value="65923.6111111111">
                <text:p>65923.6111111111</text:p>
              </table:table-cell>
              <table:table-cell office:value-type="float" office:value="58422.2">
                <text:p>5842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5335.56">
                <text:p>55335.56</text:p>
              </table:table-cell>
              <table:table-cell office:value-type="float" office:value="62820">
                <text:p>62820</text:p>
              </table:table-cell>
              <table:table-cell office:value-type="float" office:value="56905.56">
                <text:p>56905.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733.16">
                <text:p>49733.16</text:p>
              </table:table-cell>
              <table:table-cell office:value-type="float" office:value="63559.8888888889">
                <text:p>63559.8888888889</text:p>
              </table:table-cell>
              <table:table-cell office:value-type="float" office:value="58697.52">
                <text:p>58697.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4456.04">
                <text:p>54456.04</text:p>
              </table:table-cell>
              <table:table-cell office:value-type="float" office:value="62807.2222222222">
                <text:p>62807.2222222222</text:p>
              </table:table-cell>
              <table:table-cell office:value-type="float" office:value="58245.48">
                <text:p>58245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0992.16">
                <text:p>50992.16</text:p>
              </table:table-cell>
              <table:table-cell office:value-type="float" office:value="63139.5">
                <text:p>63139.5</text:p>
              </table:table-cell>
              <table:table-cell office:value-type="float" office:value="57522.08">
                <text:p>57522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907.68">
                <text:p>54907.68</text:p>
              </table:table-cell>
              <table:table-cell office:value-type="float" office:value="60060.8888888889">
                <text:p>60060.8888888889</text:p>
              </table:table-cell>
              <table:table-cell office:value-type="float" office:value="57839.8">
                <text:p>57839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1400.44">
                <text:p>51400.44</text:p>
              </table:table-cell>
              <table:table-cell office:value-type="float" office:value="58621.6666666667">
                <text:p>58621.6666666667</text:p>
              </table:table-cell>
              <table:table-cell office:value-type="float" office:value="59562.28">
                <text:p>59562.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835.72">
                <text:p>54835.72</text:p>
              </table:table-cell>
              <table:table-cell office:value-type="float" office:value="60671.0555555556">
                <text:p>60671.0555555556</text:p>
              </table:table-cell>
              <table:table-cell office:value-type="float" office:value="57147.8">
                <text:p>57147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2991.48">
                <text:p>52991.48</text:p>
              </table:table-cell>
              <table:table-cell office:value-type="float" office:value="58964.8888888889">
                <text:p>58964.8888888889</text:p>
              </table:table-cell>
              <table:table-cell office:value-type="float" office:value="58822.32">
                <text:p>58822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4577.16">
                <text:p>54577.16</text:p>
              </table:table-cell>
              <table:table-cell office:value-type="float" office:value="56328.6666666667">
                <text:p>56328.6666666667</text:p>
              </table:table-cell>
              <table:table-cell office:value-type="float" office:value="55327.44">
                <text:p>55327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532.92">
                <text:p>50532.92</text:p>
              </table:table-cell>
              <table:table-cell office:value-type="float" office:value="55044.2777777778">
                <text:p>55044.2777777778</text:p>
              </table:table-cell>
              <table:table-cell office:value-type="float" office:value="57516.68">
                <text:p>57516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5208.6">
                <text:p>55208.6</text:p>
              </table:table-cell>
              <table:table-cell office:value-type="float" office:value="56726.5">
                <text:p>56726.5</text:p>
              </table:table-cell>
              <table:table-cell office:value-type="float" office:value="58625.52">
                <text:p>58625.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380.8">
                <text:p>50380.8</text:p>
              </table:table-cell>
              <table:table-cell office:value-type="float" office:value="53668.7777777778">
                <text:p>53668.7777777778</text:p>
              </table:table-cell>
              <table:table-cell office:value-type="float" office:value="54415.16">
                <text:p>54415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8472.72">
                <text:p>58472.72</text:p>
              </table:table-cell>
              <table:table-cell office:value-type="float" office:value="52778.3333333333">
                <text:p>52778.3333333333</text:p>
              </table:table-cell>
              <table:table-cell office:value-type="float" office:value="55405.6">
                <text:p>55405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426.96">
                <text:p>51426.96</text:p>
              </table:table-cell>
              <table:table-cell office:value-type="float" office:value="53610.2222222222">
                <text:p>53610.2222222222</text:p>
              </table:table-cell>
              <table:table-cell office:value-type="float" office:value="57967.36">
                <text:p>57967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2486.12">
                <text:p>52486.12</text:p>
              </table:table-cell>
              <table:table-cell office:value-type="float" office:value="51533.3333333333">
                <text:p>51533.3333333333</text:p>
              </table:table-cell>
              <table:table-cell office:value-type="float" office:value="57503.84">
                <text:p>57503.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8963.92">
                <text:p>48963.92</text:p>
              </table:table-cell>
              <table:table-cell office:value-type="float" office:value="50246.5555555556">
                <text:p>50246.5555555556</text:p>
              </table:table-cell>
              <table:table-cell office:value-type="float" office:value="53226.68">
                <text:p>53226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3415.68">
                <text:p>53415.68</text:p>
              </table:table-cell>
              <table:table-cell office:value-type="float" office:value="48289.1111111111">
                <text:p>48289.1111111111</text:p>
              </table:table-cell>
              <table:table-cell office:value-type="float" office:value="56117">
                <text:p>56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2907.36">
                <text:p>52907.36</text:p>
              </table:table-cell>
              <table:table-cell office:value-type="float" office:value="48944">
                <text:p>48944</text:p>
              </table:table-cell>
              <table:table-cell office:value-type="float" office:value="54183.12">
                <text:p>54183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616.88">
                <text:p>50616.88</text:p>
              </table:table-cell>
              <table:table-cell office:value-type="float" office:value="48217.4444444444">
                <text:p>48217.4444444444</text:p>
              </table:table-cell>
              <table:table-cell office:value-type="float" office:value="56375.52">
                <text:p>56375.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2182.72">
                <text:p>52182.72</text:p>
              </table:table-cell>
              <table:table-cell office:value-type="float" office:value="46663.7222222222">
                <text:p>46663.7222222222</text:p>
              </table:table-cell>
              <table:table-cell office:value-type="float" office:value="52939.72">
                <text:p>52939.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2539.56">
                <text:p>52539.56</text:p>
              </table:table-cell>
              <table:table-cell office:value-type="float" office:value="47016.6666666667">
                <text:p>47016.6666666667</text:p>
              </table:table-cell>
              <table:table-cell office:value-type="float" office:value="53468.68">
                <text:p>53468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9195.92">
                <text:p>49195.92</text:p>
              </table:table-cell>
              <table:table-cell office:value-type="float" office:value="45827.6111111111">
                <text:p>45827.6111111111</text:p>
              </table:table-cell>
              <table:table-cell office:value-type="float" office:value="54145.48">
                <text:p>54145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0290.8">
                <text:p>50290.8</text:p>
              </table:table-cell>
              <table:table-cell office:value-type="float" office:value="43907.3888888889">
                <text:p>43907.3888888889</text:p>
              </table:table-cell>
              <table:table-cell office:value-type="float" office:value="52497.76">
                <text:p>52497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8370.84">
                <text:p>48370.84</text:p>
              </table:table-cell>
              <table:table-cell office:value-type="float" office:value="42479.8333333333">
                <text:p>42479.8333333333</text:p>
              </table:table-cell>
              <table:table-cell office:value-type="float" office:value="50317.36">
                <text:p>50317.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9323">
                <text:p>49323</text:p>
              </table:table-cell>
              <table:table-cell office:value-type="float" office:value="43656.3333333333">
                <text:p>43656.3333333333</text:p>
              </table:table-cell>
              <table:table-cell office:value-type="float" office:value="52369.16">
                <text:p>52369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0414.32">
                <text:p>50414.32</text:p>
              </table:table-cell>
              <table:table-cell office:value-type="float" office:value="40261.3333333333">
                <text:p>40261.3333333333</text:p>
              </table:table-cell>
              <table:table-cell office:value-type="float" office:value="49032.88">
                <text:p>49032.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6693.32">
                <text:p>46693.32</text:p>
              </table:table-cell>
              <table:table-cell office:value-type="float" office:value="41235.5555555556">
                <text:p>41235.5555555556</text:p>
              </table:table-cell>
              <table:table-cell office:value-type="float" office:value="49698.04">
                <text:p>49698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914.48">
                <text:p>45914.48</text:p>
              </table:table-cell>
              <table:table-cell office:value-type="float" office:value="39867">
                <text:p>39867</text:p>
              </table:table-cell>
              <table:table-cell office:value-type="float" office:value="50118.36">
                <text:p>50118.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7004.76">
                <text:p>47004.76</text:p>
              </table:table-cell>
              <table:table-cell office:value-type="float" office:value="41160.9444444444">
                <text:p>41160.9444444444</text:p>
              </table:table-cell>
              <table:table-cell office:value-type="float" office:value="49464">
                <text:p>49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5108">
                <text:p>45108</text:p>
              </table:table-cell>
              <table:table-cell office:value-type="float" office:value="39208.6666666667">
                <text:p>39208.6666666667</text:p>
              </table:table-cell>
              <table:table-cell office:value-type="float" office:value="49131.28">
                <text:p>49131.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5318.24">
                <text:p>45318.24</text:p>
              </table:table-cell>
              <table:table-cell office:value-type="float" office:value="36704.3333333333">
                <text:p>36704.3333333333</text:p>
              </table:table-cell>
              <table:table-cell office:value-type="float" office:value="46510.24">
                <text:p>46510.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051.12">
                <text:p>44051.12</text:p>
              </table:table-cell>
              <table:table-cell office:value-type="float" office:value="36547.6666666667">
                <text:p>36547.6666666667</text:p>
              </table:table-cell>
              <table:table-cell office:value-type="float" office:value="47964.96">
                <text:p>47964.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4950.44">
                <text:p>44950.44</text:p>
              </table:table-cell>
              <table:table-cell office:value-type="float" office:value="35426.7777777778">
                <text:p>35426.7777777778</text:p>
              </table:table-cell>
              <table:table-cell office:value-type="float" office:value="45916.04">
                <text:p>4591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1577.28">
                <text:p>41577.28</text:p>
              </table:table-cell>
              <table:table-cell office:value-type="float" office:value="36233.7777777778">
                <text:p>36233.7777777778</text:p>
              </table:table-cell>
              <table:table-cell office:value-type="float" office:value="46603.48">
                <text:p>46603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1946.6">
                <text:p>41946.6</text:p>
              </table:table-cell>
              <table:table-cell office:value-type="float" office:value="35558.7777777778">
                <text:p>35558.7777777778</text:p>
              </table:table-cell>
              <table:table-cell office:value-type="float" office:value="44331.88">
                <text:p>44331.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1211.64">
                <text:p>41211.64</text:p>
              </table:table-cell>
              <table:table-cell office:value-type="float" office:value="34845.2777777778">
                <text:p>34845.2777777778</text:p>
              </table:table-cell>
              <table:table-cell office:value-type="float" office:value="46169.56">
                <text:p>46169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1325.64">
                <text:p>41325.64</text:p>
              </table:table-cell>
              <table:table-cell office:value-type="float" office:value="34179">
                <text:p>34179</text:p>
              </table:table-cell>
              <table:table-cell office:value-type="float" office:value="43472">
                <text:p>43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9874.48">
                <text:p>39874.48</text:p>
              </table:table-cell>
              <table:table-cell office:value-type="float" office:value="32387.1666666667">
                <text:p>32387.1666666667</text:p>
              </table:table-cell>
              <table:table-cell office:value-type="float" office:value="39146.8">
                <text:p>39146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0020.6">
                <text:p>40020.6</text:p>
              </table:table-cell>
              <table:table-cell office:value-type="float" office:value="32548.8333333333">
                <text:p>32548.8333333333</text:p>
              </table:table-cell>
              <table:table-cell office:value-type="float" office:value="42095.76">
                <text:p>42095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5548.28">
                <text:p>35548.28</text:p>
              </table:table-cell>
              <table:table-cell office:value-type="float" office:value="31166.9444444444">
                <text:p>31166.9444444444</text:p>
              </table:table-cell>
              <table:table-cell office:value-type="float" office:value="40955.04">
                <text:p>40955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9935.6">
                <text:p>39935.6</text:p>
              </table:table-cell>
              <table:table-cell office:value-type="float" office:value="30815.4444444444">
                <text:p>30815.4444444444</text:p>
              </table:table-cell>
              <table:table-cell office:value-type="float" office:value="40761.04">
                <text:p>40761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5177.96">
                <text:p>35177.96</text:p>
              </table:table-cell>
              <table:table-cell office:value-type="float" office:value="31199.7222222222">
                <text:p>31199.7222222222</text:p>
              </table:table-cell>
              <table:table-cell office:value-type="float" office:value="41075.8">
                <text:p>41075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6718.8">
                <text:p>36718.8</text:p>
              </table:table-cell>
              <table:table-cell office:value-type="float" office:value="30163.6111111111">
                <text:p>30163.6111111111</text:p>
              </table:table-cell>
              <table:table-cell office:value-type="float" office:value="38501.6">
                <text:p>38501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6425.16">
                <text:p>36425.16</text:p>
              </table:table-cell>
              <table:table-cell office:value-type="float" office:value="28727.4444444444">
                <text:p>28727.4444444444</text:p>
              </table:table-cell>
              <table:table-cell office:value-type="float" office:value="38600.4">
                <text:p>38600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5469.8">
                <text:p>35469.8</text:p>
              </table:table-cell>
              <table:table-cell office:value-type="float" office:value="28766.8333333333">
                <text:p>28766.8333333333</text:p>
              </table:table-cell>
              <table:table-cell office:value-type="float" office:value="37427">
                <text:p>374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3513.84">
                <text:p>33513.84</text:p>
              </table:table-cell>
              <table:table-cell office:value-type="float" office:value="28198.3333333333">
                <text:p>28198.3333333333</text:p>
              </table:table-cell>
              <table:table-cell office:value-type="float" office:value="36530.08">
                <text:p>36530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3090.76">
                <text:p>33090.76</text:p>
              </table:table-cell>
              <table:table-cell office:value-type="float" office:value="27030.6666666667">
                <text:p>27030.6666666667</text:p>
              </table:table-cell>
              <table:table-cell office:value-type="float" office:value="37171.44">
                <text:p>37171.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0826.56">
                <text:p>30826.56</text:p>
              </table:table-cell>
              <table:table-cell office:value-type="float" office:value="26479.5555555556">
                <text:p>26479.5555555556</text:p>
              </table:table-cell>
              <table:table-cell office:value-type="float" office:value="34613.68">
                <text:p>34613.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2695.32">
                <text:p>32695.32</text:p>
              </table:table-cell>
              <table:table-cell office:value-type="float" office:value="26732.8888888889">
                <text:p>26732.8888888889</text:p>
              </table:table-cell>
              <table:table-cell office:value-type="float" office:value="35947.88">
                <text:p>35947.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1749.12">
                <text:p>31749.12</text:p>
              </table:table-cell>
              <table:table-cell office:value-type="float" office:value="25510.8333333333">
                <text:p>25510.8333333333</text:p>
              </table:table-cell>
              <table:table-cell office:value-type="float" office:value="33548.72">
                <text:p>33548.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0604.4">
                <text:p>30604.4</text:p>
              </table:table-cell>
              <table:table-cell office:value-type="float" office:value="24636">
                <text:p>24636</text:p>
              </table:table-cell>
              <table:table-cell office:value-type="float" office:value="32930.68">
                <text:p>32930.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8047.16">
                <text:p>28047.16</text:p>
              </table:table-cell>
              <table:table-cell office:value-type="float" office:value="23483.4444444444">
                <text:p>23483.4444444444</text:p>
              </table:table-cell>
              <table:table-cell office:value-type="float" office:value="30910.8">
                <text:p>3091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9856.48">
                <text:p>29856.48</text:p>
              </table:table-cell>
              <table:table-cell office:value-type="float" office:value="24165.7777777778">
                <text:p>24165.7777777778</text:p>
              </table:table-cell>
              <table:table-cell office:value-type="float" office:value="33101">
                <text:p>33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7889.36">
                <text:p>27889.36</text:p>
              </table:table-cell>
              <table:table-cell office:value-type="float" office:value="22129.6666666667">
                <text:p>22129.6666666667</text:p>
              </table:table-cell>
              <table:table-cell office:value-type="float" office:value="31386.32">
                <text:p>31386.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7788.28">
                <text:p>27788.28</text:p>
              </table:table-cell>
              <table:table-cell office:value-type="float" office:value="22831">
                <text:p>22831</text:p>
              </table:table-cell>
              <table:table-cell office:value-type="float" office:value="30594.68">
                <text:p>30594.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7882.64">
                <text:p>27882.64</text:p>
              </table:table-cell>
              <table:table-cell office:value-type="float" office:value="22508.1111111111">
                <text:p>22508.1111111111</text:p>
              </table:table-cell>
              <table:table-cell office:value-type="float" office:value="30760.92">
                <text:p>30760.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6318.16">
                <text:p>26318.16</text:p>
              </table:table-cell>
              <table:table-cell office:value-type="float" office:value="21304.8888888889">
                <text:p>21304.8888888889</text:p>
              </table:table-cell>
              <table:table-cell office:value-type="float" office:value="29514.44">
                <text:p>29514.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5254.56">
                <text:p>25254.56</text:p>
              </table:table-cell>
              <table:table-cell office:value-type="float" office:value="20621.2222222222">
                <text:p>20621.2222222222</text:p>
              </table:table-cell>
              <table:table-cell office:value-type="float" office:value="28944.08">
                <text:p>28944.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5588.92">
                <text:p>25588.92</text:p>
              </table:table-cell>
              <table:table-cell office:value-type="float" office:value="19124.0555555556">
                <text:p>19124.0555555556</text:p>
              </table:table-cell>
              <table:table-cell office:value-type="float" office:value="27658.76">
                <text:p>27658.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4002.96">
                <text:p>24002.96</text:p>
              </table:table-cell>
              <table:table-cell office:value-type="float" office:value="20478.7222222222">
                <text:p>20478.7222222222</text:p>
              </table:table-cell>
              <table:table-cell office:value-type="float" office:value="27748.6">
                <text:p>27748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5421.32">
                <text:p>25421.32</text:p>
              </table:table-cell>
              <table:table-cell office:value-type="float" office:value="18596.4444444444">
                <text:p>18596.4444444444</text:p>
              </table:table-cell>
              <table:table-cell office:value-type="float" office:value="26937.24">
                <text:p>26937.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4235.16">
                <text:p>24235.16</text:p>
              </table:table-cell>
              <table:table-cell office:value-type="float" office:value="18508.4444444444">
                <text:p>18508.4444444444</text:p>
              </table:table-cell>
              <table:table-cell office:value-type="float" office:value="25673.72">
                <text:p>25673.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2363.64">
                <text:p>22363.64</text:p>
              </table:table-cell>
              <table:table-cell office:value-type="float" office:value="18201.6111111111">
                <text:p>18201.6111111111</text:p>
              </table:table-cell>
              <table:table-cell office:value-type="float" office:value="26794.52">
                <text:p>26794.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2663.08">
                <text:p>22663.08</text:p>
              </table:table-cell>
              <table:table-cell office:value-type="float" office:value="18151.1111111111">
                <text:p>18151.1111111111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2552.16">
                <text:p>22552.16</text:p>
              </table:table-cell>
              <table:table-cell office:value-type="float" office:value="17709.6666666667">
                <text:p>17709.6666666667</text:p>
              </table:table-cell>
              <table:table-cell office:value-type="float" office:value="24893.6">
                <text:p>2489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0511.48">
                <text:p>20511.48</text:p>
              </table:table-cell>
              <table:table-cell office:value-type="float" office:value="16183.2222222222">
                <text:p>16183.2222222222</text:p>
              </table:table-cell>
              <table:table-cell office:value-type="float" office:value="23798.92">
                <text:p>23798.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2234.92">
                <text:p>22234.92</text:p>
              </table:table-cell>
              <table:table-cell office:value-type="float" office:value="15893.3333333333">
                <text:p>15893.3333333333</text:p>
              </table:table-cell>
              <table:table-cell office:value-type="float" office:value="23068.44">
                <text:p>23068.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1032.52">
                <text:p>21032.52</text:p>
              </table:table-cell>
              <table:table-cell office:value-type="float" office:value="15598.2777777778">
                <text:p>15598.2777777778</text:p>
              </table:table-cell>
              <table:table-cell office:value-type="float" office:value="23606.52">
                <text:p>23606.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1937.52">
                <text:p>21937.52</text:p>
              </table:table-cell>
              <table:table-cell office:value-type="float" office:value="16160.8333333333">
                <text:p>16160.8333333333</text:p>
              </table:table-cell>
              <table:table-cell office:value-type="float" office:value="22670.08">
                <text:p>22670.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9015.28">
                <text:p>19015.28</text:p>
              </table:table-cell>
              <table:table-cell office:value-type="float" office:value="16167.7777777778">
                <text:p>16167.7777777778</text:p>
              </table:table-cell>
              <table:table-cell office:value-type="float" office:value="22833.56">
                <text:p>22833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0021.28">
                <text:p>20021.28</text:p>
              </table:table-cell>
              <table:table-cell office:value-type="float" office:value="14243.2222222222">
                <text:p>14243.2222222222</text:p>
              </table:table-cell>
              <table:table-cell office:value-type="float" office:value="21810.84">
                <text:p>21810.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062.04">
                <text:p>19062.04</text:p>
              </table:table-cell>
              <table:table-cell office:value-type="float" office:value="14210.6666666667">
                <text:p>14210.6666666667</text:p>
              </table:table-cell>
              <table:table-cell office:value-type="float" office:value="20337.16">
                <text:p>20337.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9520.44">
                <text:p>19520.44</text:p>
              </table:table-cell>
              <table:table-cell office:value-type="float" office:value="14063.3333333333">
                <text:p>14063.3333333333</text:p>
              </table:table-cell>
              <table:table-cell office:value-type="float" office:value="20687.52">
                <text:p>20687.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9665.56">
                <text:p>19665.56</text:p>
              </table:table-cell>
              <table:table-cell office:value-type="float" office:value="13839.7777777778">
                <text:p>13839.7777777778</text:p>
              </table:table-cell>
              <table:table-cell office:value-type="float" office:value="19194.04">
                <text:p>19194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663">
                <text:p>17663</text:p>
              </table:table-cell>
              <table:table-cell office:value-type="float" office:value="13668.6111111111">
                <text:p>13668.6111111111</text:p>
              </table:table-cell>
              <table:table-cell office:value-type="float" office:value="20819.6">
                <text:p>20819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297.6">
                <text:p>17297.6</text:p>
              </table:table-cell>
              <table:table-cell office:value-type="float" office:value="13187.1111111111">
                <text:p>13187.1111111111</text:p>
              </table:table-cell>
              <table:table-cell office:value-type="float" office:value="19360.88">
                <text:p>19360.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8211.32">
                <text:p>18211.32</text:p>
              </table:table-cell>
              <table:table-cell office:value-type="float" office:value="12953.4444444444">
                <text:p>12953.4444444444</text:p>
              </table:table-cell>
              <table:table-cell office:value-type="float" office:value="18460.76">
                <text:p>18460.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6690.28">
                <text:p>16690.28</text:p>
              </table:table-cell>
              <table:table-cell office:value-type="float" office:value="12758.3888888889">
                <text:p>12758.3888888889</text:p>
              </table:table-cell>
              <table:table-cell office:value-type="float" office:value="18634.52">
                <text:p>18634.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023.6">
                <text:p>17023.6</text:p>
              </table:table-cell>
              <table:table-cell office:value-type="float" office:value="11696.3333333333">
                <text:p>11696.3333333333</text:p>
              </table:table-cell>
              <table:table-cell office:value-type="float" office:value="17486.88">
                <text:p>17486.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4926.8">
                <text:p>14926.8</text:p>
              </table:table-cell>
              <table:table-cell office:value-type="float" office:value="11430.0555555556">
                <text:p>11430.0555555556</text:p>
              </table:table-cell>
              <table:table-cell office:value-type="float" office:value="17460.92">
                <text:p>17460.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7074.92">
                <text:p>17074.92</text:p>
              </table:table-cell>
              <table:table-cell office:value-type="float" office:value="12849.8333333333">
                <text:p>12849.8333333333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5814.88">
                <text:p>15814.88</text:p>
              </table:table-cell>
              <table:table-cell office:value-type="float" office:value="10944.1111111111">
                <text:p>10944.1111111111</text:p>
              </table:table-cell>
              <table:table-cell office:value-type="float" office:value="16237.48">
                <text:p>16237.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5291.8">
                <text:p>15291.8</text:p>
              </table:table-cell>
              <table:table-cell office:value-type="float" office:value="11500.3333333333">
                <text:p>11500.3333333333</text:p>
              </table:table-cell>
              <table:table-cell office:value-type="float" office:value="16501.6">
                <text:p>16501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5176.8">
                <text:p>15176.8</text:p>
              </table:table-cell>
              <table:table-cell office:value-type="float" office:value="11104.1111111111">
                <text:p>11104.1111111111</text:p>
              </table:table-cell>
              <table:table-cell office:value-type="float" office:value="15493">
                <text:p>154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4962.48">
                <text:p>14962.48</text:p>
              </table:table-cell>
              <table:table-cell office:value-type="float" office:value="10814.5">
                <text:p>10814.5</text:p>
              </table:table-cell>
              <table:table-cell office:value-type="float" office:value="15468.04">
                <text:p>15468.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4000.4">
                <text:p>14000.4</text:p>
              </table:table-cell>
              <table:table-cell office:value-type="float" office:value="10761.4444444444">
                <text:p>10761.4444444444</text:p>
              </table:table-cell>
              <table:table-cell office:value-type="float" office:value="15914.16">
                <text:p>15914.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5228.16">
                <text:p>15228.16</text:p>
              </table:table-cell>
              <table:table-cell office:value-type="float" office:value="10532.8333333333">
                <text:p>10532.8333333333</text:p>
              </table:table-cell>
              <table:table-cell office:value-type="float" office:value="13892.48">
                <text:p>13892.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804.6">
                <text:p>13804.6</text:p>
              </table:table-cell>
              <table:table-cell office:value-type="float" office:value="10132.1666666667">
                <text:p>10132.1666666667</text:p>
              </table:table-cell>
              <table:table-cell office:value-type="float" office:value="14416.2">
                <text:p>14416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3849.88">
                <text:p>13849.88</text:p>
              </table:table-cell>
              <table:table-cell office:value-type="float" office:value="9690.44444444445">
                <text:p>9690.44444444445</text:p>
              </table:table-cell>
              <table:table-cell office:value-type="float" office:value="13199.56">
                <text:p>13199.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575.12">
                <text:p>13575.12</text:p>
              </table:table-cell>
              <table:table-cell office:value-type="float" office:value="9324.16666666667">
                <text:p>9324.16666666667</text:p>
              </table:table-cell>
              <table:table-cell office:value-type="float" office:value="13814.4">
                <text:p>13814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592.76">
                <text:p>12592.76</text:p>
              </table:table-cell>
              <table:table-cell office:value-type="float" office:value="10255.3888888889">
                <text:p>10255.3888888889</text:p>
              </table:table-cell>
              <table:table-cell office:value-type="float" office:value="13601.16">
                <text:p>13601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163.84">
                <text:p>13163.84</text:p>
              </table:table-cell>
              <table:table-cell office:value-type="float" office:value="9739.27777777778">
                <text:p>9739.27777777778</text:p>
              </table:table-cell>
              <table:table-cell office:value-type="float" office:value="12718.76">
                <text:p>12718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804.88">
                <text:p>12804.88</text:p>
              </table:table-cell>
              <table:table-cell office:value-type="float" office:value="8873.77777777778">
                <text:p>8873.77777777778</text:p>
              </table:table-cell>
              <table:table-cell office:value-type="float" office:value="12835.24">
                <text:p>12835.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762.64">
                <text:p>12762.64</text:p>
              </table:table-cell>
              <table:table-cell office:value-type="float" office:value="8753.88888888889">
                <text:p>8753.88888888889</text:p>
              </table:table-cell>
              <table:table-cell office:value-type="float" office:value="11791.68">
                <text:p>11791.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604.96">
                <text:p>11604.96</text:p>
              </table:table-cell>
              <table:table-cell office:value-type="float" office:value="8715.72222222222">
                <text:p>8715.72222222222</text:p>
              </table:table-cell>
              <table:table-cell office:value-type="float" office:value="11983.08">
                <text:p>11983.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417.8">
                <text:p>11417.8</text:p>
              </table:table-cell>
              <table:table-cell office:value-type="float" office:value="8766.33333333333">
                <text:p>8766.33333333333</text:p>
              </table:table-cell>
              <table:table-cell office:value-type="float" office:value="11635.88">
                <text:p>11635.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195">
                <text:p>12195</text:p>
              </table:table-cell>
              <table:table-cell office:value-type="float" office:value="8586.83333333333">
                <text:p>8586.83333333333</text:p>
              </table:table-cell>
              <table:table-cell office:value-type="float" office:value="11499.52">
                <text:p>11499.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0865.68">
                <text:p>10865.68</text:p>
              </table:table-cell>
              <table:table-cell office:value-type="float" office:value="8083.22222222222">
                <text:p>8083.22222222222</text:p>
              </table:table-cell>
              <table:table-cell office:value-type="float" office:value="11348.28">
                <text:p>11348.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523.56">
                <text:p>11523.56</text:p>
              </table:table-cell>
              <table:table-cell office:value-type="float" office:value="8308.33333333333">
                <text:p>8308.33333333333</text:p>
              </table:table-cell>
              <table:table-cell office:value-type="float" office:value="10445.04">
                <text:p>10445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721.6">
                <text:p>10721.6</text:p>
              </table:table-cell>
              <table:table-cell office:value-type="float" office:value="7705.27777777778">
                <text:p>7705.27777777778</text:p>
              </table:table-cell>
              <table:table-cell office:value-type="float" office:value="10513.48">
                <text:p>10513.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0798.32">
                <text:p>10798.32</text:p>
              </table:table-cell>
              <table:table-cell office:value-type="float" office:value="7948.22222222222">
                <text:p>7948.22222222222</text:p>
              </table:table-cell>
              <table:table-cell office:value-type="float" office:value="10329.92">
                <text:p>10329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0321.8">
                <text:p>10321.8</text:p>
              </table:table-cell>
              <table:table-cell office:value-type="float" office:value="7126.22222222222">
                <text:p>7126.22222222222</text:p>
              </table:table-cell>
              <table:table-cell office:value-type="float" office:value="9568.2">
                <text:p>9568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174.04">
                <text:p>10174.04</text:p>
              </table:table-cell>
              <table:table-cell office:value-type="float" office:value="7772.16666666667">
                <text:p>7772.16666666667</text:p>
              </table:table-cell>
              <table:table-cell office:value-type="float" office:value="9803.64">
                <text:p>9803.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9565.84">
                <text:p>9565.84</text:p>
              </table:table-cell>
              <table:table-cell office:value-type="float" office:value="7223.72222222222">
                <text:p>7223.72222222222</text:p>
              </table:table-cell>
              <table:table-cell office:value-type="float" office:value="9319.44">
                <text:p>9319.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9923.6">
                <text:p>9923.6</text:p>
              </table:table-cell>
              <table:table-cell office:value-type="float" office:value="7079.22222222222">
                <text:p>7079.22222222222</text:p>
              </table:table-cell>
              <table:table-cell office:value-type="float" office:value="9251.16">
                <text:p>9251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562.96">
                <text:p>9562.96</text:p>
              </table:table-cell>
              <table:table-cell office:value-type="float" office:value="6959.83333333333">
                <text:p>6959.83333333333</text:p>
              </table:table-cell>
              <table:table-cell office:value-type="float" office:value="8788.12">
                <text:p>8788.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210.44">
                <text:p>9210.44</text:p>
              </table:table-cell>
              <table:table-cell office:value-type="float" office:value="6772.88888888889">
                <text:p>6772.88888888889</text:p>
              </table:table-cell>
              <table:table-cell office:value-type="float" office:value="8593.68">
                <text:p>8593.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928.68">
                <text:p>8928.68</text:p>
              </table:table-cell>
              <table:table-cell office:value-type="float" office:value="6690.22222222222">
                <text:p>6690.22222222222</text:p>
              </table:table-cell>
              <table:table-cell office:value-type="float" office:value="8719.04">
                <text:p>8719.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8661.68">
                <text:p>8661.68</text:p>
              </table:table-cell>
              <table:table-cell office:value-type="float" office:value="6142.33333333333">
                <text:p>6142.33333333333</text:p>
              </table:table-cell>
              <table:table-cell office:value-type="float" office:value="7786.68">
                <text:p>7786.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8487.32">
                <text:p>8487.32</text:p>
              </table:table-cell>
              <table:table-cell office:value-type="float" office:value="6140.72222222222">
                <text:p>6140.72222222222</text:p>
              </table:table-cell>
              <table:table-cell office:value-type="float" office:value="7816.92">
                <text:p>7816.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8893.44">
                <text:p>8893.44</text:p>
              </table:table-cell>
              <table:table-cell office:value-type="float" office:value="6462.5">
                <text:p>6462.5</text:p>
              </table:table-cell>
              <table:table-cell office:value-type="float" office:value="7814.92">
                <text:p>7814.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7653.36">
                <text:p>7653.36</text:p>
              </table:table-cell>
              <table:table-cell office:value-type="float" office:value="5902.27777777778">
                <text:p>5902.27777777778</text:p>
              </table:table-cell>
              <table:table-cell office:value-type="float" office:value="7488.28">
                <text:p>7488.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8168.08">
                <text:p>8168.08</text:p>
              </table:table-cell>
              <table:table-cell office:value-type="float" office:value="5619.72222222222">
                <text:p>5619.72222222222</text:p>
              </table:table-cell>
              <table:table-cell office:value-type="float" office:value="7178.76">
                <text:p>7178.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7704.96">
                <text:p>7704.96</text:p>
              </table:table-cell>
              <table:table-cell office:value-type="float" office:value="5575">
                <text:p>5575</text:p>
              </table:table-cell>
              <table:table-cell office:value-type="float" office:value="7051.32">
                <text:p>7051.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7522.84">
                <text:p>7522.84</text:p>
              </table:table-cell>
              <table:table-cell office:value-type="float" office:value="5718.55555555556">
                <text:p>5718.55555555556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7244.08">
                <text:p>7244.08</text:p>
              </table:table-cell>
              <table:table-cell office:value-type="float" office:value="5349.22222222222">
                <text:p>5349.22222222222</text:p>
              </table:table-cell>
              <table:table-cell office:value-type="float" office:value="6586.52">
                <text:p>6586.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7248.08">
                <text:p>7248.08</text:p>
              </table:table-cell>
              <table:table-cell office:value-type="float" office:value="5004.77777777778">
                <text:p>5004.77777777778</text:p>
              </table:table-cell>
              <table:table-cell office:value-type="float" office:value="6304.84">
                <text:p>6304.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7060.04">
                <text:p>7060.04</text:p>
              </table:table-cell>
              <table:table-cell office:value-type="float" office:value="4972.77777777778">
                <text:p>4972.77777777778</text:p>
              </table:table-cell>
              <table:table-cell office:value-type="float" office:value="6103.08">
                <text:p>6103.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489.32">
                <text:p>6489.32</text:p>
              </table:table-cell>
              <table:table-cell office:value-type="float" office:value="5159.94444444444">
                <text:p>5159.94444444444</text:p>
              </table:table-cell>
              <table:table-cell office:value-type="float" office:value="5916.72">
                <text:p>5916.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626.48">
                <text:p>6626.48</text:p>
              </table:table-cell>
              <table:table-cell office:value-type="float" office:value="4661.61111111111">
                <text:p>4661.61111111111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6092.68">
                <text:p>6092.68</text:p>
              </table:table-cell>
              <table:table-cell office:value-type="float" office:value="4459.33333333333">
                <text:p>4459.33333333333</text:p>
              </table:table-cell>
              <table:table-cell office:value-type="float" office:value="5440.92">
                <text:p>5440.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249.52">
                <text:p>6249.52</text:p>
              </table:table-cell>
              <table:table-cell office:value-type="float" office:value="4357.5">
                <text:p>4357.5</text:p>
              </table:table-cell>
              <table:table-cell office:value-type="float" office:value="5424.08">
                <text:p>5424.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6051.76">
                <text:p>6051.76</text:p>
              </table:table-cell>
              <table:table-cell office:value-type="float" office:value="4189.11111111111">
                <text:p>4189.11111111111</text:p>
              </table:table-cell>
              <table:table-cell office:value-type="float" office:value="5009.96">
                <text:p>5009.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5827.84">
                <text:p>5827.84</text:p>
              </table:table-cell>
              <table:table-cell office:value-type="float" office:value="4109.38888888889">
                <text:p>4109.38888888889</text:p>
              </table:table-cell>
              <table:table-cell office:value-type="float" office:value="4959.92">
                <text:p>4959.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5468.92">
                <text:p>5468.92</text:p>
              </table:table-cell>
              <table:table-cell office:value-type="float" office:value="3962.22222222222">
                <text:p>3962.22222222222</text:p>
              </table:table-cell>
              <table:table-cell office:value-type="float" office:value="5142.84">
                <text:p>5142.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5542.92">
                <text:p>5542.92</text:p>
              </table:table-cell>
              <table:table-cell office:value-type="float" office:value="3879.38888888889">
                <text:p>3879.38888888889</text:p>
              </table:table-cell>
              <table:table-cell office:value-type="float" office:value="4534.6">
                <text:p>4534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5126.16">
                <text:p>5126.16</text:p>
              </table:table-cell>
              <table:table-cell office:value-type="float" office:value="4030.05555555556">
                <text:p>4030.05555555556</text:p>
              </table:table-cell>
              <table:table-cell office:value-type="float" office:value="4609.36">
                <text:p>4609.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4895.08">
                <text:p>4895.08</text:p>
              </table:table-cell>
              <table:table-cell office:value-type="float" office:value="3491.66666666667">
                <text:p>3491.66666666667</text:p>
              </table:table-cell>
              <table:table-cell office:value-type="float" office:value="4320.64">
                <text:p>4320.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4952.28">
                <text:p>4952.28</text:p>
              </table:table-cell>
              <table:table-cell office:value-type="float" office:value="3432.66666666667">
                <text:p>3432.66666666667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4671.44">
                <text:p>4671.44</text:p>
              </table:table-cell>
              <table:table-cell office:value-type="float" office:value="3286.33333333333">
                <text:p>3286.33333333333</text:p>
              </table:table-cell>
              <table:table-cell office:value-type="float" office:value="4071.08">
                <text:p>4071.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4657.52">
                <text:p>4657.52</text:p>
              </table:table-cell>
              <table:table-cell office:value-type="float" office:value="3570.27777777778">
                <text:p>3570.27777777778</text:p>
              </table:table-cell>
              <table:table-cell office:value-type="float" office:value="3912.96">
                <text:p>3912.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324.2">
                <text:p>4324.2</text:p>
              </table:table-cell>
              <table:table-cell office:value-type="float" office:value="3186.94444444444">
                <text:p>3186.94444444444</text:p>
              </table:table-cell>
              <table:table-cell office:value-type="float" office:value="3786.88">
                <text:p>3786.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139.92">
                <text:p>4139.92</text:p>
              </table:table-cell>
              <table:table-cell office:value-type="float" office:value="2957.05555555556">
                <text:p>2957.05555555556</text:p>
              </table:table-cell>
              <table:table-cell office:value-type="float" office:value="3687.52">
                <text:p>3687.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164.64">
                <text:p>4164.64</text:p>
              </table:table-cell>
              <table:table-cell office:value-type="float" office:value="2952.94444444444">
                <text:p>2952.94444444444</text:p>
              </table:table-cell>
              <table:table-cell office:value-type="float" office:value="3442.76">
                <text:p>3442.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985.92">
                <text:p>3985.92</text:p>
              </table:table-cell>
              <table:table-cell office:value-type="float" office:value="2935.22222222222">
                <text:p>2935.22222222222</text:p>
              </table:table-cell>
              <table:table-cell office:value-type="float" office:value="3429.4">
                <text:p>3429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781.12">
                <text:p>3781.12</text:p>
              </table:table-cell>
              <table:table-cell office:value-type="float" office:value="2778.55555555556">
                <text:p>2778.55555555556</text:p>
              </table:table-cell>
              <table:table-cell office:value-type="float" office:value="3189.44">
                <text:p>3189.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655.4">
                <text:p>3655.4</text:p>
              </table:table-cell>
              <table:table-cell office:value-type="float" office:value="2596.11111111111">
                <text:p>2596.11111111111</text:p>
              </table:table-cell>
              <table:table-cell office:value-type="float" office:value="3205.04">
                <text:p>3205.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472.84">
                <text:p>3472.84</text:p>
              </table:table-cell>
              <table:table-cell office:value-type="float" office:value="2520.77777777778">
                <text:p>2520.77777777778</text:p>
              </table:table-cell>
              <table:table-cell office:value-type="float" office:value="3021.4">
                <text:p>3021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324.28">
                <text:p>3324.28</text:p>
              </table:table-cell>
              <table:table-cell office:value-type="float" office:value="2631">
                <text:p>2631</text:p>
              </table:table-cell>
              <table:table-cell office:value-type="float" office:value="2855.6">
                <text:p>2855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238.8">
                <text:p>3238.8</text:p>
              </table:table-cell>
              <table:table-cell office:value-type="float" office:value="2366.16666666667">
                <text:p>2366.16666666667</text:p>
              </table:table-cell>
              <table:table-cell office:value-type="float" office:value="2788.32">
                <text:p>2788.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102.04">
                <text:p>3102.04</text:p>
              </table:table-cell>
              <table:table-cell office:value-type="float" office:value="2225.11111111111">
                <text:p>2225.11111111111</text:p>
              </table:table-cell>
              <table:table-cell office:value-type="float" office:value="2574.88">
                <text:p>2574.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940.72">
                <text:p>2940.72</text:p>
              </table:table-cell>
              <table:table-cell office:value-type="float" office:value="2206.55555555556">
                <text:p>2206.55555555556</text:p>
              </table:table-cell>
              <table:table-cell office:value-type="float" office:value="2662.12">
                <text:p>2662.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818.52">
                <text:p>2818.52</text:p>
              </table:table-cell>
              <table:table-cell office:value-type="float" office:value="2278.72222222222">
                <text:p>2278.72222222222</text:p>
              </table:table-cell>
              <table:table-cell office:value-type="float" office:value="2434.92">
                <text:p>2434.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529.76">
                <text:p>2529.76</text:p>
              </table:table-cell>
              <table:table-cell office:value-type="float" office:value="1920.16666666667">
                <text:p>1920.16666666667</text:p>
              </table:table-cell>
              <table:table-cell office:value-type="float" office:value="2313.44">
                <text:p>2313.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678.48">
                <text:p>2678.48</text:p>
              </table:table-cell>
              <table:table-cell office:value-type="float" office:value="1956.61111111111">
                <text:p>1956.61111111111</text:p>
              </table:table-cell>
              <table:table-cell office:value-type="float" office:value="2232.8">
                <text:p>2232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428.32">
                <text:p>2428.32</text:p>
              </table:table-cell>
              <table:table-cell office:value-type="float" office:value="1843.16666666667">
                <text:p>1843.16666666667</text:p>
              </table:table-cell>
              <table:table-cell office:value-type="float" office:value="2142.52">
                <text:p>2142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378.2">
                <text:p>2378.2</text:p>
              </table:table-cell>
              <table:table-cell office:value-type="float" office:value="1788.11111111111">
                <text:p>1788.11111111111</text:p>
              </table:table-cell>
              <table:table-cell office:value-type="float" office:value="2095.36">
                <text:p>2095.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336">
                <text:p>2336</text:p>
              </table:table-cell>
              <table:table-cell office:value-type="float" office:value="1782.55555555556">
                <text:p>1782.55555555556</text:p>
              </table:table-cell>
              <table:table-cell office:value-type="float" office:value="1937.44">
                <text:p>1937.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125.96">
                <text:p>2125.96</text:p>
              </table:table-cell>
              <table:table-cell office:value-type="float" office:value="1559.22222222222">
                <text:p>1559.22222222222</text:p>
              </table:table-cell>
              <table:table-cell office:value-type="float" office:value="1727.88">
                <text:p>1727.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87.64">
                <text:p>2087.64</text:p>
              </table:table-cell>
              <table:table-cell office:value-type="float" office:value="1524.83333333333">
                <text:p>1524.83333333333</text:p>
              </table:table-cell>
              <table:table-cell office:value-type="float" office:value="1827.4">
                <text:p>1827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828.04">
                <text:p>1828.04</text:p>
              </table:table-cell>
              <table:table-cell office:value-type="float" office:value="1435.5">
                <text:p>1435.5</text:p>
              </table:table-cell>
              <table:table-cell office:value-type="float" office:value="1677.36">
                <text:p>1677.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853.36">
                <text:p>1853.36</text:p>
              </table:table-cell>
              <table:table-cell office:value-type="float" office:value="1470.27777777778">
                <text:p>1470.27777777778</text:p>
              </table:table-cell>
              <table:table-cell office:value-type="float" office:value="1559.8">
                <text:p>1559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771.84">
                <text:p>1771.84</text:p>
              </table:table-cell>
              <table:table-cell office:value-type="float" office:value="1303.66666666667">
                <text:p>1303.66666666667</text:p>
              </table:table-cell>
              <table:table-cell office:value-type="float" office:value="1537.76">
                <text:p>1537.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618.12">
                <text:p>1618.12</text:p>
              </table:table-cell>
              <table:table-cell office:value-type="float" office:value="1245.16666666667">
                <text:p>1245.16666666667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512.76">
                <text:p>1512.76</text:p>
              </table:table-cell>
              <table:table-cell office:value-type="float" office:value="1116">
                <text:p>1116</text:p>
              </table:table-cell>
              <table:table-cell office:value-type="float" office:value="1363.76">
                <text:p>1363.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411.04">
                <text:p>1411.04</text:p>
              </table:table-cell>
              <table:table-cell office:value-type="float" office:value="1174.05555555556">
                <text:p>1174.05555555556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383.52">
                <text:p>1383.52</text:p>
              </table:table-cell>
              <table:table-cell office:value-type="float" office:value="998.333333333333">
                <text:p>998.333333333333</text:p>
              </table:table-cell>
              <table:table-cell office:value-type="float" office:value="1142.12">
                <text:p>1142.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320.28">
                <text:p>1320.28</text:p>
              </table:table-cell>
              <table:table-cell office:value-type="float" office:value="974.833333333333">
                <text:p>974.833333333333</text:p>
              </table:table-cell>
              <table:table-cell office:value-type="float" office:value="1140.28">
                <text:p>1140.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125.6">
                <text:p>1125.6</text:p>
              </table:table-cell>
              <table:table-cell office:value-type="float" office:value="879">
                <text:p>879</text:p>
              </table:table-cell>
              <table:table-cell office:value-type="float" office:value="998.44">
                <text:p>998.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171.16">
                <text:p>1171.16</text:p>
              </table:table-cell>
              <table:table-cell office:value-type="float" office:value="862.555555555556">
                <text:p>862.555555555556</text:p>
              </table:table-cell>
              <table:table-cell office:value-type="float" office:value="979.8">
                <text:p>979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24.76">
                <text:p>1024.76</text:p>
              </table:table-cell>
              <table:table-cell office:value-type="float" office:value="763.833333333333">
                <text:p>763.833333333333</text:p>
              </table:table-cell>
              <table:table-cell office:value-type="float" office:value="928.56">
                <text:p>928.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60.32">
                <text:p>960.32</text:p>
              </table:table-cell>
              <table:table-cell office:value-type="float" office:value="717.277777777778">
                <text:p>717.277777777778</text:p>
              </table:table-cell>
              <table:table-cell office:value-type="float" office:value="821.6">
                <text:p>821.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09.88">
                <text:p>909.88</text:p>
              </table:table-cell>
              <table:table-cell office:value-type="float" office:value="630.333333333333">
                <text:p>630.333333333333</text:p>
              </table:table-cell>
              <table:table-cell office:value-type="float" office:value="792.28">
                <text:p>792.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05.56">
                <text:p>805.56</text:p>
              </table:table-cell>
              <table:table-cell office:value-type="float" office:value="664.777777777778">
                <text:p>664.777777777778</text:p>
              </table:table-cell>
              <table:table-cell office:value-type="float" office:value="712.88">
                <text:p>712.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764.6">
                <text:p>764.6</text:p>
              </table:table-cell>
              <table:table-cell office:value-type="float" office:value="514.833333333333">
                <text:p>514.833333333333</text:p>
              </table:table-cell>
              <table:table-cell office:value-type="float" office:value="667.12">
                <text:p>667.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722.52">
                <text:p>722.52</text:p>
              </table:table-cell>
              <table:table-cell office:value-type="float" office:value="494.388888888889">
                <text:p>494.388888888889</text:p>
              </table:table-cell>
              <table:table-cell office:value-type="float" office:value="619.16">
                <text:p>619.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618.72">
                <text:p>618.72</text:p>
              </table:table-cell>
              <table:table-cell office:value-type="float" office:value="449.833333333333">
                <text:p>449.833333333333</text:p>
              </table:table-cell>
              <table:table-cell office:value-type="float" office:value="557.6">
                <text:p>557.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92.28">
                <text:p>592.28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539.28">
                <text:p>539.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12.32">
                <text:p>512.32</text:p>
              </table:table-cell>
              <table:table-cell office:value-type="float" office:value="361.111111111111">
                <text:p>361.111111111111</text:p>
              </table:table-cell>
              <table:table-cell office:value-type="float" office:value="474.16">
                <text:p>474.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03.84">
                <text:p>503.84</text:p>
              </table:table-cell>
              <table:table-cell office:value-type="float" office:value="339.777777777778">
                <text:p>339.777777777778</text:p>
              </table:table-cell>
              <table:table-cell office:value-type="float" office:value="421.32">
                <text:p>421.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446">
                <text:p>446</text:p>
              </table:table-cell>
              <table:table-cell office:value-type="float" office:value="289.388888888889">
                <text:p>289.388888888889</text:p>
              </table:table-cell>
              <table:table-cell office:value-type="float" office:value="390.92">
                <text:p>390.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98.92">
                <text:p>398.92</text:p>
              </table:table-cell>
              <table:table-cell office:value-type="float" office:value="285.166666666667">
                <text:p>285.166666666667</text:p>
              </table:table-cell>
              <table:table-cell office:value-type="float" office:value="355.76">
                <text:p>355.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71.64">
                <text:p>371.64</text:p>
              </table:table-cell>
              <table:table-cell office:value-type="float" office:value="226.277777777778">
                <text:p>226.277777777778</text:p>
              </table:table-cell>
              <table:table-cell office:value-type="float" office:value="320.56">
                <text:p>320.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26.16">
                <text:p>326.16</text:p>
              </table:table-cell>
              <table:table-cell office:value-type="float" office:value="207.666666666667">
                <text:p>207.666666666667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72.56">
                <text:p>272.56</text:p>
              </table:table-cell>
              <table:table-cell office:value-type="float" office:value="177">
                <text:p>177</text:p>
              </table:table-cell>
              <table:table-cell office:value-type="float" office:value="247.68">
                <text:p>247.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54.2">
                <text:p>254.2</text:p>
              </table:table-cell>
              <table:table-cell office:value-type="float" office:value="167.222222222222">
                <text:p>167.222222222222</text:p>
              </table:table-cell>
              <table:table-cell office:value-type="float" office:value="220.28">
                <text:p>220.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19.44">
                <text:p>219.44</text:p>
              </table:table-cell>
              <table:table-cell office:value-type="float" office:value="143.277777777778">
                <text:p>143.277777777778</text:p>
              </table:table-cell>
              <table:table-cell office:value-type="float" office:value="190.24">
                <text:p>190.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03.48">
                <text:p>203.48</text:p>
              </table:table-cell>
              <table:table-cell office:value-type="float" office:value="118.833333333333">
                <text:p>118.833333333333</text:p>
              </table:table-cell>
              <table:table-cell office:value-type="float" office:value="175.88">
                <text:p>175.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68.8">
                <text:p>168.8</text:p>
              </table:table-cell>
              <table:table-cell office:value-type="float" office:value="96">
                <text:p>96</text:p>
              </table:table-cell>
              <table:table-cell office:value-type="float" office:value="142.12">
                <text:p>142.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46.64">
                <text:p>146.64</text:p>
              </table:table-cell>
              <table:table-cell office:value-type="float" office:value="95.1111111111111">
                <text:p>95.1111111111111</text:p>
              </table:table-cell>
              <table:table-cell office:value-type="float" office:value="129.96">
                <text:p>129.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32.84">
                <text:p>132.84</text:p>
              </table:table-cell>
              <table:table-cell office:value-type="float" office:value="77.5">
                <text:p>77.5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14.24">
                <text:p>114.24</text:p>
              </table:table-cell>
              <table:table-cell office:value-type="float" office:value="59.2777777777778">
                <text:p>59.2777777777778</text:p>
              </table:table-cell>
              <table:table-cell office:value-type="float" office:value="98.08">
                <text:p>98.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95.52">
                <text:p>95.52</text:p>
              </table:table-cell>
              <table:table-cell office:value-type="float" office:value="52.2777777777778">
                <text:p>52.2777777777778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7.8">
                <text:p>87.8</text:p>
              </table:table-cell>
              <table:table-cell office:value-type="float" office:value="48.1111111111111">
                <text:p>48.11111111111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5.2">
                <text:p>65.2</text:p>
              </table:table-cell>
              <table:table-cell office:value-type="float" office:value="35.9444444444444">
                <text:p>35.9444444444444</text:p>
              </table:table-cell>
              <table:table-cell office:value-type="float" office:value="57.96">
                <text:p>57.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9.4">
                <text:p>59.4</text:p>
              </table:table-cell>
              <table:table-cell office:value-type="float" office:value="31.8888888888889">
                <text:p>31.8888888888889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49.72">
                <text:p>49.72</text:p>
              </table:table-cell>
              <table:table-cell office:value-type="float" office:value="25.5555555555556">
                <text:p>25.5555555555556</text:p>
              </table:table-cell>
              <table:table-cell office:value-type="float" office:value="41.24">
                <text:p>41.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41.92">
                <text:p>41.92</text:p>
              </table:table-cell>
              <table:table-cell office:value-type="float" office:value="24.5">
                <text:p>24.5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2.28">
                <text:p>32.28</text:p>
              </table:table-cell>
              <table:table-cell office:value-type="float" office:value="17.6111111111111">
                <text:p>17.6111111111111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9.84">
                <text:p>29.84</text:p>
              </table:table-cell>
              <table:table-cell office:value-type="float" office:value="12.5555555555556">
                <text:p>12.5555555555556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.6">
                <text:p>23.6</text:p>
              </table:table-cell>
              <table:table-cell office:value-type="float" office:value="12.1111111111111">
                <text:p>12.1111111111111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9.2">
                <text:p>19.2</text:p>
              </table:table-cell>
              <table:table-cell office:value-type="float" office:value="10.0555555555556">
                <text:p>10.0555555555556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4.12">
                <text:p>14.12</text:p>
              </table:table-cell>
              <table:table-cell office:value-type="float" office:value="8.05555555555556">
                <text:p>8.05555555555556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2.96">
                <text:p>12.96</text:p>
              </table:table-cell>
              <table:table-cell office:value-type="float" office:value="6">
                <text:p>6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0.44">
                <text:p>10.44</text:p>
              </table:table-cell>
              <table:table-cell office:value-type="float" office:value="5.44444444444444">
                <text:p>5.444444444444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8.6">
                <text:p>8.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6.72">
                <text:p>6.72</text:p>
              </table:table-cell>
              <table:table-cell office:value-type="float" office:value="2.61111111111111">
                <text:p>2.61111111111111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5.32">
                <text:p>5.32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3.24">
                <text:p>3.24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.84">
                <text:p>2.84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.16">
                <text:p>2.16</text:p>
              </table:table-cell>
              <table:table-cell office:value-type="float" office:value="1.61111111111111">
                <text:p>1.6111111111111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.96">
                <text:p>1.9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.12">
                <text:p>1.12</text:p>
              </table:table-cell>
              <table:table-cell office:value-type="float" office:value="0.5">
                <text:p>0.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88">
                <text:p>0.88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32">
                <text:p>0.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color="#ff420e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color="#ffd320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9.776cm" svg:height="27.998cm" xlink:href=".." xlink:type="simple" chart:class="chart:bar" chart:style-name="ch1">
        <chart:legend chart:legend-position="end" svg:x="44.146cm" svg:y="12.206cm" style:legend-expansion="high" chart:style-name="ch2"/>
        <chart:plot-area chart:style-name="ch3" table:cell-range-address="Sheet3.A2:Sheet3.A257 Sheet3.F2:Sheet3.H257" svg:x="0.995cm" svg:y="0.559cm" svg:width="42.156cm" svg:height="26.88cm">
          <chartooo:coordinate-region svg:x="2.172cm" svg:y="0.68cm" svg:width="40.979cm" svg:height="25.7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2:Sheet3.A257" chart:class="chart:bar">
            <chart:data-point chart:repeated="256"/>
          </chart:series>
          <chart:series chart:style-name="ch8" chart:values-cell-range-address="Sheet3.F2:Sheet3.F257" chart:class="chart:bar">
            <chart:regression-curve chart:style-name="ch9"/>
            <chart:data-point chart:repeated="256"/>
          </chart:series>
          <chart:series chart:style-name="ch10" chart:values-cell-range-address="Sheet3.G2:Sheet3.G257" chart:class="chart:bar">
            <chart:regression-curve chart:style-name="ch11"/>
            <chart:data-point chart:repeated="256"/>
          </chart:series>
          <chart:series chart:style-name="ch12" chart:values-cell-range-address="Sheet3.H2:Sheet3.H257" chart:class="chart:bar">
            <chart:regression-curve chart:style-name="ch13"/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257</svg:desc>
                </draw:g>
              </table:table-cell>
              <table:table-cell office:value-type="float" office:value="2.88461538461538">
                <text:p>2.88461538461538</text:p>
                <draw:g>
                  <svg:desc>Sheet3.F2:Sheet3.F257</svg:desc>
                </draw:g>
              </table:table-cell>
              <table:table-cell office:value-type="float" office:value="2.16666666666667">
                <text:p>2.16666666666667</text:p>
                <draw:g>
                  <svg:desc>Sheet3.G2:Sheet3.G257</svg:desc>
                </draw:g>
              </table:table-cell>
              <table:table-cell office:value-type="float" office:value="2.68">
                <text:p>2.68</text:p>
                <draw:g>
                  <svg:desc>Sheet3.H2:Sheet3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5769230769231">
                <text:p>15.5769230769231</text:p>
              </table:table-cell>
              <table:table-cell office:value-type="float" office:value="3.72222222222222">
                <text:p>3.72222222222222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7.8461538461538">
                <text:p>77.8461538461538</text:p>
              </table:table-cell>
              <table:table-cell office:value-type="float" office:value="6.55555555555556">
                <text:p>6.55555555555556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0.576923076923">
                <text:p>280.576923076923</text:p>
              </table:table-cell>
              <table:table-cell office:value-type="float" office:value="19.0555555555556">
                <text:p>19.0555555555556</text:p>
              </table:table-cell>
              <table:table-cell office:value-type="float" office:value="120.96">
                <text:p>12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15.115384615385">
                <text:p>715.115384615385</text:p>
              </table:table-cell>
              <table:table-cell office:value-type="float" office:value="48">
                <text:p>48</text:p>
              </table:table-cell>
              <table:table-cell office:value-type="float" office:value="315.08">
                <text:p>315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86.5">
                <text:p>1386.5</text:p>
              </table:table-cell>
              <table:table-cell office:value-type="float" office:value="95.2222222222222">
                <text:p>95.2222222222222</text:p>
              </table:table-cell>
              <table:table-cell office:value-type="float" office:value="615.92">
                <text:p>615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84">
                <text:p>2284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892.12">
                <text:p>892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216.84615384615">
                <text:p>3216.84615384615</text:p>
              </table:table-cell>
              <table:table-cell office:value-type="float" office:value="292.833333333333">
                <text:p>292.833333333333</text:p>
              </table:table-cell>
              <table:table-cell office:value-type="float" office:value="1150.16">
                <text:p>115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147.30769230769">
                <text:p>4147.30769230769</text:p>
              </table:table-cell>
              <table:table-cell office:value-type="float" office:value="413.222222222222">
                <text:p>413.222222222222</text:p>
              </table:table-cell>
              <table:table-cell office:value-type="float" office:value="1332.2">
                <text:p>133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99.96153846154">
                <text:p>5199.96153846154</text:p>
              </table:table-cell>
              <table:table-cell office:value-type="float" office:value="603.444444444444">
                <text:p>603.444444444444</text:p>
              </table:table-cell>
              <table:table-cell office:value-type="float" office:value="1564.64">
                <text:p>1564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464.73076923077">
                <text:p>6464.73076923077</text:p>
              </table:table-cell>
              <table:table-cell office:value-type="float" office:value="780.444444444445">
                <text:p>780.444444444445</text:p>
              </table:table-cell>
              <table:table-cell office:value-type="float" office:value="1822.24">
                <text:p>1822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998.03846153846">
                <text:p>7998.03846153846</text:p>
              </table:table-cell>
              <table:table-cell office:value-type="float" office:value="996.166666666667">
                <text:p>996.166666666667</text:p>
              </table:table-cell>
              <table:table-cell office:value-type="float" office:value="2207.08">
                <text:p>2207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000.4230769231">
                <text:p>10000.4230769231</text:p>
              </table:table-cell>
              <table:table-cell office:value-type="float" office:value="1230.83333333333">
                <text:p>1230.83333333333</text:p>
              </table:table-cell>
              <table:table-cell office:value-type="float" office:value="2695.64">
                <text:p>2695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955.5">
                <text:p>11955.5</text:p>
              </table:table-cell>
              <table:table-cell office:value-type="float" office:value="1481.38888888889">
                <text:p>1481.38888888889</text:p>
              </table:table-cell>
              <table:table-cell office:value-type="float" office:value="3427.96">
                <text:p>3427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552.8846153846">
                <text:p>14552.8846153846</text:p>
              </table:table-cell>
              <table:table-cell office:value-type="float" office:value="1703.83333333333">
                <text:p>1703.83333333333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930.9615384615">
                <text:p>16930.9615384615</text:p>
              </table:table-cell>
              <table:table-cell office:value-type="float" office:value="1934.77777777778">
                <text:p>1934.77777777778</text:p>
              </table:table-cell>
              <table:table-cell office:value-type="float" office:value="5243.88">
                <text:p>5243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863.9230769231">
                <text:p>19863.9230769231</text:p>
              </table:table-cell>
              <table:table-cell office:value-type="float" office:value="2154.72222222222">
                <text:p>2154.72222222222</text:p>
              </table:table-cell>
              <table:table-cell office:value-type="float" office:value="6221.64">
                <text:p>6221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1814.8076923077">
                <text:p>21814.8076923077</text:p>
              </table:table-cell>
              <table:table-cell office:value-type="float" office:value="2423.5">
                <text:p>2423.5</text:p>
              </table:table-cell>
              <table:table-cell office:value-type="float" office:value="7349.6">
                <text:p>734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255.0384615385">
                <text:p>23255.0384615385</text:p>
              </table:table-cell>
              <table:table-cell office:value-type="float" office:value="2795.61111111111">
                <text:p>2795.61111111111</text:p>
              </table:table-cell>
              <table:table-cell office:value-type="float" office:value="8331.48">
                <text:p>8331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925.0384615385">
                <text:p>23925.0384615385</text:p>
              </table:table-cell>
              <table:table-cell office:value-type="float" office:value="3114.83333333333">
                <text:p>3114.83333333333</text:p>
              </table:table-cell>
              <table:table-cell office:value-type="float" office:value="9309.4">
                <text:p>930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608.4615384615">
                <text:p>24608.4615384615</text:p>
              </table:table-cell>
              <table:table-cell office:value-type="float" office:value="3447.77777777778">
                <text:p>3447.77777777778</text:p>
              </table:table-cell>
              <table:table-cell office:value-type="float" office:value="10377.04">
                <text:p>10377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5066.9230769231">
                <text:p>25066.9230769231</text:p>
              </table:table-cell>
              <table:table-cell office:value-type="float" office:value="3915.22222222222">
                <text:p>3915.22222222222</text:p>
              </table:table-cell>
              <table:table-cell office:value-type="float" office:value="11286.88">
                <text:p>11286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139.1538461538">
                <text:p>25139.1538461538</text:p>
              </table:table-cell>
              <table:table-cell office:value-type="float" office:value="4243.77777777778">
                <text:p>4243.77777777778</text:p>
              </table:table-cell>
              <table:table-cell office:value-type="float" office:value="12044.24">
                <text:p>12044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999.2692307692">
                <text:p>24999.2692307692</text:p>
              </table:table-cell>
              <table:table-cell office:value-type="float" office:value="4615.61111111111">
                <text:p>4615.61111111111</text:p>
              </table:table-cell>
              <table:table-cell office:value-type="float" office:value="12948.64">
                <text:p>12948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188.8846153846">
                <text:p>25188.8846153846</text:p>
              </table:table-cell>
              <table:table-cell office:value-type="float" office:value="4898.55555555556">
                <text:p>4898.55555555556</text:p>
              </table:table-cell>
              <table:table-cell office:value-type="float" office:value="14079.72">
                <text:p>14079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222.4615384615">
                <text:p>25222.4615384615</text:p>
              </table:table-cell>
              <table:table-cell office:value-type="float" office:value="5226.11111111111">
                <text:p>5226.11111111111</text:p>
              </table:table-cell>
              <table:table-cell office:value-type="float" office:value="15240.64">
                <text:p>15240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663.3461538461">
                <text:p>24663.3461538461</text:p>
              </table:table-cell>
              <table:table-cell office:value-type="float" office:value="5375.83333333333">
                <text:p>5375.83333333333</text:p>
              </table:table-cell>
              <table:table-cell office:value-type="float" office:value="16867.2">
                <text:p>1686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442.2692307692">
                <text:p>24442.2692307692</text:p>
              </table:table-cell>
              <table:table-cell office:value-type="float" office:value="5820.88888888889">
                <text:p>5820.88888888889</text:p>
              </table:table-cell>
              <table:table-cell office:value-type="float" office:value="18259.6">
                <text:p>18259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729">
                <text:p>24729</text:p>
              </table:table-cell>
              <table:table-cell office:value-type="float" office:value="6184.66666666667">
                <text:p>6184.66666666667</text:p>
              </table:table-cell>
              <table:table-cell office:value-type="float" office:value="19933.64">
                <text:p>19933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847.6538461538">
                <text:p>24847.6538461538</text:p>
              </table:table-cell>
              <table:table-cell office:value-type="float" office:value="6457.22222222222">
                <text:p>6457.22222222222</text:p>
              </table:table-cell>
              <table:table-cell office:value-type="float" office:value="21639.92">
                <text:p>21639.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823.6153846154">
                <text:p>24823.6153846154</text:p>
              </table:table-cell>
              <table:table-cell office:value-type="float" office:value="6687.5">
                <text:p>6687.5</text:p>
              </table:table-cell>
              <table:table-cell office:value-type="float" office:value="23488.36">
                <text:p>23488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036.5769230769">
                <text:p>25036.5769230769</text:p>
              </table:table-cell>
              <table:table-cell office:value-type="float" office:value="6953.72222222222">
                <text:p>6953.72222222222</text:p>
              </table:table-cell>
              <table:table-cell office:value-type="float" office:value="24526.84">
                <text:p>24526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253.6538461538">
                <text:p>25253.6538461538</text:p>
              </table:table-cell>
              <table:table-cell office:value-type="float" office:value="7494.83333333333">
                <text:p>7494.83333333333</text:p>
              </table:table-cell>
              <table:table-cell office:value-type="float" office:value="26030.48">
                <text:p>26030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5786.7307692308">
                <text:p>25786.7307692308</text:p>
              </table:table-cell>
              <table:table-cell office:value-type="float" office:value="7630">
                <text:p>7630</text:p>
              </table:table-cell>
              <table:table-cell office:value-type="float" office:value="27205.68">
                <text:p>27205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6058.2692307692">
                <text:p>26058.2692307692</text:p>
              </table:table-cell>
              <table:table-cell office:value-type="float" office:value="8058.83333333333">
                <text:p>8058.83333333333</text:p>
              </table:table-cell>
              <table:table-cell office:value-type="float" office:value="28961.24">
                <text:p>28961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238.6153846154">
                <text:p>26238.6153846154</text:p>
              </table:table-cell>
              <table:table-cell office:value-type="float" office:value="8268.61111111111">
                <text:p>8268.61111111111</text:p>
              </table:table-cell>
              <table:table-cell office:value-type="float" office:value="29873.4">
                <text:p>29873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7070.9615384615">
                <text:p>27070.9615384615</text:p>
              </table:table-cell>
              <table:table-cell office:value-type="float" office:value="8742.72222222222">
                <text:p>8742.72222222222</text:p>
              </table:table-cell>
              <table:table-cell office:value-type="float" office:value="31163.6">
                <text:p>3116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534.5769230769">
                <text:p>27534.5769230769</text:p>
              </table:table-cell>
              <table:table-cell office:value-type="float" office:value="9153.11111111111">
                <text:p>9153.11111111111</text:p>
              </table:table-cell>
              <table:table-cell office:value-type="float" office:value="32346.6">
                <text:p>32346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8219.9230769231">
                <text:p>28219.9230769231</text:p>
              </table:table-cell>
              <table:table-cell office:value-type="float" office:value="9699.44444444445">
                <text:p>9699.44444444445</text:p>
              </table:table-cell>
              <table:table-cell office:value-type="float" office:value="32980.52">
                <text:p>3298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8448.0384615385">
                <text:p>28448.0384615385</text:p>
              </table:table-cell>
              <table:table-cell office:value-type="float" office:value="9884.22222222222">
                <text:p>9884.22222222222</text:p>
              </table:table-cell>
              <table:table-cell office:value-type="float" office:value="34189.72">
                <text:p>34189.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9264.1153846154">
                <text:p>29264.1153846154</text:p>
              </table:table-cell>
              <table:table-cell office:value-type="float" office:value="10106.3333333333">
                <text:p>10106.3333333333</text:p>
              </table:table-cell>
              <table:table-cell office:value-type="float" office:value="34432.84">
                <text:p>34432.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9874.5384615385">
                <text:p>29874.5384615385</text:p>
              </table:table-cell>
              <table:table-cell office:value-type="float" office:value="10787.6111111111">
                <text:p>10787.6111111111</text:p>
              </table:table-cell>
              <table:table-cell office:value-type="float" office:value="35541.08">
                <text:p>35541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0475.9615384615">
                <text:p>30475.9615384615</text:p>
              </table:table-cell>
              <table:table-cell office:value-type="float" office:value="11400.4444444444">
                <text:p>11400.4444444444</text:p>
              </table:table-cell>
              <table:table-cell office:value-type="float" office:value="34996.68">
                <text:p>34996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0759.6538461538">
                <text:p>30759.6538461538</text:p>
              </table:table-cell>
              <table:table-cell office:value-type="float" office:value="11942.6666666667">
                <text:p>11942.6666666667</text:p>
              </table:table-cell>
              <table:table-cell office:value-type="float" office:value="35287.72">
                <text:p>35287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1140.8461538462">
                <text:p>31140.8461538462</text:p>
              </table:table-cell>
              <table:table-cell office:value-type="float" office:value="12060.8333333333">
                <text:p>12060.8333333333</text:p>
              </table:table-cell>
              <table:table-cell office:value-type="float" office:value="34044.8">
                <text:p>3404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0991.0384615385">
                <text:p>30991.0384615385</text:p>
              </table:table-cell>
              <table:table-cell office:value-type="float" office:value="12815.0555555556">
                <text:p>12815.0555555556</text:p>
              </table:table-cell>
              <table:table-cell office:value-type="float" office:value="34490.28">
                <text:p>34490.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1791.9230769231">
                <text:p>31791.9230769231</text:p>
              </table:table-cell>
              <table:table-cell office:value-type="float" office:value="13161.5">
                <text:p>13161.5</text:p>
              </table:table-cell>
              <table:table-cell office:value-type="float" office:value="33362.12">
                <text:p>33362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935.7692307692">
                <text:p>31935.7692307692</text:p>
              </table:table-cell>
              <table:table-cell office:value-type="float" office:value="13649.7777777778">
                <text:p>13649.7777777778</text:p>
              </table:table-cell>
              <table:table-cell office:value-type="float" office:value="33081.32">
                <text:p>33081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1832.2307692308">
                <text:p>31832.2307692308</text:p>
              </table:table-cell>
              <table:table-cell office:value-type="float" office:value="13998.6111111111">
                <text:p>13998.6111111111</text:p>
              </table:table-cell>
              <table:table-cell office:value-type="float" office:value="32896.64">
                <text:p>32896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1861.1923076923">
                <text:p>31861.1923076923</text:p>
              </table:table-cell>
              <table:table-cell office:value-type="float" office:value="14400.5555555556">
                <text:p>14400.5555555556</text:p>
              </table:table-cell>
              <table:table-cell office:value-type="float" office:value="34283.36">
                <text:p>34283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2241.4615384615">
                <text:p>32241.4615384615</text:p>
              </table:table-cell>
              <table:table-cell office:value-type="float" office:value="14885.7222222222">
                <text:p>14885.7222222222</text:p>
              </table:table-cell>
              <table:table-cell office:value-type="float" office:value="33342.8">
                <text:p>3334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1949.2307692308">
                <text:p>31949.2307692308</text:p>
              </table:table-cell>
              <table:table-cell office:value-type="float" office:value="15525.0555555556">
                <text:p>15525.0555555556</text:p>
              </table:table-cell>
              <table:table-cell office:value-type="float" office:value="33015.36">
                <text:p>33015.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1863.7307692308">
                <text:p>31863.7307692308</text:p>
              </table:table-cell>
              <table:table-cell office:value-type="float" office:value="15688">
                <text:p>15688</text:p>
              </table:table-cell>
              <table:table-cell office:value-type="float" office:value="33839.92">
                <text:p>33839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2170.3846153846">
                <text:p>32170.3846153846</text:p>
              </table:table-cell>
              <table:table-cell office:value-type="float" office:value="16075.3333333333">
                <text:p>16075.3333333333</text:p>
              </table:table-cell>
              <table:table-cell office:value-type="float" office:value="34837">
                <text:p>348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2592.5384615385">
                <text:p>32592.5384615385</text:p>
              </table:table-cell>
              <table:table-cell office:value-type="float" office:value="16885.5555555556">
                <text:p>16885.5555555556</text:p>
              </table:table-cell>
              <table:table-cell office:value-type="float" office:value="34310.52">
                <text:p>34310.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2285.8076923077">
                <text:p>32285.8076923077</text:p>
              </table:table-cell>
              <table:table-cell office:value-type="float" office:value="17238.8333333333">
                <text:p>17238.8333333333</text:p>
              </table:table-cell>
              <table:table-cell office:value-type="float" office:value="34510.96">
                <text:p>34510.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2500.2307692308">
                <text:p>32500.2307692308</text:p>
              </table:table-cell>
              <table:table-cell office:value-type="float" office:value="17980.8888888889">
                <text:p>17980.8888888889</text:p>
              </table:table-cell>
              <table:table-cell office:value-type="float" office:value="35665.08">
                <text:p>35665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2791.5384615385">
                <text:p>32791.5384615385</text:p>
              </table:table-cell>
              <table:table-cell office:value-type="float" office:value="18269.2222222222">
                <text:p>18269.2222222222</text:p>
              </table:table-cell>
              <table:table-cell office:value-type="float" office:value="35747.16">
                <text:p>35747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2413.4615384615">
                <text:p>32413.4615384615</text:p>
              </table:table-cell>
              <table:table-cell office:value-type="float" office:value="18443.6666666667">
                <text:p>18443.6666666667</text:p>
              </table:table-cell>
              <table:table-cell office:value-type="float" office:value="35769.08">
                <text:p>35769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1963.1538461538">
                <text:p>31963.1538461538</text:p>
              </table:table-cell>
              <table:table-cell office:value-type="float" office:value="19813.7222222222">
                <text:p>19813.7222222222</text:p>
              </table:table-cell>
              <table:table-cell office:value-type="float" office:value="36483.56">
                <text:p>36483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2012.6538461538">
                <text:p>32012.6538461538</text:p>
              </table:table-cell>
              <table:table-cell office:value-type="float" office:value="19881.9444444444">
                <text:p>19881.9444444444</text:p>
              </table:table-cell>
              <table:table-cell office:value-type="float" office:value="36304.56">
                <text:p>36304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1885.9615384615">
                <text:p>31885.9615384615</text:p>
              </table:table-cell>
              <table:table-cell office:value-type="float" office:value="20632.0555555556">
                <text:p>20632.0555555556</text:p>
              </table:table-cell>
              <table:table-cell office:value-type="float" office:value="37248.28">
                <text:p>37248.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1580.4615384615">
                <text:p>31580.4615384615</text:p>
              </table:table-cell>
              <table:table-cell office:value-type="float" office:value="20545.5555555556">
                <text:p>20545.5555555556</text:p>
              </table:table-cell>
              <table:table-cell office:value-type="float" office:value="36869.8">
                <text:p>36869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0371.9615384615">
                <text:p>30371.9615384615</text:p>
              </table:table-cell>
              <table:table-cell office:value-type="float" office:value="21729.8888888889">
                <text:p>21729.8888888889</text:p>
              </table:table-cell>
              <table:table-cell office:value-type="float" office:value="37001.28">
                <text:p>37001.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1171.1153846154">
                <text:p>31171.1153846154</text:p>
              </table:table-cell>
              <table:table-cell office:value-type="float" office:value="22402.0555555556">
                <text:p>22402.0555555556</text:p>
              </table:table-cell>
              <table:table-cell office:value-type="float" office:value="37964.48">
                <text:p>37964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0433.1538461538">
                <text:p>30433.1538461538</text:p>
              </table:table-cell>
              <table:table-cell office:value-type="float" office:value="22739.1111111111">
                <text:p>22739.1111111111</text:p>
              </table:table-cell>
              <table:table-cell office:value-type="float" office:value="38159.44">
                <text:p>38159.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0038.6538461538">
                <text:p>30038.6538461538</text:p>
              </table:table-cell>
              <table:table-cell office:value-type="float" office:value="23446.2222222222">
                <text:p>23446.2222222222</text:p>
              </table:table-cell>
              <table:table-cell office:value-type="float" office:value="38961.88">
                <text:p>38961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9862.7307692308">
                <text:p>29862.7307692308</text:p>
              </table:table-cell>
              <table:table-cell office:value-type="float" office:value="23137.6111111111">
                <text:p>23137.6111111111</text:p>
              </table:table-cell>
              <table:table-cell office:value-type="float" office:value="38292.4">
                <text:p>38292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9574.3461538462">
                <text:p>29574.3461538462</text:p>
              </table:table-cell>
              <table:table-cell office:value-type="float" office:value="24371.2222222222">
                <text:p>24371.2222222222</text:p>
              </table:table-cell>
              <table:table-cell office:value-type="float" office:value="38235.12">
                <text:p>38235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9271.5">
                <text:p>29271.5</text:p>
              </table:table-cell>
              <table:table-cell office:value-type="float" office:value="25055.3888888889">
                <text:p>25055.3888888889</text:p>
              </table:table-cell>
              <table:table-cell office:value-type="float" office:value="39535.08">
                <text:p>39535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9122.5">
                <text:p>29122.5</text:p>
              </table:table-cell>
              <table:table-cell office:value-type="float" office:value="25545.8333333333">
                <text:p>25545.8333333333</text:p>
              </table:table-cell>
              <table:table-cell office:value-type="float" office:value="39231.64">
                <text:p>39231.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8734.5769230769">
                <text:p>28734.5769230769</text:p>
              </table:table-cell>
              <table:table-cell office:value-type="float" office:value="25080.6111111111">
                <text:p>25080.6111111111</text:p>
              </table:table-cell>
              <table:table-cell office:value-type="float" office:value="39106.92">
                <text:p>39106.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8824.5769230769">
                <text:p>28824.5769230769</text:p>
              </table:table-cell>
              <table:table-cell office:value-type="float" office:value="26561.3888888889">
                <text:p>26561.3888888889</text:p>
              </table:table-cell>
              <table:table-cell office:value-type="float" office:value="38887.44">
                <text:p>38887.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9169.4230769231">
                <text:p>29169.4230769231</text:p>
              </table:table-cell>
              <table:table-cell office:value-type="float" office:value="26925.1111111111">
                <text:p>26925.1111111111</text:p>
              </table:table-cell>
              <table:table-cell office:value-type="float" office:value="40595.48">
                <text:p>40595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8479.8076923077">
                <text:p>28479.8076923077</text:p>
              </table:table-cell>
              <table:table-cell office:value-type="float" office:value="27224.6111111111">
                <text:p>27224.6111111111</text:p>
              </table:table-cell>
              <table:table-cell office:value-type="float" office:value="39380.08">
                <text:p>39380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8640.3846153846">
                <text:p>28640.3846153846</text:p>
              </table:table-cell>
              <table:table-cell office:value-type="float" office:value="27555.1111111111">
                <text:p>27555.1111111111</text:p>
              </table:table-cell>
              <table:table-cell office:value-type="float" office:value="39438.76">
                <text:p>39438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8214.2692307692">
                <text:p>28214.2692307692</text:p>
              </table:table-cell>
              <table:table-cell office:value-type="float" office:value="27572.6666666667">
                <text:p>27572.6666666667</text:p>
              </table:table-cell>
              <table:table-cell office:value-type="float" office:value="39980.24">
                <text:p>39980.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8539.1923076923">
                <text:p>28539.1923076923</text:p>
              </table:table-cell>
              <table:table-cell office:value-type="float" office:value="28262.9444444444">
                <text:p>28262.9444444444</text:p>
              </table:table-cell>
              <table:table-cell office:value-type="float" office:value="39200.88">
                <text:p>39200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7817.0384615385">
                <text:p>27817.0384615385</text:p>
              </table:table-cell>
              <table:table-cell office:value-type="float" office:value="28482.6666666667">
                <text:p>28482.6666666667</text:p>
              </table:table-cell>
              <table:table-cell office:value-type="float" office:value="39998.04">
                <text:p>39998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8220.6538461538">
                <text:p>28220.6538461538</text:p>
              </table:table-cell>
              <table:table-cell office:value-type="float" office:value="29164.3333333333">
                <text:p>29164.3333333333</text:p>
              </table:table-cell>
              <table:table-cell office:value-type="float" office:value="40491.92">
                <text:p>40491.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7919.1538461538">
                <text:p>27919.1538461538</text:p>
              </table:table-cell>
              <table:table-cell office:value-type="float" office:value="28616.8333333333">
                <text:p>28616.8333333333</text:p>
              </table:table-cell>
              <table:table-cell office:value-type="float" office:value="40498.36">
                <text:p>40498.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8113.7307692308">
                <text:p>28113.7307692308</text:p>
              </table:table-cell>
              <table:table-cell office:value-type="float" office:value="29527.3333333333">
                <text:p>29527.3333333333</text:p>
              </table:table-cell>
              <table:table-cell office:value-type="float" office:value="39469.36">
                <text:p>39469.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7927.1538461538">
                <text:p>27927.1538461538</text:p>
              </table:table-cell>
              <table:table-cell office:value-type="float" office:value="29758.8333333333">
                <text:p>29758.8333333333</text:p>
              </table:table-cell>
              <table:table-cell office:value-type="float" office:value="40378.32">
                <text:p>40378.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7715.8076923077">
                <text:p>27715.8076923077</text:p>
              </table:table-cell>
              <table:table-cell office:value-type="float" office:value="30368.5555555556">
                <text:p>30368.5555555556</text:p>
              </table:table-cell>
              <table:table-cell office:value-type="float" office:value="40141.32">
                <text:p>40141.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7915.6923076923">
                <text:p>27915.6923076923</text:p>
              </table:table-cell>
              <table:table-cell office:value-type="float" office:value="30103.5">
                <text:p>30103.5</text:p>
              </table:table-cell>
              <table:table-cell office:value-type="float" office:value="40398.8">
                <text:p>40398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7574.7307692308">
                <text:p>27574.7307692308</text:p>
              </table:table-cell>
              <table:table-cell office:value-type="float" office:value="29959.2777777778">
                <text:p>29959.2777777778</text:p>
              </table:table-cell>
              <table:table-cell office:value-type="float" office:value="41230.28">
                <text:p>41230.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7868.6923076923">
                <text:p>27868.6923076923</text:p>
              </table:table-cell>
              <table:table-cell office:value-type="float" office:value="30825.2222222222">
                <text:p>30825.2222222222</text:p>
              </table:table-cell>
              <table:table-cell office:value-type="float" office:value="41237.72">
                <text:p>41237.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7509.0769230769">
                <text:p>27509.0769230769</text:p>
              </table:table-cell>
              <table:table-cell office:value-type="float" office:value="31131.5">
                <text:p>31131.5</text:p>
              </table:table-cell>
              <table:table-cell office:value-type="float" office:value="41351.04">
                <text:p>41351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7693.7692307692">
                <text:p>27693.7692307692</text:p>
              </table:table-cell>
              <table:table-cell office:value-type="float" office:value="31067.3888888889">
                <text:p>31067.3888888889</text:p>
              </table:table-cell>
              <table:table-cell office:value-type="float" office:value="40832.44">
                <text:p>40832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7958.1153846154">
                <text:p>27958.1153846154</text:p>
              </table:table-cell>
              <table:table-cell office:value-type="float" office:value="31466.1666666667">
                <text:p>31466.1666666667</text:p>
              </table:table-cell>
              <table:table-cell office:value-type="float" office:value="40770.8">
                <text:p>40770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7804.0769230769">
                <text:p>27804.0769230769</text:p>
              </table:table-cell>
              <table:table-cell office:value-type="float" office:value="31611.1111111111">
                <text:p>31611.1111111111</text:p>
              </table:table-cell>
              <table:table-cell office:value-type="float" office:value="41333">
                <text:p>41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7758.8461538462">
                <text:p>27758.8461538462</text:p>
              </table:table-cell>
              <table:table-cell office:value-type="float" office:value="31951.4444444444">
                <text:p>31951.4444444444</text:p>
              </table:table-cell>
              <table:table-cell office:value-type="float" office:value="41704.2">
                <text:p>41704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7765.1923076923">
                <text:p>27765.1923076923</text:p>
              </table:table-cell>
              <table:table-cell office:value-type="float" office:value="31680.2777777778">
                <text:p>31680.2777777778</text:p>
              </table:table-cell>
              <table:table-cell office:value-type="float" office:value="40858.4">
                <text:p>40858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7965.1153846154">
                <text:p>27965.1153846154</text:p>
              </table:table-cell>
              <table:table-cell office:value-type="float" office:value="33691.6111111111">
                <text:p>33691.6111111111</text:p>
              </table:table-cell>
              <table:table-cell office:value-type="float" office:value="41507.44">
                <text:p>41507.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7692.0384615385">
                <text:p>27692.0384615385</text:p>
              </table:table-cell>
              <table:table-cell office:value-type="float" office:value="32052.3888888889">
                <text:p>32052.3888888889</text:p>
              </table:table-cell>
              <table:table-cell office:value-type="float" office:value="41553.84">
                <text:p>41553.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7702">
                <text:p>27702</text:p>
              </table:table-cell>
              <table:table-cell office:value-type="float" office:value="32665.7777777778">
                <text:p>32665.7777777778</text:p>
              </table:table-cell>
              <table:table-cell office:value-type="float" office:value="42015.8">
                <text:p>42015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7934.8076923077">
                <text:p>27934.8076923077</text:p>
              </table:table-cell>
              <table:table-cell office:value-type="float" office:value="33755.6111111111">
                <text:p>33755.6111111111</text:p>
              </table:table-cell>
              <table:table-cell office:value-type="float" office:value="41464.36">
                <text:p>41464.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7776.5">
                <text:p>27776.5</text:p>
              </table:table-cell>
              <table:table-cell office:value-type="float" office:value="33520.7777777778">
                <text:p>33520.7777777778</text:p>
              </table:table-cell>
              <table:table-cell office:value-type="float" office:value="41187.88">
                <text:p>41187.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7739.0384615385">
                <text:p>27739.0384615385</text:p>
              </table:table-cell>
              <table:table-cell office:value-type="float" office:value="33879.8888888889">
                <text:p>33879.8888888889</text:p>
              </table:table-cell>
              <table:table-cell office:value-type="float" office:value="41268.72">
                <text:p>41268.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7790.2307692308">
                <text:p>27790.2307692308</text:p>
              </table:table-cell>
              <table:table-cell office:value-type="float" office:value="34571.1666666667">
                <text:p>34571.1666666667</text:p>
              </table:table-cell>
              <table:table-cell office:value-type="float" office:value="41555.24">
                <text:p>41555.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8029.0769230769">
                <text:p>28029.0769230769</text:p>
              </table:table-cell>
              <table:table-cell office:value-type="float" office:value="34527.4444444444">
                <text:p>34527.4444444444</text:p>
              </table:table-cell>
              <table:table-cell office:value-type="float" office:value="41139.36">
                <text:p>41139.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7753.0384615385">
                <text:p>27753.0384615385</text:p>
              </table:table-cell>
              <table:table-cell office:value-type="float" office:value="34279.5">
                <text:p>34279.5</text:p>
              </table:table-cell>
              <table:table-cell office:value-type="float" office:value="40105.84">
                <text:p>40105.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7825.3461538462">
                <text:p>27825.3461538462</text:p>
              </table:table-cell>
              <table:table-cell office:value-type="float" office:value="34362.8888888889">
                <text:p>34362.8888888889</text:p>
              </table:table-cell>
              <table:table-cell office:value-type="float" office:value="41147.64">
                <text:p>41147.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7671.3461538462">
                <text:p>27671.3461538462</text:p>
              </table:table-cell>
              <table:table-cell office:value-type="float" office:value="36287.4444444444">
                <text:p>36287.4444444444</text:p>
              </table:table-cell>
              <table:table-cell office:value-type="float" office:value="40847.6">
                <text:p>40847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8022.6538461538">
                <text:p>28022.6538461538</text:p>
              </table:table-cell>
              <table:table-cell office:value-type="float" office:value="35490.6666666667">
                <text:p>35490.6666666667</text:p>
              </table:table-cell>
              <table:table-cell office:value-type="float" office:value="39181.16">
                <text:p>39181.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8092.0384615385">
                <text:p>28092.0384615385</text:p>
              </table:table-cell>
              <table:table-cell office:value-type="float" office:value="35184.3888888889">
                <text:p>35184.3888888889</text:p>
              </table:table-cell>
              <table:table-cell office:value-type="float" office:value="39971.12">
                <text:p>39971.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7586.0769230769">
                <text:p>27586.0769230769</text:p>
              </table:table-cell>
              <table:table-cell office:value-type="float" office:value="37027.1666666667">
                <text:p>37027.1666666667</text:p>
              </table:table-cell>
              <table:table-cell office:value-type="float" office:value="40537.08">
                <text:p>40537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7718.6923076923">
                <text:p>27718.6923076923</text:p>
              </table:table-cell>
              <table:table-cell office:value-type="float" office:value="35022.8888888889">
                <text:p>35022.8888888889</text:p>
              </table:table-cell>
              <table:table-cell office:value-type="float" office:value="38344.6">
                <text:p>38344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8264.2692307692">
                <text:p>28264.2692307692</text:p>
              </table:table-cell>
              <table:table-cell office:value-type="float" office:value="36272.1111111111">
                <text:p>36272.1111111111</text:p>
              </table:table-cell>
              <table:table-cell office:value-type="float" office:value="37836.96">
                <text:p>37836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8038.6153846154">
                <text:p>28038.6153846154</text:p>
              </table:table-cell>
              <table:table-cell office:value-type="float" office:value="36988.6111111111">
                <text:p>36988.6111111111</text:p>
              </table:table-cell>
              <table:table-cell office:value-type="float" office:value="39927.64">
                <text:p>39927.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7913.4230769231">
                <text:p>27913.4230769231</text:p>
              </table:table-cell>
              <table:table-cell office:value-type="float" office:value="36142.7222222222">
                <text:p>36142.7222222222</text:p>
              </table:table-cell>
              <table:table-cell office:value-type="float" office:value="37235.96">
                <text:p>37235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7711.7692307692">
                <text:p>27711.7692307692</text:p>
              </table:table-cell>
              <table:table-cell office:value-type="float" office:value="35930.7777777778">
                <text:p>35930.7777777778</text:p>
              </table:table-cell>
              <table:table-cell office:value-type="float" office:value="36675.32">
                <text:p>36675.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8634">
                <text:p>28634</text:p>
              </table:table-cell>
              <table:table-cell office:value-type="float" office:value="35688.1666666667">
                <text:p>35688.1666666667</text:p>
              </table:table-cell>
              <table:table-cell office:value-type="float" office:value="36585.48">
                <text:p>36585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7639.8846153846">
                <text:p>27639.8846153846</text:p>
              </table:table-cell>
              <table:table-cell office:value-type="float" office:value="37890.5">
                <text:p>37890.5</text:p>
              </table:table-cell>
              <table:table-cell office:value-type="float" office:value="36391.12">
                <text:p>36391.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7873.9615384615">
                <text:p>27873.9615384615</text:p>
              </table:table-cell>
              <table:table-cell office:value-type="float" office:value="35597.3888888889">
                <text:p>35597.3888888889</text:p>
              </table:table-cell>
              <table:table-cell office:value-type="float" office:value="35101.64">
                <text:p>35101.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7871.5769230769">
                <text:p>27871.5769230769</text:p>
              </table:table-cell>
              <table:table-cell office:value-type="float" office:value="35747.7777777778">
                <text:p>35747.7777777778</text:p>
              </table:table-cell>
              <table:table-cell office:value-type="float" office:value="35012.32">
                <text:p>35012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8410.5">
                <text:p>28410.5</text:p>
              </table:table-cell>
              <table:table-cell office:value-type="float" office:value="38510.2222222222">
                <text:p>38510.2222222222</text:p>
              </table:table-cell>
              <table:table-cell office:value-type="float" office:value="34231.92">
                <text:p>34231.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7980.8846153846">
                <text:p>27980.8846153846</text:p>
              </table:table-cell>
              <table:table-cell office:value-type="float" office:value="35413.4444444444">
                <text:p>35413.4444444444</text:p>
              </table:table-cell>
              <table:table-cell office:value-type="float" office:value="34407.84">
                <text:p>34407.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8297.2692307692">
                <text:p>28297.2692307692</text:p>
              </table:table-cell>
              <table:table-cell office:value-type="float" office:value="35648.2777777778">
                <text:p>35648.2777777778</text:p>
              </table:table-cell>
              <table:table-cell office:value-type="float" office:value="32771.24">
                <text:p>32771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7985.3846153846">
                <text:p>27985.3846153846</text:p>
              </table:table-cell>
              <table:table-cell office:value-type="float" office:value="37125.1666666667">
                <text:p>37125.1666666667</text:p>
              </table:table-cell>
              <table:table-cell office:value-type="float" office:value="32054.52">
                <text:p>32054.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8781.5384615385">
                <text:p>28781.5384615385</text:p>
              </table:table-cell>
              <table:table-cell office:value-type="float" office:value="35083.4444444444">
                <text:p>35083.4444444444</text:p>
              </table:table-cell>
              <table:table-cell office:value-type="float" office:value="32687.28">
                <text:p>32687.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8443.9615384615">
                <text:p>28443.9615384615</text:p>
              </table:table-cell>
              <table:table-cell office:value-type="float" office:value="34425">
                <text:p>34425</text:p>
              </table:table-cell>
              <table:table-cell office:value-type="float" office:value="30984.72">
                <text:p>30984.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8218.5384615385">
                <text:p>28218.5384615385</text:p>
              </table:table-cell>
              <table:table-cell office:value-type="float" office:value="34550.9444444444">
                <text:p>34550.9444444444</text:p>
              </table:table-cell>
              <table:table-cell office:value-type="float" office:value="29622.64">
                <text:p>29622.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8323.4230769231">
                <text:p>28323.4230769231</text:p>
              </table:table-cell>
              <table:table-cell office:value-type="float" office:value="36183.0555555556">
                <text:p>36183.0555555556</text:p>
              </table:table-cell>
              <table:table-cell office:value-type="float" office:value="29805.64">
                <text:p>29805.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8563.9615384615">
                <text:p>28563.9615384615</text:p>
              </table:table-cell>
              <table:table-cell office:value-type="float" office:value="34004.8888888889">
                <text:p>34004.8888888889</text:p>
              </table:table-cell>
              <table:table-cell office:value-type="float" office:value="30284.24">
                <text:p>30284.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8603.3461538461">
                <text:p>28603.3461538461</text:p>
              </table:table-cell>
              <table:table-cell office:value-type="float" office:value="33760.3333333333">
                <text:p>33760.3333333333</text:p>
              </table:table-cell>
              <table:table-cell office:value-type="float" office:value="28402.24">
                <text:p>28402.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8260.6153846154">
                <text:p>28260.6153846154</text:p>
              </table:table-cell>
              <table:table-cell office:value-type="float" office:value="35510.2222222222">
                <text:p>35510.2222222222</text:p>
              </table:table-cell>
              <table:table-cell office:value-type="float" office:value="27733.56">
                <text:p>27733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7563.9230769231">
                <text:p>27563.9230769231</text:p>
              </table:table-cell>
              <table:table-cell office:value-type="float" office:value="32913.6666666667">
                <text:p>32913.6666666667</text:p>
              </table:table-cell>
              <table:table-cell office:value-type="float" office:value="26581.88">
                <text:p>26581.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9191.5">
                <text:p>29191.5</text:p>
              </table:table-cell>
              <table:table-cell office:value-type="float" office:value="35149.8888888889">
                <text:p>35149.8888888889</text:p>
              </table:table-cell>
              <table:table-cell office:value-type="float" office:value="27297.44">
                <text:p>27297.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8080.5769230769">
                <text:p>28080.5769230769</text:p>
              </table:table-cell>
              <table:table-cell office:value-type="float" office:value="34869.7222222222">
                <text:p>34869.7222222222</text:p>
              </table:table-cell>
              <table:table-cell office:value-type="float" office:value="26030.32">
                <text:p>26030.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8479.0384615385">
                <text:p>28479.0384615385</text:p>
              </table:table-cell>
              <table:table-cell office:value-type="float" office:value="32901.0555555556">
                <text:p>32901.0555555556</text:p>
              </table:table-cell>
              <table:table-cell office:value-type="float" office:value="25581.56">
                <text:p>25581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8035.6153846154">
                <text:p>28035.6153846154</text:p>
              </table:table-cell>
              <table:table-cell office:value-type="float" office:value="32746.3888888889">
                <text:p>32746.3888888889</text:p>
              </table:table-cell>
              <table:table-cell office:value-type="float" office:value="25976.6">
                <text:p>25976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8380.8846153846">
                <text:p>28380.8846153846</text:p>
              </table:table-cell>
              <table:table-cell office:value-type="float" office:value="34618.3888888889">
                <text:p>34618.3888888889</text:p>
              </table:table-cell>
              <table:table-cell office:value-type="float" office:value="24649.44">
                <text:p>24649.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7830.4615384615">
                <text:p>27830.4615384615</text:p>
              </table:table-cell>
              <table:table-cell office:value-type="float" office:value="32500.1666666667">
                <text:p>32500.1666666667</text:p>
              </table:table-cell>
              <table:table-cell office:value-type="float" office:value="23519.76">
                <text:p>23519.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7985.1153846154">
                <text:p>27985.1153846154</text:p>
              </table:table-cell>
              <table:table-cell office:value-type="float" office:value="32243.5555555556">
                <text:p>32243.5555555556</text:p>
              </table:table-cell>
              <table:table-cell office:value-type="float" office:value="23745.24">
                <text:p>23745.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7770.7692307692">
                <text:p>27770.7692307692</text:p>
              </table:table-cell>
              <table:table-cell office:value-type="float" office:value="32648.8888888889">
                <text:p>32648.8888888889</text:p>
              </table:table-cell>
              <table:table-cell office:value-type="float" office:value="24027.84">
                <text:p>24027.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7429.6538461538">
                <text:p>27429.6538461538</text:p>
              </table:table-cell>
              <table:table-cell office:value-type="float" office:value="34340.9444444444">
                <text:p>34340.9444444444</text:p>
              </table:table-cell>
              <table:table-cell office:value-type="float" office:value="22654.08">
                <text:p>22654.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7235.2307692308">
                <text:p>27235.2307692308</text:p>
              </table:table-cell>
              <table:table-cell office:value-type="float" office:value="33290">
                <text:p>33290</text:p>
              </table:table-cell>
              <table:table-cell office:value-type="float" office:value="22368.92">
                <text:p>22368.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6707">
                <text:p>26707</text:p>
              </table:table-cell>
              <table:table-cell office:value-type="float" office:value="32540.3888888889">
                <text:p>32540.3888888889</text:p>
              </table:table-cell>
              <table:table-cell office:value-type="float" office:value="22379.16">
                <text:p>22379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6699.3076923077">
                <text:p>26699.3076923077</text:p>
              </table:table-cell>
              <table:table-cell office:value-type="float" office:value="35051.2222222222">
                <text:p>35051.2222222222</text:p>
              </table:table-cell>
              <table:table-cell office:value-type="float" office:value="21760.72">
                <text:p>21760.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6118.4615384615">
                <text:p>26118.4615384615</text:p>
              </table:table-cell>
              <table:table-cell office:value-type="float" office:value="32755.7222222222">
                <text:p>32755.7222222222</text:p>
              </table:table-cell>
              <table:table-cell office:value-type="float" office:value="21552.24">
                <text:p>21552.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5855.6538461538">
                <text:p>25855.6538461538</text:p>
              </table:table-cell>
              <table:table-cell office:value-type="float" office:value="32606.4444444444">
                <text:p>32606.4444444444</text:p>
              </table:table-cell>
              <table:table-cell office:value-type="float" office:value="21305.84">
                <text:p>21305.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153.6153846154">
                <text:p>25153.6153846154</text:p>
              </table:table-cell>
              <table:table-cell office:value-type="float" office:value="34910.9444444444">
                <text:p>34910.9444444444</text:p>
              </table:table-cell>
              <table:table-cell office:value-type="float" office:value="20849.84">
                <text:p>20849.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5357.5">
                <text:p>25357.5</text:p>
              </table:table-cell>
              <table:table-cell office:value-type="float" office:value="32523.5">
                <text:p>32523.5</text:p>
              </table:table-cell>
              <table:table-cell office:value-type="float" office:value="20574.56">
                <text:p>20574.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4722">
                <text:p>24722</text:p>
              </table:table-cell>
              <table:table-cell office:value-type="float" office:value="33208.2222222222">
                <text:p>33208.2222222222</text:p>
              </table:table-cell>
              <table:table-cell office:value-type="float" office:value="20330.2">
                <text:p>20330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4471.3461538462">
                <text:p>24471.3461538462</text:p>
              </table:table-cell>
              <table:table-cell office:value-type="float" office:value="33495.8333333333">
                <text:p>33495.8333333333</text:p>
              </table:table-cell>
              <table:table-cell office:value-type="float" office:value="20047.08">
                <text:p>20047.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4060.1923076923">
                <text:p>24060.1923076923</text:p>
              </table:table-cell>
              <table:table-cell office:value-type="float" office:value="34541.7777777778">
                <text:p>34541.7777777778</text:p>
              </table:table-cell>
              <table:table-cell office:value-type="float" office:value="20570.88">
                <text:p>20570.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3609.7307692308">
                <text:p>23609.7307692308</text:p>
              </table:table-cell>
              <table:table-cell office:value-type="float" office:value="34934">
                <text:p>34934</text:p>
              </table:table-cell>
              <table:table-cell office:value-type="float" office:value="19531.72">
                <text:p>19531.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3034.8461538462">
                <text:p>23034.8461538462</text:p>
              </table:table-cell>
              <table:table-cell office:value-type="float" office:value="32825.8333333333">
                <text:p>32825.8333333333</text:p>
              </table:table-cell>
              <table:table-cell office:value-type="float" office:value="19395.64">
                <text:p>19395.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2833.5769230769">
                <text:p>22833.5769230769</text:p>
              </table:table-cell>
              <table:table-cell office:value-type="float" office:value="35210.6111111111">
                <text:p>35210.6111111111</text:p>
              </table:table-cell>
              <table:table-cell office:value-type="float" office:value="19590.52">
                <text:p>19590.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2817.0769230769">
                <text:p>22817.0769230769</text:p>
              </table:table-cell>
              <table:table-cell office:value-type="float" office:value="34182.8333333333">
                <text:p>34182.8333333333</text:p>
              </table:table-cell>
              <table:table-cell office:value-type="float" office:value="20056.56">
                <text:p>20056.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2006.5384615385">
                <text:p>22006.5384615385</text:p>
              </table:table-cell>
              <table:table-cell office:value-type="float" office:value="34203.2222222222">
                <text:p>34203.2222222222</text:p>
              </table:table-cell>
              <table:table-cell office:value-type="float" office:value="18866.16">
                <text:p>18866.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1786.5769230769">
                <text:p>21786.5769230769</text:p>
              </table:table-cell>
              <table:table-cell office:value-type="float" office:value="36011.2777777778">
                <text:p>36011.2777777778</text:p>
              </table:table-cell>
              <table:table-cell office:value-type="float" office:value="19017.68">
                <text:p>19017.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1213.5384615385">
                <text:p>21213.5384615385</text:p>
              </table:table-cell>
              <table:table-cell office:value-type="float" office:value="34176.2222222222">
                <text:p>34176.2222222222</text:p>
              </table:table-cell>
              <table:table-cell office:value-type="float" office:value="18915.04">
                <text:p>18915.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1175.7692307692">
                <text:p>21175.7692307692</text:p>
              </table:table-cell>
              <table:table-cell office:value-type="float" office:value="34357.3888888889">
                <text:p>34357.3888888889</text:p>
              </table:table-cell>
              <table:table-cell office:value-type="float" office:value="18521.12">
                <text:p>18521.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0325.0384615385">
                <text:p>20325.0384615385</text:p>
              </table:table-cell>
              <table:table-cell office:value-type="float" office:value="34903.7777777778">
                <text:p>34903.7777777778</text:p>
              </table:table-cell>
              <table:table-cell office:value-type="float" office:value="18727.16">
                <text:p>18727.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0532.3076923077">
                <text:p>20532.3076923077</text:p>
              </table:table-cell>
              <table:table-cell office:value-type="float" office:value="35273.1111111111">
                <text:p>35273.1111111111</text:p>
              </table:table-cell>
              <table:table-cell office:value-type="float" office:value="18276.6">
                <text:p>18276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9759.5384615385">
                <text:p>19759.5384615385</text:p>
              </table:table-cell>
              <table:table-cell office:value-type="float" office:value="35743">
                <text:p>35743</text:p>
              </table:table-cell>
              <table:table-cell office:value-type="float" office:value="18193.16">
                <text:p>18193.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9779.0384615385">
                <text:p>19779.0384615385</text:p>
              </table:table-cell>
              <table:table-cell office:value-type="float" office:value="34158.4444444444">
                <text:p>34158.4444444444</text:p>
              </table:table-cell>
              <table:table-cell office:value-type="float" office:value="18264.48">
                <text:p>18264.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8842.0384615385">
                <text:p>18842.0384615385</text:p>
              </table:table-cell>
              <table:table-cell office:value-type="float" office:value="35083.6111111111">
                <text:p>35083.6111111111</text:p>
              </table:table-cell>
              <table:table-cell office:value-type="float" office:value="17697.2">
                <text:p>17697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8660.5">
                <text:p>18660.5</text:p>
              </table:table-cell>
              <table:table-cell office:value-type="float" office:value="34721.6666666667">
                <text:p>34721.6666666667</text:p>
              </table:table-cell>
              <table:table-cell office:value-type="float" office:value="17876.12">
                <text:p>17876.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8556.2692307692">
                <text:p>18556.2692307692</text:p>
              </table:table-cell>
              <table:table-cell office:value-type="float" office:value="33486">
                <text:p>33486</text:p>
              </table:table-cell>
              <table:table-cell office:value-type="float" office:value="17598.56">
                <text:p>17598.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7972.3846153846">
                <text:p>17972.3846153846</text:p>
              </table:table-cell>
              <table:table-cell office:value-type="float" office:value="35981">
                <text:p>35981</text:p>
              </table:table-cell>
              <table:table-cell office:value-type="float" office:value="17332.16">
                <text:p>17332.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7537.1538461538">
                <text:p>17537.1538461538</text:p>
              </table:table-cell>
              <table:table-cell office:value-type="float" office:value="33387.0555555556">
                <text:p>33387.0555555556</text:p>
              </table:table-cell>
              <table:table-cell office:value-type="float" office:value="16775.52">
                <text:p>16775.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7164.4230769231">
                <text:p>17164.4230769231</text:p>
              </table:table-cell>
              <table:table-cell office:value-type="float" office:value="34487.0555555556">
                <text:p>34487.0555555556</text:p>
              </table:table-cell>
              <table:table-cell office:value-type="float" office:value="17152.12">
                <text:p>17152.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6978.1538461538">
                <text:p>16978.1538461538</text:p>
              </table:table-cell>
              <table:table-cell office:value-type="float" office:value="33686.2222222222">
                <text:p>33686.2222222222</text:p>
              </table:table-cell>
              <table:table-cell office:value-type="float" office:value="16960.04">
                <text:p>16960.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582.1923076923">
                <text:p>16582.1923076923</text:p>
              </table:table-cell>
              <table:table-cell office:value-type="float" office:value="33821.6111111111">
                <text:p>33821.6111111111</text:p>
              </table:table-cell>
              <table:table-cell office:value-type="float" office:value="16542.4">
                <text:p>16542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085.3076923077">
                <text:p>16085.3076923077</text:p>
              </table:table-cell>
              <table:table-cell office:value-type="float" office:value="33717.2777777778">
                <text:p>33717.2777777778</text:p>
              </table:table-cell>
              <table:table-cell office:value-type="float" office:value="16499.88">
                <text:p>16499.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5818.4615384615">
                <text:p>15818.4615384615</text:p>
              </table:table-cell>
              <table:table-cell office:value-type="float" office:value="32322.3888888889">
                <text:p>32322.3888888889</text:p>
              </table:table-cell>
              <table:table-cell office:value-type="float" office:value="15918.24">
                <text:p>15918.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5372.1538461538">
                <text:p>15372.1538461538</text:p>
              </table:table-cell>
              <table:table-cell office:value-type="float" office:value="32947.1666666667">
                <text:p>32947.1666666667</text:p>
              </table:table-cell>
              <table:table-cell office:value-type="float" office:value="16031.4">
                <text:p>16031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4828.6923076923">
                <text:p>14828.6923076923</text:p>
              </table:table-cell>
              <table:table-cell office:value-type="float" office:value="31493.6666666667">
                <text:p>31493.6666666667</text:p>
              </table:table-cell>
              <table:table-cell office:value-type="float" office:value="15783.8">
                <text:p>15783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4485.6538461538">
                <text:p>14485.6538461538</text:p>
              </table:table-cell>
              <table:table-cell office:value-type="float" office:value="31929.5">
                <text:p>31929.5</text:p>
              </table:table-cell>
              <table:table-cell office:value-type="float" office:value="15378.64">
                <text:p>15378.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4255.3076923077">
                <text:p>14255.3076923077</text:p>
              </table:table-cell>
              <table:table-cell office:value-type="float" office:value="32518.7222222222">
                <text:p>32518.7222222222</text:p>
              </table:table-cell>
              <table:table-cell office:value-type="float" office:value="14990.48">
                <text:p>14990.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4058.6538461538">
                <text:p>14058.6538461538</text:p>
              </table:table-cell>
              <table:table-cell office:value-type="float" office:value="30549.8333333333">
                <text:p>30549.8333333333</text:p>
              </table:table-cell>
              <table:table-cell office:value-type="float" office:value="15042.28">
                <text:p>15042.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721.5384615385">
                <text:p>13721.5384615385</text:p>
              </table:table-cell>
              <table:table-cell office:value-type="float" office:value="29659.7777777778">
                <text:p>29659.7777777778</text:p>
              </table:table-cell>
              <table:table-cell office:value-type="float" office:value="14424.2">
                <text:p>14424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3121.8461538462">
                <text:p>13121.8461538462</text:p>
              </table:table-cell>
              <table:table-cell office:value-type="float" office:value="29439.6666666667">
                <text:p>29439.6666666667</text:p>
              </table:table-cell>
              <table:table-cell office:value-type="float" office:value="14314">
                <text:p>143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3144.7307692308">
                <text:p>13144.7307692308</text:p>
              </table:table-cell>
              <table:table-cell office:value-type="float" office:value="29455.5">
                <text:p>29455.5</text:p>
              </table:table-cell>
              <table:table-cell office:value-type="float" office:value="14468.68">
                <text:p>14468.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474.9615384615">
                <text:p>12474.9615384615</text:p>
              </table:table-cell>
              <table:table-cell office:value-type="float" office:value="29665.8888888889">
                <text:p>29665.8888888889</text:p>
              </table:table-cell>
              <table:table-cell office:value-type="float" office:value="13713">
                <text:p>137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2364.2307692308">
                <text:p>12364.2307692308</text:p>
              </table:table-cell>
              <table:table-cell office:value-type="float" office:value="28085.5">
                <text:p>28085.5</text:p>
              </table:table-cell>
              <table:table-cell office:value-type="float" office:value="13534.8">
                <text:p>13534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1532.3076923077">
                <text:p>11532.3076923077</text:p>
              </table:table-cell>
              <table:table-cell office:value-type="float" office:value="27356.2777777778">
                <text:p>27356.2777777778</text:p>
              </table:table-cell>
              <table:table-cell office:value-type="float" office:value="13186.52">
                <text:p>13186.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1632.3846153846">
                <text:p>11632.3846153846</text:p>
              </table:table-cell>
              <table:table-cell office:value-type="float" office:value="26815.3888888889">
                <text:p>26815.3888888889</text:p>
              </table:table-cell>
              <table:table-cell office:value-type="float" office:value="13313.36">
                <text:p>13313.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1096.8846153846">
                <text:p>11096.8846153846</text:p>
              </table:table-cell>
              <table:table-cell office:value-type="float" office:value="26542.3333333333">
                <text:p>26542.3333333333</text:p>
              </table:table-cell>
              <table:table-cell office:value-type="float" office:value="12441.4">
                <text:p>12441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0777.0384615385">
                <text:p>10777.0384615385</text:p>
              </table:table-cell>
              <table:table-cell office:value-type="float" office:value="26517.5555555556">
                <text:p>26517.5555555556</text:p>
              </table:table-cell>
              <table:table-cell office:value-type="float" office:value="12431.12">
                <text:p>12431.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0340.6153846154">
                <text:p>10340.6153846154</text:p>
              </table:table-cell>
              <table:table-cell office:value-type="float" office:value="25817.1111111111">
                <text:p>25817.1111111111</text:p>
              </table:table-cell>
              <table:table-cell office:value-type="float" office:value="11769.24">
                <text:p>11769.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0134">
                <text:p>10134</text:p>
              </table:table-cell>
              <table:table-cell office:value-type="float" office:value="23437.6111111111">
                <text:p>23437.6111111111</text:p>
              </table:table-cell>
              <table:table-cell office:value-type="float" office:value="11555.4">
                <text:p>11555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909.57692307692">
                <text:p>9909.57692307692</text:p>
              </table:table-cell>
              <table:table-cell office:value-type="float" office:value="24717.3888888889">
                <text:p>24717.3888888889</text:p>
              </table:table-cell>
              <table:table-cell office:value-type="float" office:value="11483.28">
                <text:p>11483.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439.46153846154">
                <text:p>9439.46153846154</text:p>
              </table:table-cell>
              <table:table-cell office:value-type="float" office:value="23225.4444444444">
                <text:p>23225.4444444444</text:p>
              </table:table-cell>
              <table:table-cell office:value-type="float" office:value="10771.28">
                <text:p>10771.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935.53846153846">
                <text:p>8935.53846153846</text:p>
              </table:table-cell>
              <table:table-cell office:value-type="float" office:value="23190.3888888889">
                <text:p>23190.3888888889</text:p>
              </table:table-cell>
              <table:table-cell office:value-type="float" office:value="10664.04">
                <text:p>10664.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763.23076923077">
                <text:p>8763.23076923077</text:p>
              </table:table-cell>
              <table:table-cell office:value-type="float" office:value="21501.8888888889">
                <text:p>21501.8888888889</text:p>
              </table:table-cell>
              <table:table-cell office:value-type="float" office:value="10165.64">
                <text:p>10165.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414.65384615385">
                <text:p>8414.65384615385</text:p>
              </table:table-cell>
              <table:table-cell office:value-type="float" office:value="21280.3888888889">
                <text:p>21280.3888888889</text:p>
              </table:table-cell>
              <table:table-cell office:value-type="float" office:value="9864.16">
                <text:p>9864.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8063">
                <text:p>8063</text:p>
              </table:table-cell>
              <table:table-cell office:value-type="float" office:value="20391.1111111111">
                <text:p>20391.1111111111</text:p>
              </table:table-cell>
              <table:table-cell office:value-type="float" office:value="9291.12">
                <text:p>9291.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7622.88461538462">
                <text:p>7622.88461538462</text:p>
              </table:table-cell>
              <table:table-cell office:value-type="float" office:value="19670.1111111111">
                <text:p>19670.1111111111</text:p>
              </table:table-cell>
              <table:table-cell office:value-type="float" office:value="8998.12">
                <text:p>8998.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7493">
                <text:p>7493</text:p>
              </table:table-cell>
              <table:table-cell office:value-type="float" office:value="19780.8888888889">
                <text:p>19780.8888888889</text:p>
              </table:table-cell>
              <table:table-cell office:value-type="float" office:value="8850.32">
                <text:p>8850.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7253">
                <text:p>7253</text:p>
              </table:table-cell>
              <table:table-cell office:value-type="float" office:value="17908.3333333333">
                <text:p>17908.3333333333</text:p>
              </table:table-cell>
              <table:table-cell office:value-type="float" office:value="8285.84">
                <text:p>8285.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7077">
                <text:p>7077</text:p>
              </table:table-cell>
              <table:table-cell office:value-type="float" office:value="17743.1111111111">
                <text:p>17743.1111111111</text:p>
              </table:table-cell>
              <table:table-cell office:value-type="float" office:value="8167.48">
                <text:p>8167.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6440.5">
                <text:p>6440.5</text:p>
              </table:table-cell>
              <table:table-cell office:value-type="float" office:value="16289.8888888889">
                <text:p>16289.8888888889</text:p>
              </table:table-cell>
              <table:table-cell office:value-type="float" office:value="7748.44">
                <text:p>7748.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6307.26923076923">
                <text:p>6307.26923076923</text:p>
              </table:table-cell>
              <table:table-cell office:value-type="float" office:value="16810.7222222222">
                <text:p>16810.7222222222</text:p>
              </table:table-cell>
              <table:table-cell office:value-type="float" office:value="7376.4">
                <text:p>7376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6042.26923076923">
                <text:p>6042.26923076923</text:p>
              </table:table-cell>
              <table:table-cell office:value-type="float" office:value="14725.8333333333">
                <text:p>14725.8333333333</text:p>
              </table:table-cell>
              <table:table-cell office:value-type="float" office:value="6921.08">
                <text:p>6921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5751.11538461538">
                <text:p>5751.11538461538</text:p>
              </table:table-cell>
              <table:table-cell office:value-type="float" office:value="14780.8333333333">
                <text:p>14780.8333333333</text:p>
              </table:table-cell>
              <table:table-cell office:value-type="float" office:value="6676.48">
                <text:p>6676.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406.26923076923">
                <text:p>5406.26923076923</text:p>
              </table:table-cell>
              <table:table-cell office:value-type="float" office:value="13287.6111111111">
                <text:p>13287.6111111111</text:p>
              </table:table-cell>
              <table:table-cell office:value-type="float" office:value="6297.92">
                <text:p>6297.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157.07692307692">
                <text:p>5157.07692307692</text:p>
              </table:table-cell>
              <table:table-cell office:value-type="float" office:value="13370">
                <text:p>13370</text:p>
              </table:table-cell>
              <table:table-cell office:value-type="float" office:value="5944.84">
                <text:p>5944.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5031.92307692308">
                <text:p>5031.92307692308</text:p>
              </table:table-cell>
              <table:table-cell office:value-type="float" office:value="12023.8333333333">
                <text:p>12023.8333333333</text:p>
              </table:table-cell>
              <table:table-cell office:value-type="float" office:value="5746.84">
                <text:p>5746.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4682.15384615385">
                <text:p>4682.15384615385</text:p>
              </table:table-cell>
              <table:table-cell office:value-type="float" office:value="11845.9444444444">
                <text:p>11845.9444444444</text:p>
              </table:table-cell>
              <table:table-cell office:value-type="float" office:value="5331.96">
                <text:p>5331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4476.26923076923">
                <text:p>4476.26923076923</text:p>
              </table:table-cell>
              <table:table-cell office:value-type="float" office:value="10473.6111111111">
                <text:p>10473.6111111111</text:p>
              </table:table-cell>
              <table:table-cell office:value-type="float" office:value="5198.44">
                <text:p>5198.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4206.07692307692">
                <text:p>4206.07692307692</text:p>
              </table:table-cell>
              <table:table-cell office:value-type="float" office:value="10351.5">
                <text:p>10351.5</text:p>
              </table:table-cell>
              <table:table-cell office:value-type="float" office:value="4791.8">
                <text:p>4791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956.07692307692">
                <text:p>3956.07692307692</text:p>
              </table:table-cell>
              <table:table-cell office:value-type="float" office:value="9156.27777777778">
                <text:p>9156.27777777778</text:p>
              </table:table-cell>
              <table:table-cell office:value-type="float" office:value="4535.68">
                <text:p>4535.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768.07692307692">
                <text:p>3768.07692307692</text:p>
              </table:table-cell>
              <table:table-cell office:value-type="float" office:value="9057.72222222222">
                <text:p>9057.72222222222</text:p>
              </table:table-cell>
              <table:table-cell office:value-type="float" office:value="4271.24">
                <text:p>4271.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452.76923076923">
                <text:p>3452.76923076923</text:p>
              </table:table-cell>
              <table:table-cell office:value-type="float" office:value="7860.88888888889">
                <text:p>7860.88888888889</text:p>
              </table:table-cell>
              <table:table-cell office:value-type="float" office:value="3977.36">
                <text:p>3977.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328.96153846154">
                <text:p>3328.96153846154</text:p>
              </table:table-cell>
              <table:table-cell office:value-type="float" office:value="7150.66666666667">
                <text:p>7150.66666666667</text:p>
              </table:table-cell>
              <table:table-cell office:value-type="float" office:value="3780.56">
                <text:p>3780.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128.07692307692">
                <text:p>3128.07692307692</text:p>
              </table:table-cell>
              <table:table-cell office:value-type="float" office:value="7013.44444444444">
                <text:p>7013.44444444444</text:p>
              </table:table-cell>
              <table:table-cell office:value-type="float" office:value="3496.2">
                <text:p>3496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890.73076923077">
                <text:p>2890.73076923077</text:p>
              </table:table-cell>
              <table:table-cell office:value-type="float" office:value="6195.55555555556">
                <text:p>6195.55555555556</text:p>
              </table:table-cell>
              <table:table-cell office:value-type="float" office:value="3329.32">
                <text:p>3329.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744.42307692308">
                <text:p>2744.42307692308</text:p>
              </table:table-cell>
              <table:table-cell office:value-type="float" office:value="5951.44444444444">
                <text:p>5951.44444444444</text:p>
              </table:table-cell>
              <table:table-cell office:value-type="float" office:value="3053.04">
                <text:p>3053.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560.61538461538">
                <text:p>2560.61538461538</text:p>
              </table:table-cell>
              <table:table-cell office:value-type="float" office:value="5078.44444444444">
                <text:p>5078.44444444444</text:p>
              </table:table-cell>
              <table:table-cell office:value-type="float" office:value="2861.08">
                <text:p>2861.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475.34615384615">
                <text:p>2475.34615384615</text:p>
              </table:table-cell>
              <table:table-cell office:value-type="float" office:value="4958.88888888889">
                <text:p>4958.88888888889</text:p>
              </table:table-cell>
              <table:table-cell office:value-type="float" office:value="2589.6">
                <text:p>2589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325.11538461538">
                <text:p>2325.11538461538</text:p>
              </table:table-cell>
              <table:table-cell office:value-type="float" office:value="4121.5">
                <text:p>4121.5</text:p>
              </table:table-cell>
              <table:table-cell office:value-type="float" office:value="2460.16">
                <text:p>2460.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151.96153846154">
                <text:p>2151.96153846154</text:p>
              </table:table-cell>
              <table:table-cell office:value-type="float" office:value="3876.94444444444">
                <text:p>3876.94444444444</text:p>
              </table:table-cell>
              <table:table-cell office:value-type="float" office:value="2194.64">
                <text:p>2194.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062.76923076923">
                <text:p>2062.76923076923</text:p>
              </table:table-cell>
              <table:table-cell office:value-type="float" office:value="3379.55555555556">
                <text:p>3379.55555555556</text:p>
              </table:table-cell>
              <table:table-cell office:value-type="float" office:value="2032.28">
                <text:p>2032.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970.76923076923">
                <text:p>1970.76923076923</text:p>
              </table:table-cell>
              <table:table-cell office:value-type="float" office:value="3177.11111111111">
                <text:p>3177.11111111111</text:p>
              </table:table-cell>
              <table:table-cell office:value-type="float" office:value="1897.32">
                <text:p>1897.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876.88461538462">
                <text:p>1876.88461538462</text:p>
              </table:table-cell>
              <table:table-cell office:value-type="float" office:value="2591.66666666667">
                <text:p>2591.66666666667</text:p>
              </table:table-cell>
              <table:table-cell office:value-type="float" office:value="1684.08">
                <text:p>1684.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803">
                <text:p>1803</text:p>
              </table:table-cell>
              <table:table-cell office:value-type="float" office:value="2480.27777777778">
                <text:p>2480.27777777778</text:p>
              </table:table-cell>
              <table:table-cell office:value-type="float" office:value="1582.64">
                <text:p>1582.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724.23076923077">
                <text:p>1724.23076923077</text:p>
              </table:table-cell>
              <table:table-cell office:value-type="float" office:value="2023.94444444444">
                <text:p>2023.94444444444</text:p>
              </table:table-cell>
              <table:table-cell office:value-type="float" office:value="1409.2">
                <text:p>1409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701.23076923077">
                <text:p>1701.23076923077</text:p>
              </table:table-cell>
              <table:table-cell office:value-type="float" office:value="1902.83333333333">
                <text:p>1902.83333333333</text:p>
              </table:table-cell>
              <table:table-cell office:value-type="float" office:value="1333.84">
                <text:p>1333.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635.73076923077">
                <text:p>1635.73076923077</text:p>
              </table:table-cell>
              <table:table-cell office:value-type="float" office:value="1517.88888888889">
                <text:p>1517.88888888889</text:p>
              </table:table-cell>
              <table:table-cell office:value-type="float" office:value="1133.04">
                <text:p>1133.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61.30769230769">
                <text:p>1561.30769230769</text:p>
              </table:table-cell>
              <table:table-cell office:value-type="float" office:value="1345.05555555556">
                <text:p>1345.05555555556</text:p>
              </table:table-cell>
              <table:table-cell office:value-type="float" office:value="1018.84">
                <text:p>1018.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537.53846153846">
                <text:p>1537.53846153846</text:p>
              </table:table-cell>
              <table:table-cell office:value-type="float" office:value="1213.94444444444">
                <text:p>1213.94444444444</text:p>
              </table:table-cell>
              <table:table-cell office:value-type="float" office:value="942.52">
                <text:p>942.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06.42307692308">
                <text:p>1506.42307692308</text:p>
              </table:table-cell>
              <table:table-cell office:value-type="float" office:value="971.777777777778">
                <text:p>971.777777777778</text:p>
              </table:table-cell>
              <table:table-cell office:value-type="float" office:value="807.6">
                <text:p>807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485.26923076923">
                <text:p>1485.26923076923</text:p>
              </table:table-cell>
              <table:table-cell office:value-type="float" office:value="898.555555555556">
                <text:p>898.555555555556</text:p>
              </table:table-cell>
              <table:table-cell office:value-type="float" office:value="729.2">
                <text:p>729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439.69230769231">
                <text:p>1439.69230769231</text:p>
              </table:table-cell>
              <table:table-cell office:value-type="float" office:value="724.722222222222">
                <text:p>724.722222222222</text:p>
              </table:table-cell>
              <table:table-cell office:value-type="float" office:value="619.56">
                <text:p>619.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407.03846153846">
                <text:p>1407.03846153846</text:p>
              </table:table-cell>
              <table:table-cell office:value-type="float" office:value="618.111111111111">
                <text:p>618.111111111111</text:p>
              </table:table-cell>
              <table:table-cell office:value-type="float" office:value="557.96">
                <text:p>557.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396.84615384615">
                <text:p>1396.84615384615</text:p>
              </table:table-cell>
              <table:table-cell office:value-type="float" office:value="498.222222222222">
                <text:p>498.222222222222</text:p>
              </table:table-cell>
              <table:table-cell office:value-type="float" office:value="478.84">
                <text:p>478.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383.15384615385">
                <text:p>1383.15384615385</text:p>
              </table:table-cell>
              <table:table-cell office:value-type="float" office:value="437.944444444444">
                <text:p>437.944444444444</text:p>
              </table:table-cell>
              <table:table-cell office:value-type="float" office:value="413.68">
                <text:p>413.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360">
                <text:p>1360</text:p>
              </table:table-cell>
              <table:table-cell office:value-type="float" office:value="350.111111111111">
                <text:p>350.111111111111</text:p>
              </table:table-cell>
              <table:table-cell office:value-type="float" office:value="344.48">
                <text:p>344.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326.11538461538">
                <text:p>1326.11538461538</text:p>
              </table:table-cell>
              <table:table-cell office:value-type="float" office:value="307.166666666667">
                <text:p>307.166666666667</text:p>
              </table:table-cell>
              <table:table-cell office:value-type="float" office:value="289.48">
                <text:p>289.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405.80769230769">
                <text:p>1405.80769230769</text:p>
              </table:table-cell>
              <table:table-cell office:value-type="float" office:value="244.5">
                <text:p>244.5</text:p>
              </table:table-cell>
              <table:table-cell office:value-type="float" office:value="250.2">
                <text:p>250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663.26923076923">
                <text:p>1663.26923076923</text:p>
              </table:table-cell>
              <table:table-cell office:value-type="float" office:value="212.111111111111">
                <text:p>212.111111111111</text:p>
              </table:table-cell>
              <table:table-cell office:value-type="float" office:value="204.64">
                <text:p>204.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744.61538461538">
                <text:p>1744.61538461538</text:p>
              </table:table-cell>
              <table:table-cell office:value-type="float" office:value="162.777777777778">
                <text:p>162.777777777778</text:p>
              </table:table-cell>
              <table:table-cell office:value-type="float" office:value="170.44">
                <text:p>170.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688.03846153846">
                <text:p>1688.03846153846</text:p>
              </table:table-cell>
              <table:table-cell office:value-type="float" office:value="146.944444444444">
                <text:p>146.944444444444</text:p>
              </table:table-cell>
              <table:table-cell office:value-type="float" office:value="144.92">
                <text:p>144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740.11538461538">
                <text:p>1740.11538461538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118.68">
                <text:p>118.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946.5">
                <text:p>1946.5</text:p>
              </table:table-cell>
              <table:table-cell office:value-type="float" office:value="102.388888888889">
                <text:p>102.388888888889</text:p>
              </table:table-cell>
              <table:table-cell office:value-type="float" office:value="99.04">
                <text:p>99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033.03846153846">
                <text:p>2033.03846153846</text:p>
              </table:table-cell>
              <table:table-cell office:value-type="float" office:value="85.9444444444445">
                <text:p>85.9444444444445</text:p>
              </table:table-cell>
              <table:table-cell office:value-type="float" office:value="72.68">
                <text:p>72.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389.57692307692">
                <text:p>2389.57692307692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68.72">
                <text:p>68.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844.23076923077">
                <text:p>2844.23076923077</text:p>
              </table:table-cell>
              <table:table-cell office:value-type="float" office:value="62.1111111111111">
                <text:p>62.1111111111111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621.88461538462">
                <text:p>2621.88461538462</text:p>
              </table:table-cell>
              <table:table-cell office:value-type="float" office:value="48.9444444444444">
                <text:p>48.9444444444444</text:p>
              </table:table-cell>
              <table:table-cell office:value-type="float" office:value="38.28">
                <text:p>38.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876.65384615385">
                <text:p>2876.65384615385</text:p>
              </table:table-cell>
              <table:table-cell office:value-type="float" office:value="44.8888888888889">
                <text:p>44.88888888888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668.88461538461">
                <text:p>2668.88461538461</text:p>
              </table:table-cell>
              <table:table-cell office:value-type="float" office:value="35.8888888888889">
                <text:p>35.8888888888889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078.92307692308">
                <text:p>2078.92307692308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059.07692307692">
                <text:p>2059.07692307692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903.46153846154">
                <text:p>2903.46153846154</text:p>
              </table:table-cell>
              <table:table-cell office:value-type="float" office:value="26.8333333333333">
                <text:p>26.833333333333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126.96153846154">
                <text:p>2126.96153846154</text:p>
              </table:table-cell>
              <table:table-cell office:value-type="float" office:value="25.2777777777778">
                <text:p>25.2777777777778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676.11538461538">
                <text:p>2676.11538461538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148.73076923077">
                <text:p>2148.73076923077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038.34615384615">
                <text:p>2038.34615384615</text:p>
              </table:table-cell>
              <table:table-cell office:value-type="float" office:value="17.2777777777778">
                <text:p>17.2777777777778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778.34615384615">
                <text:p>1778.3461538461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621.576923076923">
                <text:p>621.576923076923</text:p>
              </table:table-cell>
              <table:table-cell office:value-type="float" office:value="74.2222222222222">
                <text:p>74.222222222222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602.5">
                <text:p>602.5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2.9230769230769">
                <text:p>32.9230769230769</text:p>
              </table:table-cell>
              <table:table-cell office:value-type="float" office:value="14.5">
                <text:p>14.5</text:p>
              </table:table-cell>
              <table:table-cell office:value-type="float" office:value="2.92">
                <text:p>2.9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1cm" style:legend-expansion="high" chart:style-name="ch2"/>
        <chart:plot-area chart:style-name="ch3" table:cell-range-address="Sheet1.A1:Sheet1.A1 Sheet1.B6:Sheet1.B6 Sheet1.E6:Sheet1.E6 Sheet1.H6:Sheet1.H6" chart:data-source-has-labels="column" svg:x="0.32cm" svg:y="0.18cm" svg:width="13.388cm" svg:height="8.64cm">
          <chartooo:coordinate-region svg:x="1.047cm" svg:y="0.379cm" svg:width="12.66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6 Sheet1.E6:Sheet1.E6 Sheet1.H6:Sheet1.H6" chart:label-cell-address="Sheet1.A1:Sheet1.A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b elav </text:p>
                <draw:g>
                  <svg:desc>Sheet1.A1:Sheet1.A1</svg:desc>
                </draw:g>
              </table:table-cell>
              <table:table-cell office:value-type="float" office:value="2.44427624981782">
                <text:p>2.44427624981782</text:p>
                <draw:g>
                  <svg:desc>Sheet1.B6:Sheet1.B6 Sheet1.E6:Sheet1.E6 Sheet1.H6:Sheet1.H6</svg:desc>
                </draw:g>
              </table:table-cell>
              <table:table-cell office:value-type="float" office:value="1.84207341813216">
                <text:p>1.84207341813216</text:p>
              </table:table-cell>
              <table:table-cell office:value-type="float" office:value="1.9743431088187">
                <text:p>1.9743431088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B1:Sheet1.C1 Sheet1.E1:Sheet1.F1 Sheet1.H1:Sheet1.I1 Sheet1.B3:Sheet1.C3 Sheet1.E3:Sheet1.F3 Sheet1.H3:Sheet1.I3" chart:data-source-has-labels="row" svg:x="0.32cm" svg:y="0.18cm" svg:width="13.652cm" svg:height="8.64cm">
          <chartooo:coordinate-region svg:x="1.312cm" svg:y="0.379cm" svg:width="12.66cm" svg:height="7.794cm"/>
          <chart:axis chart:dimension="x" chart:name="primary-x" chart:style-name="ch4" chartooo:axis-type="auto">
            <chartooo:date-scale/>
            <chart:categories table:cell-range-address="Sheet1.B1:Sheet1.C1 Sheet1.E1:Sheet1.F1 Sheet1.H1:Sheet1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C3 Sheet1.E3:Sheet1.F3 Sheet1.H3:Sheet1.I3" chart:class="chart:bar">
            <chart:data-point chart:style-name="ch8"/>
            <chart:data-point chart:style-name="ch9"/>
            <chart:data-point chart:style-name="ch8"/>
            <chart:data-point chart:style-name="ch9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3_iNap</text:p>
                <draw:g>
                  <svg:desc>Sheet1.B1:Sheet1.C1 Sheet1.E1:Sheet1.F1 Sheet1.H1:Sheet1.I1</svg:desc>
                </draw:g>
              </table:table-cell>
              <table:table-cell office:value-type="string">
                <text:p>kl3_HyPer</text:p>
              </table:table-cell>
              <table:table-cell office:value-type="string">
                <text:p>G6GD_iNap</text:p>
              </table:table-cell>
              <table:table-cell office:value-type="string">
                <text:p>G6GD_iHyPer</text:p>
              </table:table-cell>
              <table:table-cell office:value-type="string">
                <text:p>PGD_iNap</text:p>
              </table:table-cell>
              <table:table-cell office:value-type="string">
                <text:p>PGD_HyPer</text:p>
              </table:table-cell>
            </table:table-row>
          </table:table-header-rows>
          <table:table-rows>
            <table:table-row>
              <table:table-cell office:value-type="string">
                <text:p>Row 3 Row 3 Row 3</text:p>
                <draw:g>
                  <svg:desc/>
                </draw:g>
              </table:table-cell>
              <table:table-cell office:value-type="float" office:value="1869.54431">
                <text:p>1869.54431</text:p>
                <draw:g>
                  <svg:desc>Sheet1.B3:Sheet1.C3 Sheet1.E3:Sheet1.F3 Sheet1.H3:Sheet1.I3</svg:desc>
                </draw:g>
              </table:table-cell>
              <table:table-cell office:value-type="float" office:value="1013.92328">
                <text:p>1013.92328</text:p>
              </table:table-cell>
              <table:table-cell office:value-type="float" office:value="1916.83276">
                <text:p>1916.83276</text:p>
              </table:table-cell>
              <table:table-cell office:value-type="float" office:value="1092.88916">
                <text:p>1092.88916</text:p>
              </table:table-cell>
              <table:table-cell office:value-type="float" office:value="1314.47681">
                <text:p>1314.47681</text:p>
              </table:table-cell>
              <table:table-cell office:value-type="float" office:value="826.59961">
                <text:p>826.59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1cm" style:legend-expansion="high" chart:style-name="ch2"/>
        <chart:plot-area chart:style-name="ch3" table:cell-range-address="Sheet1.A1:Sheet1.A1 Sheet1.B7:Sheet1.B7 Sheet1.E7:Sheet1.E7 Sheet1.H7:Sheet1.H7" chart:data-source-has-labels="column" svg:x="0.32cm" svg:y="0.18cm" svg:width="13.388cm" svg:height="8.64cm">
          <chartooo:coordinate-region svg:x="1.047cm" svg:y="0.379cm" svg:width="12.66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7 Sheet1.E7:Sheet1.E7 Sheet1.H7:Sheet1.H7" chart:label-cell-address="Sheet1.A1:Sheet1.A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b elav </text:p>
                <draw:g>
                  <svg:desc>Sheet1.A1:Sheet1.A1</svg:desc>
                </draw:g>
              </table:table-cell>
              <table:table-cell office:value-type="float" office:value="1.90764851940151">
                <text:p>1.90764851940151</text:p>
                <draw:g>
                  <svg:desc>Sheet1.B7:Sheet1.B7 Sheet1.E7:Sheet1.E7 Sheet1.H7:Sheet1.H7</svg:desc>
                </draw:g>
              </table:table-cell>
              <table:table-cell office:value-type="float" office:value="1.75289121688471">
                <text:p>1.75289121688471</text:p>
              </table:table-cell>
              <table:table-cell office:value-type="float" office:value="1.73939425131019">
                <text:p>1.739394251310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B46:Sheet1.I47" chart:data-source-has-labels="row" svg:x="0.32cm" svg:y="0.18cm" svg:width="13.467cm" svg:height="8.64cm">
          <chartooo:coordinate-region svg:x="1.312cm" svg:y="0.18cm" svg:width="12.475cm" svg:height="6.377cm"/>
          <chart:axis chart:dimension="x" chart:name="primary-x" chart:style-name="ch4" chartooo:axis-type="auto">
            <chartooo:date-scale/>
            <chart:categories table:cell-range-address="Sheet1.B46:Sheet1.I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7:Sheet1.I47" chart:class="chart:bar">
            <chart:data-point chart:style-name="ch8"/>
            <chart:data-point chart:style-name="ch9"/>
            <chart:data-point/>
            <chart:data-point chart:style-name="ch8"/>
            <chart:data-point chart:style-name="ch9"/>
            <chart:data-point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3_iNap</text:p>
                <draw:g>
                  <svg:desc>Sheet1.B46:Sheet1.I46</svg:desc>
                </draw:g>
              </table:table-cell>
              <table:table-cell office:value-type="string">
                <text:p>kl3_HyPer</text:p>
              </table:table-cell>
              <table:table-cell office:value-type="string">
                <text:p/>
              </table:table-cell>
              <table:table-cell office:value-type="string">
                <text:p>G6GD_iNap</text:p>
              </table:table-cell>
              <table:table-cell office:value-type="string">
                <text:p>G6GD_iHyPer</text:p>
              </table:table-cell>
              <table:table-cell office:value-type="string">
                <text:p/>
              </table:table-cell>
              <table:table-cell office:value-type="string">
                <text:p>PGD_iNap</text:p>
              </table:table-cell>
              <table:table-cell office:value-type="string">
                <text:p>PGD_HyPer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3900.69662816092">
                <text:p>3900.69662816092</text:p>
                <draw:g>
                  <svg:desc>Sheet1.B47:Sheet1.I47</svg:desc>
                </draw:g>
              </table:table-cell>
              <table:table-cell office:value-type="float" office:value="2416.33209967816">
                <text:p>2416.33209967816</text:p>
              </table:table-cell>
              <table:table-cell office:value-type="float" office:value="NaN">
                <text:p>NaN</text:p>
              </table:table-cell>
              <table:table-cell office:value-type="float" office:value="3679.86615126437">
                <text:p>3679.86615126437</text:p>
              </table:table-cell>
              <table:table-cell office:value-type="float" office:value="2522.22138268966">
                <text:p>2522.22138268966</text:p>
              </table:table-cell>
              <table:table-cell office:value-type="float" office:value="NaN">
                <text:p>NaN</text:p>
              </table:table-cell>
              <table:table-cell office:value-type="float" office:value="2980.47037481482">
                <text:p>2980.47037481482</text:p>
              </table:table-cell>
              <table:table-cell office:value-type="float" office:value="2185.72472782716">
                <text:p>2185.724727827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B46:Sheet1.I46 Sheet1.B48:Sheet1.I48" chart:data-source-has-labels="row" svg:x="0.32cm" svg:y="0.18cm" svg:width="13.467cm" svg:height="8.64cm">
          <chartooo:coordinate-region svg:x="1.312cm" svg:y="0.18cm" svg:width="12.475cm" svg:height="6.377cm"/>
          <chart:axis chart:dimension="x" chart:name="primary-x" chart:style-name="ch4" chartooo:axis-type="auto">
            <chartooo:date-scale/>
            <chart:categories table:cell-range-address="Sheet1.B46:Sheet1.I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I48" chart:class="chart:bar">
            <chart:data-point chart:style-name="ch8"/>
            <chart:data-point chart:style-name="ch9"/>
            <chart:data-point/>
            <chart:data-point chart:style-name="ch8"/>
            <chart:data-point chart:style-name="ch9"/>
            <chart:data-point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3_iNap</text:p>
                <draw:g>
                  <svg:desc>Sheet1.B46:Sheet1.I46</svg:desc>
                </draw:g>
              </table:table-cell>
              <table:table-cell office:value-type="string">
                <text:p>kl3_HyPer</text:p>
              </table:table-cell>
              <table:table-cell office:value-type="string">
                <text:p/>
              </table:table-cell>
              <table:table-cell office:value-type="string">
                <text:p>G6GD_iNap</text:p>
              </table:table-cell>
              <table:table-cell office:value-type="string">
                <text:p>G6GD_iHyPer</text:p>
              </table:table-cell>
              <table:table-cell office:value-type="string">
                <text:p/>
              </table:table-cell>
              <table:table-cell office:value-type="string">
                <text:p>PGD_iNap</text:p>
              </table:table-cell>
              <table:table-cell office:value-type="string">
                <text:p>PGD_HyPer</text:p>
              </table:table-cell>
            </table:table-row>
          </table:table-header-rows>
          <table:table-rows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3903.49268">
                <text:p>3903.49268</text:p>
                <draw:g>
                  <svg:desc>Sheet1.B48:Sheet1.I48</svg:desc>
                </draw:g>
              </table:table-cell>
              <table:table-cell office:value-type="float" office:value="2493.30786">
                <text:p>2493.30786</text:p>
              </table:table-cell>
              <table:table-cell office:value-type="float" office:value="NaN">
                <text:p>NaN</text:p>
              </table:table-cell>
              <table:table-cell office:value-type="float" office:value="3599.82812">
                <text:p>3599.82812</text:p>
              </table:table-cell>
              <table:table-cell office:value-type="float" office:value="2682.36353">
                <text:p>2682.36353</text:p>
              </table:table-cell>
              <table:table-cell office:value-type="float" office:value="NaN">
                <text:p>NaN</text:p>
              </table:table-cell>
              <table:table-cell office:value-type="float" office:value="2603.98584">
                <text:p>2603.98584</text:p>
              </table:table-cell>
              <table:table-cell office:value-type="float" office:value="2010.74902">
                <text:p>2010.749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201cm" style:legend-expansion="high" chart:style-name="ch2"/>
        <chart:plot-area chart:style-name="ch3" table:cell-range-address="Sheet1.A45:Sheet1.A45 Sheet1.B50:Sheet1.B50 Sheet1.E50:Sheet1.E50 Sheet1.H50:Sheet1.H50" chart:data-source-has-labels="column" svg:x="0.32cm" svg:y="0.18cm" svg:width="13.6cm" svg:height="8.64cm">
          <chartooo:coordinate-region svg:x="1.047cm" svg:y="0.379cm" svg:width="12.87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0:Sheet1.B50 Sheet1.E50:Sheet1.E50 Sheet1.H50:Sheet1.H50" chart:label-cell-address="Sheet1.A45:Sheet1.A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belav</text:p>
                <draw:g>
                  <svg:desc>Sheet1.A45:Sheet1.A45</svg:desc>
                </draw:g>
              </table:table-cell>
              <table:table-cell office:value-type="float" office:value="1.66410109981012">
                <text:p>1.66410109981012</text:p>
                <draw:g>
                  <svg:desc>Sheet1.B50:Sheet1.B50 Sheet1.E50:Sheet1.E50 Sheet1.H50:Sheet1.H50</svg:desc>
                </draw:g>
              </table:table-cell>
              <table:table-cell office:value-type="float" office:value="1.47654102963134">
                <text:p>1.47654102963134</text:p>
              </table:table-cell>
              <table:table-cell office:value-type="float" office:value="1.43337343065268">
                <text:p>1.433373430652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201cm" style:legend-expansion="high" chart:style-name="ch2"/>
        <chart:plot-area chart:style-name="ch3" table:cell-range-address="Sheet1.A45:Sheet1.A45 Sheet1.B51:Sheet1.B51 Sheet1.E51:Sheet1.E51 Sheet1.H51:Sheet1.H51 Sheet1.V94:Sheet1.V94" chart:data-source-has-labels="row" svg:x="0.32cm" svg:y="0.18cm" svg:width="13.6cm" svg:height="8.64cm">
          <chartooo:coordinate-region svg:x="1.047cm" svg:y="0.379cm" svg:width="12.87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1:Sheet1.B51 Sheet1.E51:Sheet1.E51 Sheet1.H51:Sheet1.H51 Sheet1.V94:Sheet1.V94" chart:label-cell-address="Sheet1.A45:Sheet1.A4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elav</text:p>
                <draw:g>
                  <svg:desc>Sheet1.A45:Sheet1.A4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57631281757555">
                <text:p>1.57631281757555</text:p>
                <draw:g>
                  <svg:desc>Sheet1.B51:Sheet1.B51 Sheet1.E51:Sheet1.E51 Sheet1.H51:Sheet1.H51 Sheet1.V94:Sheet1.V94</svg:desc>
                </draw:g>
              </table:table-cell>
            </table:table-row>
            <table:table-row>
              <table:table-cell office:value-type="string"/>
              <table:table-cell office:value-type="float" office:value="1.43928645709811">
                <text:p>1.43928645709811</text:p>
              </table:table-cell>
            </table:table-row>
            <table:table-row>
              <table:table-cell office:value-type="string"/>
              <table:table-cell office:value-type="float" office:value="1.36497608270765">
                <text:p>1.36497608270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4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2.B1:Sheet2.I2" chart:data-source-has-labels="row" svg:x="0.32cm" svg:y="0.18cm" svg:width="13.652cm" svg:height="8.64cm">
          <chartooo:coordinate-region svg:x="1.312cm" svg:y="0.18cm" svg:width="12.66cm" svg:height="6.377cm"/>
          <chart:axis chart:dimension="x" chart:name="primary-x" chart:style-name="ch4" chartooo:axis-type="auto">
            <chartooo:date-scale/>
            <chart:categories table:cell-range-address="Sheet2.B1:Sheet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I2" chart:class="chart:bar">
            <chart:data-point chart:style-name="ch8"/>
            <chart:data-point chart:style-name="ch9"/>
            <chart:data-point/>
            <chart:data-point chart:style-name="ch8"/>
            <chart:data-point chart:style-name="ch9"/>
            <chart:data-point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3_iNap</text:p>
                <draw:g>
                  <svg:desc>Sheet2.B1:Sheet2.I1</svg:desc>
                </draw:g>
              </table:table-cell>
              <table:table-cell office:value-type="string">
                <text:p>kl3_HyPer</text:p>
              </table:table-cell>
              <table:table-cell office:value-type="string">
                <text:p/>
              </table:table-cell>
              <table:table-cell office:value-type="string">
                <text:p>G6GD_iNap</text:p>
              </table:table-cell>
              <table:table-cell office:value-type="string">
                <text:p>G6GD_iHyPer</text:p>
              </table:table-cell>
              <table:table-cell office:value-type="string">
                <text:p/>
              </table:table-cell>
              <table:table-cell office:value-type="string">
                <text:p>PGD_iNap</text:p>
              </table:table-cell>
              <table:table-cell office:value-type="string">
                <text:p>PGD_HyPe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95.76910232">
                <text:p>2195.76910232</text:p>
                <draw:g>
                  <svg:desc>Sheet2.B2:Sheet2.I2</svg:desc>
                </draw:g>
              </table:table-cell>
              <table:table-cell office:value-type="float" office:value="361.87478864">
                <text:p>361.87478864</text:p>
              </table:table-cell>
              <table:table-cell office:value-type="float" office:value="NaN">
                <text:p>NaN</text:p>
              </table:table-cell>
              <table:table-cell office:value-type="float" office:value="1797.45117325926">
                <text:p>1797.45117325926</text:p>
              </table:table-cell>
              <table:table-cell office:value-type="float" office:value="357.968693555556">
                <text:p>357.968693555556</text:p>
              </table:table-cell>
              <table:table-cell office:value-type="float" office:value="NaN">
                <text:p>NaN</text:p>
              </table:table-cell>
              <table:table-cell office:value-type="float" office:value="1805.76350978667">
                <text:p>1805.76350978667</text:p>
              </table:table-cell>
              <table:table-cell office:value-type="float" office:value="390.82223872">
                <text:p>390.822238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